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fo:keep-together="always"/>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087cm" fo:margin-left="1.501cm" fo:margin-right="0.002cm" table:align="margins"/>
    </style:style>
    <style:style style:name="Table29.A" style:family="table-column">
      <style:table-column-properties style:column-width="3.752cm" style:rel-column-width="15285*"/>
    </style:style>
    <style:style style:name="Table29.B" style:family="table-column">
      <style:table-column-properties style:column-width="12.335cm" style:rel-column-width="50250*"/>
    </style:style>
    <style:style style:name="Table29.1" style:family="table-row">
      <style:table-row-properties style:keep-together="false" fo:keep-together="always"/>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fo:keep-together="always"/>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fo:keep-together="always"/>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fo:keep-together="always"/>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 style:family="table">
      <style:table-properties style:width="16.071cm" table:align="right"/>
    </style:style>
    <style:style style:name="Table4.A" style:family="table-column">
      <style:table-column-properties style:column-width="5.722cm"/>
    </style:style>
    <style:style style:name="Table4.B" style:family="table-column">
      <style:table-column-properties style:column-width="10.349cm"/>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19" style:family="table">
      <style:table-properties style:width="16.127cm" table:align="right"/>
    </style:style>
    <style:style style:name="Table19.A" style:family="table-column">
      <style:table-column-properties style:column-width="5.235cm"/>
    </style:style>
    <style:style style:name="Table19.B" style:family="table-column">
      <style:table-column-properties style:column-width="10.89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54735*"/>
    </style:style>
    <style:style style:name="Table10.1" style:family="table-row">
      <style:table-row-properties style:keep-together="false" fo:keep-together="always"/>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fo:keep-together="always"/>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6.09cm" table:align="right"/>
    </style:style>
    <style:style style:name="Table17.A" style:family="table-column">
      <style:table-column-properties style:column-width="6.618cm"/>
    </style:style>
    <style:style style:name="Table17.B" style:family="table-column">
      <style:table-column-properties style:column-width="2.02cm"/>
    </style:style>
    <style:style style:name="Table17.C" style:family="table-column">
      <style:table-column-properties style:column-width="7.452cm"/>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27" style:family="table">
      <style:table-properties style:width="16.09cm" table:align="right"/>
    </style:style>
    <style:style style:name="Table27.A" style:family="table-column">
      <style:table-column-properties style:column-width="6.526cm"/>
    </style:style>
    <style:style style:name="Table27.B" style:family="table-column">
      <style:table-column-properties style:column-width="9.56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cm" fo:margin-right="0cm" fo:margin-top="0cm" fo:margin-bottom="0cm" fo:line-height="90%" fo:text-align="start" style:justify-single-word="false" fo:text-indent="0cm"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 fo:font-size="20pt" style:text-underline-style="none" fo:font-weight="bold" style:font-size-asian="20pt" style:font-weight-asian="bold" style:font-size-complex="20pt" style:font-weight-complex="bold"/>
    </style:style>
    <style:style style:name="P5"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6" style:family="paragraph" style:parent-style-name="Text_20_body_20_indent">
      <style:paragraph-properties fo:margin-left="0cm" fo:margin-right="0cm" fo:text-indent="0cm" style:auto-text-indent="false"/>
    </style:style>
    <style:style style:name="P7" style:family="paragraph" style:parent-style-name="Heading_20_1">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style>
    <style:style style:name="P9" style:family="paragraph" style:parent-style-name="Text_20_body">
      <style:paragraph-properties fo:margin-left="0cm" fo:margin-right="0cm" fo:text-indent="0cm" style:auto-text-indent="false"/>
      <style:text-properties style:language-asian="zh" style:country-asian="TW"/>
    </style:style>
    <style:style style:name="P10"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1" style:family="paragraph" style:parent-style-name="Standard">
      <style:paragraph-properties fo:text-align="start" style:justify-single-word="false"/>
      <style:text-properties style:font-name="Courier New1"/>
    </style:style>
    <style:style style:name="P12" style:family="paragraph" style:parent-style-name="Standard">
      <style:paragraph-properties fo:margin-top="5.001cm" fo:margin-bottom="0cm" fo:text-align="center" style:justify-single-word="false"/>
      <style:text-properties fo:font-size="12pt" style:font-size-asian="12pt"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2.499cm" fo:margin-bottom="0.199cm" fo:text-align="center" style:justify-single-word="false"/>
      <style:text-properties fo:font-size="8pt" style:font-size-asian="8pt" style:font-size-complex="8pt"/>
    </style:style>
    <style:style style:name="P15"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6"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text-properties fo:font-weight="bold" style:language-asian="zh" style:country-asian="TW" style:font-weight-asian="bold" style:font-weight-complex="bold"/>
    </style:style>
    <style:style style:name="P19" style:family="paragraph" style:parent-style-name="Text_20_body_20_indent">
      <style:text-properties style:language-asian="zh" style:country-asian="TW"/>
    </style:style>
    <style:style style:name="P20" style:family="paragraph" style:parent-style-name="Text_20_body_20_indent">
      <style:text-properties style:font-name="Courier New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fo:font-style="normal" style:language-asian="zh" style:country-asian="TW" style:font-style-asian="normal" style:font-style-complex="normal"/>
    </style:style>
    <style:style style:name="P23"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4" style:family="paragraph" style:parent-style-name="Text_20_body_20_indent">
      <style:text-properties fo:font-style="normal" style:font-style-asian="normal" style:font-style-complex="normal"/>
    </style:style>
    <style:style style:name="P25" style:family="paragraph" style:parent-style-name="Text_20_body_20_indent">
      <style:text-properties style:font-name="Verdana1" style:language-asian="zh" style:country-asian="TW"/>
    </style:style>
    <style:style style:name="P26" style:family="paragraph" style:parent-style-name="Text_20_body_20_indent">
      <style:text-properties fo:font-weight="normal" style:font-weight-asian="normal" style:font-weight-complex="normal"/>
    </style:style>
    <style:style style:name="P27" style:family="paragraph" style:parent-style-name="Text_20_body_20_indent">
      <style:text-properties style:font-name="Lucida Console" style:language-asian="zh" style:country-asian="TW"/>
    </style:style>
    <style:style style:name="P28" style:family="paragraph" style:parent-style-name="Heading_20_3">
      <style:text-properties style:language-asian="zh" style:country-asian="TW"/>
    </style:style>
    <style:style style:name="P29" style:family="paragraph" style:parent-style-name="Heading_20_3">
      <style:text-properties style:font-name="Tahoma" style:language-asian="zh" style:country-asian="TW"/>
    </style:style>
    <style:style style:name="P30" style:family="paragraph" style:parent-style-name="Heading_20_3">
      <style:text-properties style:font-name-asian="細明體" style:font-name-complex="Tahoma4"/>
    </style:style>
    <style:style style:name="P31" style:family="paragraph" style:parent-style-name="Text_20_body">
      <style:text-properties style:language-asian="zh" style:country-asian="TW"/>
    </style:style>
    <style:style style:name="P32" style:family="paragraph" style:parent-style-name="Text_20_body">
      <style:text-properties style:font-name="Courier New1"/>
    </style:style>
    <style:style style:name="P33" style:family="paragraph" style:parent-style-name="Text_20_body">
      <style:text-properties style:font-name="Verdana1"/>
    </style:style>
    <style:style style:name="P34" style:family="paragraph" style:parent-style-name="Text_20_body">
      <style:text-properties style:font-name="Verdana1" fo:font-size="10pt" style:font-name-asian="Times-Roman" style:font-size-asian="10pt" style:font-name-complex="Times-Roman" style:font-size-complex="10pt"/>
    </style:style>
    <style:style style:name="P35" style:family="paragraph" style:parent-style-name="Text_20_body">
      <style:text-properties fo:font-size="10pt" style:font-size-asian="10pt" style:font-size-complex="10pt"/>
    </style:style>
    <style:style style:name="P36" style:family="paragraph" style:parent-style-name="Tip">
      <style:text-properties style:language-asian="zh" style:country-asian="TW"/>
    </style:style>
    <style:style style:name="P37" style:family="paragraph" style:parent-style-name="Tip">
      <style:text-properties style:font-name="Courier New1" fo:font-style="italic" style:font-style-asian="italic" style:font-style-complex="italic"/>
    </style:style>
    <style:style style:name="P38" style:family="paragraph" style:parent-style-name="Tip">
      <style:text-properties style:font-name="Courier New1" fo:font-style="italic" style:language-asian="zh" style:country-asian="TW" style:font-style-asian="italic" style:font-style-complex="italic"/>
    </style:style>
    <style:style style:name="P39" style:family="paragraph" style:parent-style-name="Tip">
      <style:text-properties style:font-name="Courier New1" style:language-asian="zh" style:country-asian="TW"/>
    </style:style>
    <style:style style:name="P40" style:family="paragraph" style:parent-style-name="Tip">
      <style:text-properties style:font-name="Verdana1" fo:font-style="normal" style:font-style-asian="normal" style:font-style-complex="normal"/>
    </style:style>
    <style:style style:name="P41" style:family="paragraph" style:parent-style-name="Tip">
      <style:text-properties fo:font-weight="normal" style:language-asian="zh" style:country-asian="TW" style:font-weight-asian="normal" style:font-weight-complex="normal"/>
    </style:style>
    <style:style style:name="P42" style:family="paragraph" style:parent-style-name="Text_20_body_20_indent_20_2">
      <style:text-properties style:language-asian="zh" style:country-asian="TW"/>
    </style:style>
    <style:style style:name="P43" style:family="paragraph" style:parent-style-name="Text_20_body_20_indent_20_2">
      <style:text-properties style:font-name="Verdana1" style:language-asian="zh" style:country-asian="TW"/>
    </style:style>
    <style:style style:name="P44" style:family="paragraph" style:parent-style-name="Text_20_body_20_indent_20_2">
      <style:text-properties style:font-name="Courier New1"/>
    </style:style>
    <style:style style:name="P45" style:family="paragraph" style:parent-style-name="Text_20_body_20_indent_20_2">
      <style:text-properties style:font-name="Courier New1" style:language-asian="zh" style:country-asian="TW"/>
    </style:style>
    <style:style style:name="P46" style:family="paragraph" style:parent-style-name="Text_20_body_20_indent">
      <style:paragraph-properties fo:margin-left="1cm" fo:margin-right="0cm" fo:text-indent="0cm" style:auto-text-indent="false"/>
    </style:style>
    <style:style style:name="P47"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8" style:family="paragraph" style:parent-style-name="Text_20_body_20_indent" style:master-page-name="">
      <style:paragraph-properties fo:margin-left="1cm" fo:margin-right="0cm" fo:text-indent="0cm" style:auto-text-indent="false" style:page-number="auto" fo:keep-with-next="always"/>
    </style:style>
    <style:style style:name="P49" style:family="paragraph" style:parent-style-name="Code_20_Indent">
      <style:text-properties style:language-asian="zh" style:country-asian="TW"/>
    </style:style>
    <style:style style:name="P50" style:family="paragraph" style:parent-style-name="Code_20_Indent">
      <style:text-properties fo:color="#dc2300"/>
    </style:style>
    <style:style style:name="P51" style:family="paragraph" style:parent-style-name="Code_20_Indent">
      <style:text-properties fo:color="#0000ff"/>
    </style:style>
    <style:style style:name="P52" style:family="paragraph" style:parent-style-name="Code_20_Indent">
      <style:text-properties fo:color="#0000ff" fo:font-weight="normal" style:font-weight-asian="normal" style:font-weight-complex="normal"/>
    </style:style>
    <style:style style:name="P53" style:family="paragraph" style:parent-style-name="Footnote">
      <style:text-properties style:font-name="Courier New1"/>
    </style:style>
    <style:style style:name="P54" style:family="paragraph" style:parent-style-name="Footnote">
      <style:text-properties style:language-asian="zh" style:country-asian="TW"/>
    </style:style>
    <style:style style:name="P55" style:family="paragraph" style:parent-style-name="Footnote">
      <style:paragraph-properties fo:text-align="start" style:justify-single-word="false"/>
    </style:style>
    <style:style style:name="P56" style:family="paragraph" style:parent-style-name="Text_20_body_20_indent_20_3">
      <style:text-properties style:language-asian="zh" style:country-asian="TW"/>
    </style:style>
    <style:style style:name="P57"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58"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59" style:family="paragraph" style:parent-style-name="Table_20_Contents">
      <style:text-properties style:language-asian="zh" style:country-asian="TW"/>
    </style:style>
    <style:style style:name="P60" style:family="paragraph" style:parent-style-name="Table_20_Contents">
      <style:text-properties style:font-name="Courier New1"/>
    </style:style>
    <style:style style:name="P61" style:family="paragraph" style:parent-style-name="Table_20_Contents">
      <style:paragraph-properties fo:text-align="center" style:justify-single-word="false"/>
      <style:text-properties style:font-name="Courier New1"/>
    </style:style>
    <style:style style:name="P62" style:family="paragraph" style:parent-style-name="Table_20_Contents">
      <style:text-properties style:font-name="Courier New1" style:font-name-asian="Verdana1"/>
    </style:style>
    <style:style style:name="P63" style:family="paragraph" style:parent-style-name="Table_20_Contents">
      <style:text-properties style:font-name="Courier New1" style:language-asian="zh" style:country-asian="TW"/>
    </style:style>
    <style:style style:name="P64" style:family="paragraph" style:parent-style-name="Table_20_Contents">
      <style:paragraph-properties fo:text-align="center" style:justify-single-word="false"/>
      <style:text-properties style:font-name="Courier New1" style:font-name-asian="Courier New1"/>
    </style:style>
    <style:style style:name="P65" style:family="paragraph" style:parent-style-name="Table_20_Contents">
      <style:paragraph-properties fo:text-align="center" style:justify-single-word="false"/>
      <style:text-properties style:font-name="Courier New1" style:font-name-asian="Courier New1" style:font-name-complex="Courier New1"/>
    </style:style>
    <style:style style:name="P66" style:family="paragraph" style:parent-style-name="Table_20_Contents">
      <style:paragraph-properties fo:text-align="start" style:justify-single-word="false"/>
      <style:text-properties style:font-name="Courier New1" style:font-name-asian="Courier New1"/>
    </style:style>
    <style:style style:name="P67" style:family="paragraph" style:parent-style-name="Table_20_Contents">
      <style:text-properties style:font-name="Courier New1" fo:font-style="normal" style:font-style-asian="normal" style:font-style-complex="normal"/>
    </style:style>
    <style:style style:name="P68" style:family="paragraph" style:parent-style-name="Table_20_Contents">
      <style:text-properties style:font-name="Verdana1"/>
    </style:style>
    <style:style style:name="P69" style:family="paragraph" style:parent-style-name="Table_20_Contents">
      <style:text-properties style:font-name="Verdana1" style:font-name-asian="Verdana1"/>
    </style:style>
    <style:style style:name="P70" style:family="paragraph" style:parent-style-name="Table_20_Contents">
      <style:text-properties style:font-name="Verdana1" style:font-name-asian="Verdana1" style:language-asian="zh" style:country-asian="TW"/>
    </style:style>
    <style:style style:name="P71" style:family="paragraph" style:parent-style-name="Table_20_Contents">
      <style:text-properties style:font-name="Verdana1" style:language-asian="zh" style:country-asian="TW"/>
    </style:style>
    <style:style style:name="P72" style:family="paragraph" style:parent-style-name="Table_20_Contents">
      <style:text-properties style:font-name="Verdana1" fo:font-style="italic" style:font-style-asian="italic" style:font-style-complex="italic"/>
    </style:style>
    <style:style style:name="P73" style:family="paragraph" style:parent-style-name="Table_20_Contents">
      <style:text-properties fo:font-style="normal" style:language-asian="zh" style:country-asian="TW" style:font-style-asian="normal" style:font-style-complex="normal"/>
    </style:style>
    <style:style style:name="P74" style:family="paragraph" style:parent-style-name="Table_20_Contents">
      <style:paragraph-properties fo:text-align="center" style:justify-single-word="false"/>
      <style:text-properties fo:font-style="normal" style:font-style-asian="normal" style:font-style-complex="normal"/>
    </style:style>
    <style:style style:name="P75" style:family="paragraph" style:parent-style-name="Table_20_Contents">
      <style:paragraph-properties fo:text-align="center" style:justify-single-word="false"/>
    </style:style>
    <style:style style:name="P76" style:family="paragraph" style:parent-style-name="Table_20_Contents">
      <style:text-properties fo:font-size="9pt" style:font-size-asian="9pt" style:language-asian="zh" style:country-asian="TW" style:font-size-complex="9pt"/>
    </style:style>
    <style:style style:name="P77" style:family="paragraph" style:parent-style-name="Table_20_Heading">
      <style:text-properties style:language-asian="zh" style:country-asian="TW"/>
    </style:style>
    <style:style style:name="P78" style:family="paragraph" style:parent-style-name="Table_20_Heading">
      <style:text-properties style:font-name="Courier New1"/>
    </style:style>
    <style:style style:name="P79" style:family="paragraph" style:parent-style-name="Table_20_Heading">
      <style:text-properties style:font-name="Courier New1" style:language-asian="zh" style:country-asian="TW"/>
    </style:style>
    <style:style style:name="P80" style:family="paragraph" style:parent-style-name="Table_20_Heading">
      <style:paragraph-properties fo:text-align="start" style:justify-single-word="false"/>
    </style:style>
    <style:style style:name="P81" style:family="paragraph" style:parent-style-name="Heading_20_4">
      <style:text-properties style:language-asian="zh" style:country-asian="TW"/>
    </style:style>
    <style:style style:name="P82" style:family="paragraph" style:parent-style-name="Heading_20_4">
      <style:text-properties style:font-name="Courier New1"/>
    </style:style>
    <style:style style:name="P83" style:family="paragraph" style:parent-style-name="Heading_20_4">
      <style:text-properties style:font-name="Verdana1"/>
    </style:style>
    <style:style style:name="P84" style:family="paragraph" style:parent-style-name="Code_20_Indent_20_2">
      <style:text-properties style:language-asian="zh" style:country-asian="TW"/>
    </style:style>
    <style:style style:name="P85" style:family="paragraph" style:parent-style-name="Code_20_Indent_20_2">
      <style:text-properties style:use-window-font-color="true" style:language-asian="zh" style:country-asian="TW"/>
    </style:style>
    <style:style style:name="P86" style:family="paragraph" style:parent-style-name="Code_20_Indent_20_2">
      <style:text-properties fo:color="#0000ff"/>
    </style:style>
    <style:style style:name="P87" style:family="paragraph" style:parent-style-name="Code">
      <style:text-properties style:language-asian="zh" style:country-asian="TW"/>
    </style:style>
    <style:style style:name="P88" style:family="paragraph" style:parent-style-name="Table_20_Contents">
      <style:paragraph-properties fo:margin-left="1.251cm" fo:margin-right="0cm" fo:text-indent="0cm" style:auto-text-indent="false"/>
    </style:style>
    <style:style style:name="P89" style:family="paragraph" style:parent-style-name="Table_20_Contents">
      <style:paragraph-properties fo:margin-left="1.251cm" fo:margin-right="0cm" fo:text-indent="0cm" style:auto-text-indent="false"/>
      <style:text-properties style:language-asian="zh" style:country-asian="TW"/>
    </style:style>
    <style:style style:name="P90"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91" style:family="paragraph" style:parent-style-name="Code_20_Indent_20_3">
      <style:text-properties style:language-asian="zh" style:country-asian="TW"/>
    </style:style>
    <style:style style:name="P92" style:family="paragraph" style:parent-style-name="Text_20_body">
      <style:paragraph-properties fo:margin-top="0.349cm" fo:margin-bottom="0cm"/>
    </style:style>
    <style:style style:name="P93" style:family="paragraph" style:parent-style-name="Text_20_body">
      <style:paragraph-properties fo:margin-top="0.349cm" fo:margin-bottom="0cm"/>
      <style:text-properties style:language-asian="zh" style:country-asian="TW"/>
    </style:style>
    <style:style style:name="P94" style:family="paragraph" style:parent-style-name="Table_20_Heading">
      <style:paragraph-properties fo:margin-left="-0.072cm" fo:margin-right="-0.097cm" fo:text-indent="0cm" style:auto-text-indent="false"/>
    </style:style>
    <style:style style:name="P95" style:family="paragraph" style:parent-style-name="Text_20_body_20_indent">
      <style:paragraph-properties fo:margin-left="1.011cm" fo:margin-right="0cm" fo:text-indent="0cm" style:auto-text-indent="false"/>
    </style:style>
    <style:style style:name="P96" style:family="paragraph" style:parent-style-name="Text_20_body_20_indent">
      <style:paragraph-properties fo:margin-top="0cm" fo:margin-bottom="0cm"/>
      <style:text-properties style:language-asian="zh" style:country-asian="TW"/>
    </style:style>
    <style:style style:name="P97" style:family="paragraph" style:parent-style-name="Table_20_Contents">
      <style:paragraph-properties fo:margin-left="0.499cm" fo:margin-right="0cm" fo:text-indent="0cm" style:auto-text-indent="false"/>
      <style:text-properties style:language-asian="zh" style:country-asian="TW"/>
    </style:style>
    <style:style style:name="P98" style:family="paragraph" style:parent-style-name="Table_20_Contents">
      <style:paragraph-properties fo:margin-left="0.499cm" fo:margin-right="0cm" fo:text-indent="0cm" style:auto-text-indent="false"/>
      <style:text-properties fo:font-style="italic" style:language-asian="zh" style:country-asian="TW" style:font-style-asian="italic" style:font-style-complex="italic"/>
    </style:style>
    <style:style style:name="P99"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00"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01" style:family="paragraph" style:parent-style-name="Table_20_Contents">
      <style:paragraph-properties fo:keep-with-next="auto"/>
    </style:style>
    <style:style style:name="P102" style:family="paragraph" style:parent-style-name="Table_20_Contents">
      <style:paragraph-properties fo:margin-top="0cm" fo:margin-bottom="0.349cm"/>
      <style:text-properties fo:font-size="2pt" style:font-size-asian="2pt" style:language-asian="zh" style:country-asian="TW" style:font-size-complex="2pt"/>
    </style:style>
    <style:style style:name="P103"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04"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5" style:family="paragraph" style:parent-style-name="Heading_20_1">
      <style:paragraph-properties fo:break-before="page"/>
    </style:style>
    <style:style style:name="P106" style:family="paragraph" style:parent-style-name="Heading_20_3">
      <style:paragraph-properties fo:background-color="transparent" fo:keep-with-next="always">
        <style:tab-stops/>
        <style:background-image/>
      </style:paragraph-properties>
    </style:style>
    <style:style style:name="P107" style:family="paragraph" style:parent-style-name="Contents_20_4">
      <style:paragraph-properties>
        <style:tab-stops>
          <style:tab-stop style:position="16.092cm" style:type="right" style:leader-style="dotted" style:leader-text="."/>
        </style:tab-stops>
      </style:paragraph-properties>
    </style:style>
    <style:style style:name="P108" style:family="paragraph" style:parent-style-name="Contents_20_3">
      <style:paragraph-properties>
        <style:tab-stops>
          <style:tab-stop style:position="16.591cm" style:type="right" style:leader-style="dotted" style:leader-text="."/>
        </style:tab-stops>
      </style:paragraph-properties>
    </style:style>
    <style:style style:name="P109" style:family="paragraph" style:parent-style-name="Contents_20_2">
      <style:paragraph-properties>
        <style:tab-stops>
          <style:tab-stop style:position="17.09cm" style:type="right" style:leader-style="dotted" style:leader-text="."/>
        </style:tab-stops>
      </style:paragraph-properties>
    </style:style>
    <style:style style:name="P110" style:family="paragraph" style:parent-style-name="Contents_20_1">
      <style:paragraph-properties>
        <style:tab-stops>
          <style:tab-stop style:position="17.59cm" style:type="right" style:leader-style="dotted" style:leader-text="."/>
        </style:tab-stops>
      </style:paragraph-properties>
    </style:style>
    <style:style style:name="P111" style:family="paragraph" style:parent-style-name="Standard" style:list-style-name="L25"/>
    <style:style style:name="P112" style:family="paragraph" style:parent-style-name="Standard" style:list-style-name="L28"/>
    <style:style style:name="P113" style:family="paragraph" style:parent-style-name="Standard" style:list-style-name="L36"/>
    <style:style style:name="P114" style:family="paragraph" style:parent-style-name="Standard" style:list-style-name="L40"/>
    <style:style style:name="P115" style:family="paragraph" style:parent-style-name="Standard" style:list-style-name="L44"/>
    <style:style style:name="P116" style:family="paragraph" style:parent-style-name="Standard" style:list-style-name="L45"/>
    <style:style style:name="P117" style:family="paragraph" style:parent-style-name="Standard" style:list-style-name="L73"/>
    <style:style style:name="P118" style:family="paragraph" style:parent-style-name="Standard" style:list-style-name="L76"/>
    <style:style style:name="P119" style:family="paragraph" style:parent-style-name="Standard" style:list-style-name="L77"/>
    <style:style style:name="P120" style:family="paragraph" style:parent-style-name="Standard" style:list-style-name="L81"/>
    <style:style style:name="P121" style:family="paragraph" style:parent-style-name="Text_20_body_20_indent" style:list-style-name="L1"/>
    <style:style style:name="P122" style:family="paragraph" style:parent-style-name="Text_20_body_20_indent" style:list-style-name="L3"/>
    <style:style style:name="P123" style:family="paragraph" style:parent-style-name="Text_20_body_20_indent" style:list-style-name="L7">
      <style:paragraph-properties fo:text-align="start" style:justify-single-word="false"/>
    </style:style>
    <style:style style:name="P124" style:family="paragraph" style:parent-style-name="Text_20_body_20_indent" style:list-style-name="L7">
      <style:paragraph-properties fo:text-align="start" style:justify-single-word="false"/>
      <style:text-properties style:language-asian="zh" style:country-asian="TW"/>
    </style:style>
    <style:style style:name="P125" style:family="paragraph" style:parent-style-name="Text_20_body_20_indent" style:list-style-name="L21">
      <style:text-properties style:language-asian="zh" style:country-asian="TW"/>
    </style:style>
    <style:style style:name="P126" style:family="paragraph" style:parent-style-name="Text_20_body_20_indent" style:list-style-name="L22">
      <style:text-properties style:language-asian="zh" style:country-asian="TW"/>
    </style:style>
    <style:style style:name="P127" style:family="paragraph" style:parent-style-name="Text_20_body_20_indent" style:list-style-name="L23">
      <style:text-properties style:language-asian="zh" style:country-asian="TW"/>
    </style:style>
    <style:style style:name="P128" style:family="paragraph" style:parent-style-name="Text_20_body_20_indent" style:list-style-name="L24">
      <style:text-properties style:language-asian="zh" style:country-asian="TW"/>
    </style:style>
    <style:style style:name="P129" style:family="paragraph" style:parent-style-name="Text_20_body_20_indent" style:list-style-name="L29">
      <style:text-properties style:language-asian="zh" style:country-asian="TW"/>
    </style:style>
    <style:style style:name="P130" style:family="paragraph" style:parent-style-name="Text_20_body_20_indent" style:list-style-name="L30">
      <style:text-properties style:language-asian="zh" style:country-asian="TW"/>
    </style:style>
    <style:style style:name="P131" style:family="paragraph" style:parent-style-name="Text_20_body_20_indent" style:list-style-name="L31">
      <style:text-properties style:language-asian="zh" style:country-asian="TW"/>
    </style:style>
    <style:style style:name="P132" style:family="paragraph" style:parent-style-name="Text_20_body_20_indent" style:list-style-name="L49">
      <style:text-properties style:language-asian="zh" style:country-asian="TW"/>
    </style:style>
    <style:style style:name="P133" style:family="paragraph" style:parent-style-name="Text_20_body_20_indent" style:list-style-name="L65">
      <style:text-properties style:language-asian="zh" style:country-asian="TW"/>
    </style:style>
    <style:style style:name="P134" style:family="paragraph" style:parent-style-name="Text_20_body_20_indent" style:list-style-name="L81">
      <style:text-properties style:language-asian="zh" style:country-asian="TW"/>
    </style:style>
    <style:style style:name="P135" style:family="paragraph" style:parent-style-name="Text_20_body_20_indent" style:list-style-name="L9"/>
    <style:style style:name="P136" style:family="paragraph" style:parent-style-name="Text_20_body_20_indent" style:list-style-name="L21"/>
    <style:style style:name="P137" style:family="paragraph" style:parent-style-name="Text_20_body_20_indent" style:list-style-name="L39"/>
    <style:style style:name="P138" style:family="paragraph" style:parent-style-name="Text_20_body_20_indent" style:list-style-name="L57"/>
    <style:style style:name="P139" style:family="paragraph" style:parent-style-name="Text_20_body_20_indent" style:list-style-name="L59"/>
    <style:style style:name="P140" style:family="paragraph" style:parent-style-name="Text_20_body_20_indent" style:list-style-name="L63"/>
    <style:style style:name="P141" style:family="paragraph" style:parent-style-name="Text_20_body_20_indent" style:list-style-name="L64"/>
    <style:style style:name="P142" style:family="paragraph" style:parent-style-name="Text_20_body_20_indent" style:list-style-name="L78"/>
    <style:style style:name="P143" style:family="paragraph" style:parent-style-name="Text_20_body_20_indent" style:list-style-name="L79"/>
    <style:style style:name="P144" style:family="paragraph" style:parent-style-name="Text_20_body_20_indent" style:list-style-name="L80"/>
    <style:style style:name="P145" style:family="paragraph" style:parent-style-name="Text_20_body_20_indent" style:list-style-name="L4">
      <style:paragraph-properties fo:margin-left="1cm" fo:margin-right="0cm" fo:text-indent="0cm" style:auto-text-indent="false"/>
    </style:style>
    <style:style style:name="P146" style:family="paragraph" style:parent-style-name="Text_20_body_20_indent" style:list-style-name="L5">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47" style:family="paragraph" style:parent-style-name="Text_20_body_20_indent" style:list-style-name="L51">
      <style:paragraph-properties fo:margin-left="0cm" fo:margin-right="0cm" fo:text-indent="0cm" style:auto-text-indent="false"/>
    </style:style>
    <style:style style:name="P148" style:family="paragraph" style:parent-style-name="Heading_20_4" style:list-style-name="L72"/>
    <style:style style:name="P149" style:family="paragraph" style:parent-style-name="Table_20_Contents" style:list-style-name="L60"/>
    <style:style style:name="P150" style:family="paragraph" style:parent-style-name="Table_20_Contents" style:list-style-name="L61"/>
    <style:style style:name="P151" style:family="paragraph" style:parent-style-name="Table_20_Contents" style:list-style-name="L62"/>
    <style:style style:name="P152" style:family="paragraph" style:parent-style-name="Text_20_body" style:list-style-name="L8">
      <style:text-properties style:language-asian="zh" style:country-asian="TW"/>
    </style:style>
    <style:style style:name="P153" style:family="paragraph" style:parent-style-name="Text_20_body" style:list-style-name="L15">
      <style:text-properties style:language-asian="zh" style:country-asian="TW"/>
    </style:style>
    <style:style style:name="P154" style:family="paragraph" style:parent-style-name="Text_20_body" style:list-style-name="L40">
      <style:text-properties style:language-asian="zh" style:country-asian="TW"/>
    </style:style>
    <style:style style:name="P155" style:family="paragraph" style:parent-style-name="Text_20_body" style:list-style-name="L48">
      <style:text-properties style:language-asian="zh" style:country-asian="TW"/>
    </style:style>
    <style:style style:name="P156" style:family="paragraph" style:parent-style-name="Text_20_body" style:list-style-name="L50">
      <style:text-properties style:language-asian="zh" style:country-asian="TW"/>
    </style:style>
    <style:style style:name="P157" style:family="paragraph" style:parent-style-name="Text_20_body" style:list-style-name="L55">
      <style:text-properties style:language-asian="zh" style:country-asian="TW"/>
    </style:style>
    <style:style style:name="P158" style:family="paragraph" style:parent-style-name="Text_20_body" style:list-style-name="L56">
      <style:text-properties style:language-asian="zh" style:country-asian="TW"/>
    </style:style>
    <style:style style:name="P159" style:family="paragraph" style:parent-style-name="Text_20_body" style:list-style-name="L42"/>
    <style:style style:name="P160" style:family="paragraph" style:parent-style-name="Text_20_body" style:list-style-name="L43"/>
    <style:style style:name="P161" style:family="paragraph" style:parent-style-name="Text_20_body" style:list-style-name="L45"/>
    <style:style style:name="P162" style:family="paragraph" style:parent-style-name="Text_20_body" style:list-style-name="L46"/>
    <style:style style:name="P163" style:family="paragraph" style:parent-style-name="Text_20_body" style:list-style-name="L47"/>
    <style:style style:name="P164" style:family="paragraph" style:parent-style-name="Text_20_body" style:list-style-name="L66"/>
    <style:style style:name="P165" style:family="paragraph" style:parent-style-name="Text_20_body" style:list-style-name="L67"/>
    <style:style style:name="P166" style:family="paragraph" style:parent-style-name="Text_20_body" style:list-style-name="L68"/>
    <style:style style:name="P167" style:family="paragraph" style:parent-style-name="Text_20_body" style:list-style-name="L71"/>
    <style:style style:name="P168" style:family="paragraph" style:parent-style-name="Text_20_body" style:list-style-name="L74"/>
    <style:style style:name="P169" style:family="paragraph" style:parent-style-name="Text_20_body" style:list-style-name="L2">
      <style:paragraph-properties fo:margin-left="1.203cm" fo:margin-right="0cm" fo:text-indent="0cm" style:auto-text-indent="false"/>
    </style:style>
    <style:style style:name="P170" style:family="paragraph" style:parent-style-name="Text_20_body" style:list-style-name="L16">
      <style:paragraph-properties fo:margin-top="0.349cm" fo:margin-bottom="0cm"/>
    </style:style>
    <style:style style:name="P171" style:family="paragraph" style:parent-style-name="Text_20_body" style:list-style-name="L17">
      <style:paragraph-properties fo:margin-top="0.349cm" fo:margin-bottom="0cm"/>
    </style:style>
    <style:style style:name="P172" style:family="paragraph" style:parent-style-name="Text_20_body" style:list-style-name="L18">
      <style:paragraph-properties fo:margin-top="0.349cm" fo:margin-bottom="0cm"/>
    </style:style>
    <style:style style:name="P173" style:family="paragraph" style:parent-style-name="Text_20_body" style:list-style-name="L19">
      <style:paragraph-properties fo:margin-top="0.349cm" fo:margin-bottom="0cm"/>
    </style:style>
    <style:style style:name="P174" style:family="paragraph" style:parent-style-name="Text_20_body" style:list-style-name="L20">
      <style:paragraph-properties fo:margin-top="0.349cm" fo:margin-bottom="0cm"/>
    </style:style>
    <style:style style:name="P175" style:family="paragraph" style:parent-style-name="Text_20_body" style:list-style-name="L25">
      <style:paragraph-properties fo:margin-top="0.349cm" fo:margin-bottom="0cm"/>
    </style:style>
    <style:style style:name="P176" style:family="paragraph" style:parent-style-name="Text_20_body" style:list-style-name="L26">
      <style:paragraph-properties fo:margin-top="0.349cm" fo:margin-bottom="0cm"/>
    </style:style>
    <style:style style:name="P177" style:family="paragraph" style:parent-style-name="Text_20_body" style:list-style-name="L27">
      <style:paragraph-properties fo:margin-top="0.349cm" fo:margin-bottom="0cm"/>
    </style:style>
    <style:style style:name="P178" style:family="paragraph" style:parent-style-name="Text_20_body" style:list-style-name="L32">
      <style:paragraph-properties fo:margin-top="0.349cm" fo:margin-bottom="0cm"/>
    </style:style>
    <style:style style:name="P179" style:family="paragraph" style:parent-style-name="Text_20_body" style:list-style-name="L33">
      <style:paragraph-properties fo:margin-top="0.349cm" fo:margin-bottom="0cm"/>
    </style:style>
    <style:style style:name="P180" style:family="paragraph" style:parent-style-name="Text_20_body" style:list-style-name="L34">
      <style:paragraph-properties fo:margin-top="0.349cm" fo:margin-bottom="0cm"/>
    </style:style>
    <style:style style:name="P181" style:family="paragraph" style:parent-style-name="Text_20_body" style:list-style-name="L35">
      <style:paragraph-properties fo:margin-top="0.349cm" fo:margin-bottom="0cm"/>
    </style:style>
    <style:style style:name="P182" style:family="paragraph" style:parent-style-name="Text_20_body" style:list-style-name="L35">
      <style:paragraph-properties fo:margin-top="0.349cm" fo:margin-bottom="0cm"/>
      <style:text-properties style:language-asian="zh" style:country-asian="TW"/>
    </style:style>
    <style:style style:name="P183" style:family="paragraph" style:parent-style-name="Code_20_Indent" style:list-style-name="L72"/>
    <style:style style:name="P184" style:family="paragraph" style:parent-style-name="Text_20_body_20_indent_20_2" style:list-style-name="L6"/>
    <style:style style:name="P185" style:family="paragraph" style:parent-style-name="Text_20_body_20_indent_20_2" style:list-style-name="L10">
      <style:text-properties style:language-asian="zh" style:country-asian="TW"/>
    </style:style>
    <style:style style:name="P186" style:family="paragraph" style:parent-style-name="Text_20_body_20_indent_20_2" style:list-style-name="L13">
      <style:text-properties style:language-asian="zh" style:country-asian="TW"/>
    </style:style>
    <style:style style:name="P187" style:family="paragraph" style:parent-style-name="Text_20_body_20_indent_20_2" style:list-style-name="L14">
      <style:text-properties style:language-asian="zh" style:country-asian="TW"/>
    </style:style>
    <style:style style:name="P188" style:family="paragraph" style:parent-style-name="Text_20_body_20_indent_20_2" style:list-style-name="L41">
      <style:text-properties style:language-asian="zh" style:country-asian="TW"/>
    </style:style>
    <style:style style:name="P189" style:family="paragraph" style:parent-style-name="Text_20_body_20_indent_20_2" style:list-style-name="L12"/>
    <style:style style:name="P190"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91" style:family="paragraph" style:parent-style-name="Text_20_body_20_indent_20_2" style:list-style-name="L52"/>
    <style:style style:name="P192" style:family="paragraph" style:parent-style-name="Text_20_body_20_indent_20_2" style:list-style-name="L58"/>
    <style:style style:name="P193" style:family="paragraph" style:parent-style-name="Text_20_body_20_indent_20_2" style:list-style-name="L69"/>
    <style:style style:name="P194" style:family="paragraph" style:parent-style-name="Text_20_body_20_indent_20_2" style:list-style-name="L75"/>
    <style:style style:name="P195" style:family="paragraph" style:parent-style-name="Text_20_body_20_indent_20_2" style:list-style-name="L5">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6" style:family="paragraph" style:parent-style-name="Text_20_body_20_indent_20_2" style:list-style-name="L53">
      <style:paragraph-properties fo:margin-left="0cm" fo:margin-right="0cm" fo:text-indent="0cm" style:auto-text-indent="false"/>
    </style:style>
    <style:style style:name="P197" style:family="paragraph" style:parent-style-name="Text_20_body_20_indent_20_2" style:list-style-name="L54">
      <style:paragraph-properties fo:margin-left="0cm" fo:margin-right="0cm" fo:text-indent="0cm" style:auto-text-indent="false"/>
    </style:style>
    <style:style style:name="P198" style:family="paragraph" style:parent-style-name="Text_20_body_20_indent_20_2" style:list-style-name="L70">
      <style:paragraph-properties fo:margin-top="0cm" fo:margin-bottom="0.199cm"/>
    </style:style>
    <style:style style:name="P199" style:family="paragraph" style:parent-style-name="Tip" style:list-style-name="L75">
      <style:paragraph-properties fo:margin-left="0cm" fo:margin-right="1cm" fo:text-indent="0cm" style:auto-text-indent="false"/>
    </style:style>
    <style:style style:name="P200" style:family="paragraph" style:parent-style-name="Tip" style:list-style-name="L76">
      <style:paragraph-properties fo:margin-left="0cm" fo:margin-right="1cm" fo:text-indent="0cm" style:auto-text-indent="false"/>
    </style:style>
    <style:style style:name="P201" style:family="paragraph" style:parent-style-name="Mouseless" style:list-style-name="L11"/>
    <style:style style:name="P202" style:family="paragraph" style:parent-style-name="Mouseless" style:list-style-name="L11">
      <style:text-properties style:language-asian="zh" style:country-asian="TW"/>
    </style:style>
    <style:style style:name="P203" style:family="paragraph" style:parent-style-name="Mouseless" style:list-style-name="L28">
      <style:text-properties style:language-asian="zh" style:country-asian="TW"/>
    </style:style>
    <style:style style:name="P204" style:family="paragraph" style:parent-style-name="Mouseless" style:list-style-name="L36">
      <style:text-properties style:language-asian="zh" style:country-asian="TW"/>
    </style:style>
    <style:style style:name="P205" style:family="paragraph" style:parent-style-name="Mouseless" style:list-style-name="L37"/>
    <style:style style:name="P206" style:family="paragraph" style:parent-style-name="Mouseless" style:list-style-name="L38"/>
    <style:style style:name="P207"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language-asian="zh" style:country-asian="TW" style:font-weight-asian="bold"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style="italic" style:font-style-asian="italic" style:font-style-complex="italic"/>
    </style:style>
    <style:style style:name="T14" style:family="text">
      <style:text-properties style:font-name="Courier New1" fo:font-style="normal" style:font-style-asian="normal" style:font-style-complex="normal"/>
    </style:style>
    <style:style style:name="T15" style:family="text">
      <style:text-properties style:font-name="Courier New1" fo:font-style="normal" style:language-asian="zh" style:country-asian="TW" style:font-style-asian="normal" style:font-style-complex="normal"/>
    </style:style>
    <style:style style:name="T16" style:family="text">
      <style:text-properties style:font-name="Courier New1" fo:font-style="normal" fo:font-weight="normal" style:font-name-asian="Courier New1"/>
    </style:style>
    <style:style style:name="T17" style:family="text">
      <style:text-properties style:font-name="Courier New1" style:font-name-asian="Courier New1" style:language-asian="zh" style:country-asian="TW" style:font-name-complex="Tahoma4"/>
    </style:style>
    <style:style style:name="T18" style:family="text">
      <style:text-properties style:font-name="Courier New1" style:font-name-asian="細明體" style:language-asian="zh" style:country-asian="TW" style:font-name-complex="Tahoma4"/>
    </style:style>
    <style:style style:name="T19" style:family="text">
      <style:text-properties fo:color="#0000ff"/>
    </style:style>
    <style:style style:name="T20" style:family="text">
      <style:text-properties fo:color="#0000ff" style:language-asian="zh" style:country-asian="TW"/>
    </style:style>
    <style:style style:name="T21" style:family="text">
      <style:text-properties fo:color="#0000ff" fo:font-style="italic" style:font-style-asian="italic" style:font-style-complex="italic"/>
    </style:style>
    <style:style style:name="T22" style:family="text">
      <style:text-properties fo:color="#0000ff" style:font-name="Courier New1"/>
    </style:style>
    <style:style style:name="T23" style:family="text">
      <style:text-properties fo:color="#0000ff" style:font-name="Courier New1" style:language-asian="zh" style:country-asian="TW"/>
    </style:style>
    <style:style style:name="T24" style:family="text">
      <style:text-properties fo:color="#0000ff" style:font-name="Courier New1" fo:font-size="10pt" style:font-name-asian="Courier New1" style:font-size-asian="10pt" style:font-name-complex="Courier New1" style:font-size-complex="10pt"/>
    </style:style>
    <style:style style:name="T25" style:family="text">
      <style:text-properties fo:color="#0000ff" style:font-name="Courier New1" style:font-name-asian="細明體" style:language-asian="zh" style:country-asian="TW" style:font-name-complex="Tahoma4"/>
    </style:style>
    <style:style style:name="T26" style:family="text">
      <style:text-properties fo:color="#0000ff" fo:font-size="9pt"/>
    </style:style>
    <style:style style:name="T27" style:family="text">
      <style:text-properties fo:color="#0000ff" fo:font-size="9pt" fo:font-style="normal" fo:font-weight="normal"/>
    </style:style>
    <style:style style:name="T28" style:family="text">
      <style:text-properties fo:color="#0000ff" fo:font-weight="normal" style:font-weight-asian="normal" style:font-weight-complex="normal"/>
    </style:style>
    <style:style style:name="T29" style:family="text">
      <style:text-properties fo:color="#0000ff" fo:font-size="10pt" style:font-size-asian="10pt" style:language-asian="zh" style:country-asian="TW" style:font-size-complex="10pt"/>
    </style:style>
    <style:style style:name="T30" style:family="text">
      <style:text-properties style:font-name="Verdana1"/>
    </style:style>
    <style:style style:name="T31" style:family="text">
      <style:text-properties style:font-name="Verdana1" style:language-asian="zh" style:country-asian="TW"/>
    </style:style>
    <style:style style:name="T32" style:family="text">
      <style:text-properties style:font-name="Verdana1" fo:font-style="normal" style:font-style-asian="normal" style:font-style-complex="normal"/>
    </style:style>
    <style:style style:name="T33" style:family="text">
      <style:text-properties style:font-name="Verdana1" fo:font-style="normal" fo:font-weight="bold" style:font-style-asian="normal" style:font-weight-asian="bold" style:font-style-complex="normal" style:font-weight-complex="bold"/>
    </style:style>
    <style:style style:name="T34" style:family="text">
      <style:text-properties style:font-name="Verdana1" fo:font-style="italic" style:font-style-asian="italic" style:font-style-complex="italic"/>
    </style:style>
    <style:style style:name="T35" style:family="text">
      <style:text-properties style:font-name="Verdana1" fo:font-weight="bold" style:language-asian="zh" style:country-asian="TW" style:font-weight-asian="bold" style:font-weight-complex="bold"/>
    </style:style>
    <style:style style:name="T36" style:family="text">
      <style:text-properties style:font-name="Verdana1" fo:font-size="9pt" style:font-size-asian="9pt" style:language-asian="zh" style:country-asian="TW" style:font-size-complex="9pt"/>
    </style:style>
    <style:style style:name="T37" style:family="text">
      <style:text-properties style:font-name="Verdana1" fo:font-size="10pt" style:font-size-asian="10pt" style:language-asian="zh" style:country-asian="TW" style:font-size-complex="10pt"/>
    </style:style>
    <style:style style:name="T38" style:family="text">
      <style:text-properties fo:font-weight="normal" style:language-asian="zh" style:country-asian="TW"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style:language-asian="zh" style:country-asian="TW" style:font-style-asian="italic" style:font-style-complex="italic"/>
    </style:style>
    <style:style style:name="T42" style:family="text">
      <style:text-properties style:font-name="Lucida Console"/>
    </style:style>
    <style:style style:name="T43" style:family="text">
      <style:text-properties style:font-name="Lucida Console" style:language-asian="zh" style:country-asian="TW"/>
    </style:style>
    <style:style style:name="T44" style:family="text">
      <style:text-properties fo:font-style="normal" style:font-style-asian="normal" style:font-style-complex="normal"/>
    </style:style>
    <style:style style:name="T45" style:family="text">
      <style:text-properties fo:font-style="normal" style:language-asian="zh" style:country-asian="TW"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style>
    <style:style style:name="T49" style:family="text">
      <style:text-properties fo:font-style="normal" fo:font-weight="normal" style:language-asian="zh" style:country-asian="TW" style:font-style-asian="normal" style:font-weight-asian="normal" style:font-style-complex="normal" style:font-weight-complex="normal"/>
    </style:style>
    <style:style style:name="T50" style:family="text">
      <style:text-properties style:font-name="Verdana" fo:font-size="10pt" style:font-size-asian="10pt" style:language-asian="zh" style:country-asian="TW"/>
    </style:style>
    <style:style style:name="T51" style:family="text">
      <style:text-properties style:font-name="Verdana" fo:font-size="10pt" fo:font-weight="bold" style:font-size-asian="10pt" style:language-asian="zh" style:country-asian="TW" style:font-weight-asian="bold" style:font-weight-complex="bold"/>
    </style:style>
    <style:style style:name="T52" style:family="text">
      <style:text-properties style:use-window-font-color="true"/>
    </style:style>
    <style:style style:name="T53" style:family="text">
      <style:text-properties style:use-window-font-color="true" style:font-name="Courier New1" style:text-underline-style="none" style:language-asian="zh" style:country-asian="TW"/>
    </style:style>
    <style:style style:name="T54" style:family="text">
      <style:text-properties style:use-window-font-color="true" style:font-name="Courier New1" style:language-asian="zh" style:country-asian="TW"/>
    </style:style>
    <style:style style:name="T55" style:family="text">
      <style:text-properties style:use-window-font-color="true" style:language-asian="zh" style:country-asian="TW"/>
    </style:style>
    <style:style style:name="T56" style:family="text">
      <style:text-properties fo:color="#ff0000"/>
    </style:style>
    <style:style style:name="T57" style:family="text">
      <style:text-properties fo:color="#ff0000" style:language-asian="zh" style:country-asian="TW"/>
    </style:style>
    <style:style style:name="T58" style:family="text">
      <style:text-properties fo:color="#4700b8"/>
    </style:style>
    <style:style style:name="T59" style:family="text">
      <style:text-properties fo:color="#4700b8" style:language-asian="zh" style:country-asian="TW"/>
    </style:style>
    <style:style style:name="T60" style:family="text">
      <style:text-properties style:font-name="Tahoma"/>
    </style:style>
    <style:style style:name="T61" style:family="text">
      <style:text-properties style:font-name="Tahoma" style:language-asian="zh" style:country-asian="TW"/>
    </style:style>
    <style:style style:name="T62" style:family="text">
      <style:text-properties style:font-name="Tahoma" style:font-name-asian="Tahoma" style:font-name-complex="Tahoma4"/>
    </style:style>
    <style:style style:name="T63" style:family="text">
      <style:text-properties style:font-name="Tahoma" style:font-name-asian="細明體" style:language-asian="zh" style:country-asian="TW" style:font-name-complex="Tahoma4"/>
    </style:style>
    <style:style style:name="T64" style:family="text">
      <style:text-properties style:font-name="Tahoma" style:font-name-asian="細明體" style:font-name-complex="Tahoma4"/>
    </style:style>
    <style:style style:name="T65" style:family="text">
      <style:text-properties style:text-position="super 58%" style:language-asian="zh" style:country-asian="TW"/>
    </style:style>
    <style:style style:name="T66" style:family="text">
      <style:text-properties style:font-name="Courier New\"/>
    </style:style>
    <style:style style:name="T67" style:family="text">
      <style:text-properties fo:color="#dc2300"/>
    </style:style>
    <style:style style:name="T68" style:family="text">
      <style:text-properties style:font-name="CourierNewPSMT" fo:font-size="10pt" style:font-name-asian="CourierNewPSMT" style:font-size-asian="10pt" style:font-name-complex="CourierNewPSMT" style:font-size-complex="10pt"/>
    </style:style>
    <style:style style:name="T69" style:family="text">
      <style:text-properties fo:font-variant="normal" fo:text-transform="none" fo:color="#000000" fo:letter-spacing="normal"/>
    </style:style>
    <style:style style:name="T70" style:family="text">
      <style:text-properties fo:font-variant="normal" fo:text-transform="none" fo:color="#000000" fo:letter-spacing="normal" fo:font-style="normal" fo:font-weight="normal"/>
    </style:style>
    <style:style style:name="T71" style:family="text">
      <style:text-properties fo:font-variant="normal" fo:text-transform="none" fo:color="#000000" fo:letter-spacing="normal" fo:font-style="normal" fo:font-weight="normal" style:language-asian="zh" style:country-asian="TW"/>
    </style:style>
    <style:style style:name="T72" style:family="text">
      <style:text-properties fo:font-variant="normal" fo:text-transform="none" fo:color="#000000" style:font-name="Verdana2" fo:font-size="10pt" fo:letter-spacing="normal" fo:font-style="normal" fo:font-weight="normal" style:font-size-asian="10pt" style:font-size-complex="10pt"/>
    </style:style>
    <style:style style:name="T73" style:family="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74" style:family="text">
      <style:text-properties fo:font-variant="normal" fo:text-transform="none" fo:color="#000000" style:font-name="Verdana2" fo:font-size="9pt" fo:letter-spacing="normal" fo:font-style="normal" fo:font-weight="normal"/>
    </style:style>
    <style:style style:name="T75" style:family="text">
      <style:text-properties fo:font-variant="normal" fo:text-transform="none" fo:color="#000000" style:font-name="Verdana2" fo:font-size="9pt" fo:letter-spacing="normal" fo:font-style="normal" fo:font-weight="normal" style:language-asian="zh" style:country-asian="TW"/>
    </style:style>
    <style:style style:name="T76" style:family="text">
      <style:text-properties fo:font-variant="normal" fo:text-transform="none" fo:color="#000000" style:font-name="Verdana2" fo:font-size="9pt" fo:letter-spacing="normal" fo:font-style="italic" fo:font-weight="normal" style:font-style-asian="italic" style:font-style-complex="italic"/>
    </style:style>
    <style:style style:name="T77" style:family="text">
      <style:text-properties fo:font-variant="normal" fo:text-transform="none" fo:color="#000000" fo:font-size="10pt" fo:letter-spacing="normal" fo:font-style="normal" fo:font-weight="normal" style:font-size-asian="10pt" style:font-size-complex="10pt"/>
    </style:style>
    <style:style style:name="T78" style:family="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79" style:family="text">
      <style:text-properties fo:font-variant="normal" fo:text-transform="none" fo:color="#000000" fo:font-size="10pt" fo:letter-spacing="normal" fo:font-style="normal" fo:font-weight="normal" style:font-size-asian="10pt" style:language-asian="zh" style:country-asian="TW" style:font-size-complex="10pt"/>
    </style:style>
    <style:style style:name="T80"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81" style:family="text">
      <style:text-properties fo:font-variant="normal" fo:text-transform="none" fo:color="#000000" fo:font-size="10pt" fo:letter-spacing="normal" fo:font-style="normal" fo:font-weight="normal" style:font-size-asian="10pt" style:font-style-asian="normal" style:font-size-complex="10pt" style:font-style-complex="normal"/>
    </style:style>
    <style:style style:name="T82" style:family="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83"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84"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85" style:family="text">
      <style:text-properties fo:font-variant="normal" fo:text-transform="none" fo:color="#000000" fo:font-size="9pt" fo:letter-spacing="normal" fo:font-style="normal" fo:font-weight="normal"/>
    </style:style>
    <style:style style:name="T86" style:family="text">
      <style:text-properties fo:font-variant="normal" fo:text-transform="none" fo:color="#000000" fo:font-size="9pt" fo:letter-spacing="normal" fo:font-style="normal" fo:font-weight="normal" style:font-style-asian="italic" style:font-style-complex="italic"/>
    </style:style>
    <style:style style:name="T87" style:family="text">
      <style:text-properties fo:font-variant="normal" fo:text-transform="none" fo:color="#000000" fo:font-size="9pt" fo:letter-spacing="normal" fo:font-style="normal" fo:font-weight="normal" style:language-asian="zh" style:country-asian="TW"/>
    </style:style>
    <style:style style:name="T88" style:family="text">
      <style:text-properties fo:font-variant="normal" fo:text-transform="none" fo:color="#000000" style:font-name="Verdana1" fo:font-size="10pt" fo:letter-spacing="normal" fo:font-style="normal" fo:font-weight="normal" style:font-size-asian="10pt" style:font-size-complex="10pt"/>
    </style:style>
    <style:style style:name="T89"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90"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91" style:family="text">
      <style:text-properties fo:font-variant="normal" fo:text-transform="none" fo:color="#000000" style:font-name="Verdana1" fo:font-size="10pt" fo:letter-spacing="normal" fo:font-style="normal" fo:font-weight="normal" style:font-size-asian="10pt" style:font-style-asian="normal" style:font-size-complex="10pt" style:font-style-complex="normal"/>
    </style:style>
    <style:style style:name="T92" style:family="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93" style:family="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94" style:family="text">
      <style:text-properties fo:font-variant="normal" fo:text-transform="none" fo:color="#000000" style:font-name="Courier New1" fo:font-size="9pt" fo:letter-spacing="normal" fo:font-style="normal" fo:font-weight="normal" style:font-name-asian="Courier New1"/>
    </style:style>
    <style:style style:name="T95" style:family="text">
      <style:text-properties fo:font-variant="normal" fo:text-transform="none" fo:color="#000000" style:font-name="Arial" fo:font-size="12pt" fo:letter-spacing="normal" fo:font-style="normal" fo:font-weight="normal"/>
    </style:style>
    <style:style style:name="T96" style:family="text">
      <style:text-properties fo:font-variant="normal" fo:text-transform="none" fo:color="#000000" style:font-name="Arial" fo:font-size="12pt" fo:letter-spacing="normal" fo:font-style="normal" fo:font-weight="normal" style:font-size-asian="12pt" style:font-size-complex="12pt"/>
    </style:style>
    <style:style style:name="T97" style:family="text">
      <style:text-properties fo:font-variant="normal" fo:text-transform="none" fo:color="#000000" fo:font-size="12pt" fo:letter-spacing="normal" fo:font-style="normal" fo:font-weight="normal"/>
    </style:style>
    <style:style style:name="T98" style:family="text">
      <style:text-properties fo:font-variant="normal" fo:text-transform="none" fo:color="#000000" style:font-name="Times New Roman" fo:font-size="10pt" fo:letter-spacing="normal" fo:font-style="normal" fo:font-weight="normal" style:font-size-asian="10pt" style:font-size-complex="10pt"/>
    </style:style>
    <style:style style:name="T99" style:family="text">
      <style:text-properties fo:font-variant="normal" fo:text-transform="none" fo:color="#000000" style:font-name="webkit-sans-serif" fo:font-size="10pt" fo:letter-spacing="normal" fo:font-style="normal" fo:font-weight="normal" style:font-name-asian="細明體" style:font-size-asian="10pt" style:font-name-complex="Tahoma4" style:font-size-complex="10pt"/>
    </style:style>
    <style:style style:name="T100" style:family="text">
      <style:text-properties fo:font-variant="normal" fo:text-transform="none" fo:color="#000000" style:font-name="Lucida Console1" fo:font-size="9pt" fo:letter-spacing="normal" fo:font-style="normal" fo:font-weight="normal" style:font-style-asian="normal" style:font-style-complex="normal"/>
    </style:style>
    <style:style style:name="T101" style:family="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102" style:family="text">
      <style:text-properties fo:font-variant="normal" fo:text-transform="none" fo:color="#0000ff" fo:font-size="10pt" fo:letter-spacing="normal" fo:font-style="normal" fo:font-weight="normal" style:font-size-asian="10pt" style:font-size-complex="10pt"/>
    </style:style>
    <style:style style:name="T103" style:family="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104" style:family="text">
      <style:text-properties fo:font-variant="normal" fo:text-transform="none" fo:color="#0000ff" style:font-name="Courier New" fo:font-size="9pt" fo:letter-spacing="normal" fo:font-style="normal" fo:font-weight="normal"/>
    </style:style>
    <style:style style:name="T105" style:family="text">
      <style:text-properties fo:font-variant="normal" fo:text-transform="none" fo:color="#0000ff" style:font-name="Courier New" fo:font-size="9pt" fo:letter-spacing="normal" fo:font-style="normal" fo:font-weight="normal" style:font-size-asian="9pt" style:font-size-complex="9pt"/>
    </style:style>
    <style:style style:name="T106" style:family="text">
      <style:text-properties style:font-name="Verdana3" fo:font-size="9pt" fo:font-style="normal" fo:font-weight="normal"/>
    </style:style>
    <style:style style:name="T107" style:family="text">
      <style:text-properties fo:font-size="9pt"/>
    </style:style>
    <style:style style:name="T108" style:family="text">
      <style:text-properties fo:font-size="9pt" fo:font-style="normal" fo:font-weight="normal"/>
    </style:style>
    <style:style style:name="T109" style:family="text">
      <style:text-properties fo:font-size="9pt" style:font-size-asian="9pt" style:font-size-complex="9pt"/>
    </style:style>
    <style:style style:name="T110" style:family="text">
      <style:text-properties fo:font-size="9pt" style:font-size-asian="9pt" style:language-asian="zh" style:country-asian="TW" style:font-size-complex="9pt"/>
    </style:style>
    <style:style style:name="T111" style:family="text">
      <style:text-properties fo:font-size="9pt" style:font-name-asian="Verdana1" style:font-size-asian="9pt" style:language-asian="zh" style:country-asian="TW" style:font-size-complex="9pt"/>
    </style:style>
    <style:style style:name="T112" style:family="text">
      <style:text-properties fo:color="#000000"/>
    </style:style>
    <style:style style:name="T113" style:family="text">
      <style:text-properties fo:color="#000000" fo:font-size="9pt"/>
    </style:style>
    <style:style style:name="T114" style:family="text">
      <style:text-properties fo:color="#000000" fo:font-size="9pt" fo:font-style="normal" fo:font-weight="normal"/>
    </style:style>
    <style:style style:name="T115" style:family="text">
      <style:text-properties fo:color="#000000" style:language-asian="zh" style:country-asian="TW"/>
    </style:style>
    <style:style style:name="T116" style:family="text">
      <style:text-properties style:font-name="Courier New" fo:font-size="9pt" style:font-size-asian="9pt" style:font-size-complex="9pt"/>
    </style:style>
    <style:style style:name="T117" style:family="text">
      <style:text-properties style:font-name="Times New Roman" fo:font-size="9pt" style:font-size-asian="9pt" style:language-asian="zh" style:country-asian="TW" style:font-size-complex="9pt"/>
    </style:style>
    <style:style style:name="T118" style:family="text">
      <style:text-properties fo:font-size="10pt" style:font-size-asian="10pt" style:font-size-complex="10pt"/>
    </style:style>
    <style:style style:name="T119" style:family="text">
      <style:text-properties fo:font-size="10pt" style:font-size-asian="10pt" style:language-asian="zh" style:country-asian="TW" style:font-size-complex="10pt"/>
    </style:style>
    <style:style style:name="T120" style:family="text">
      <style:text-properties fo:font-size="10pt" fo:font-style="italic" style:font-size-asian="10pt" style:language-asian="zh" style:country-asian="TW" style:font-style-asian="italic" style:font-size-complex="10pt" style:font-style-complex="italic"/>
    </style:style>
    <style:style style:name="T121" style:family="text">
      <style:text-properties fo:font-size="10.5pt" style:font-size-asian="10.5pt" style:font-size-complex="10.5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6">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1"/>
      </text:list-level-style-bullet>
      <text:list-level-style-bullet text:level="2"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7">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8">
      <text:list-level-style-bullet text:level="1" text:style-name="Bullet_20_Symbols" style:num-suffix="." text:bullet-char="•">
        <style:list-level-properties text:min-label-width="0.635cm"/>
        <style:text-properties style:font-name="StarSymbol2"/>
      </text:list-level-style-bullet>
      <text:list-level-style-bullet text:level="2" text:style-name="Bullet_20_Symbols" style:num-suffix="." text:bullet-char="•">
        <style:list-level-properties text:space-before="0.635cm" text:min-label-width="0.635cm"/>
        <style:text-properties style:font-name="StarSymbol2"/>
      </text:list-level-style-bullet>
      <text:list-level-style-bullet text:level="3" text:style-name="Bullet_20_Symbols" style:num-suffix="." text:bullet-char="•">
        <style:list-level-properties text:space-before="1.27cm" text:min-label-width="0.635cm"/>
        <style:text-properties style:font-name="StarSymbol2"/>
      </text:list-level-style-bullet>
      <text:list-level-style-bullet text:level="4" text:style-name="Bullet_20_Symbols" style:num-suffix="." text:bullet-char="•">
        <style:list-level-properties text:space-before="1.905cm" text:min-label-width="0.635cm"/>
        <style:text-properties style:font-name="StarSymbol2"/>
      </text:list-level-style-bullet>
      <text:list-level-style-bullet text:level="5" text:style-name="Bullet_20_Symbols" style:num-suffix="." text:bullet-char="•">
        <style:list-level-properties text:space-before="2.54cm" text:min-label-width="0.635cm"/>
        <style:text-properties style:font-name="StarSymbol2"/>
      </text:list-level-style-bullet>
      <text:list-level-style-bullet text:level="6" text:style-name="Bullet_20_Symbols" style:num-suffix="." text:bullet-char="•">
        <style:list-level-properties text:space-before="3.175cm" text:min-label-width="0.635cm"/>
        <style:text-properties style:font-name="StarSymbol2"/>
      </text:list-level-style-bullet>
      <text:list-level-style-bullet text:level="7" text:style-name="Bullet_20_Symbols" style:num-suffix="." text:bullet-char="•">
        <style:list-level-properties text:space-before="3.81cm" text:min-label-width="0.635cm"/>
        <style:text-properties style:font-name="StarSymbol2"/>
      </text:list-level-style-bullet>
      <text:list-level-style-bullet text:level="8" text:style-name="Bullet_20_Symbols" style:num-suffix="." text:bullet-char="•">
        <style:list-level-properties text:space-before="4.445cm" text:min-label-width="0.635cm"/>
        <style:text-properties style:font-name="StarSymbol2"/>
      </text:list-level-style-bullet>
      <text:list-level-style-bullet text:level="9" text:style-name="Bullet_20_Symbols" style:num-suffix="." text:bullet-char="•">
        <style:list-level-properties text:space-before="5.08cm" text:min-label-width="0.635cm"/>
        <style:text-properties style:font-name="StarSymbol2"/>
      </text:list-level-style-bullet>
      <text:list-level-style-bullet text:level="10" text:style-name="Bullet_20_Symbols" style:num-suffix="." text:bullet-char="•">
        <style:list-level-properties text:space-before="5.715cm" text:min-label-width="0.635cm"/>
        <style:text-properties style:font-name="StarSymbol2"/>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47">
      <text:list-level-style-bullet text:level="1" text:style-name="Bullet_20_Symbols" style:num-suffix="." text:bullet-char="●">
        <style:list-level-properties text:space-before="1.251cm" text:min-label-width="0.635cm"/>
        <style:text-properties style:font-name="StarSymbol"/>
      </text:list-level-style-bullet>
      <text:list-level-style-bullet text:level="2" text:style-name="Bullet_20_Symbols" style:num-suffix="." text:bullet-char="○">
        <style:list-level-properties text:space-before="2.521cm" text:min-label-width="0.635cm"/>
        <style:text-properties style:font-name="StarSymbol"/>
      </text:list-level-style-bullet>
      <text:list-level-style-bullet text:level="3" text:style-name="Bullet_20_Symbols" style:num-suffix="." text:bullet-char="■">
        <style:list-level-properties text:space-before="3.791cm" text:min-label-width="0.635cm"/>
        <style:text-properties style:font-name="StarSymbol"/>
      </text:list-level-style-bullet>
      <text:list-level-style-bullet text:level="4" text:style-name="Bullet_20_Symbols" style:num-suffix="." text:bullet-char="●">
        <style:list-level-properties text:space-before="5.061cm" text:min-label-width="0.635cm"/>
        <style:text-properties style:font-name="StarSymbol"/>
      </text:list-level-style-bullet>
      <text:list-level-style-bullet text:level="5" text:style-name="Bullet_20_Symbols" style:num-suffix="." text:bullet-char="○">
        <style:list-level-properties text:space-before="6.331cm" text:min-label-width="0.635cm"/>
        <style:text-properties style:font-name="StarSymbol"/>
      </text:list-level-style-bullet>
      <text:list-level-style-bullet text:level="6" text:style-name="Bullet_20_Symbols" style:num-suffix="." text:bullet-char="■">
        <style:list-level-properties text:space-before="7.601cm" text:min-label-width="0.635cm"/>
        <style:text-properties style:font-name="StarSymbol"/>
      </text:list-level-style-bullet>
      <text:list-level-style-bullet text:level="7" text:style-name="Bullet_20_Symbols" style:num-suffix="." text:bullet-char="●">
        <style:list-level-properties text:space-before="8.871cm" text:min-label-width="0.635cm"/>
        <style:text-properties style:font-name="StarSymbol"/>
      </text:list-level-style-bullet>
      <text:list-level-style-bullet text:level="8" text:style-name="Bullet_20_Symbols" style:num-suffix="." text:bullet-char="○">
        <style:list-level-properties text:space-before="10.141cm" text:min-label-width="0.635cm"/>
        <style:text-properties style:font-name="StarSymbol"/>
      </text:list-level-style-bullet>
      <text:list-level-style-bullet text:level="9" text:style-name="Bullet_20_Symbols" style:num-suffix="." text:bullet-char="■">
        <style:list-level-properties text:space-before="11.411cm" text:min-label-width="0.635cm"/>
        <style:text-properties style:font-name="StarSymbol"/>
      </text:list-level-style-bullet>
      <text:list-level-style-bullet text:level="10" text:style-name="Bullet_20_Symbols" style:num-suffix="." text:bullet-char="●">
        <style:list-level-properties text:space-before="12.681cm" text:min-label-width="0.635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4">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6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6">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6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5">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text:list-style style:name="L7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7">
      <text:list-level-style-bullet text:level="1" text:style-name="Bullet_20_Symbols" style:num-suffix="." text:bullet-char="●">
        <style:list-level-properties text:space-before="1.27cm" text:min-label-width="0.635cm"/>
        <style:text-properties style:font-name="StarSymbol"/>
      </text:list-level-style-bullet>
      <text:list-level-style-bullet text:level="2" text:style-name="Bullet_20_Symbols" style:num-suffix="." text:bullet-char="○">
        <style:list-level-properties text:space-before="1.905cm" text:min-label-width="0.635cm"/>
        <style:text-properties style:font-name="StarSymbol"/>
      </text:list-level-style-bullet>
      <text:list-level-style-bullet text:level="3" text:style-name="Bullet_20_Symbols" style:num-suffix="." text:bullet-char="■">
        <style:list-level-properties text:space-before="2.54cm" text:min-label-width="0.635cm"/>
        <style:text-properties style:font-name="StarSymbol"/>
      </text:list-level-style-bullet>
      <text:list-level-style-bullet text:level="4" text:style-name="Bullet_20_Symbols" style:num-suffix="." text:bullet-char="●">
        <style:list-level-properties text:space-before="3.175cm" text:min-label-width="0.635cm"/>
        <style:text-properties style:font-name="StarSymbol"/>
      </text:list-level-style-bullet>
      <text:list-level-style-bullet text:level="5" text:style-name="Bullet_20_Symbols" style:num-suffix="." text:bullet-char="○">
        <style:list-level-properties text:space-before="3.81cm" text:min-label-width="0.635cm"/>
        <style:text-properties style:font-name="StarSymbol"/>
      </text:list-level-style-bullet>
      <text:list-level-style-bullet text:level="6" text:style-name="Bullet_20_Symbols" style:num-suffix="." text:bullet-char="■">
        <style:list-level-properties text:space-before="4.445cm" text:min-label-width="0.635cm"/>
        <style:text-properties style:font-name="StarSymbol"/>
      </text:list-level-style-bullet>
      <text:list-level-style-bullet text:level="7" text:style-name="Bullet_20_Symbols" style:num-suffix="." text:bullet-char="●">
        <style:list-level-properties text:space-before="5.08cm" text:min-label-width="0.635cm"/>
        <style:text-properties style:font-name="StarSymbol"/>
      </text:list-level-style-bullet>
      <text:list-level-style-bullet text:level="8" text:style-name="Bullet_20_Symbols" style:num-suffix="." text:bullet-char="○">
        <style:list-level-properties text:space-before="5.715cm" text:min-label-width="0.635cm"/>
        <style:text-properties style:font-name="StarSymbol"/>
      </text:list-level-style-bullet>
      <text:list-level-style-bullet text:level="9" text:style-name="Bullet_20_Symbols" style:num-suffix="." text:bullet-char="■">
        <style:list-level-properties text:space-before="6.35cm" text:min-label-width="0.635cm"/>
        <style:text-properties style:font-name="StarSymbol"/>
      </text:list-level-style-bullet>
      <text:list-level-style-bullet text:level="10" text:style-name="Bullet_20_Symbols" style:num-suffix="." text:bullet-char="●">
        <style:list-level-properties text:space-before="6.985cm" text:min-label-width="0.635cm"/>
        <style:text-properties style:font-name="StarSymbol"/>
      </text:list-level-style-bullet>
    </text:list-style>
    <text:list-style style:name="L7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3" text:anchor-type="paragraph" svg:x="0.03cm" svg:y="0.071cm" svg:width="5.001cm" svg:height="1.72cm" draw:z-index="0"><draw:image xlink:href="../images/2000009A000011C5000007882B1A34C6.jpg" xlink:type="simple" xlink:show="embed" xlink:actuate="onLoad"/></draw:frame></text:p>
      <text:p text:style-name="P2"/>
      <text:p text:style-name="P5">SIMPLY RICH</text:p>
      <text:p text:style-name="P10">ZK<text:span text:style-name="T1">TM</text:span></text:p>
      <text:p text:style-name="Document_20_Title">The Developer's Guide</text:p>
      <text:p text:style-name="Document_20_SubTitle">Version 3.5.3</text:p>
      <text:p text:style-name="P12"><text:span text:style-name="T2">October</text:span> 2008</text:p>
      <text:p text:style-name="P13">Potix Corporation</text:p>
      <text:p text:style-name="P14">Revision 223</text:p>
      <text:p text:style-name="P103"/>
      <text:p text:style-name="P104"/>
      <text:p text:style-name="P15">Copyright © Potix Corporation. All rights reserved.</text:p>
      <text:p text:style-name="P16">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6">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6">Potix Corporation reserves the right to make changes in the product design without reservation and without notification to its users.</text:p>
      <text:p text:style-name="P16">The Potix logo and ZK are trademarks of Potix Corporation.</text:p>
      <text:p text:style-name="P16">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10">1. Introduction<text:tab/>18</text:p>
          <text:p text:style-name="P109"><text:a xlink:type="simple" xlink:href="#1.1.Traditional Web Applications|outline">Traditional Web Applications<text:tab/>18</text:a></text:p>
          <text:p text:style-name="P109"><text:a xlink:type="simple" xlink:href="#1.2.Ad-hoc AJAX Applications|outline">Ad-hoc AJAX Applications<text:tab/>18</text:a></text:p>
          <text:p text:style-name="P109"><text:a xlink:type="simple" xlink:href="#1.3.ZK: What It Is |outline">ZK: What It Is <text:tab/>19</text:a></text:p>
          <text:p text:style-name="P109"><text:a xlink:type="simple" xlink:href="#1.4.ZK: What It Is Not|outline">ZK: What It Is Not<text:tab/>20</text:a></text:p>
          <text:p text:style-name="P109"><text:a xlink:type="simple" xlink:href="#1.5.ZK: Limitations|outline">ZK: Limitations<text:tab/>21</text:a></text:p>
          <text:p text:style-name="P110">2. Getting Started<text:tab/>22</text:p>
          <text:p text:style-name="P109"><text:a xlink:type="simple" xlink:href="#2.1.Hello World!|outline">Hello World!<text:tab/>22</text:a></text:p>
          <text:p text:style-name="P109"><text:a xlink:type="simple" xlink:href="#2.2.Interactivity|outline">Interactivity<text:tab/>22</text:a></text:p>
          <text:p text:style-name="P109"><text:a xlink:type="simple" xlink:href="#2.3.The zscript Element|outline">The zscript Element<text:tab/>23</text:a></text:p>
          <text:p text:style-name="P108"><text:a xlink:type="simple" xlink:href="#2.3.1.The Scripting Language|outline">The Scripting Language<text:tab/>24</text:a></text:p>
          <text:p text:style-name="P108"><text:a xlink:type="simple" xlink:href="#2.3.2.The Scripting Codes in a Separate File|outline">The Scripting Codes in a Separate File<text:tab/>24</text:a></text:p>
          <text:p text:style-name="P109"><text:a xlink:type="simple" xlink:href="#2.4.The attribute Element|outline">The attribute Element<text:tab/>24</text:a></text:p>
          <text:p text:style-name="P109"><text:a xlink:type="simple" xlink:href="#2.5.The EL Expressions|outline">The EL Expressions<text:tab/>25</text:a></text:p>
          <text:p text:style-name="P109"><text:a xlink:type="simple" xlink:href="#2.6.The id Attribute|outline">The id Attribute<text:tab/>26</text:a></text:p>
          <text:p text:style-name="P109"><text:a xlink:type="simple" xlink:href="#2.7.The if and unless Attributes|outline">The if and unless Attributes<text:tab/>26</text:a></text:p>
          <text:p text:style-name="P109"><text:a xlink:type="simple" xlink:href="#2.8.The forEach Attribute|outline">The forEach Attribute<text:tab/>27</text:a></text:p>
          <text:p text:style-name="P109"><text:a xlink:type="simple" xlink:href="#2.9.The use and apply Attribute|outline">The use and apply Attribute<text:tab/>27</text:a></text:p>
          <text:p text:style-name="P108"><text:a xlink:type="simple" xlink:href="#2.9.1.The use Attribute|outline">The use Attribute<text:tab/>28</text:a></text:p>
          <text:p text:style-name="P108"><text:a xlink:type="simple" xlink:href="#2.9.2.The apply Attribute|outline">The apply Attribute<text:tab/>28</text:a></text:p>
          <text:p text:style-name="P108"><text:a xlink:type="simple" xlink:href="#2.9.3.Implement Java Classes in zscript|outline">Implement Java Classes in zscript<text:tab/>29</text:a></text:p>
          <text:p text:style-name="P109"><text:a xlink:type="simple" xlink:href="#2.10.The forward Attribute|outline">The forward Attribute<text:tab/>30</text:a></text:p>
          <text:p text:style-name="P109"><text:a xlink:type="simple" xlink:href="#2.11.Create Components Manually|outline">Create Components Manually<text:tab/>31</text:a></text:p>
          <text:p text:style-name="P108"><text:a xlink:type="simple" xlink:href="#2.11.1.Developing ZK Applications without ZUML|outline">Developing ZK Applications without ZUML<text:tab/>32</text:a></text:p>
          <text:p text:style-name="P109"><text:a xlink:type="simple" xlink:href="#2.12.Define New Components for a Particular Page|outline">Define New Components for a Particular Page<text:tab/>32</text:a></text:p>
          <text:p text:style-name="P110">3. The Basics<text:tab/>33</text:p>
          <text:p text:style-name="P109"><text:a xlink:type="simple" xlink:href="#3.1.Architecture Overview|outline">Architecture Overview<text:tab/>33</text:a></text:p>
          <text:p text:style-name="P108"><text:a xlink:type="simple" xlink:href="#3.1.1.The Execution Flow|outline">The Execution Flow<text:tab/>34</text:a></text:p>
          <text:p text:style-name="P109"><text:a xlink:type="simple" xlink:href="#3.2.Components, Pages and Desktops|outline">Components, Pages and Desktops<text:tab/>34</text:a></text:p>
          <text:p text:style-name="P108"><text:a xlink:type="simple" xlink:href="#3.2.1.Components|outline">Components<text:tab/>34</text:a></text:p>
          <text:p text:style-name="P108"><text:a xlink:type="simple" xlink:href="#3.2.2.Pages|outline">Pages<text:tab/>34</text:a></text:p>
          <text:p text:style-name="P107"><text:a xlink:type="simple" xlink:href="#3.2.2.1.Page Title|outline">Page Title<text:tab/>35</text:a></text:p>
          <text:p text:style-name="P108"><text:soft-page-break/><text:a xlink:type="simple" xlink:href="#3.2.3.Desktops|outline">Desktops<text:tab/>35</text:a></text:p>
          <text:p text:style-name="P107"><text:a xlink:type="simple" xlink:href="#3.2.3.1.The createComponents Method|outline">The createComponents Method<text:tab/>35</text:a></text:p>
          <text:p text:style-name="P108"><text:a xlink:type="simple" xlink:href="#3.2.4.Forest of Trees of Components|outline">Forest of Trees of Components<text:tab/>35</text:a></text:p>
          <text:p text:style-name="P108"><text:a xlink:type="simple" xlink:href="#3.2.5.Component: a Visual Part and a Java Object|outline">Component: a Visual Part and a Java Object<text:tab/>36</text:a></text:p>
          <text:p text:style-name="P108"><text:a xlink:type="simple" xlink:href="#3.2.6.Identifiers|outline">Identifiers<text:tab/>36</text:a></text:p>
          <text:p text:style-name="P108"><text:a xlink:type="simple" xlink:href="#3.2.7.UUID|outline">UUID<text:tab/>36</text:a></text:p>
          <text:p text:style-name="P109"><text:a xlink:type="simple" xlink:href="#3.3.The ID Space|outline">The ID Space<text:tab/>37</text:a></text:p>
          <text:p text:style-name="P108"><text:a xlink:type="simple" xlink:href="#3.3.1.Namespace and ID Space|outline">Namespace and ID Space<text:tab/>38</text:a></text:p>
          <text:p text:style-name="P108"><text:a xlink:type="simple" xlink:href="#3.3.2.Variable and Functions Defined in zscript|outline">Variable and Functions Defined in zscript<text:tab/>38</text:a></text:p>
          <text:p text:style-name="P107"><text:a xlink:type="simple" xlink:href="#3.3.2.1.zscript and EL Expressions|outline">zscript and EL Expressions<text:tab/>39</text:a></text:p>
          <text:p text:style-name="P107"><text:a xlink:type="simple" xlink:href="#3.3.2.2.Multi-Scope Interpreters|outline">Multi-Scope Interpreters<text:tab/>40</text:a></text:p>
          <text:p text:style-name="P107"><text:a xlink:type="simple" xlink:href="#3.3.2.3.Single-Scope Interpreters|outline">Single-Scope Interpreters<text:tab/>41</text:a></text:p>
          <text:p text:style-name="P107"><text:a xlink:type="simple" xlink:href="#3.3.2.4.Multiple scripting Languages in One Page|outline">Multiple scripting Languages in One Page<text:tab/>42</text:a></text:p>
          <text:p text:style-name="P107"><text:a xlink:type="simple" xlink:href="#3.3.2.5.getVariable versus getZScriptVariable|outline">getVariable versus getZScriptVariable<text:tab/>42</text:a></text:p>
          <text:p text:style-name="P109"><text:a xlink:type="simple" xlink:href="#3.4.Events|outline">Events<text:tab/>42</text:a></text:p>
          <text:p text:style-name="P109"><text:a xlink:type="simple" xlink:href="#3.5.Desktops and Event Processing|outline">Desktops and Event Processing<text:tab/>43</text:a></text:p>
          <text:p text:style-name="P108"><text:a xlink:type="simple" xlink:href="#3.5.1.Desktops and the Creation of Components|outline">Desktops and the Creation of Components<text:tab/>43</text:a></text:p>
          <text:p text:style-name="P109"><text:a xlink:type="simple" xlink:href="#3.6.ZUML and XML Namespaces|outline">ZUML and XML Namespaces<text:tab/>43</text:a></text:p>
          <text:p text:style-name="P110">4. The Component Lifecycle<text:tab/>45</text:p>
          <text:p text:style-name="P109"><text:a xlink:type="simple" xlink:href="#4.1.The Lifecycle of Loading Pages|outline">The Lifecycle of Loading Pages<text:tab/>45</text:a></text:p>
          <text:p text:style-name="P108"><text:a xlink:type="simple" xlink:href="#4.1.1.The Page Initial Phase|outline">The Page Initial Phase<text:tab/>45</text:a></text:p>
          <text:p text:style-name="P108"><text:a xlink:type="simple" xlink:href="#4.1.2.The Component Creation Phase|outline">The Component Creation Phase<text:tab/>45</text:a></text:p>
          <text:p text:style-name="P108"><text:a xlink:type="simple" xlink:href="#4.1.3.The Event Processing Phase|outline">The Event Processing Phase<text:tab/>46</text:a></text:p>
          <text:p text:style-name="P108"><text:a xlink:type="simple" xlink:href="#4.1.4.The Rendering Phase|outline">The Rendering Phase<text:tab/>46</text:a></text:p>
          <text:p text:style-name="P109"><text:a xlink:type="simple" xlink:href="#4.2.The Lifecycle of Updating Pages|outline">The Lifecycle of Updating Pages<text:tab/>46</text:a></text:p>
          <text:p text:style-name="P108"><text:a xlink:type="simple" xlink:href="#4.2.1.The Request Processing Phase|outline">The Request Processing Phase<text:tab/>47</text:a></text:p>
          <text:p text:style-name="P108"><text:a xlink:type="simple" xlink:href="#4.2.2.The Event Processing Phase|outline">The Event Processing Phase<text:tab/>47</text:a></text:p>
          <text:p text:style-name="P108"><text:a xlink:type="simple" xlink:href="#4.2.3.The Rendering Phase|outline">The Rendering Phase<text:tab/>47</text:a></text:p>
          <text:p text:style-name="P109"><text:a xlink:type="simple" xlink:href="#4.3.The Molds|outline">The Molds<text:tab/>47</text:a></text:p>
          <text:p text:style-name="P109"><text:a xlink:type="simple" xlink:href="#4.4.Component Garbage Collection|outline">Component Garbage Collection<text:tab/>48</text:a></text:p>
          <text:p text:style-name="P110">5. Event Listening and Processing<text:tab/>49</text:p>
          <text:p text:style-name="P109"><text:a xlink:type="simple" xlink:href="#5.1.Add Event Listeners by Markup Languages|outline">Add Event Listeners by Markup Languages<text:tab/>49</text:a></text:p>
          <text:p text:style-name="P109"><text:a xlink:type="simple" xlink:href="#5.2.Add and Remove Event Listeners by Program|outline">Add and Remove Event Listeners by Program<text:tab/>49</text:a></text:p>
          <text:p text:style-name="P108"><text:a xlink:type="simple" xlink:href="#5.2.1.Declare a Member|outline">Declare a Member<text:tab/>49</text:a></text:p>
          <text:p text:style-name="P108"><text:a xlink:type="simple" xlink:href="#5.2.2.Add and Remove Event Listeners Dynamically|outline">Add and Remove Event Listeners Dynamically<text:tab/>50</text:a></text:p>
          <text:p text:style-name="P108"><text:a xlink:type="simple" xlink:href="#5.2.3.Deferrable Event Listeners|outline">Deferrable Event Listeners<text:tab/>50</text:a></text:p>
          <text:p text:style-name="P108"><text:soft-page-break/><text:a xlink:type="simple" xlink:href="#5.2.4.Add and Remove Event Listeners to Pages Dynamically|outline">Add and Remove Event Listeners to Pages Dynamically<text:tab/>51</text:a></text:p>
          <text:p text:style-name="P108"><text:a xlink:type="simple" xlink:href="#5.2.5.The Invocation Sequence|outline">The Invocation Sequence<text:tab/>52</text:a></text:p>
          <text:p text:style-name="P108"><text:a xlink:type="simple" xlink:href="#5.2.6.Abort the Invocation Sequence|outline">Abort the Invocation Sequence<text:tab/>52</text:a></text:p>
          <text:p text:style-name="P109"><text:a xlink:type="simple" xlink:href="#5.3.Send, Post and Echo Events from an Event Listener|outline">Send, Post and Echo Events from an Event Listener<text:tab/>52</text:a></text:p>
          <text:p text:style-name="P108"><text:a xlink:type="simple" xlink:href="#5.3.1.Post Events|outline">Post Events<text:tab/>53</text:a></text:p>
          <text:p text:style-name="P108"><text:a xlink:type="simple" xlink:href="#5.3.2.Send Events|outline">Send Events<text:tab/>53</text:a></text:p>
          <text:p text:style-name="P108"><text:a xlink:type="simple" xlink:href="#5.3.3.Echo Events|outline">Echo Events<text:tab/>53</text:a></text:p>
          <text:p text:style-name="P109"><text:a xlink:type="simple" xlink:href="#5.4.Thread Model|outline">Thread Model<text:tab/>54</text:a></text:p>
          <text:p text:style-name="P108"><text:a xlink:type="simple" xlink:href="#5.4.1.Suspend and Resume|outline">Suspend and Resume<text:tab/>54</text:a></text:p>
          <text:p text:style-name="P108"><text:a xlink:type="simple" xlink:href="#5.4.2.Long Operations|outline">Long Operations<text:tab/>55</text:a></text:p>
          <text:p text:style-name="P107"><text:a xlink:type="simple" xlink:href="#5.4.2.1.Alternative 1: Server Push|outline">Alternative 1: Server Push<text:tab/>55</text:a></text:p>
          <text:p text:style-name="P107"><text:a xlink:type="simple" xlink:href="#5.4.2.2.Alternative 2: Thread Suspend and Resume|outline">Alternative 2: Thread Suspend and Resume<text:tab/>57</text:a></text:p>
          <text:p text:style-name="P107"><text:a xlink:type="simple" xlink:href="#5.4.2.3.Alternative 3: Timer (No Suspend/Resume)|outline">Alternative 3: Timer (No Suspend/Resume)<text:tab/>59</text:a></text:p>
          <text:p text:style-name="P107"><text:a xlink:type="simple" xlink:href="#5.4.2.4.Alternative 4: Piggyback (No Suspend/Resume, No Timer)|outline">Alternative 4: Piggyback (No Suspend/Resume, No Timer)<text:tab/>60</text:a></text:p>
          <text:p text:style-name="P109"><text:a xlink:type="simple" xlink:href="#5.5.Initialization and Cleanup of Event Processing Thread|outline">Initialization and Cleanup of Event Processing Thread<text:tab/>61</text:a></text:p>
          <text:p text:style-name="P108"><text:a xlink:type="simple" xlink:href="#5.5.1.Initialization Before Processing Each Event|outline">Initialization Before Processing Each Event<text:tab/>61</text:a></text:p>
          <text:p text:style-name="P108"><text:a xlink:type="simple" xlink:href="#5.5.2.Cleanup After Processed Each Event|outline">Cleanup After Processed Each Event<text:tab/>62</text:a></text:p>
          <text:p text:style-name="P110">6. The ZK User Interface Markup Language<text:tab/>63</text:p>
          <text:p text:style-name="P109"><text:a xlink:type="simple" xlink:href="#6.1.XML|outline">XML<text:tab/>63</text:a></text:p>
          <text:p text:style-name="P108"><text:a xlink:type="simple" xlink:href="#6.1.1.Elements Must Be Well-formed|outline">Elements Must Be Well-formed<text:tab/>63</text:a></text:p>
          <text:p text:style-name="P108"><text:a xlink:type="simple" xlink:href="#6.1.2.Special Character Must Be Replaced|outline">Special Character Must Be Replaced<text:tab/>64</text:a></text:p>
          <text:p text:style-name="P108"><text:a xlink:type="simple" xlink:href="#6.1.3.Attribute Values Must Be Specified and Quoted|outline">Attribute Values Must Be Specified and Quoted<text:tab/>64</text:a></text:p>
          <text:p text:style-name="P108"><text:a xlink:type="simple" xlink:href="#6.1.4.Comments|outline">Comments<text:tab/>64</text:a></text:p>
          <text:p text:style-name="P108"><text:a xlink:type="simple" xlink:href="#6.1.5.Character Encoding|outline">Character Encoding<text:tab/>65</text:a></text:p>
          <text:p text:style-name="P108"><text:a xlink:type="simple" xlink:href="#6.1.6.Namespace|outline">Namespace<text:tab/>65</text:a></text:p>
          <text:p text:style-name="P107"><text:a xlink:type="simple" xlink:href="#6.1.6.1.Auto-completion with Schema|outline">Auto-completion with Schema<text:tab/>66</text:a></text:p>
          <text:p text:style-name="P109"><text:a xlink:type="simple" xlink:href="#6.2.Conditional Evaluation|outline">Conditional Evaluation<text:tab/>66</text:a></text:p>
          <text:p text:style-name="P108"><text:a xlink:type="simple" xlink:href="#6.2.1.If and Unless|outline">If and Unless<text:tab/>66</text:a></text:p>
          <text:p text:style-name="P108"><text:a xlink:type="simple" xlink:href="#6.2.2.Switch and Case|outline">Switch and Case<text:tab/>66</text:a></text:p>
          <text:p text:style-name="P107"><text:a xlink:type="simple" xlink:href="#6.2.2.1.Multiple Cases|outline">Multiple Cases<text:tab/>67</text:a></text:p>
          <text:p text:style-name="P107"><text:a xlink:type="simple" xlink:href="#6.2.2.2.Regular Expression|outline">Regular Expression<text:tab/>67</text:a></text:p>
          <text:p text:style-name="P107"><text:a xlink:type="simple" xlink:href="#6.2.2.3.Used with forEach|outline">Used with forEach<text:tab/>67</text:a></text:p>
          <text:p text:style-name="P108"><text:a xlink:type="simple" xlink:href="#6.2.3.Choose and When|outline">Choose and When<text:tab/>67</text:a></text:p>
          <text:p text:style-name="P109"><text:a xlink:type="simple" xlink:href="#6.3.Iterative Evaluation|outline">Iterative Evaluation<text:tab/>68</text:a></text:p>
          <text:p text:style-name="P108"><text:a xlink:type="simple" xlink:href="#6.3.1.The each Variable|outline">The each Variable<text:tab/>69</text:a></text:p>
          <text:p text:style-name="P108"><text:a xlink:type="simple" xlink:href="#6.3.2.The forEachStatus Variable|outline">The forEachStatus Variable<text:tab/>69</text:a></text:p>
          <text:p text:style-name="P108"><text:a xlink:type="simple" xlink:href="#6.3.3.How to Use each and forEachStatus Variables in Event Listeners|outline">How to Use each and forEachStatus Variables in Event Listeners<text:tab/>69</text:a></text:p>
          <text:p text:style-name="P107"><text:a xlink:type="simple" xlink:href="#6.3.3.1.A Solution: custom-attributes|outline">A Solution: custom-attributes<text:tab/>70</text:a></text:p>
          <text:p text:style-name="P109"><text:soft-page-break/><text:a xlink:type="simple" xlink:href="#6.4.Load on Demand|outline">Load on Demand<text:tab/>71</text:a></text:p>
          <text:p text:style-name="P108"><text:a xlink:type="simple" xlink:href="#6.4.1.Load-on-Demand with the fulfill Attribute|outline">Load-on-Demand with the fulfill Attribute<text:tab/>71</text:a></text:p>
          <text:p text:style-name="P108"><text:a xlink:type="simple" xlink:href="#6.4.2.Load-on-Demand with an Event Listener|outline">Load-on-Demand with an Event Listener<text:tab/>71</text:a></text:p>
          <text:p text:style-name="P109"><text:a xlink:type="simple" xlink:href="#6.5.Implicit Objects|outline">Implicit Objects<text:tab/>72</text:a></text:p>
          <text:p text:style-name="P108"><text:a xlink:type="simple" xlink:href="#6.5.1.List of Implicit Objects|outline">List of Implicit Objects<text:tab/>72</text:a></text:p>
          <text:p text:style-name="P108"><text:a xlink:type="simple" xlink:href="#6.5.2.Information about Request and Execution|outline">Information about Request and Execution<text:tab/>74</text:a></text:p>
          <text:p text:style-name="P109"><text:a xlink:type="simple" xlink:href="#6.6.Processing Instructions|outline">Processing Instructions<text:tab/>74</text:a></text:p>
          <text:p text:style-name="P108"><text:a xlink:type="simple" xlink:href="#6.6.1.The page Directive|outline">The page Directive<text:tab/>74</text:a></text:p>
          <text:p text:style-name="P108"><text:a xlink:type="simple" xlink:href="#6.6.2.The component Directive|outline">The component Directive<text:tab/>74</text:a></text:p>
          <text:p text:style-name="P107"><text:a xlink:type="simple" xlink:href="#6.6.2.1.The by-macro Format|outline">The by-macro Format<text:tab/>75</text:a></text:p>
          <text:p text:style-name="P107"><text:a xlink:type="simple" xlink:href="#6.6.2.2.The by-class Format|outline">The by-class Format<text:tab/>75</text:a></text:p>
          <text:p text:style-name="P108"><text:a xlink:type="simple" xlink:href="#6.6.3.The init Directive|outline">The init Directive<text:tab/>76</text:a></text:p>
          <text:p text:style-name="P108"><text:a xlink:type="simple" xlink:href="#6.6.4.The variable-resolver Directive|outline">The variable-resolver Directive<text:tab/>77</text:a></text:p>
          <text:p text:style-name="P108"><text:a xlink:type="simple" xlink:href="#6.6.5.The import Directive|outline">The import Directive<text:tab/>77</text:a></text:p>
          <text:p text:style-name="P108"><text:a xlink:type="simple" xlink:href="#6.6.6.The link and meta Directives|outline">The link and meta Directives<text:tab/>78</text:a></text:p>
          <text:p text:style-name="P109"><text:a xlink:type="simple" xlink:href="#6.7.ZK Attributes|outline">ZK Attributes<text:tab/>78</text:a></text:p>
          <text:p text:style-name="P108"><text:a xlink:type="simple" xlink:href="#6.7.1.The apply Attribute|outline">The apply Attribute<text:tab/>78</text:a></text:p>
          <text:p text:style-name="P108"><text:a xlink:type="simple" xlink:href="#6.7.2.The use Attribute|outline">The use Attribute<text:tab/>79</text:a></text:p>
          <text:p text:style-name="P108"><text:a xlink:type="simple" xlink:href="#6.7.3.The if Attribute|outline">The if Attribute<text:tab/>79</text:a></text:p>
          <text:p text:style-name="P108"><text:a xlink:type="simple" xlink:href="#6.7.4.The unless Attribute|outline">The unless Attribute<text:tab/>79</text:a></text:p>
          <text:p text:style-name="P108"><text:a xlink:type="simple" xlink:href="#6.7.5.The forEach Attribute|outline">The forEach Attribute<text:tab/>79</text:a></text:p>
          <text:p text:style-name="P108"><text:a xlink:type="simple" xlink:href="#6.7.6.The forEachBegin Attribute|outline">The forEachBegin Attribute<text:tab/>80</text:a></text:p>
          <text:p text:style-name="P108"><text:a xlink:type="simple" xlink:href="#6.7.7.The forEachEnd Attribute|outline">The forEachEnd Attribute<text:tab/>80</text:a></text:p>
          <text:p text:style-name="P108"><text:a xlink:type="simple" xlink:href="#6.7.8.The fulfill Attribute|outline">The fulfill Attribute<text:tab/>80</text:a></text:p>
          <text:p text:style-name="P107"><text:a xlink:type="simple" xlink:href="#6.7.8.1.With an URI Expression|outline">With an URI Expression<text:tab/>81</text:a></text:p>
          <text:p text:style-name="P107"><text:a xlink:type="simple" xlink:href="#6.7.8.2.The onFulfill Event|outline">The onFulfill Event<text:tab/>81</text:a></text:p>
          <text:p text:style-name="P108"><text:a xlink:type="simple" xlink:href="#6.7.9.The forward Attribute|outline">The forward Attribute<text:tab/>82</text:a></text:p>
          <text:p text:style-name="P107"><text:a xlink:type="simple" xlink:href="#6.7.9.1.The Forward Event|outline">The Forward Event<text:tab/>83</text:a></text:p>
          <text:p text:style-name="P107"><text:a xlink:type="simple" xlink:href="#6.7.9.2.Pass Information to the Forward Event|outline">Pass Information to the Forward Event<text:tab/>83</text:a></text:p>
          <text:p text:style-name="P107"><text:a xlink:type="simple" xlink:href="#6.7.9.3.EL Expressions in the Forward Condition|outline">EL Expressions in the Forward Condition<text:tab/>83</text:a></text:p>
          <text:p text:style-name="P109"><text:a xlink:type="simple" xlink:href="#6.8.ZK Elements|outline">ZK Elements<text:tab/>83</text:a></text:p>
          <text:p text:style-name="P108"><text:a xlink:type="simple" xlink:href="#6.8.1.The zk Element|outline">The zk Element<text:tab/>83</text:a></text:p>
          <text:p text:style-name="P107"><text:a xlink:type="simple" xlink:href="#6.8.1.1.Multiple Root Elements in a Page|outline">Multiple Root Elements in a Page<text:tab/>84</text:a></text:p>
          <text:p text:style-name="P107"><text:a xlink:type="simple" xlink:href="#6.8.1.2.Iteration Over Versatile Components|outline">Iteration Over Versatile Components<text:tab/>84</text:a></text:p>
          <text:p text:style-name="P108"><text:a xlink:type="simple" xlink:href="#6.8.2.The zscript Element|outline">The zscript Element<text:tab/>85</text:a></text:p>
          <text:p text:style-name="P107"><text:a xlink:type="simple" xlink:href="#6.8.2.1.How to Defer the Evaluation|outline">How to Defer the Evaluation<text:tab/>86</text:a></text:p>
          <text:p text:style-name="P107"><text:a xlink:type="simple" xlink:href="#6.8.2.2.How to Select a Different Scripting Language|outline">How to Select a Different Scripting Language<text:tab/>87</text:a></text:p>
          <text:p text:style-name="P107"><text:a xlink:type="simple" xlink:href="#6.8.2.3.How to Support More Scripting Languages|outline">How to Support More Scripting Languages<text:tab/>87</text:a></text:p>
          <text:p text:style-name="P108"><text:a xlink:type="simple" xlink:href="#6.8.3.The attribute Element|outline">The attribute Element<text:tab/>88</text:a></text:p>
          <text:p text:style-name="P108"><text:soft-page-break/><text:a xlink:type="simple" xlink:href="#6.8.4.The variables element|outline">The variables element<text:tab/>89</text:a></text:p>
          <text:p text:style-name="P107"><text:a xlink:type="simple" xlink:href="#6.8.4.1.The List and Map Values with the composite Attribute|outline">The List and Map Values with the composite Attribute<text:tab/>89</text:a></text:p>
          <text:p text:style-name="P107"><text:a xlink:type="simple" xlink:href="#6.8.4.2.The null Value|outline">The null Value<text:tab/>90</text:a></text:p>
          <text:p text:style-name="P107"><text:a xlink:type="simple" xlink:href="#6.8.4.3.Assign a Variable with a Reserved Name|outline">Assign a Variable with a Reserved Name<text:tab/>90</text:a></text:p>
          <text:p text:style-name="P108"><text:a xlink:type="simple" xlink:href="#6.8.5.The custom-attributes element|outline">The custom-attributes element<text:tab/>90</text:a></text:p>
          <text:p text:style-name="P109"><text:a xlink:type="simple" xlink:href="#6.9.Component Sets and XML Namespaces|outline">Component Sets and XML Namespaces<text:tab/>92</text:a></text:p>
          <text:p text:style-name="P108"><text:a xlink:type="simple" xlink:href="#6.9.1.Standard Namespaces|outline">Standard Namespaces<text:tab/>92</text:a></text:p>
          <text:p text:style-name="P110">7. ZUML with the XUL Component Set<text:tab/>95</text:p>
          <text:p text:style-name="P109"><text:a xlink:type="simple" xlink:href="#7.1.Basic Components|outline">Basic Components<text:tab/>95</text:a></text:p>
          <text:p text:style-name="P108"><text:a xlink:type="simple" xlink:href="#7.1.1.Label|outline">Label<text:tab/>95</text:a></text:p>
          <text:p text:style-name="P107"><text:a xlink:type="simple" xlink:href="#7.1.1.1.The pre, hyphen, maxlength and multiline Properties|outline">The pre, hyphen, maxlength and multiline Properties<text:tab/>95</text:a></text:p>
          <text:p text:style-name="P108"><text:a xlink:type="simple" xlink:href="#7.1.2.Buttons|outline">Buttons<text:tab/>96</text:a></text:p>
          <text:p text:style-name="P107"><text:a xlink:type="simple" xlink:href="#7.1.2.1.The onClick Event and href Property|outline">The onClick Event and href Property<text:tab/>96</text:a></text:p>
          <text:p text:style-name="P107"><text:a xlink:type="simple" xlink:href="#7.1.2.2.The sendRedirect Method of the org.zkoss.zk.ui.Execution Interface|outline">The sendRedirect Method of the org.zkoss.zk.ui.Execution Interface<text:tab/>97</text:a></text:p>
          <text:p text:style-name="P108"><text:a xlink:type="simple" xlink:href="#7.1.3.Radio and Radio Group|outline">Radio and Radio Group<text:tab/>97</text:a></text:p>
          <text:p text:style-name="P107"><text:a xlink:type="simple" xlink:href="#7.1.3.1.Versatile Layouts|outline">Versatile Layouts<text:tab/>97</text:a></text:p>
          <text:p text:style-name="P108"><text:a xlink:type="simple" xlink:href="#7.1.4.Image|outline">Image<text:tab/>98</text:a></text:p>
          <text:p text:style-name="P107"><text:a xlink:type="simple" xlink:href="#7.1.4.1.Locale Dependent Image|outline">Locale Dependent Image<text:tab/>98</text:a></text:p>
          <text:p text:style-name="P108"><text:a xlink:type="simple" xlink:href="#7.1.5.Imagemap|outline">Imagemap<text:tab/>99</text:a></text:p>
          <text:p text:style-name="P107"><text:a xlink:type="simple" xlink:href="#7.1.5.1.Area|outline">Area<text:tab/>100</text:a></text:p>
          <text:p text:style-name="P107"><text:a xlink:type="simple" xlink:href="#7.1.5.2.The shape Property|outline">The shape Property<text:tab/>100</text:a></text:p>
          <text:p text:style-name="P108"><text:a xlink:type="simple" xlink:href="#7.1.6.Audio|outline">Audio<text:tab/>101</text:a></text:p>
          <text:p text:style-name="P108"><text:a xlink:type="simple" xlink:href="#7.1.7.Input Controls|outline">Input Controls<text:tab/>101</text:a></text:p>
          <text:p text:style-name="P107"><text:a xlink:type="simple" xlink:href="#7.1.7.1.The type Property|outline">The type Property<text:tab/>102</text:a></text:p>
          <text:p text:style-name="P107"><text:a xlink:type="simple" xlink:href="#7.1.7.2.The format Property|outline">The format Property<text:tab/>102</text:a></text:p>
          <text:p text:style-name="P107"><text:a xlink:type="simple" xlink:href="#7.1.7.3.Constraints|outline">Constraints<text:tab/>102</text:a></text:p>
          <text:p text:style-name="P107"><text:a xlink:type="simple" xlink:href="#7.1.7.4.Constraints for Datebox|outline">Constraints for Datebox<text:tab/>103</text:a></text:p>
          <text:p text:style-name="P107"><text:a xlink:type="simple" xlink:href="#7.1.7.5.Custom Constraints|outline">Custom Constraints<text:tab/>103</text:a></text:p>
          <text:p text:style-name="P107"><text:a xlink:type="simple" xlink:href="#7.1.7.6.The onChange Event|outline">The onChange Event<text:tab/>105</text:a></text:p>
          <text:p text:style-name="P107"><text:a xlink:type="simple" xlink:href="#7.1.7.7.The onChanging event|outline">The onChanging event<text:tab/>106</text:a></text:p>
          <text:p text:style-name="P108"><text:a xlink:type="simple" xlink:href="#7.1.8.Calendar|outline">Calendar<text:tab/>106</text:a></text:p>
          <text:p text:style-name="P107"><text:a xlink:type="simple" xlink:href="#7.1.8.1.The value Property and the onChange Event|outline">The value Property and the onChange Event<text:tab/>106</text:a></text:p>
          <text:p text:style-name="P107"><text:a xlink:type="simple" xlink:href="#7.1.8.2.The compact Property|outline">The compact Property<text:tab/>107</text:a></text:p>
          <text:p text:style-name="P108"><text:a xlink:type="simple" xlink:href="#7.1.9.Progressmeter|outline">Progressmeter<text:tab/>107</text:a></text:p>
          <text:p text:style-name="P108"><text:a xlink:type="simple" xlink:href="#7.1.10.Slider|outline">Slider<text:tab/>107</text:a></text:p>
          <text:p text:style-name="P108"><text:a xlink:type="simple" xlink:href="#7.1.11.Timer|outline">Timer<text:tab/>107</text:a></text:p>
          <text:p text:style-name="P108"><text:a xlink:type="simple" xlink:href="#7.1.12.Paging|outline">Paging<text:tab/>107</text:a></text:p>
          <text:p text:style-name="P107"><text:a xlink:type="simple" xlink:href="#7.1.12.1.Paging with List Boxes and Grids|outline">Paging with List Boxes and Grids<text:tab/>108</text:a></text:p>
          <text:p text:style-name="P109"><text:a xlink:type="simple" xlink:href="#7.2.Windows|outline">Windows<text:tab/>108</text:a></text:p>
          <text:p text:style-name="P108"><text:soft-page-break/><text:a xlink:type="simple" xlink:href="#7.2.1.Titles and Captions|outline">Titles and Captions<text:tab/>108</text:a></text:p>
          <text:p text:style-name="P108"><text:a xlink:type="simple" xlink:href="#7.2.2.The closable Property|outline">The closable Property<text:tab/>109</text:a></text:p>
          <text:p text:style-name="P108"><text:a xlink:type="simple" xlink:href="#7.2.3.The sizable Property|outline">The sizable Property<text:tab/>109</text:a></text:p>
          <text:p text:style-name="P107"><text:a xlink:type="simple" xlink:href="#7.2.3.1.The onSize Event|outline">The onSize Event<text:tab/>110</text:a></text:p>
          <text:p text:style-name="P108"><text:a xlink:type="simple" xlink:href="#7.2.4.The Style Class (sclass)|outline">The Style Class (sclass)<text:tab/>110</text:a></text:p>
          <text:p text:style-name="P108"><text:a xlink:type="simple" xlink:href="#7.2.5.The contentStyle Property|outline">The contentStyle Property<text:tab/>110</text:a></text:p>
          <text:p text:style-name="P107"><text:a xlink:type="simple" xlink:href="#7.2.5.1.Scrollable Window|outline">Scrollable Window<text:tab/>111</text:a></text:p>
          <text:p text:style-name="P108"><text:a xlink:type="simple" xlink:href="#7.2.6.Borders|outline">Borders<text:tab/>111</text:a></text:p>
          <text:p text:style-name="P108"><text:a xlink:type="simple" xlink:href="#7.2.7.Overlapped, Popup, Modal, Highlighted and Embedded|outline">Overlapped, Popup, Modal, Highlighted and Embedded<text:tab/>111</text:a></text:p>
          <text:p text:style-name="P107"><text:a xlink:type="simple" xlink:href="#7.2.7.1.Embedded|outline">Embedded<text:tab/>112</text:a></text:p>
          <text:p text:style-name="P107"><text:a xlink:type="simple" xlink:href="#7.2.7.2.Overlapped|outline">Overlapped<text:tab/>112</text:a></text:p>
          <text:p text:style-name="P107"><text:a xlink:type="simple" xlink:href="#7.2.7.3.Popup|outline">Popup<text:tab/>112</text:a></text:p>
          <text:p text:style-name="P107"><text:a xlink:type="simple" xlink:href="#7.2.7.4.Modal|outline">Modal<text:tab/>112</text:a></text:p>
          <text:p text:style-name="P107"><text:a xlink:type="simple" xlink:href="#7.2.7.5.Highlighted|outline">Highlighted<text:tab/>113</text:a></text:p>
          <text:p text:style-name="P107"><text:a xlink:type="simple" xlink:href="#7.2.7.6.Modal Windows and Event Listeners|outline">Modal Windows and Event Listeners<text:tab/>113</text:a></text:p>
          <text:p text:style-name="P108"><text:a xlink:type="simple" xlink:href="#7.2.8.The position Property|outline">The position Property<text:tab/>115</text:a></text:p>
          <text:p text:style-name="P108"><text:a xlink:type="simple" xlink:href="#7.2.9.Common Dialogs|outline">Common Dialogs<text:tab/>115</text:a></text:p>
          <text:p text:style-name="P107"><text:a xlink:type="simple" xlink:href="#7.2.9.1.The Message Box|outline">The Message Box<text:tab/>115</text:a></text:p>
          <text:p text:style-name="P107"><text:a xlink:type="simple" xlink:href="#7.2.9.2.The File Upload Dialog|outline">The File Upload Dialog<text:tab/>116</text:a></text:p>
          <text:p text:style-name="P107"><text:a xlink:type="simple" xlink:href="#7.2.9.3.The fileupload Component|outline">The fileupload Component<text:tab/>117</text:a></text:p>
          <text:p text:style-name="P107"><text:a xlink:type="simple" xlink:href="#7.2.9.4.The File Download Dialog|outline">The File Download Dialog<text:tab/>118</text:a></text:p>
          <text:p text:style-name="P109"><text:a xlink:type="simple" xlink:href="#7.4.The Layout Components|outline">The Layout Components<text:tab/>118</text:a></text:p>
          <text:p text:style-name="P108"><text:a xlink:type="simple" xlink:href="#7.4.1.A Nested borderlayout Component|outline">A Nested borderlayout Component<text:tab/>119</text:a></text:p>
          <text:p text:style-name="P108"><text:a xlink:type="simple" xlink:href="#7.4.2.The size and border Properties|outline">The size and border Properties<text:tab/>120</text:a></text:p>
          <text:p text:style-name="P108"><text:a xlink:type="simple" xlink:href="#7.4.3.The splittable and collapsible  Properties|outline">The splittable and collapsible <text:s/>Properties<text:tab/>120</text:a></text:p>
          <text:p text:style-name="P107"><text:a xlink:type="simple" xlink:href="#7.4.3.1.The maxsize and minisize Properties|outline">The maxsize and minisize Properties<text:tab/>121</text:a></text:p>
          <text:p text:style-name="P108"><text:a xlink:type="simple" xlink:href="#7.4.4.The flex property|outline">The flex property<text:tab/>121</text:a></text:p>
          <text:p text:style-name="P108"><text:a xlink:type="simple" xlink:href="#7.4.5.The open Property|outline">The open Property<text:tab/>121</text:a></text:p>
          <text:p text:style-name="P108"><text:a xlink:type="simple" xlink:href="#7.4.6.The onOpen Event|outline">The onOpen Event<text:tab/>121</text:a></text:p>
          <text:p text:style-name="P109"><text:a xlink:type="simple" xlink:href="#7.5.The Box Model|outline">The Box Model<text:tab/>122</text:a></text:p>
          <text:p text:style-name="P108"><text:a xlink:type="simple" xlink:href="#7.5.1.The spacing Property|outline">The spacing Property<text:tab/>122</text:a></text:p>
          <text:p text:style-name="P108"><text:a xlink:type="simple" xlink:href="#7.5.2.The widths and heights Properties|outline">The widths and heights Properties<text:tab/>123</text:a></text:p>
          <text:p text:style-name="P108"><text:a xlink:type="simple" xlink:href="#7.5.3.Splitters|outline">Splitters<text:tab/>124</text:a></text:p>
          <text:p text:style-name="P107"><text:a xlink:type="simple" xlink:href="#7.5.3.1.The collapse Property|outline">The collapse Property<text:tab/>124</text:a></text:p>
          <text:p text:style-name="P107"><text:a xlink:type="simple" xlink:href="#7.5.3.2.The open Property|outline">The open Property<text:tab/>125</text:a></text:p>
          <text:p text:style-name="P107"><text:a xlink:type="simple" xlink:href="#7.5.3.3.The onOpen Event|outline">The onOpen Event<text:tab/>125</text:a></text:p>
          <text:p text:style-name="P109"><text:a xlink:type="simple" xlink:href="#7.6.Tab Boxes|outline">Tab Boxes<text:tab/>125</text:a></text:p>
          <text:p text:style-name="P108"><text:a xlink:type="simple" xlink:href="#7.6.1.Nested Tab Boxes|outline">Nested Tab Boxes<text:tab/>126</text:a></text:p>
          <text:p text:style-name="P108"><text:a xlink:type="simple" xlink:href="#7.6.2.The Accordion Tab Boxes|outline">The Accordion Tab Boxes<text:tab/>126</text:a></text:p>
          <text:p text:style-name="P108"><text:a xlink:type="simple" xlink:href="#7.6.3.The orient Property|outline">The orient Property<text:tab/>127</text:a></text:p>
          <text:p text:style-name="P108"><text:soft-page-break/><text:a xlink:type="simple" xlink:href="#7.6.4.The align Property of Tabs|outline">The align Property of Tabs<text:tab/>127</text:a></text:p>
          <text:p text:style-name="P108"><text:a xlink:type="simple" xlink:href="#7.6.5.The closable Property|outline">The closable Property<text:tab/>128</text:a></text:p>
          <text:p text:style-name="P108"><text:a xlink:type="simple" xlink:href="#7.6.6.The disabled Property|outline">The disabled Property<text:tab/>128</text:a></text:p>
          <text:p text:style-name="P108"><text:a xlink:type="simple" xlink:href="#7.6.7.Load-on-Demand for Tab Panels|outline">Load-on-Demand for Tab Panels<text:tab/>128</text:a></text:p>
          <text:p text:style-name="P109"><text:a xlink:type="simple" xlink:href="#7.7.Grids|outline">Grids<text:tab/>129</text:a></text:p>
          <text:p text:style-name="P108"><text:a xlink:type="simple" xlink:href="#7.7.1.Scrollable Grid|outline">Scrollable Grid<text:tab/>130</text:a></text:p>
          <text:p text:style-name="P108"><text:a xlink:type="simple" xlink:href="#7.7.2.Sizable Columns|outline">Sizable Columns<text:tab/>131</text:a></text:p>
          <text:p text:style-name="P107"><text:a xlink:type="simple" xlink:href="#7.7.2.1.The onColSize Event|outline">The onColSize Event<text:tab/>131</text:a></text:p>
          <text:p text:style-name="P108"><text:a xlink:type="simple" xlink:href="#7.7.3.Grids with Paging|outline">Grids with Paging<text:tab/>132</text:a></text:p>
          <text:p text:style-name="P107"><text:a xlink:type="simple" xlink:href="#7.7.3.1.The pageSize Property|outline">The pageSize Property<text:tab/>132</text:a></text:p>
          <text:p text:style-name="P107"><text:a xlink:type="simple" xlink:href="#7.7.3.2.The paginal Property|outline">The paginal Property<text:tab/>132</text:a></text:p>
          <text:p text:style-name="P107"><text:a xlink:type="simple" xlink:href="#7.7.3.3.The paging Property|outline">The paging Property<text:tab/>134</text:a></text:p>
          <text:p text:style-name="P107"><text:a xlink:type="simple" xlink:href="#7.7.3.4.The onPaging Event and Method|outline">The onPaging Event and Method<text:tab/>134</text:a></text:p>
          <text:p text:style-name="P108"><text:a xlink:type="simple" xlink:href="#7.7.4.Sorting|outline">Sorting<text:tab/>134</text:a></text:p>
          <text:p text:style-name="P107"><text:a xlink:type="simple" xlink:href="#7.7.4.1.The sortDirection Property|outline">The sortDirection Property<text:tab/>135</text:a></text:p>
          <text:p text:style-name="P107"><text:a xlink:type="simple" xlink:href="#7.7.4.2.The onSort Event|outline">The onSort Event<text:tab/>135</text:a></text:p>
          <text:p text:style-name="P107"><text:a xlink:type="simple" xlink:href="#7.7.4.3.The sort Method|outline">The sort Method<text:tab/>135</text:a></text:p>
          <text:p text:style-name="P108"><text:a xlink:type="simple" xlink:href="#7.7.5.Live Data|outline">Live Data<text:tab/>136</text:a></text:p>
          <text:p text:style-name="P107"><text:a xlink:type="simple" xlink:href="#7.7.5.1.Sorting with Live Data|outline">Sorting with Live Data<text:tab/>137</text:a></text:p>
          <text:p text:style-name="P108"><text:a xlink:type="simple" xlink:href="#7.7.6.Auxiliary Headers|outline">Auxiliary Headers<text:tab/>137</text:a></text:p>
          <text:p text:style-name="P108"><text:a xlink:type="simple" xlink:href="#7.7.7.Special Properties|outline">Special Properties<text:tab/>138</text:a></text:p>
          <text:p text:style-name="P107"><text:a xlink:type="simple" xlink:href="#7.7.7.1.The spans Property|outline">The spans Property<text:tab/>138</text:a></text:p>
          <text:p text:style-name="P109"><text:a xlink:type="simple" xlink:href="#7.8.More Layout Components|outline">More Layout Components<text:tab/>139</text:a></text:p>
          <text:p text:style-name="P108"><text:a xlink:type="simple" xlink:href="#7.8.1.Separators and Spaces|outline">Separators and Spaces<text:tab/>139</text:a></text:p>
          <text:p text:style-name="P108"><text:a xlink:type="simple" xlink:href="#7.8.2.Group boxes|outline">Group boxes<text:tab/>140</text:a></text:p>
          <text:p text:style-name="P107"><text:a xlink:type="simple" xlink:href="#7.8.2.1.The contentStyle Property and Scrollable Groupbox|outline">The contentStyle Property and Scrollable Groupbox<text:tab/>140</text:a></text:p>
          <text:p text:style-name="P108"><text:a xlink:type="simple" xlink:href="#7.8.3.Toolbars|outline">Toolbars<text:tab/>141</text:a></text:p>
          <text:p text:style-name="P109"><text:a xlink:type="simple" xlink:href="#7.9.Menu bars|outline">Menu bars<text:tab/>141</text:a></text:p>
          <text:p text:style-name="P108"><text:a xlink:type="simple" xlink:href="#7.9.1.Execute a Menu Command|outline">Execute a Menu Command<text:tab/>142</text:a></text:p>
          <text:p text:style-name="P108"><text:a xlink:type="simple" xlink:href="#7.9.2.Use Menu Items as Check Boxes|outline">Use Menu Items as Check Boxes<text:tab/>142</text:a></text:p>
          <text:p text:style-name="P108"><text:a xlink:type="simple" xlink:href="#7.9.3.The autodrop Property|outline">The autodrop Property<text:tab/>143</text:a></text:p>
          <text:p text:style-name="P108"><text:a xlink:type="simple" xlink:href="#7.9.4.The onOpen Event|outline">The onOpen Event<text:tab/>143</text:a></text:p>
          <text:p text:style-name="P108"><text:a xlink:type="simple" xlink:href="#7.9.5.More Menu Features|outline">More Menu Features<text:tab/>143</text:a></text:p>
          <text:p text:style-name="P109"><text:a xlink:type="simple" xlink:href="#7.10.Context Menus|outline">Context Menus<text:tab/>143</text:a></text:p>
          <text:p text:style-name="P108"><text:a xlink:type="simple" xlink:href="#7.10.1.Customizable Tooltip and Popup Menus|outline">Customizable Tooltip and Popup Menus<text:tab/>144</text:a></text:p>
          <text:p text:style-name="P108"><text:a xlink:type="simple" xlink:href="#7.10.2.The onOpen Event|outline">The onOpen Event<text:tab/>145</text:a></text:p>
          <text:p text:style-name="P109"><text:a xlink:type="simple" xlink:href="#7.11.List Boxes|outline">List Boxes<text:tab/>146</text:a></text:p>
          <text:p text:style-name="P108"><text:a xlink:type="simple" xlink:href="#7.11.1.Multi-Column List Boxes|outline">Multi-Column List Boxes<text:tab/>147</text:a></text:p>
          <text:p text:style-name="P108"><text:a xlink:type="simple" xlink:href="#7.11.2.Column Headers|outline">Column Headers<text:tab/>147</text:a></text:p>
          <text:p text:style-name="P108"><text:soft-page-break/><text:a xlink:type="simple" xlink:href="#7.11.3.Column Footers|outline">Column Footers<text:tab/>147</text:a></text:p>
          <text:p text:style-name="P108"><text:a xlink:type="simple" xlink:href="#7.11.4.Drop-Down List|outline">Drop-Down List<text:tab/>148</text:a></text:p>
          <text:p text:style-name="P108"><text:a xlink:type="simple" xlink:href="#7.11.5.Multiple Selection|outline">Multiple Selection<text:tab/>148</text:a></text:p>
          <text:p text:style-name="P108"><text:a xlink:type="simple" xlink:href="#7.11.6.Scrollable List Boxes|outline">Scrollable List Boxes<text:tab/>148</text:a></text:p>
          <text:p text:style-name="P107"><text:a xlink:type="simple" xlink:href="#7.11.6.1.The rows Property|outline">The rows Property<text:tab/>149</text:a></text:p>
          <text:p text:style-name="P108"><text:a xlink:type="simple" xlink:href="#7.11.7.Sizable List Headers|outline">Sizable List Headers<text:tab/>149</text:a></text:p>
          <text:p text:style-name="P108"><text:a xlink:type="simple" xlink:href="#7.11.8.List Boxes with Paging|outline">List Boxes with Paging<text:tab/>149</text:a></text:p>
          <text:p text:style-name="P108"><text:a xlink:type="simple" xlink:href="#7.11.9.Sorting|outline">Sorting<text:tab/>149</text:a></text:p>
          <text:p text:style-name="P107"><text:a xlink:type="simple" xlink:href="#7.11.9.1.The sortAscending and sortDescending Properties|outline">The sortAscending and sortDescending Properties<text:tab/>150</text:a></text:p>
          <text:p text:style-name="P107"><text:a xlink:type="simple" xlink:href="#7.11.9.2.The sortDirection Property|outline">The sortDirection Property<text:tab/>151</text:a></text:p>
          <text:p text:style-name="P107"><text:a xlink:type="simple" xlink:href="#7.11.9.3.The onSort Event|outline">The onSort Event<text:tab/>151</text:a></text:p>
          <text:p text:style-name="P107"><text:a xlink:type="simple" xlink:href="#7.11.9.4.The sort Method|outline">The sort Method<text:tab/>151</text:a></text:p>
          <text:p text:style-name="P108"><text:a xlink:type="simple" xlink:href="#7.11.10.Special Properties|outline">Special Properties<text:tab/>151</text:a></text:p>
          <text:p text:style-name="P107"><text:a xlink:type="simple" xlink:href="#7.11.10.1.The checkmark Property|outline">The checkmark Property<text:tab/>151</text:a></text:p>
          <text:p text:style-name="P107"><text:a xlink:type="simple" xlink:href="#7.11.10.2.The vflex Property|outline">The vflex Property<text:tab/>153</text:a></text:p>
          <text:p text:style-name="P107"><text:a xlink:type="simple" xlink:href="#7.11.10.3.The maxlength Property|outline">The maxlength Property<text:tab/>153</text:a></text:p>
          <text:p text:style-name="P108"><text:a xlink:type="simple" xlink:href="#7.11.11.Live Data|outline">Live Data<text:tab/>153</text:a></text:p>
          <text:p text:style-name="P107"><text:a xlink:type="simple" xlink:href="#7.11.11.1.Sorting with Live Data|outline">Sorting with Live Data<text:tab/>154</text:a></text:p>
          <text:p text:style-name="P108"><text:a xlink:type="simple" xlink:href="#7.11.12.List Boxes Contain Buttons|outline">List Boxes Contain Buttons<text:tab/>154</text:a></text:p>
          <text:p text:style-name="P109"><text:a xlink:type="simple" xlink:href="#7.12.Tree Controls|outline">Tree Controls<text:tab/>155</text:a></text:p>
          <text:p text:style-name="P108"><text:a xlink:type="simple" xlink:href="#7.12.1.The open Property and the onOpen Event|outline">The open Property and the onOpen Event<text:tab/>157</text:a></text:p>
          <text:p text:style-name="P108"><text:a xlink:type="simple" xlink:href="#7.12.2.Multiple Selection|outline">Multiple Selection<text:tab/>157</text:a></text:p>
          <text:p text:style-name="P108"><text:a xlink:type="simple" xlink:href="#7.12.3.Paging|outline">Paging<text:tab/>157</text:a></text:p>
          <text:p text:style-name="P107"><text:a xlink:type="simple" xlink:href="#7.12.3.1.The onPaging and onPageSize Event|outline">The onPaging and onPageSize Event<text:tab/>158</text:a></text:p>
          <text:p text:style-name="P108"><text:a xlink:type="simple" xlink:href="#7.12.4.Special Properties|outline">Special Properties<text:tab/>158</text:a></text:p>
          <text:p text:style-name="P107"><text:a xlink:type="simple" xlink:href="#7.12.4.1.The rows Property|outline">The rows Property<text:tab/>158</text:a></text:p>
          <text:p text:style-name="P107"><text:a xlink:type="simple" xlink:href="#7.12.4.2.The checkmark Property|outline">The checkmark Property<text:tab/>158</text:a></text:p>
          <text:p text:style-name="P107"><text:a xlink:type="simple" xlink:href="#7.12.4.3.The vflex Property|outline">The vflex Property<text:tab/>158</text:a></text:p>
          <text:p text:style-name="P107"><text:a xlink:type="simple" xlink:href="#7.12.4.4.The maxlength Property|outline">The maxlength Property<text:tab/>159</text:a></text:p>
          <text:p text:style-name="P107"><text:a xlink:type="simple" xlink:href="#7.12.4.5.Sizable Columns|outline">Sizable Columns<text:tab/>159</text:a></text:p>
          <text:p text:style-name="P108"><text:a xlink:type="simple" xlink:href="#7.12.5.Create-on-Open for Tree Controls|outline">Create-on-Open for Tree Controls<text:tab/>159</text:a></text:p>
          <text:p text:style-name="P109"><text:a xlink:type="simple" xlink:href="#7.13.Comboboxes|outline">Comboboxes<text:tab/>159</text:a></text:p>
          <text:p text:style-name="P108"><text:a xlink:type="simple" xlink:href="#7.13.1.The autodrop Property|outline">The autodrop Property<text:tab/>160</text:a></text:p>
          <text:p text:style-name="P108"><text:a xlink:type="simple" xlink:href="#7.13.2.The description Property|outline">The description Property<text:tab/>160</text:a></text:p>
          <text:p text:style-name="P108"><text:a xlink:type="simple" xlink:href="#7.13.3.The onOpen Event|outline">The onOpen Event<text:tab/>160</text:a></text:p>
          <text:p text:style-name="P108"><text:a xlink:type="simple" xlink:href="#7.13.4.The onChanging Event|outline">The onChanging Event<text:tab/>161</text:a></text:p>
          <text:p text:style-name="P109"><text:a xlink:type="simple" xlink:href="#7.14.Bandboxes|outline">Bandboxes<text:tab/>162</text:a></text:p>
          <text:p text:style-name="P108"><text:a xlink:type="simple" xlink:href="#7.14.1.The closeDropdown Method|outline">The closeDropdown Method<text:tab/>162</text:a></text:p>
          <text:p text:style-name="P108"><text:a xlink:type="simple" xlink:href="#7.14.2.The autodrop Property|outline">The autodrop Property<text:tab/>163</text:a></text:p>
          <text:p text:style-name="P108"><text:a xlink:type="simple" xlink:href="#7.14.3.The onOpen Event|outline">The onOpen Event<text:tab/>163</text:a></text:p>
          <text:p text:style-name="P108"><text:soft-page-break/><text:a xlink:type="simple" xlink:href="#7.14.4.The onChanging Event|outline">The onChanging Event<text:tab/>163</text:a></text:p>
          <text:p text:style-name="P109"><text:a xlink:type="simple" xlink:href="#7.15.Chart|outline">Chart<text:tab/>164</text:a></text:p>
          <text:p text:style-name="P108"><text:a xlink:type="simple" xlink:href="#7.15.1.Live Data|outline">Live Data<text:tab/>164</text:a></text:p>
          <text:p text:style-name="P108"><text:a xlink:type="simple" xlink:href="#7.15.2.Drill Down (The onClick Event)|outline">Drill Down (The onClick Event)<text:tab/>165</text:a></text:p>
          <text:p text:style-name="P108"><text:a xlink:type="simple" xlink:href="#7.15.3.Manipulate Areas|outline">Manipulate Areas<text:tab/>166</text:a></text:p>
          <text:p text:style-name="P109"><text:a xlink:type="simple" xlink:href="#7.16.Drag and Drop|outline">Drag and Drop<text:tab/>166</text:a></text:p>
          <text:p text:style-name="P108"><text:a xlink:type="simple" xlink:href="#7.16.1.The draggable and droppable Properties|outline">The draggable and droppable Properties<text:tab/>166</text:a></text:p>
          <text:p text:style-name="P108"><text:a xlink:type="simple" xlink:href="#7.16.2.The onDrop Event|outline">The onDrop Event<text:tab/>166</text:a></text:p>
          <text:p text:style-name="P108"><text:a xlink:type="simple" xlink:href="#7.16.3.Dragging with Multiple Selections|outline">Dragging with Multiple Selections<text:tab/>168</text:a></text:p>
          <text:p text:style-name="P108"><text:a xlink:type="simple" xlink:href="#7.16.4.Multiple Types of Draggable Components|outline">Multiple Types of Draggable Components<text:tab/>168</text:a></text:p>
          <text:p text:style-name="P109"><text:a xlink:type="simple" xlink:href="#7.17.Work with HTML Tags|outline">Work with HTML Tags<text:tab/>169</text:a></text:p>
          <text:p text:style-name="P108"><text:a xlink:type="simple" xlink:href="#7.17.1.The html Component|outline">The html Component<text:tab/>169</text:a></text:p>
          <text:p text:style-name="P108"><text:a xlink:type="simple" xlink:href="#7.17.2.The Native Namespace, http://www.zkoss.org/2005/zk/native|outline">The Native Namespace, http://www.zkoss.org/2005/zk/native<text:tab/>171</text:a></text:p>
          <text:p text:style-name="P107"><text:a xlink:type="simple" xlink:href="#7.17.2.1.Output Another Namespace with the Native Namespace|outline">Output Another Namespace with the Native Namespace<text:tab/>171</text:a></text:p>
          <text:p text:style-name="P108"><text:a xlink:type="simple" xlink:href="#7.17.3.The XHTML Namespace, http://www.w3.org/1999/xhtml|outline">The XHTML Namespace, http://www.w3.org/1999/xhtml<text:tab/>172</text:a></text:p>
          <text:p text:style-name="P108"><text:a xlink:type="simple" xlink:href="#7.17.4.The include Component|outline">The include Component<text:tab/>173</text:a></text:p>
          <text:p text:style-name="P107"><text:a xlink:type="simple" xlink:href="#7.17.4.1.Pass Values to the Included Page|outline">Pass Values to the Included Page<text:tab/>173</text:a></text:p>
          <text:p text:style-name="P107"><text:a xlink:type="simple" xlink:href="#7.17.4.2.Including ZUML Pages|outline">Including ZUML Pages<text:tab/>174</text:a></text:p>
          <text:p text:style-name="P108"><text:a xlink:type="simple" xlink:href="#7.17.5.The style Component|outline">The style Component<text:tab/>174</text:a></text:p>
          <text:p text:style-name="P108"><text:a xlink:type="simple" xlink:href="#7.17.6.The script Component|outline">The script Component<text:tab/>175</text:a></text:p>
          <text:p text:style-name="P108"><text:a xlink:type="simple" xlink:href="#7.17.7.The iframe Component|outline">The iframe Component<text:tab/>175</text:a></text:p>
          <text:p text:style-name="P107"><text:a xlink:type="simple" xlink:href="#7.17.7.1.The onURIChange Event|outline">The onURIChange Event<text:tab/>177</text:a></text:p>
          <text:p text:style-name="P107"><text:a xlink:type="simple" xlink:href="#7.17.7.2.Integrate with Other Technologies|outline">Integrate with Other Technologies<text:tab/>177</text:a></text:p>
          <text:p text:style-name="P109"><text:a xlink:type="simple" xlink:href="#7.18.Work with HTML FORM and Java Servlets|outline">Work with HTML FORM and Java Servlets<text:tab/>177</text:a></text:p>
          <text:p text:style-name="P108"><text:a xlink:type="simple" xlink:href="#7.18.1.The name Property|outline">The name Property<text:tab/>178</text:a></text:p>
          <text:p text:style-name="P108"><text:a xlink:type="simple" xlink:href="#7.18.2.Components that Support the name Property|outline">Components that Support the name Property<text:tab/>178</text:a></text:p>
          <text:p text:style-name="P108"><text:a xlink:type="simple" xlink:href="#7.18.3.Rich User Interfaces|outline">Rich User Interfaces<text:tab/>179</text:a></text:p>
          <text:p text:style-name="P109"><text:a xlink:type="simple" xlink:href="#7.19.Client Side Actions|outline">Client Side Actions<text:tab/>179</text:a></text:p>
          <text:p text:style-name="P108"><text:a xlink:type="simple" xlink:href="#7.19.1.Reference to a Component|outline">Reference to a Component<text:tab/>180</text:a></text:p>
          <text:p text:style-name="P107"><text:a xlink:type="simple" xlink:href="#7.19.1.1.An onfocus and onblur Example|outline">An onfocus and onblur Example<text:tab/>180</text:a></text:p>
          <text:p text:style-name="P107"><text:a xlink:type="simple" xlink:href="#7.19.1.2.Coercion Rules|outline">Coercion Rules<text:tab/>181</text:a></text:p>
          <text:p text:style-name="P108"><text:a xlink:type="simple" xlink:href="#7.19.2.The onshow and onhide Actions|outline">The onshow and onhide Actions<text:tab/>181</text:a></text:p>
          <text:p text:style-name="P107"><text:a xlink:type="simple" xlink:href="#7.19.2.1.An Example to Change How a Window Appears|outline">An Example to Change How a Window Appears<text:tab/>181</text:a></text:p>
          <text:p text:style-name="P108"><text:a xlink:type="simple" xlink:href="#7.19.3.CSA JavaScript Utilities|outline">CSA JavaScript Utilities<text:tab/>182</text:a></text:p>
          <text:p text:style-name="P107"><text:a xlink:type="simple" xlink:href="#7.19.3.1.The action Object|outline">The action Object<text:tab/>182</text:a></text:p>
          <text:p text:style-name="P107"><text:a xlink:type="simple" xlink:href="#7.19.3.2.The comm Object|outline">The comm Object<text:tab/>182</text:a></text:p>
          <text:p text:style-name="P107"><text:a xlink:type="simple" xlink:href="#7.19.3.3.The anima Object|outline">The anima Object<text:tab/>183</text:a></text:p>
          <text:p text:style-name="P109"><text:a xlink:type="simple" xlink:href="#7.20.Events|outline">Events<text:tab/>185</text:a></text:p>
          <text:p text:style-name="P108"><text:a xlink:type="simple" xlink:href="#7.20.1.Mouse Events|outline">Mouse Events<text:tab/>185</text:a></text:p>
          <text:p text:style-name="P108"><text:soft-page-break/><text:a xlink:type="simple" xlink:href="#7.20.2.Keystroke Events|outline">Keystroke Events<text:tab/>185</text:a></text:p>
          <text:p text:style-name="P107"><text:a xlink:type="simple" xlink:href="#7.20.2.1.The ctrlKeys Property|outline">The ctrlKeys Property<text:tab/>186</text:a></text:p>
          <text:p text:style-name="P108"><text:a xlink:type="simple" xlink:href="#7.20.3.Input Events|outline">Input Events<text:tab/>187</text:a></text:p>
          <text:p text:style-name="P108"><text:a xlink:type="simple" xlink:href="#7.20.4.List and Tree Events|outline">List and Tree Events<text:tab/>188</text:a></text:p>
          <text:p text:style-name="P108"><text:a xlink:type="simple" xlink:href="#7.20.5.Slider and Scroll Events|outline">Slider and Scroll Events<text:tab/>188</text:a></text:p>
          <text:p text:style-name="P108"><text:a xlink:type="simple" xlink:href="#7.20.6.Other Events|outline">Other Events<text:tab/>189</text:a></text:p>
          <text:p text:style-name="P107"><text:a xlink:type="simple" xlink:href="#7.20.6.1.The Event Flow of radio and radiogroup|outline">The Event Flow of radio and radiogroup<text:tab/>190</text:a></text:p>
          <text:p text:style-name="P110">8. Data Binding<text:tab/>192</text:p>
          <text:p text:style-name="P109"><text:a xlink:type="simple" xlink:href="#8.1.Basic Concept|outline">Basic Concept<text:tab/>192</text:a></text:p>
          <text:p text:style-name="P109"><text:a xlink:type="simple" xlink:href="#8.2.Adding a Data Source|outline">Adding a Data Source<text:tab/>192</text:a></text:p>
          <text:p text:style-name="P109"><text:a xlink:type="simple" xlink:href="#8.3.Activates Data Binding Manager|outline">Activates Data Binding Manager<text:tab/>193</text:a></text:p>
          <text:p text:style-name="P109"><text:a xlink:type="simple" xlink:href="#8.4.Associate UI Components with Data Source|outline">Associate UI Components with Data Source<text:tab/>193</text:a></text:p>
          <text:p text:style-name="P109"><text:a xlink:type="simple" xlink:href="#8.5.When to Load  Data from Data Source to UI|outline">When to Load <text:s/>Data from Data Source to UI<text:tab/>194</text:a></text:p>
          <text:p text:style-name="P109"><text:a xlink:type="simple" xlink:href="#8.6.When to Save Data from UI Components to the Data Source|outline">When to Save Data from UI Components to the Data Source<text:tab/>195</text:a></text:p>
          <text:p text:style-name="P109"><text:a xlink:type="simple" xlink:href="#8.7.Associate the Same Data Source with Multiple UI Components|outline">Associate the Same Data Source with Multiple UI Components<text:tab/>196</text:a></text:p>
          <text:p text:style-name="P109"><text:a xlink:type="simple" xlink:href="#8.8.Associate UI Components with a Collection|outline">Associate UI Components with a Collection<text:tab/>197</text:a></text:p>
          <text:p text:style-name="P109"><text:a xlink:type="simple" xlink:href="#8.9.Customization of Conversion between the Data Source and UI Components|outline">Customization of Conversion between the Data Source and UI Components<text:tab/>198</text:a></text:p>
          <text:p text:style-name="P109"><text:a xlink:type="simple" xlink:href="#8.10.Define the Access Privilege of Data Binding Manager|outline">Define the Access Privilege of Data Binding Manager<text:tab/>199</text:a></text:p>
          <text:p text:style-name="P110">9. ZUML with the XHTML Component Set<text:tab/>201</text:p>
          <text:p text:style-name="P109"><text:a xlink:type="simple" xlink:href="#9.1.The Goal|outline">The Goal<text:tab/>201</text:a></text:p>
          <text:p text:style-name="P108"><text:a xlink:type="simple" xlink:href="#9.1.1.A XHTML Page Is A Valid ZUML Page|outline">A XHTML Page Is A Valid ZUML Page<text:tab/>201</text:a></text:p>
          <text:p text:style-name="P108"><text:a xlink:type="simple" xlink:href="#9.1.2.Server-Centric Interactivity|outline">Server-Centric Interactivity<text:tab/>202</text:a></text:p>
          <text:p text:style-name="P108"><text:a xlink:type="simple" xlink:href="#9.1.3.Servlets Work As Usual|outline">Servlets Work As Usual<text:tab/>203</text:a></text:p>
          <text:p text:style-name="P109"><text:a xlink:type="simple" xlink:href="#9.2.The Differences|outline">The Differences<text:tab/>203</text:a></text:p>
          <text:p text:style-name="P108"><text:a xlink:type="simple" xlink:href="#9.2.1.A Component Created for Each Tag|outline">A Component Created for Each Tag<text:tab/>203</text:a></text:p>
          <text:p text:style-name="P108"><text:a xlink:type="simple" xlink:href="#9.2.2.UUID Is ID|outline">UUID Is ID<text:tab/>203</text:a></text:p>
          <text:p text:style-name="P107"><text:a xlink:type="simple" xlink:href="#9.2.2.1.Side Effects|outline">Side Effects<text:tab/>204</text:a></text:p>
          <text:p text:style-name="P108"><text:a xlink:type="simple" xlink:href="#9.2.3.All Tags Are Valid|outline">All Tags Are Valid<text:tab/>204</text:a></text:p>
          <text:p text:style-name="P108"><text:a xlink:type="simple" xlink:href="#9.2.4.Case Insensitive|outline">Case Insensitive<text:tab/>204</text:a></text:p>
          <text:p text:style-name="P108"><text:a xlink:type="simple" xlink:href="#9.2.5.No Mold Support|outline">No Mold Support<text:tab/>205</text:a></text:p>
          <text:p text:style-name="P109"><text:a xlink:type="simple" xlink:href="#9.3.The DOM Tree at the Browser|outline">The DOM Tree at the Browser<text:tab/>205</text:a></text:p>
          <text:p text:style-name="P108"><text:a xlink:type="simple" xlink:href="#9.3.1.The TABLE and TBODY Tags|outline">The TABLE and TBODY Tags<text:tab/>205</text:a></text:p>
          <text:p text:style-name="P109"><text:a xlink:type="simple" xlink:href="#9.4.Events|outline">Events<text:tab/>205</text:a></text:p>
          <text:p text:style-name="P109"><text:a xlink:type="simple" xlink:href="#9.5.Integrate with JSF, JSP and Others|outline">Integrate with JSF, JSP and Others<text:tab/>206</text:a></text:p>
          <text:p text:style-name="P108"><text:a xlink:type="simple" xlink:href="#9.5.1.Work with Existent Servlets|outline">Work with Existent Servlets<text:tab/>206</text:a></text:p>
          <text:p text:style-name="P108"><text:soft-page-break/><text:a xlink:type="simple" xlink:href="#9.5.2.Enrich by Inclusion|outline">Enrich by Inclusion<text:tab/>206</text:a></text:p>
          <text:p text:style-name="P108"><text:a xlink:type="simple" xlink:href="#9.5.3.Enrich Static HTML Pages|outline">Enrich Static HTML Pages<text:tab/>206</text:a></text:p>
          <text:p text:style-name="P108"><text:a xlink:type="simple" xlink:href="#9.5.4.Use of ZK JSP Tags|outline">Use of ZK JSP Tags<text:tab/>207</text:a></text:p>
          <text:p text:style-name="P108"><text:a xlink:type="simple" xlink:href="#9.5.5.Use of ZK JSF Components|outline">Use of ZK JSF Components<text:tab/>208</text:a></text:p>
          <text:p text:style-name="P108"><text:a xlink:type="simple" xlink:href="#9.5.6.Enrich a Dynamically Generated Page with ZK Filter|outline">Enrich a Dynamically Generated Page with ZK Filter<text:tab/>208</text:a></text:p>
          <text:p text:style-name="P110">10. Macro Components<text:tab/>210</text:p>
          <text:p text:style-name="P109"><text:a xlink:type="simple" xlink:href="#10.1.Three Steps to Use Macro Components|outline">Three Steps to Use Macro Components<text:tab/>210</text:a></text:p>
          <text:p text:style-name="P108"><text:a xlink:type="simple" xlink:href="#10.1.1.Step 1. The Implementation|outline">Step 1. The Implementation<text:tab/>210</text:a></text:p>
          <text:p text:style-name="P108"><text:a xlink:type="simple" xlink:href="#10.1.2.Step 2. The Declaration|outline">Step 2. The Declaration<text:tab/>211</text:a></text:p>
          <text:p text:style-name="P107"><text:a xlink:type="simple" xlink:href="#10.1.2.1.Other Properties|outline">Other Properties<text:tab/>211</text:a></text:p>
          <text:p text:style-name="P108"><text:a xlink:type="simple" xlink:href="#10.1.3.Step 3. The Use|outline">Step 3. The Use<text:tab/>211</text:a></text:p>
          <text:p text:style-name="P107"><text:a xlink:type="simple" xlink:href="#10.1.3.1.Pass Properties|outline">Pass Properties<text:tab/>211</text:a></text:p>
          <text:p text:style-name="P107"><text:a xlink:type="simple" xlink:href="#10.1.3.2.arg.includer|outline">arg.includer<text:tab/>212</text:a></text:p>
          <text:p text:style-name="P109"><text:a xlink:type="simple" xlink:href="#10.2.Inline Macros|outline">Inline Macros<text:tab/>212</text:a></text:p>
          <text:p text:style-name="P108"><text:a xlink:type="simple" xlink:href="#10.2.1.An Example|outline">An Example<text:tab/>213</text:a></text:p>
          <text:p text:style-name="P109"><text:a xlink:type="simple" xlink:href="#10.3.Regular Macros|outline">Regular Macros<text:tab/>214</text:a></text:p>
          <text:p text:style-name="P108"><text:a xlink:type="simple" xlink:href="#10.3.1.Macro Components and The ID Space|outline">Macro Components and The ID Space<text:tab/>214</text:a></text:p>
          <text:p text:style-name="P107"><text:a xlink:type="simple" xlink:href="#10.3.1.1.Access Child Components From the Outside|outline">Access Child Components From the Outside<text:tab/>215</text:a></text:p>
          <text:p text:style-name="P107"><text:a xlink:type="simple" xlink:href="#10.3.1.2.Access Variables Defined in the Ancestors|outline">Access Variables Defined in the Ancestors<text:tab/>215</text:a></text:p>
          <text:p text:style-name="P107"><text:a xlink:type="simple" xlink:href="#10.3.1.3.Change macroURI At the Runtime|outline">Change macroURI At the Runtime<text:tab/>215</text:a></text:p>
          <text:p text:style-name="P108"><text:a xlink:type="simple" xlink:href="#10.3.2.Provide Additional Methods|outline">Provide Additional Methods<text:tab/>215</text:a></text:p>
          <text:p text:style-name="P107"><text:a xlink:type="simple" xlink:href="#10.3.2.1.Provide Additional Methods in Java|outline">Provide Additional Methods in Java<text:tab/>216</text:a></text:p>
          <text:p text:style-name="P107"><text:a xlink:type="simple" xlink:href="#10.3.2.2.Provide Additional Methods in zscript|outline">Provide Additional Methods in zscript<text:tab/>217</text:a></text:p>
          <text:p text:style-name="P107"><text:a xlink:type="simple" xlink:href="#10.3.2.3.Override the Implementation Class When Instantiation|outline">Override the Implementation Class When Instantiation<text:tab/>217</text:a></text:p>
          <text:p text:style-name="P107"><text:a xlink:type="simple" xlink:href="#10.3.2.4.Create a Macro Component Manually|outline">Create a Macro Component Manually<text:tab/>218</text:a></text:p>
          <text:p text:style-name="P110">11. Advanced Features<text:tab/>219</text:p>
          <text:p text:style-name="P109"><text:a xlink:type="simple" xlink:href="#11.1.Identify Pages|outline">Identify Pages<text:tab/>219</text:a></text:p>
          <text:p text:style-name="P109"><text:a xlink:type="simple" xlink:href="#11.2.Identify Components|outline">Identify Components<text:tab/>219</text:a></text:p>
          <text:p text:style-name="P108"><text:a xlink:type="simple" xlink:href="#11.2.1.The Component Path|outline">The Component Path<text:tab/>219</text:a></text:p>
          <text:p text:style-name="P109"><text:a xlink:type="simple" xlink:href="#11.3.Sorting|outline">Sorting<text:tab/>220</text:a></text:p>
          <text:p text:style-name="P109"><text:a xlink:type="simple" xlink:href="#11.4.Browser's Information and Controls|outline">Browser's Information and Controls<text:tab/>221</text:a></text:p>
          <text:p text:style-name="P108"><text:a xlink:type="simple" xlink:href="#11.4.1.The onClientInfo Event|outline">The onClientInfo Event<text:tab/>221</text:a></text:p>
          <text:p text:style-name="P108"><text:a xlink:type="simple" xlink:href="#11.4.2.The org.zkoss.ui.util.Clients Class|outline">The org.zkoss.ui.util.Clients Class<text:tab/>222</text:a></text:p>
          <text:p text:style-name="P108"><text:a xlink:type="simple" xlink:href="#11.4.3.Prevent User From Closing a Window|outline">Prevent User From Closing a Window<text:tab/>222</text:a></text:p>
          <text:p text:style-name="P109"><text:a xlink:type="simple" xlink:href="#11.5.Browser's History Management|outline">Browser's History Management<text:tab/>223</text:a></text:p>
          <text:p text:style-name="P108"><text:a xlink:type="simple" xlink:href="#11.5.1.Add the Appropriate States to Browser's History|outline">Add the Appropriate States to Browser's History<text:tab/>223</text:a></text:p>
          <text:p text:style-name="P108"><text:a xlink:type="simple" xlink:href="#11.5.2.Listen to the onBookmarkChange Event and Manipulate the Desktop Accordingly|outline">Listen to the onBookmarkChange Event and Manipulate the Desktop Accordingly<text:tab/>224</text:a></text:p>
          <text:p text:style-name="P108"><text:soft-page-break/><text:a xlink:type="simple" xlink:href="#11.5.3.A Simple Example|outline">A Simple Example<text:tab/>225</text:a></text:p>
          <text:p text:style-name="P108"><text:a xlink:type="simple" xlink:href="#11.5.4.Bookmarking with iframe|outline">Bookmarking with iframe<text:tab/>225</text:a></text:p>
          <text:p text:style-name="P109"><text:a xlink:type="simple" xlink:href="#11.6.Component Cloning|outline">Component Cloning<text:tab/>226</text:a></text:p>
          <text:p text:style-name="P109"><text:a xlink:type="simple" xlink:href="#11.7.Component Serialization|outline">Component Serialization<text:tab/>227</text:a></text:p>
          <text:p text:style-name="P108"><text:a xlink:type="simple" xlink:href="#11.7.1.Serializable Sessions|outline">Serializable Sessions<text:tab/>228</text:a></text:p>
          <text:p text:style-name="P108"><text:a xlink:type="simple" xlink:href="#11.7.2.Serialization Listeners|outline">Serialization Listeners<text:tab/>228</text:a></text:p>
          <text:p text:style-name="P109"><text:a xlink:type="simple" xlink:href="#11.8.Inter-Page Communication|outline">Inter-Page Communication<text:tab/>228</text:a></text:p>
          <text:p text:style-name="P108"><text:a xlink:type="simple" xlink:href="#11.8.1.Post and Send Events|outline">Post and Send Events<text:tab/>229</text:a></text:p>
          <text:p text:style-name="P108"><text:a xlink:type="simple" xlink:href="#11.8.2.Attributes|outline">Attributes<text:tab/>229</text:a></text:p>
          <text:p text:style-name="P109"><text:a xlink:type="simple" xlink:href="#11.9.Inter-Web-Application Communication|outline">Inter-Web-Application Communication<text:tab/>229</text:a></text:p>
          <text:p text:style-name="P108"><text:a xlink:type="simple" xlink:href="#11.9.1.Web Resources from Classpath|outline">Web Resources from Classpath<text:tab/>229</text:a></text:p>
          <text:p text:style-name="P109"><text:a xlink:type="simple" xlink:href="#11.10.Annotations|outline">Annotations<text:tab/>230</text:a></text:p>
          <text:p text:style-name="P108"><text:a xlink:type="simple" xlink:href="#11.10.1.Annotate ZUML Pages|outline">Annotate ZUML Pages<text:tab/>230</text:a></text:p>
          <text:p text:style-name="P107"><text:a xlink:type="simple" xlink:href="#11.10.1.1.The Classic Way to annotate the Component Declarations|outline">The Classic Way to annotate the Component Declarations<text:tab/>230</text:a></text:p>
          <text:p text:style-name="P107"><text:a xlink:type="simple" xlink:href="#11.10.1.2.The Classic Way to Annotate the Property Declarations|outline">The Classic Way to Annotate the Property Declarations<text:tab/>231</text:a></text:p>
          <text:p text:style-name="P107"><text:a xlink:type="simple" xlink:href="#11.10.1.3.The Simple Way to Annotate the Property Declarations|outline">The Simple Way to Annotate the Property Declarations<text:tab/>231</text:a></text:p>
          <text:p text:style-name="P107"><text:a xlink:type="simple" xlink:href="#11.10.1.4.The Simple Way to Annotate the Component Declarations|outline">The Simple Way to Annotate the Component Declarations<text:tab/>232</text:a></text:p>
          <text:p text:style-name="P108"><text:a xlink:type="simple" xlink:href="#11.10.2.Annotate Components Created Manually|outline">Annotate Components Created Manually<text:tab/>232</text:a></text:p>
          <text:p text:style-name="P108"><text:a xlink:type="simple" xlink:href="#11.10.3.Retrieve Annotations|outline">Retrieve Annotations<text:tab/>232</text:a></text:p>
          <text:p text:style-name="P109"><text:a xlink:type="simple" xlink:href="#11.11.Richlets|outline">Richlets<text:tab/>233</text:a></text:p>
          <text:p text:style-name="P108"><text:a xlink:type="simple" xlink:href="#11.11.1.Implement the org.zkoss.zk.ui.Richlet interface|outline">Implement the org.zkoss.zk.ui.Richlet interface<text:tab/>233</text:a></text:p>
          <text:p text:style-name="P107"><text:a xlink:type="simple" xlink:href="#11.11.1.1.One Richlet per URL|outline">One Richlet per URL<text:tab/>234</text:a></text:p>
          <text:p text:style-name="P108"><text:a xlink:type="simple" xlink:href="#11.11.2.Configure web.xml and zk.xml|outline">Configure web.xml and zk.xml<text:tab/>234</text:a></text:p>
          <text:p text:style-name="P109"><text:a xlink:type="simple" xlink:href="#11.12.Session Timeout Management|outline">Session Timeout Management<text:tab/>235</text:a></text:p>
          <text:p text:style-name="P109"><text:a xlink:type="simple" xlink:href="#11.13.Error Handling|outline">Error Handling<text:tab/>236</text:a></text:p>
          <text:p text:style-name="P108"><text:a xlink:type="simple" xlink:href="#11.13.1.Error Handling When Loading Pages|outline">Error Handling When Loading Pages<text:tab/>236</text:a></text:p>
          <text:p text:style-name="P107"><text:a xlink:type="simple" xlink:href="#11.13.1.1.ZK Mobile Error Handling|outline">ZK Mobile Error Handling<text:tab/>237</text:a></text:p>
          <text:p text:style-name="P108"><text:a xlink:type="simple" xlink:href="#11.13.2.Error Handing When Updating Pages|outline">Error Handing When Updating Pages<text:tab/>237</text:a></text:p>
          <text:p text:style-name="P107"><text:a xlink:type="simple" xlink:href="#11.13.2.1.ZK Mobile Error When Updating Pages|outline">ZK Mobile Error When Updating Pages<text:tab/>239</text:a></text:p>
          <text:p text:style-name="P109"><text:a xlink:type="simple" xlink:href="#11.14.Miscellaneous|outline">Miscellaneous<text:tab/>239</text:a></text:p>
          <text:p text:style-name="P108"><text:a xlink:type="simple" xlink:href="#11.14.1.Configure the ZK Loader Not to Compress the Output|outline">Configure the ZK Loader Not to Compress the Output<text:tab/>239</text:a></text:p>
          <text:p text:style-name="P110">12. Performance Tips<text:tab/>241</text:p>
          <text:p text:style-name="P109"><text:a xlink:type="simple" xlink:href="#12.1.Use Compiled Java Codes|outline">Use Compiled Java Codes<text:tab/>241</text:a></text:p>
          <text:p text:style-name="P108"><text:a xlink:type="simple" xlink:href="#12.1.1.Use the deferred Attribute|outline">Use the deferred Attribute<text:tab/>241</text:a></text:p>
          <text:p text:style-name="P108"><text:a xlink:type="simple" xlink:href="#12.1.2.The deferred Attribute and the onCreate Event|outline">The deferred Attribute and the onCreate Event<text:tab/>241</text:a></text:p>
          <text:p text:style-name="P108"><text:a xlink:type="simple" xlink:href="#12.1.3.Use the forward Attribute|outline">Use the forward Attribute<text:tab/>242</text:a></text:p>
          <text:p text:style-name="P109"><text:a xlink:type="simple" xlink:href="#12.2.Use the Servlet Thread to Process Events|outline">Use the Servlet Thread to Process Events<text:tab/>242</text:a></text:p>
          <text:p text:style-name="P108"><text:soft-page-break/><text:a xlink:type="simple" xlink:href="#12.2.1.Modal Windows|outline">Modal Windows<text:tab/>243</text:a></text:p>
          <text:p text:style-name="P108"><text:a xlink:type="simple" xlink:href="#12.2.2.Message Boxes|outline">Message Boxes<text:tab/>243</text:a></text:p>
          <text:p text:style-name="P108"><text:a xlink:type="simple" xlink:href="#12.2.3.File Upload|outline">File Upload<text:tab/>244</text:a></text:p>
          <text:p text:style-name="P109"><text:a xlink:type="simple" xlink:href="#12.3.Use the Native Namespace instead of the XHTML Namespace|outline">Use the Native Namespace instead of the XHTML Namespace<text:tab/>244</text:a></text:p>
          <text:p text:style-name="P109"><text:a xlink:type="simple" xlink:href="#12.4.Prolong the Period to Check Whether a File Is Modified|outline">Prolong the Period to Check Whether a File Is Modified<text:tab/>245</text:a></text:p>
          <text:p text:style-name="P109"><text:a xlink:type="simple" xlink:href="#12.5.Defer the Creation of Child Components|outline">Defer the Creation of Child Components<text:tab/>245</text:a></text:p>
          <text:p text:style-name="P109"><text:a xlink:type="simple" xlink:href="#12.6.Use Live Data and Paging for Large List Boxes|outline">Use Live Data and Paging for Large List Boxes<text:tab/>246</text:a></text:p>
          <text:p text:style-name="P109"><text:a xlink:type="simple" xlink:href="#12.7.Use ZK JSP Tags or ZK JSF Components instead of ZK Filter|outline">Use ZK JSP Tags or ZK JSF Components instead of ZK Filter<text:tab/>246</text:a></text:p>
          <text:p text:style-name="P110">13. Other Devices and Output Formats<text:tab/>248</text:p>
          <text:p text:style-name="P109"><text:a xlink:type="simple" xlink:href="#13.1.ZK Mobile|outline">ZK Mobile<text:tab/>248</text:a></text:p>
          <text:p text:style-name="P108"><text:a xlink:type="simple" xlink:href="#13.1.1.The Mobile Component Set, http://www.zkoss.org/2007/mil|outline">The Mobile Component Set, http://www.zkoss.org/2007/mil<text:tab/>248</text:a></text:p>
          <text:p text:style-name="P109"><text:a xlink:type="simple" xlink:href="#13.2.XML Output|outline">XML Output<text:tab/>249</text:a></text:p>
          <text:p text:style-name="P108"><text:a xlink:type="simple" xlink:href="#13.2.1.Three Steps to Generate XML Output with a ZUML Page|outline">Three Steps to Generate XML Output with a ZUML Page<text:tab/>249</text:a></text:p>
          <text:p text:style-name="P107"><text:a xlink:type="simple" xlink:href="#13.2.1.1.Use the XML Component Set, http://www.zkoss.org/2007/xml|outline">Use the XML Component Set, http://www.zkoss.org/2007/xml<text:tab/>249</text:a></text:p>
          <text:p text:style-name="P107"><text:a xlink:type="simple" xlink:href="#13.2.1.2.Maps the File Extension to ZK Loader|outline">Maps the File Extension to ZK Loader<text:tab/>250</text:a></text:p>
          <text:p text:style-name="P107"><text:a xlink:type="simple" xlink:href="#13.2.1.3.Maps the File Extension to the XML Component Set|outline">Maps the File Extension to the XML Component Set<text:tab/>250</text:a></text:p>
          <text:p text:style-name="P108"><text:a xlink:type="simple" xlink:href="#13.2.2.The XML Component Set|outline">The XML Component Set<text:tab/>251</text:a></text:p>
          <text:p text:style-name="P107"><text:a xlink:type="simple" xlink:href="#13.2.2.1.The XML Transformer|outline">The XML Transformer<text:tab/>251</text:a></text:p>
          <text:p text:style-name="P110">14. Internationalization<text:tab/>253</text:p>
          <text:p text:style-name="P109"><text:a xlink:type="simple" xlink:href="#14.1.Locale|outline">Locale<text:tab/>253</text:a></text:p>
          <text:p text:style-name="P108"><text:a xlink:type="simple" xlink:href="#14.1.1.The px_preferred_locale Session Attribute|outline">The px_preferred_locale Session Attribute<text:tab/>253</text:a></text:p>
          <text:p text:style-name="P108"><text:a xlink:type="simple" xlink:href="#14.1.2.The Request Interceptor|outline">The Request Interceptor<text:tab/>253</text:a></text:p>
          <text:p text:style-name="P109"><text:a xlink:type="simple" xlink:href="#14.2.Time Zone|outline">Time Zone<text:tab/>254</text:a></text:p>
          <text:p text:style-name="P108"><text:a xlink:type="simple" xlink:href="#14.2.1.The px_preferred_time_zone Session Attribute|outline">The px_preferred_time_zone Session Attribute<text:tab/>255</text:a></text:p>
          <text:p text:style-name="P108"><text:a xlink:type="simple" xlink:href="#14.2.2.The Request Interceptor|outline">The Request Interceptor<text:tab/>255</text:a></text:p>
          <text:p text:style-name="P109"><text:a xlink:type="simple" xlink:href="#14.3.Labels|outline">Labels<text:tab/>255</text:a></text:p>
          <text:p text:style-name="P109"><text:a xlink:type="simple" xlink:href="#14.4.Locale-Dependent Files|outline">Locale-Dependent Files<text:tab/>256</text:a></text:p>
          <text:p text:style-name="P108"><text:a xlink:type="simple" xlink:href="#14.4.1.Browser and Locale-Dependent URI|outline">Browser and Locale-Dependent URI<text:tab/>256</text:a></text:p>
          <text:p text:style-name="P108"><text:a xlink:type="simple" xlink:href="#14.4.2.Locating Browser and Locale Dependent Resources in Java|outline">Locating Browser and Locale Dependent Resources in Java<text:tab/>257</text:a></text:p>
          <text:p text:style-name="P109"><text:a xlink:type="simple" xlink:href="#14.5.Messages|outline">Messages<text:tab/>258</text:a></text:p>
          <text:p text:style-name="P109"><text:a xlink:type="simple" xlink:href="#14.6.Themes|outline">Themes<text:tab/>258</text:a></text:p>
          <text:p text:style-name="P108"><text:a xlink:type="simple" xlink:href="#14.6.1.Change Font Size and/or Family|outline">Change Font Size and/or Family<text:tab/>258</text:a></text:p>
          <text:p text:style-name="P107"><text:a xlink:type="simple" xlink:href="#14.6.1.1.Use the Library Properties|outline">Use the Library Properties<text:tab/>258</text:a></text:p>
          <text:p text:style-name="P107"><text:a xlink:type="simple" xlink:href="#14.6.1.2.Use the Built-in Theme with Smaller Fonts|outline">Use the Built-in Theme with Smaller Fonts<text:tab/>259</text:a></text:p>
          <text:p text:style-name="P107"><text:a xlink:type="simple" xlink:href="#14.6.1.3.Use the Built-in Theme with Larger Fonts|outline">Use the Built-in Theme with Larger Fonts<text:tab/>259</text:a></text:p>
          <text:p text:style-name="P107"><text:a xlink:type="simple" xlink:href="#14.6.1.4.Use the Theme that Depends on Locale|outline">Use the Theme that Depends on Locale<text:tab/>259</text:a></text:p>
          <text:p text:style-name="P108"><text:soft-page-break/><text:a xlink:type="simple" xlink:href="#14.6.2.Use Your Own Theme|outline">Use Your Own Theme<text:tab/>260</text:a></text:p>
          <text:p text:style-name="P108"><text:a xlink:type="simple" xlink:href="#14.6.3.The Theme Provider|outline">The Theme Provider<text:tab/>260</text:a></text:p>
          <text:p text:style-name="P110">15. Database Connectivity<text:tab/>261</text:p>
          <text:p text:style-name="P109"><text:a xlink:type="simple" xlink:href="#15.1.ZK Is Presentation-Tier Only|outline">ZK Is Presentation-Tier Only<text:tab/>261</text:a></text:p>
          <text:p text:style-name="P109"><text:a xlink:type="simple" xlink:href="#15.2.Simplest Way to Use JDBC (but not recommended)|outline">Simplest Way to Use JDBC (but not recommended)<text:tab/>261</text:a></text:p>
          <text:p text:style-name="P109"><text:a xlink:type="simple" xlink:href="#15.3.Use with Connection Pooling|outline">Use with Connection Pooling<text:tab/>262</text:a></text:p>
          <text:p text:style-name="P108"><text:a xlink:type="simple" xlink:href="#15.3.1.Connect and Close a Connection|outline">Connect and Close a Connection<text:tab/>263</text:a></text:p>
          <text:p text:style-name="P108"><text:a xlink:type="simple" xlink:href="#15.3.2.Configure Connection Pooling|outline">Configure Connection Pooling<text:tab/>264</text:a></text:p>
          <text:p text:style-name="P107"><text:a xlink:type="simple" xlink:href="#15.3.2.1.Tomcat 5.5 + MySQL|outline">Tomcat 5.5 + MySQL<text:tab/>264</text:a></text:p>
          <text:p text:style-name="P107"><text:a xlink:type="simple" xlink:href="#15.3.2.2.JBoss + MySQL|outline">JBoss + MySQL<text:tab/>265</text:a></text:p>
          <text:p text:style-name="P107"><text:a xlink:type="simple" xlink:href="#15.3.2.3.JBoss + PostgreSQL|outline">JBoss + PostgreSQL<text:tab/>266</text:a></text:p>
          <text:p text:style-name="P109"><text:a xlink:type="simple" xlink:href="#15.4.ZK Features Applicable to Database Access|outline">ZK Features Applicable to Database Access<text:tab/>266</text:a></text:p>
          <text:p text:style-name="P108"><text:a xlink:type="simple" xlink:href="#15.4.1.The org.zkoss.zk.ui.event.EventThreadCleanup Interface|outline">The org.zkoss.zk.ui.event.EventThreadCleanup Interface<text:tab/>266</text:a></text:p>
          <text:p text:style-name="P108"><text:a xlink:type="simple" xlink:href="#15.4.2.Access Database in EL Expressions|outline">Access Database in EL Expressions<text:tab/>267</text:a></text:p>
          <text:p text:style-name="P107"><text:a xlink:type="simple" xlink:href="#15.4.2.1.Read all and Copy to a LinkedList|outline">Read all and Copy to a LinkedList<text:tab/>267</text:a></text:p>
          <text:p text:style-name="P107"><text:a xlink:type="simple" xlink:href="#15.4.2.2.Implement the org.zkoss.zk.ui.util.Initiator Interface|outline">Implement the org.zkoss.zk.ui.util.Initiator Interface<text:tab/>268</text:a></text:p>
          <text:p text:style-name="P108"><text:a xlink:type="simple" xlink:href="#15.4.3.Transaction and org.zkoss.zk.util.Initiator|outline">Transaction and org.zkoss.zk.util.Initiator<text:tab/>269</text:a></text:p>
          <text:p text:style-name="P107"><text:a xlink:type="simple" xlink:href="#15.4.3.1.J2EE Transaction and Initiator|outline">J2EE Transaction and Initiator<text:tab/>269</text:a></text:p>
          <text:p text:style-name="P107"><text:a xlink:type="simple" xlink:href="#15.4.3.2.Web Containers and Initiator|outline">Web Containers and Initiator<text:tab/>269</text:a></text:p>
          <text:p text:style-name="P110">16. Hibernate Integration<text:tab/>271</text:p>
          <text:p text:style-name="P109"><text:a xlink:type="simple" xlink:href="#16.1.What is Hibernate|outline">What is Hibernate<text:tab/>271</text:a></text:p>
          <text:p text:style-name="P109"><text:a xlink:type="simple" xlink:href="#16.2.Installing Hibernate|outline">Installing Hibernate<text:tab/>271</text:a></text:p>
          <text:p text:style-name="P109"><text:a xlink:type="simple" xlink:href="#16.3.Configuring the ZK Configuration File|outline">Configuring the ZK Configuration File<text:tab/>271</text:a></text:p>
          <text:p text:style-name="P109"><text:a xlink:type="simple" xlink:href="#16.4.Creating the Java Objects|outline">Creating the Java Objects<text:tab/>272</text:a></text:p>
          <text:p text:style-name="P109"><text:a xlink:type="simple" xlink:href="#16.5.Mapping the Java Objects|outline">Mapping the Java Objects<text:tab/>272</text:a></text:p>
          <text:p text:style-name="P108"><text:a xlink:type="simple" xlink:href="#16.5.1.Using the Mapping Files|outline">Using the Mapping Files<text:tab/>273</text:a></text:p>
          <text:p text:style-name="P108"><text:a xlink:type="simple" xlink:href="#16.5.2.Using Java Annotation|outline">Using Java Annotation<text:tab/>273</text:a></text:p>
          <text:p text:style-name="P109"><text:a xlink:type="simple" xlink:href="#16.6.Creating the Hibernate Configuration File|outline">Creating the Hibernate Configuration File<text:tab/>274</text:a></text:p>
          <text:p text:style-name="P107"><text:a xlink:type="simple" xlink:href="#1.Using the Mapping Files|outline">Using the Mapping Files<text:tab/>275</text:a></text:p>
          <text:p text:style-name="P107"><text:a xlink:type="simple" xlink:href="#2.Using Java Annotation|outline">Using Java Annotation<text:tab/>275</text:a></text:p>
          <text:p text:style-name="P109"><text:a xlink:type="simple" xlink:href="#16.7.Creating DAO Objects|outline">Creating DAO Objects<text:tab/>276</text:a></text:p>
          <text:p text:style-name="P109"><text:a xlink:type="simple" xlink:href="#16.8.Accessing Persistence Objects in ZUML Page|outline">Accessing Persistence Objects in ZUML Page<text:tab/>277</text:a></text:p>
          <text:p text:style-name="P110">17. Spring Integration<text:tab/>279</text:p>
          <text:p text:style-name="P109"><text:a xlink:type="simple" xlink:href="#17.1.What is Spring|outline">What is Spring<text:tab/>279</text:a></text:p>
          <text:p text:style-name="P109"><text:a xlink:type="simple" xlink:href="#17.2.Prerequisites of Using Spring|outline">Prerequisites of Using Spring<text:tab/>279</text:a></text:p>
          <text:p text:style-name="P108"><text:soft-page-break/><text:a xlink:type="simple" xlink:href="#17.2.1.Copy spring.jar into your Web library|outline">Copy spring.jar into your Web library<text:tab/>279</text:a></text:p>
          <text:p text:style-name="P108"><text:a xlink:type="simple" xlink:href="#17.2.2.Configure web.xml|outline">Configure web.xml<text:tab/>279</text:a></text:p>
          <text:p text:style-name="P108"><text:a xlink:type="simple" xlink:href="#17.2.3.Create Spring Configuration File|outline">Create Spring Configuration File<text:tab/>279</text:a></text:p>
          <text:p text:style-name="P108"><text:a xlink:type="simple" xlink:href="#17.2.4.Creating  Spring Bean Class|outline">Creating <text:s/>Spring Bean Class<text:tab/>280</text:a></text:p>
          <text:p text:style-name="P109"><text:a xlink:type="simple" xlink:href="#17.3.Accessing Spring Bean in the ZUML page|outline">Accessing Spring Bean in the ZUML page<text:tab/>280</text:a></text:p>
          <text:p text:style-name="P108"><text:a xlink:type="simple" xlink:href="#17.3.1.Using variable-Resolver|outline">Using variable-Resolver<text:tab/>280</text:a></text:p>
          <text:p text:style-name="P108"><text:a xlink:type="simple" xlink:href="#17.3.2.Using SpringUtil|outline">Using SpringUtil<text:tab/>281</text:a></text:p>
          <text:p text:style-name="P109"><text:a xlink:type="simple" xlink:href="#17.4.Spring Security|outline">Spring Security<text:tab/>281</text:a></text:p>
          <text:p text:style-name="P108"><text:a xlink:type="simple" xlink:href="#17.4.1.Running a sample application|outline">Running a sample application<text:tab/>281</text:a></text:p>
          <text:p text:style-name="P108"><text:a xlink:type="simple" xlink:href="#17.4.2.Prerequisites of using Spring Security|outline">Prerequisites of using Spring Security<text:tab/>282</text:a></text:p>
          <text:p text:style-name="P108"><text:a xlink:type="simple" xlink:href="#17.4.3.Configure the /WEB-INF/web.xml file|outline">Configure the /WEB-INF/web.xml file<text:tab/>282</text:a></text:p>
          <text:p text:style-name="P108"><text:a xlink:type="simple" xlink:href="#17.4.4.Create /WEB-INF/applicationContext-security.xml|outline">Create /WEB-INF/applicationContext-security.xml<text:tab/>283</text:a></text:p>
          <text:p text:style-name="P108"><text:a xlink:type="simple" xlink:href="#17.4.5.Define which service to be secured|outline">Define which service to be secured<text:tab/>284</text:a></text:p>
          <text:p text:style-name="P108"><text:a xlink:type="simple" xlink:href="#17.4.6.Define which ZK event to be secured|outline">Define which ZK event to be secured<text:tab/>284</text:a></text:p>
          <text:p text:style-name="P108"><text:a xlink:type="simple" xlink:href="#17.4.7.The ZUML Page|outline">The ZUML Page<text:tab/>286</text:a></text:p>
          <text:p text:style-name="P110">18. Portal Integration<text:tab/>287</text:p>
          <text:p text:style-name="P109"><text:a xlink:type="simple" xlink:href="#18.1.Configuration|outline">Configuration<text:tab/>287</text:a></text:p>
          <text:p text:style-name="P108"><text:a xlink:type="simple" xlink:href="#18.1.1.WEB-INF/portlet.xml|outline">WEB-INF/portlet.xml<text:tab/>287</text:a></text:p>
          <text:p text:style-name="P108"><text:a xlink:type="simple" xlink:href="#18.1.2.WEB-INF/web.xml|outline">WEB-INF/web.xml<text:tab/>287</text:a></text:p>
          <text:p text:style-name="P109"><text:a xlink:type="simple" xlink:href="#18.2.The Usage|outline">The Usage<text:tab/>288</text:a></text:p>
          <text:p text:style-name="P108"><text:a xlink:type="simple" xlink:href="#18.2.1.The zk_page and zk_richlet Parameter and Attribute|outline">The zk_page and zk_richlet Parameter and Attribute<text:tab/>288</text:a></text:p>
          <text:p text:style-name="P108"><text:a xlink:type="simple" xlink:href="#18.2.2.Examples|outline">Examples<text:tab/>288</text:a></text:p>
          <text:p text:style-name="P110">19. Beyond ZK<text:tab/>290</text:p>
          <text:p text:style-name="P109"><text:a xlink:type="simple" xlink:href="#19.1.Logger|outline">Logger<text:tab/>290</text:a></text:p>
          <text:p text:style-name="P108"><text:a xlink:type="simple" xlink:href="#19.1.1.How to Configure Log Levels with ZK|outline">How to Configure Log Levels with ZK<text:tab/>290</text:a></text:p>
          <text:p text:style-name="P108"><text:a xlink:type="simple" xlink:href="#19.1.2.Content of i3-log.conf|outline">Content of i3-log.conf<text:tab/>291</text:a></text:p>
          <text:p text:style-name="P107"><text:a xlink:type="simple" xlink:href="#19.1.2.1.Allowed Levels|outline">Allowed Levels<text:tab/>291</text:a></text:p>
          <text:p text:style-name="P108"><text:a xlink:type="simple" xlink:href="#19.1.3.Location of i3-log.conf|outline">Location of i3-log.conf<text:tab/>292</text:a></text:p>
          <text:p text:style-name="P108"><text:a xlink:type="simple" xlink:href="#19.1.4.Disable All Logs|outline">Disable All Logs<text:tab/>292</text:a></text:p>
          <text:p text:style-name="P109"><text:a xlink:type="simple" xlink:href="#19.2.DSP|outline">DSP<text:tab/>292</text:a></text:p>
          <text:p text:style-name="P109"><text:a xlink:type="simple" xlink:href="#19.3.iDOM|outline">iDOM<text:tab/>29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11.16cm" svg:y="0.228cm" svg:width="6.348cm" svg:height="6.909cm" draw:z-index="104"><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text:soft-page-break/>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10.742cm" svg:y="0.355cm" svg:width="6.35cm" svg:height="6.909cm" draw:z-index="105"><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text:soft-page-break/>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text:soft-page-break/>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74"><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text:soft-page-break/>&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2.877cm" svg:y="0.425cm" svg:width="11.675cm" svg:height="1.482cm" draw:z-index="1"><draw:image xlink:href="../images/10000000000002960000005450FF7802.png" xlink:type="simple" xlink:show="embed" xlink:actuate="onLoad"/></draw:frame><draw:frame draw:style-name="fr4" draw:name="Graphic6" text:anchor-type="paragraph" svg:x="5.271cm" svg:y="0.101cm" svg:width="8.661cm" svg:height="2.378cm" draw:z-index="2"><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21">The scripts embedded in ZUML pages can be written in different languages, including but not limited to Java, Jav<text:span text:style-name="T2">aScript, Ruby and Groovy. Moreover,</text:span> they are running at the server.</text:p>
        </text:list-item>
        <text:list-item>
          <text:p text:style-name="P121">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21">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soft-page-break/><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9">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19">To specify the scripting language for an event handler, you can prefix with, say, <text:span text:style-name="T6">javascript:</text:span> as follows. Notice: don't put whitespace before or after the language name.</text:p>
      <text:p text:style-name="Code_20_Indent">&lt;button onClick="<text:span text:style-name="T19">javascript: </text:span>do_something_in_js();"/&gt;</text:p>
      <text:p text:style-name="Text_20_body_20_indent">You may have<text:span text:style-name="T2"> the script codes writing in different scripting languages in the same page.</text:span></text:p>
      <text:h text:style-name="P28" text:outline-level="3">The Scripting Codes in a Separate File</text:h>
      <text:p text:style-name="P19">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text:soft-page-break/>described above.</text:p>
      <text:p text:style-name="Code">&lt;button label="Say Hello"&gt;</text:p>
      <text:p text:style-name="Code"><text:tab/> &lt;attribute name="onClick"&gt;alert("Hello World!");&lt;/attribute&gt;</text:p>
      <text:p text:style-name="Code">&lt;/button&gt;</text:p>
      <text:p text:style-name="P31">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9">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6"><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30">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text:soft-pag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2"><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ext:soft-page-break/>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37"><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19">for</text:span><text:span text:style-name="T2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30">,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9">onCreate="MyManager.init(main)"<text:line-break/><text:tab/>onOK="MyManager.process(main)" onCancel="MyManager.cancel(main)"</text:span>/&gt;</text:p>
      <text:p text:style-name="Text_20_body"><text:soft-page-break/>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9">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soft-page-break/><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19">where assumes you have three event listeners, <text:span text:style-name="T6">MyCreate</text:span>, <text:span text:style-name="T6">MyOK</text:span>, and <text:span text:style-name="T6">MyCancel</text:span>. Refer to the Event section below for the explanation of event listeners.</text:p>
      <text:p text:style-name="P19">Then, specify the class with the <text:span text:style-name="T6">apply</text:span> attribute as shown below.</text:p>
      <text:p text:style-name="Code_20_Indent">&lt;window <text:span text:style-name="T19">app</text:span><text:span text:style-name="T20">ly="MyComposer"</text:span><text:span text:style-name="T2">&gt;</text:span></text:p>
      <text:p text:style-name="Code_20_Indent">...</text:p>
      <text:p text:style-name="Code_20_Indent">&lt;/window&gt;</text:p>
      <text:p text:style-name="P19">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19">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19">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6">Tip: Many scripting languages, e.g., JRuby, also allow developers to define classes that are accessible by JVM. Please consult the corresponding manuals for details.</text:p>
      <text:p text:style-name="P19">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oft-page-break/><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8">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19">forward="onOK"</text:span>/&gt;</text:p>
      <text:p text:style-name="Code"><text:tab/>&lt;button label="Cancel" <text:span text:style-name="T19">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9">forward</text:span><text:span text:style-name="T3"> Attribute</text:span> section in the <text:span text:style-name="T3">ZK User Interface Markup Language</text:span> chapter for more details.</text:p>
      <text:h text:style-name="Heading_20_2" text:outline-level="2"><text:soft-page-break/>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text:soft-page-break/>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1">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1">For more information, refer to the <text:span text:style-name="T9">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16.357cm" svg:height="9.038cm" draw:z-index="3"><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ext:soft-page-break/>The Execution Flow</text:h>
      <text:list text:style-name="L2">
        <text:list-item>
          <text:p text:style-name="P169">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38">.</text:span></text:p></text:note-body></text:note>.</text:p>
        </text:list-item>
        <text:list-item>
          <text:p text:style-name="P169">ZK loader loads the specified page and interprets it to create proper components accordingly.</text:p>
        </text:list-item>
        <text:list-item>
          <text:p text:style-name="P169">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69">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69">Upon receiving ZK requests from Client Engine, AU Engine updates the content of corresponding component, if necessary. And then, AU Engine notifies the application by invoking relevant event handlers, if any.</text:p>
        </text:list-item>
        <text:list-item>
          <text:p text:style-name="P169">If the application chooses to change content of components, add or move components, AU Engine send the new content of altered components to Client Engine by use of ZK responses.</text:p>
        </text:list-item>
        <text:list-item>
          <text:p text:style-name="P169">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text:soft-page-break/>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4"><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2">The <text:span text:style-name="T6">createComponents</text:span> method in the <text:span text:style-name="T6">org.zkoss.zk.ui.Executions</text:span> class creates only components, <text:span text:style-name="T40">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text:soft-page-break/>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ext:soft-page-break/>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3"><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1">To retrieve another fellow, you could use the <text:span text:style-name="T6">getFellow</text:span> method in the <text:span text:style-name="T6">IdSpace</text:span> interface or the <text:span text:style-name="T6">Component</text:span> interface.</text:p>
      <text:p text:style-name="P3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1">The <text:span text:style-name="T6">org.zkoss.zk.ui.Path</text:span> class provides utilities to simplify the location of a component among ID spaces. Its use is similar to <text:span text:style-name="T6">java.io.File</text:span>.</text:p>
      <text:p text:style-name="P49">Path.getComponent("/A/C/E");</text:p>
      <text:p text:style-name="P49">new Path("A/C", "E").getComponent();</text:p>
      <text:h text:style-name="P28" text:outline-level="3"><text:soft-page-break/>Namespace and ID Space</text:h>
      <text:p text:style-name="P19">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19"><draw:frame draw:style-name="fr7" draw:name="graphics76" text:anchor-type="paragraph" svg:x="1.041cm" svg:y="0.273cm" svg:width="6.646cm" svg:height="0.593cm" draw:z-index="69"><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19">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19">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19">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42">zscript</text:span></text:h>
      <text:p text:style-name="Text_20_body_20_indent">In addition to executing codes, you could define variables and functions in the <text:span text:style-name="T6">zscript</text:span> element directly as depicted below.</text:p>
      <text:p text:style-name="Code_20_Indent"><text:soft-page-break/>&lt;window id="A&gt;</text:p>
      <text:p text:style-name="Code_20_Indent"><text:tab/>&lt;zscript&gt;</text:p>
      <text:p text:style-name="Code_20_Indent"><text:tab/><text:tab/>Object <text:span text:style-name="T19">myvar</text:span> = new LinkedList();</text:p>
      <text:p text:style-name="Code_20_Indent"><text:tab/><text:tab/>void <text:span text:style-name="T19">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9">myvar</text:span>.add(some)"/&gt;</text:p>
      <text:p text:style-name="Code_20_Indent"><text:tab/>&lt;button label="some" onClick="<text:span text:style-name="T19">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53">org<text:span text:style-name="T2">.zkoss.zk.scripting.Namespace</text:span></text:p></text:note-body></text:note>, variable defined in <text:span text:style-name="T6">zscript</text:span> are all<text:span text:style-name="T40"> visible</text:span><text:span text:style-name="T44">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40">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text:span><text:soft-page-break/><text:span text:style-name="T2">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2">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9">Date</text:span> now = new Date();</text:p>
      <text:p text:style-name="Code_20_Indent_20_2">&lt;/zscript&gt;</text:p>
      <text:p text:style-name="P42">Furthermore, you can make a local variable <text:span text:style-name="T40">invisible</text:span> to EL expressions by enclosing it with curly braces as follows.</text:p>
      <text:p text:style-name="Code_20_Indent_20_2">&lt;zscript&gt;</text:p>
      <text:p text:style-name="Code_20_Indent_20_2">{ //create a new logic scope</text:p>
      <text:p text:style-name="Code_20_Indent_20_2"><text:tab/><text:span text:style-name="T19">Str</text:span><text:span text:style-name="T2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2">Depending on the implementation, an interpreter might have exactly one logical scope, or one logic scope per ID space to store these variables and methods. For sake of description, we call them the single-scope and multi-scope interpreters, respectively.</text:p>
      <text:p text:style-name="P42">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text:soft-page-break/>Jav<text:span text:style-name="T2">a Interpreter (BeanShell)</text:span></text:h>
      <text:p text:style-name="P56">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9">Str</text:span><text:span text:style-name="T20">ing</text:span><text:span text:style-name="T2"> b = "local to window B";</text:span></text:p>
      <text:p text:style-name="Code_20_Indent_20_3"><text:tab/><text:tab/>&lt;/zscript&gt;</text:p>
      <text:p text:style-name="Code_20_Indent_20_3"><text:tab/>&lt;/window&gt;</text:p>
      <text:p text:style-name="Code_20_Indent_20_3">&lt;/window&gt;</text:p>
      <text:p text:style-name="P56"><text:span text:style-name="T30">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9">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6">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6"><text:span text:style-name="T3">Tip</text:span>: Each page has its own interpreter to evaluate zscript codes. If a desktop has multiple pages, then it might have multiple instances of the interpreters (per scripting language). </text:p>
      <text:h text:style-name="Heading_20_4" text:outline-level="4"><text:soft-page-break/>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3">Variables defined in the namespace can be retrieved by use of the <text:span text:style-name="T6">getVariable</text:span> method.</text:p>
      <text:p text:style-name="P43">On the other hand, variables defined in <text:span text:style-name="T6">zscript</text:span> is part of the interpret that interprets it. They are <text:span text:style-name="T40">not</text:span> a part of any namespace. In other words, you can <text:span text:style-name="T40">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2">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2">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text:soft-page-break/>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40">cannot</text:span> access components belonging to other desktops.</text:p>
      <text:p text:style-name="Tip"><text:span text:style-name="T3">Note:</text:span> D<text:span text:style-name="T2">evelopers </text:span><text:span text:style-name="T41">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40">not</text:span><text:span text:style-name="T44">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text:soft-page-break/>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41">richlet</text:span><text:span text:style-name="T41"><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45">),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30">.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122">For each element, it examines the <text:span text:style-name="T6">if</text:span> and <text:span text:style-name="T6">unless</text:span> attribute to decide whether it is effective. If not, the element and all of its child elements are ignored.</text:p>
        </text:list-item>
        <text:list-item>
          <text:p text:style-name="P122">If the<text:span text:style-name="T2"> </text:span><text:span text:style-name="T7">forEach</text:span><text:span text:style-name="T2"> attribute is specified with a collection of items, ZK repeats the following steps for each item in the collection.</text:span></text:p>
        </text:list-item>
        <text:list-item>
          <text:p text:style-name="P122">Creates a component based on the element name, or by use of the cla<text:span text:style-name="T2">ss</text:span> spe<text:span text:style-name="T2">cified in</text:span> the <text:span text:style-name="T6">use</text:span> attribute, if any.</text:p>
        </text:list-item>
        <text:list-item>
          <text:p text:style-name="P122"><text:soft-page-break/>Initializes the members one-by-one based on the order that attributes are specified in the ZUML page.</text:p>
        </text:list-item>
        <text:list-item>
          <text:p text:style-name="P122">Interprets the nested elements and repeat the whole procedure.</text:p>
        </text:list-item>
        <text:list-item>
          <text:p text:style-name="P122">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22">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6">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ext:soft-page-break/>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7"><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text:soft-page-break/>&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text:soft-page-break/>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text:span><text:soft-page-break/><text:span text:style-name="T2">event if no event listener is registered for it or only deferrable listeners are registered. instead, the event is queued at the client.</text:span></text:p>
      <text:p text:style-name="P19">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soft-page-break/><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145">Inv<text:span text:style-name="T2">oke event listeners for the </text:span><text:span text:style-name="T7">onClick</text:span><text:span text:style-name="T2"> event one-by-one that are added to the targeting component, if the listeners </text:span><text:span text:style-name="T41">also implement</text:span><text:span text:style-name="T2"> the </text:span><text:span text:style-name="T7">org.zkoss.zk.ui.event.Express</text:span><text:span text:style-name="T2"> interface. <text:s/>The first added, the first called.</text:span></text:p>
        </text:list-item>
        <text:list-item>
          <text:p text:style-name="P145">Invoke the script specified in the <text:span text:style-name="T6">onClick</text:span> attribute of the targeting component, if any.</text:p>
        </text:list-item>
        <text:list-item>
          <text:p text:style-name="P145">Invoke event listeners for the <text:span text:style-name="T6">onClick</text:span> event one-by-one that are added to the targeting component<text:span text:style-name="T2">, if the listeners </text:span><text:span text:style-name="T41">don't implement</text:span><text:span text:style-name="T2"> the </text:span><text:span text:style-name="T7">org.zkoss.zk.ui.event.Express</text:span><text:span text:style-name="T2"> interface</text:span>. The first added, the first called.</text:p>
        </text:list-item>
        <text:list-item>
          <text:p text:style-name="P145">Invoke the <text:span text:style-name="T6">onClick</text:span> member method of the targeting component, if any.</text:p>
        </text:list-item>
        <text:list-item>
          <text:p text:style-name="P145">Invoke event listeners for the <text:span text:style-name="T6">onClick</text:span> event one-by-one that are added to the page that the targeting component belongs. The first added, the first called.</text:p>
        </text:list-item>
      </text:list>
      <text:p text:style-name="P46">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text:soft-page-break/>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19">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19">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19">For example, you can open a highlighted window and then invoke <text:span text:style-name="T6">echoEvent</text:span> to do the long operation after the client shows the window (and echoes back the event).</text:p>
      <text:p text:style-name="P47">For example, we can use the <text:span text:style-name="T10">org.zkoss.zk.ui.util.Clients.showBusy</text:span> method t<text:span text:style-name="T5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ext:soft-page-break/>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6"><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soft-page-break/><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57" text:outline-level="4">Alternative 1: Server Push</text:h>
      <text:p text:style-name="P58">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5">
        <text:list-item>
          <text:p text:style-name="P195">Enable server push for the desktop </text:p>
          <text:p text:style-name="P146"><text:s text:c="3"/>Invoke <text:span text:style-name="T11">Desktop.enableServerPush(boolean bool)</text:span> to enable server push</text:p>
        </text:list-item>
        <text:list-item>
          <text:p text:style-name="P195">Passing components required to be update into the working thread</text:p>
        </text:list-item>
        <text:list-item>
          <text:p text:style-name="P195">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8">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text:soft-page-break/>&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soft-page-break/><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50"> the <text:s text:c="2"/>client will query the server repetitively to invoke the working thread to do its job, and the frequency of query could be adjusted manually by invoking </text:span><text:span text:style-name="T10">Executions.setDelay(int min, int max, int factor)</text:span><text:span text:style-name="T50">.</text:span></text:p>
      <text:list text:style-name="L6">
        <text:list-item>
          <text:p text:style-name="P207">min, the minimal delay to poll the server for any pending server-push threads.</text:p>
        </text:list-item>
        <text:list-item>
          <text:p text:style-name="P207">max, the maximum delay to poll the server for any pending server-push threads.</text:p>
        </text:list-item>
        <text:list-item>
          <text:p text:style-name="P207">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6">
        <text:list-item text:start-value="1">
          <text:p text:style-name="P184">Use the <text:span text:style-name="T6">wait </text:span>method in the <text:span text:style-name="T6">org.zkoss.zk.ui.Executions</text:span> class to suspend the event handler itself, after creating a working thread.</text:p>
        </text:list-item>
        <text:list-item>
          <text:p text:style-name="P184">Because the working thread is not an event listener, it <text:span text:style-name="T40">cannot</text:span> access any components, unless the<text:span text:style-name="T2"> components</text:span> don't belong to any desktop. Thus, you might have to pass necessary information manually before starting the working thread.</text:p>
        </text:list-item>
        <text:list-item>
          <text:p text:style-name="P184">The<text:span text:style-name="T2">n, the working thread could crush the information and create components as necessary. Just don't reference any component that belongs to any desktop.</text:span></text:p>
        </text:list-item>
        <text:list-item>
          <text:p text:style-name="P184"><text:soft-page-break/>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84">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soft-page-break/><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42">It is possible to implement a long operation without suspend and resume. It is useful if the synchronization codes are going too complex to debug.</text:p>
      <text:p text:style-name="P42">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soft-page-break/><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42">Instead of checking the results periodically, you can piggyback them to the client when the user, say, clicks a button or enters something.</text:p>
      <text:p text:style-name="P42">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2">The advantage of the piggyback is no extra traffic between the client and the server. However, the user sees no updates if he doesn't have any activity, such as clicking or <text:soft-page-break/>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soft-page-break/><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31"> XUL is </text:span><text:a xlink:type="simple" xlink:href="http://www.potix.com/2005/zul"><text:span text:style-name="T7">http://www.zkoss.org/2005/zul</text:span></text:a><text:span text:style-name="T31">,</text:span><text:span text:style-name="T31"><text:note text:id="ftn34" text:note-class="footnote"><text:note-citation>34</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31"> and that of XHTML is </text:span><text:a xlink:type="simple" xlink:href="http://www.w3.org/1999/xhtml"><text:span text:style-name="T7">http://www.w3.org/1999/xhtml</text:span></text:a><text:span text:style-name="T3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53">http://www.w3schools.com/xml/xml_whatis.asp</text:span></text:a><text:span text:style-name="T55"> and </text:span><text:a xlink:type="simple" xlink:href="http://www.xml.com/pub/a/98/10/guide0.html"><text:span text:style-name="T54">http://www.xml.com/pub/a/98/10/guide0.html</text:span></text:a><text:span text:style-name="T5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4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9">Wrong:</text:p>
          </table:table-cell>
          <table:table-cell table:style-name="Table23.B2" office:value-type="string">
            <text:p text:style-name="Code">&lt;window&gt;<text:line-break/> &lt;groupbox&gt;<text:line-break/> <text:s text:c="3"/>Hello World!<text:line-break/><text:soft-pag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61">&lt;</text:p>
          </table:table-cell>
          <table:table-cell table:style-name="Table24.B2" office:value-type="string">
            <text:p text:style-name="P61">&amp;lt;</text:p>
          </table:table-cell>
        </table:table-row>
        <table:table-row>
          <table:table-cell table:style-name="Table24.A2" office:value-type="string">
            <text:p text:style-name="P61">&gt;</text:p>
          </table:table-cell>
          <table:table-cell table:style-name="Table24.B2" office:value-type="string">
            <text:p text:style-name="P61">&amp;gt;</text:p>
          </table:table-cell>
        </table:table-row>
        <table:table-row>
          <table:table-cell table:style-name="Table24.A2" office:value-type="string">
            <text:p text:style-name="P61">&amp;</text:p>
          </table:table-cell>
          <table:table-cell table:style-name="Table24.B2" office:value-type="string">
            <text:p text:style-name="P61">&amp;amp;</text:p>
          </table:table-cell>
        </table:table-row>
        <table:table-row>
          <table:table-cell table:style-name="Table24.A2" office:value-type="string">
            <text:p text:style-name="P61">"</text:p>
          </table:table-cell>
          <table:table-cell table:style-name="Table24.B2" office:value-type="string">
            <text:p text:style-name="P61">&amp;quot;</text:p>
          </table:table-cell>
        </table:table-row>
        <table:table-row>
          <table:table-cell table:style-name="Table24.A2" office:value-type="string">
            <text:p text:style-name="P61">'</text:p>
          </table:table-cell>
          <table:table-cell table:style-name="Table24.B2" office:value-type="string">
            <text:p text:style-name="P61">&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77">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text:soft-page-break/>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text:style-name="L7">
        <text:list-item>
          <text:p text:style-name="P123"><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24"><text:span text:style-name="T6">xmlns="http://www.w3.org/1999/xhtml"</text:span> specifies a namespace called <text:span text:style-name="T6">http://www.w3.org/1999/xhtml</text:span>, and use it as the default namespace.</text:p>
        </text:list-item>
        <text:list-item>
          <text:p text:style-name="P124"><text:span text:style-name="T6">&lt;html&gt;</text:span> specifies an element called <text:span text:style-name="T6">html</text:span> from the default namespace, i.e., <text:span text:style-name="T6">http://www.w3.org/1999/xhtml</text:span> in this example.</text:p>
        </text:list-item>
        <text:list-item>
          <text:p text:style-name="P124"><text:soft-page-break/><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2">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19">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19">switch</text:span>="${fruit}"&gt;</text:p>
      <text:p text:style-name="Code_20_Indent"><text:tab/>&lt;zk <text:span text:style-name="T19">case</text:span>="apple"&gt;</text:p>
      <text:p text:style-name="Code_20_Indent"><text:tab/>Eva<text:span text:style-name="T2">luated only if ${fruit} is apple</text:span></text:p>
      <text:p text:style-name="P49"><text:tab/>&lt;/zk&gt;</text:p>
      <text:p text:style-name="P49"><text:tab/>&lt;zk <text:span text:style-name="T19">case</text:span>="${special}"&gt;</text:p>
      <text:p text:style-name="P49"><text:tab/>Evaluated only if ${fruit} equals ${special}</text:p>
      <text:p text:style-name="P49"><text:tab/>&lt;/zk&gt;</text:p>
      <text:p text:style-name="P49"><text:tab/>&lt;zk&gt;</text:p>
      <text:p text:style-name="P49"><text:soft-page-break/><text:tab/>Evaluated only if none of the above cases matches.</text:p>
      <text:p text:style-name="P49"><text:tab/>&lt;/zk&gt;</text:p>
      <text:p text:style-name="P49">&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19">The <text:span text:style-name="T6">zk</text:span> element without any case, is the <text:span text:style-name="T40">default</text:span> – i.e., it always matches and is evaluated if all cases above it failed to match.</text:p>
      <text:h text:style-name="P81" text:outline-level="4">Multiple Cases</text:h>
      <text:p text:style-name="P42">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84"><text:tab/>&lt;/zk&gt;</text:p>
      <text:p text:style-name="P84">&lt;/zk&gt;</text:p>
      <text:h text:style-name="Heading_20_4" text:outline-level="4">Reg<text:span text:style-name="T2">ular Expression</text:span></text:h>
      <text:p text:style-name="Code_20_Indent_20_2">&lt;zk switch="${fruit}"&gt;</text:p>
      <text:p text:style-name="P84"><text:tab/>&lt;zk case="/ap*.e/"&gt;</text:p>
      <text:p text:style-name="P84"><text:tab/>Evaluate if the regular expression, ap*.e"., matches the switch condition.</text:p>
      <text:p text:style-name="P84"><text:tab/>&lt;/zk&gt;</text:p>
      <text:p text:style-name="P84">&lt;/zk&gt;</text:p>
      <text:h text:style-name="Heading_20_4" text:outline-level="4">Used with <text:span text:style-name="T6">for</text:span><text:span text:style-name="T7">Each</text:span></text:h>
      <text:p text:style-name="P42">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42">is equivalent to</text:p>
      <text:p text:style-name="P84">&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84"><text:tab/>Evaluated if the when condition is true.</text:p>
      <text:p text:style-name="P84"><text:tab/>&lt;/zk&gt;</text:p>
      <text:p text:style-name="P84"><text:soft-page-break/><text:tab/>&lt;zk&gt;</text:p>
      <text:p text:style-name="P84"><text:tab/>Evaluated if none of above cases matches.</text:p>
      <text:p text:style-name="P84"><text:tab/>&lt;/zk&gt;</text:p>
      <text:p text:style-name="P84">&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3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1">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31">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31">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87">&lt;/listitem&gt;</text:p>
      <text:p text:style-name="P31">The iteration depends on the type of the specified value of the <text:span text:style-name="T6">forEach</text:span> attribute.</text:p>
      <text:list text:style-name="L8">
        <text:list-item>
          <text:p text:style-name="P152">If <text:span text:style-name="T6">java.util.Collection</text:span>, it iterates each element of the collection.</text:p>
        </text:list-item>
        <text:list-item>
          <text:p text:style-name="P152">If <text:span text:style-name="T6">java.util.Map</text:span>, it iterates each <text:span text:style-name="T6">Map.Entry</text:span> of the map.</text:p>
        </text:list-item>
        <text:list-item>
          <text:p text:style-name="P152">If <text:span text:style-name="T6">java.util.Iterator</text:span>, it iterates each element from the iterator.</text:p>
        </text:list-item>
        <text:list-item>
          <text:p text:style-name="P152">If <text:span text:style-name="T6">java.util.Enumeration</text:span>, it iterates each element from the enumeration.</text:p>
        </text:list-item>
        <text:list-item>
          <text:p text:style-name="P152">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52">If null, nothing is generated (it is ignored).</text:p>
        </text:list-item>
        <text:list-item>
          <text:p text:style-name="P152">If neither of above types is specified, the associated element will be evaluated once as if a collection with a single item is specified.</text:p>
        </text:list-item>
      </text:list>
      <text:p text:style-name="Code_20_Indent_20_2"><text:soft-page-break/>&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19"><draw:frame draw:style-name="fr4" draw:name="graphics42" text:anchor-type="paragraph" svg:x="4.891cm" svg:y="0.219cm" svg:width="8.848cm" svg:height="1.651cm" draw:z-index="38"><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ext:soft-page-break/>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40">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56">inc</text:span><text:span text:style-name="T57">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56">inc</text:span><text:span text:style-name="T57">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text:soft-page-break/>Load on Dem<text:span text:style-name="T2">and</text:span></text:h>
      <text:p text:style-name="P31">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41">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9">="onOpen"</text:span>&gt;</text:p>
      <text:p text:style-name="Code_20_Indent"><text:tab/>&lt;comboitem label="First Option"/&gt;</text:p>
      <text:p text:style-name="Code_20_Indent">&lt;/combobox&gt;</text:p>
      <text:p text:style-name="P19">In other words, if a ZUML element is specified with the <text:span text:style-name="T6">fulfill</text:span> attribute, its child elements won't be processed until the event specified as the value of the <text:span text:style-name="T6">fulfill</text:span> attribute is received.</text:p>
      <text:p text:style-name="P19">If the event to trigger the creation of children is targeted to another component, you can specify the target component's identifier after colon as depicted below.</text:p>
      <text:p text:style-name="Code_20_Indent">&lt;button id="<text:span text:style-name="T19">btn</text:span>" label="show" onClick="content.visible = true"/&gt;</text:p>
      <text:p text:style-name="Code_20_Indent">&lt;div id="content" fulfill="<text:span text:style-name="T19">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9">btn</text:span>" label="show" onClick="content.visible = true"/&gt;</text:p>
      <text:p text:style-name="Code_20_Indent">&lt;window id="content" fulfill="<text:span text:style-name="T19">../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19">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9">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soft-page-break/><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60">self</text:p>
          </table:table-cell>
          <table:table-cell table:style-name="Table8.B2" office:value-type="string">
            <text:p text:style-name="P60">org.zkoss.zk.ui.Component</text:p>
            <text:p text:style-name="Table_20_Contents">The component itself.</text:p>
          </table:table-cell>
        </table:table-row>
        <table:table-row table:style-name="Table8.1">
          <table:table-cell table:style-name="Table8.A2" office:value-type="string">
            <text:p text:style-name="P60">spaceOwner</text:p>
          </table:table-cell>
          <table:table-cell table:style-name="Table8.B2" office:value-type="string">
            <text:p text:style-name="P60">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60">page</text:p>
          </table:table-cell>
          <table:table-cell table:style-name="Table8.B2" office:value-type="string">
            <text:p text:style-name="P60">org.zkoss.zk.ui.Page</text:p>
            <text:p text:style-name="Table_20_Contents">The page. It is the same as <text:span text:style-name="T6">self.page</text:span>.</text:p>
          </table:table-cell>
        </table:table-row>
        <table:table-row table:style-name="Table8.1">
          <table:table-cell table:style-name="Table8.A2" office:value-type="string">
            <text:p text:style-name="P60">des<text:span text:style-name="T2">ktop</text:span></text:p>
          </table:table-cell>
          <table:table-cell table:style-name="Table8.B2" office:value-type="string">
            <text:p text:style-name="P60">org.zkoss<text:span text:style-name="T2">.zk.ui.Desktop</text:span></text:p>
            <text:p text:style-name="P70">The desktop. It is the same as <text:span text:style-name="T6">self.desktop</text:span>.</text:p>
          </table:table-cell>
        </table:table-row>
        <table:table-row table:style-name="Table8.1">
          <table:table-cell table:style-name="Table8.A2" office:value-type="string">
            <text:p text:style-name="P60">exe<text:span text:style-name="T2">cution</text:span></text:p>
          </table:table-cell>
          <table:table-cell table:style-name="Table8.B2" office:value-type="string">
            <text:p text:style-name="P62">org.zkoss.zk.ui.Execution</text:p>
            <text:p text:style-name="P69">The<text:span text:style-name="T2"> current execution.</text:span></text:p>
          </table:table-cell>
        </table:table-row>
        <table:table-row table:style-name="Table8.1">
          <table:table-cell table:style-name="Table8.A2" office:value-type="string">
            <text:p text:style-name="P60">session</text:p>
          </table:table-cell>
          <table:table-cell table:style-name="Table8.B2" office:value-type="string">
            <text:p text:style-name="P62">org.zkoss.zk.ui.Session</text:p>
            <text:p text:style-name="P69">The session.</text:p>
          </table:table-cell>
        </table:table-row>
        <table:table-row table:style-name="Table8.1">
          <table:table-cell table:style-name="Table8.A2" office:value-type="string">
            <text:p text:style-name="P60">app<text:span text:style-name="T2">lication</text:span></text:p>
          </table:table-cell>
          <table:table-cell table:style-name="Table8.B2" office:value-type="string">
            <text:p text:style-name="P62">org<text:span text:style-name="T2">.zkoss.zk.ui.WebApp</text:span></text:p>
            <text:p text:style-name="P70">The Web application.</text:p>
          </table:table-cell>
        </table:table-row>
        <text:soft-page-break/>
        <table:table-row table:style-name="Table8.1">
          <table:table-cell table:style-name="Table8.A2" office:value-type="string">
            <text:p text:style-name="P60">componentScope</text:p>
          </table:table-cell>
          <table:table-cell table:style-name="Table8.B2" office:value-type="string">
            <text:p text:style-name="P60">java.util.Map</text:p>
            <text:p text:style-name="P68">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60">spaceScope</text:p>
          </table:table-cell>
          <table:table-cell table:style-name="Table8.B2" office:value-type="string">
            <text:p text:style-name="P60">java.util.Map</text:p>
            <text:p text:style-name="P68">A map of attributes defined in the ID space containing this component.</text:p>
          </table:table-cell>
        </table:table-row>
        <table:table-row table:style-name="Table8.1">
          <table:table-cell table:style-name="Table8.A2" office:value-type="string">
            <text:p text:style-name="P60">pageScope</text:p>
          </table:table-cell>
          <table:table-cell table:style-name="Table8.B2" office:value-type="string">
            <text:p text:style-name="P60">java.util.Map</text:p>
            <text:p text:style-name="P68">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60">desktopScope</text:p>
          </table:table-cell>
          <table:table-cell table:style-name="Table8.B2" office:value-type="string">
            <text:p text:style-name="P60">java.util.Map</text:p>
            <text:p text:style-name="P68">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60">sessionScope</text:p>
          </table:table-cell>
          <table:table-cell table:style-name="Table8.B2" office:value-type="string">
            <text:p text:style-name="P60">java.util.Map</text:p>
            <text:p text:style-name="P68">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60">app<text:span text:style-name="T2">licationScope</text:span></text:p>
          </table:table-cell>
          <table:table-cell table:style-name="Table8.B2" office:value-type="string">
            <text:p text:style-name="P60">java.util.Map</text:p>
            <text:p text:style-name="P68">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60">req<text:span text:style-name="T2">uestScope</text:span></text:p>
          </table:table-cell>
          <table:table-cell table:style-name="Table8.B2" office:value-type="string">
            <text:p text:style-name="P60">java.util.Map</text:p>
            <text:p text:style-name="P68">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60">arg</text:p>
          </table:table-cell>
          <table:table-cell table:style-name="Table8.B2" office:value-type="string">
            <text:p text:style-name="P60">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ext:soft-page-break/>
        <table:table-row table:style-name="Table8.1">
          <table:table-cell table:style-name="Table8.A2" office:value-type="string">
            <text:p text:style-name="P60">each</text:p>
          </table:table-cell>
          <table:table-cell table:style-name="Table8.B2" office:value-type="string">
            <text:p text:style-name="P60">java.lang.Object</text:p>
            <text:p text:style-name="P63"><text:span text:style-name="T30">The current item of the collection being iterated, when ZK evaluates an iterative element. An iterative element is an element with the </text:span>forEach<text:span text:style-name="T30"> attribute.</text:span></text:p>
          </table:table-cell>
        </table:table-row>
        <table:table-row table:style-name="Table8.1">
          <table:table-cell table:style-name="Table8.A2" office:value-type="string">
            <text:p text:style-name="P60">for<text:span text:style-name="T2">EachStatus</text:span></text:p>
          </table:table-cell>
          <table:table-cell table:style-name="Table8.B2" office:value-type="string">
            <text:p text:style-name="P60">org.zkoss<text:span text:style-name="T2">.zk.ui.util.ForEachStatus</text:span></text:p>
            <text:p text:style-name="P7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60">eve<text:span text:style-name="T2">nt</text:span></text:p>
          </table:table-cell>
          <table:table-cell table:style-name="Table8.B2" office:value-type="string">
            <text:p text:style-name="P60">org.zkoss<text:span text:style-name="T2">.zk.ui.event.Event</text:span><text:span text:style-name="T31"> or derived</text:span></text:p>
            <text:p text:style-name="P71">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135">If you are in a component, use <text:span text:style-name="T6">getDesktop().getExecution()</text:span>.</text:p>
        </text:list-item>
        <text:list-item>
          <text:p text:style-name="P13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0">&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0">&lt;?component name="<text:span text:style-name="T40">myName</text:span>" macroURI="<text:span text:style-name="T40">/mypath/my.zul</text:span>"<text:line-break/> <text:s/><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P20"><text:soft-page-break/>&lt;?component name="<text:span text:style-name="T40">myName</text:span>" [class="<text:span text:style-name="T40">myPackage.myClass</text:span>"]<text:line-break/> <text:s/>[extends="<text:span text:style-name="T40">existentName</text:span>"] [moldName="<text:span text:style-name="T40">myMoldName</text:span><text:span text:style-name="T44">"] [moldURI="/</text:span><text:span text:style-name="T40">myMoldURI</text:span><text:span text:style-name="T44">"]<text:line-break/> <text:s/>[</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30"> by-macro and by-class.</text:span></text:p>
      <text:h text:style-name="Heading_20_4" text:outline-level="4">The by-macro Format</text:h>
      <text:p text:style-name="P44">&lt;?component name="<text:span text:style-name="T40">myName</text:span>" macroURI="<text:span text:style-name="T40">/mypath/my.zul</text:span>" [inline="true|<text:span text:style-name="T3">false</text:span>"]<text:line-break/> <text:s text:c="2"/>[class="<text:span text:style-name="T40">myPackage.myClass</text:span>"] <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Text_20_body_20_indent_20_2">Defines a new com<text:span text:style-name="T2">ponent based on a ZUML page. It is called </text:span><text:span text:style-name="T41">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40">myName</text:span>" [class="<text:span text:style-name="T40">myPackage.myClass</text:span>"]<text:line-break/> <text:s/>[extends="<text:span text:style-name="T44">existentName</text:span>"] [moldName="<text:span text:style-name="T40">myMoldName</text:span><text:span text:style-name="T44">"] [moldURI="/</text:span><text:span text:style-name="T40">myMoldURI</text:span><text:span text:style-name="T44">"]<text:line-break/> <text:s/>[</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_20_2">Defines a new component, if the <text:span text:style-name="T6">extends</text:span> attribute is not specified, based on a class. It is called a <text:span text:style-name="T40">primitive component</text:span>. The class must<text:span text:style-name="T2"> implement the </text:span><text:span text:style-name="T7">org.zkoss.zk.ui.Component</text:span><text:span text:style-name="T2"> interface.</text:span></text:p>
      <text:p text:style-name="P42">To define a new component, you have to specify at least the <text:span text:style-name="T6">class</text:span> attribute, which is used by ZK to instantiate a new instance of the component.</text:p>
      <text:p text:style-name="P42">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2">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text:soft-page-break/>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42">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0">&lt;?init class="..." [arg0="..."] [arg1="..."] [arg2="..."] [arg3="..."]?&gt;</text:p>
      <text:p text:style-name="P20">&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ext:soft-page-break/>The <text:span text:style-name="T6">variable-resolver</text:span> Directive</text:h>
      <text:p text:style-name="P20">&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59">Small Talk: </text:span></text:a><text:a xlink:type="simple" xlink:href="http://zk1.sourceforge.net/smalltalks/springdao1/sdao1.html"><text:span text:style-name="T58">ZK with Spring DAO and JDBC, Part II</text:span></text:a><text:span text:style-name="T2"> for more details.</text:span></text:p>
      <text:p text:style-name="P19">For more information about the attributes, refer to <text:span text:style-name="T3">the Developer's Reference</text:span>.</text:p>
      <text:h text:style-name="Heading_20_3" text:outline-level="3">The <text:span text:style-name="T6">import</text:span> Directive</text:h>
      <text:p text:style-name="P20">&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19">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19">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Code_20_Indent">&lt;?import uri="special.zul"?&gt;</text:p>
      <text:p text:style-name="Code_20_Indent"><text:soft-page-break/>...</text:p>
      <text:p text:style-name="Code_20_Indent">&lt;special/&gt;&lt;!-- you can use the component defined in special.zul --&gt;</text:p>
      <text:p text:style-name="P19">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and <text:span text:style-name="T6">meta</text:span> Dir<text:span text:style-name="T2">ectives</text:span></text:h>
      <text:p text:style-name="P21">&lt;?link [href="uri"] <text:span text:style-name="T44">[</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line-break/>&lt;?meta [</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span></text:p>
      <text:p text:style-name="P22">These are so-called header elements in HTML. Currently only HTML-based clients (so-called browsers) support them.</text:p>
      <text:p text:style-name="P22">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23">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20">app<text:span text:style-name="T2">ly="a-class-name"<text:line-break/>apply="class1, class2,..."<text:line-break/></text:span>app<text:span text:style-name="T2">ly="${EL_returns_a_class_or_a_collection_of_classes}"<text:line-break/>apply="${EL_returns_an_instance_or_a_collection_of_Composer_instances}"</text:span></text:p>
      <text:p text:style-name="P19">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text:soft-page-break/>&lt;window app<text:span text:style-name="T2">ly="MyComposer"/&gt;</text:span></text:p>
      <text:p text:style-name="P19">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19"><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0"><text:span text:style-name="T2">use="</text:span><text:span text:style-name="T41">a-class-name</text:span><text:span text:style-name="T2">"<text:line-break/>use="${EL_returns_a_class_or_a_class_name}"</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20"><text:span text:style-name="T2">if="${</text:span><text:span text:style-name="T41">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0"><text:span text:style-name="T2">unless="${</text:span><text:span text:style-name="T41">an-EL-expr</text:span><text:span text:style-name="T2">}"</text:span></text:p>
      <text:p text:style-name="Text_20_body_20_indent">It specified the condition <text:span text:style-name="T40">not</text:span><text:span text:style-name="T44">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1">forEach="${<text:span text:style-name="T40">an-EL-expr</text:span>}"<text:line-break/>forEach="${<text:span text:style-name="T40">an-EL-expr</text:span><text:span text:style-name="T44">},</text:span><text:span text:style-name="T40">a-value</text:span><text:span text:style-name="T44">"</text:span></text:p>
      <text:p text:style-name="P19">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19"><text:soft-page-break/>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21">forEachBegin="<text:span text:style-name="T40">an-interger</text:span>"<text:line-break/>forEachBegin="${<text:span text:style-name="T40">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0"><text:span text:style-name="T2">forEachEnd="</text:span><text:span text:style-name="T41">an-interger</text:span><text:span text:style-name="T2">"<text:line-break/></text:span>for<text:span text:style-name="T2">EachEnd="${</text:span><text:span text:style-name="T41">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3" text:outline-level="3">The <text:span text:style-name="T6">fulfill</text:span> Attribute</text:h>
      <text:p text:style-name="P20">fulfill="<text:span text:style-name="T40">event-expr</text:span>"<text:line-break/>fulfill="<text:span text:style-name="T40">event-expr1</text:span>, <text:span text:style-name="T40">event-expr2</text:span>, <text:span text:style-name="T40">event-expr3</text:span>"<text:line-break/>fulfill="<text:span text:style-name="T40">event-expr</text:span>=<text:span text:style-name="T40">uri-expr</text:span>"<text:line-break/>fulfill="<text:span text:style-name="T40">event-expr1</text:span>, <text:span text:style-name="T40">eve</text:span><text:span text:style-name="T41">nt-expr2</text:span><text:span text:style-name="T2">=</text:span><text:span text:style-name="T41">uri-expr2</text:span><text:span text:style-name="T2">"<text:line-break/>fulfill</text:span><text:span text:style-name="T45">="=</text:span><text:span text:style-name="T41">uri_expr</text:span><text:span text:style-name="T45">"</text:span></text:p>
      <text:p text:style-name="Tip"><text:span text:style-name="T32">where </text:span><text:span text:style-name="T13">event-expr</text:span><text:span text:style-name="T32">, </text:span><text:span text:style-name="T13">event-expr1</text:span><text:span text:style-name="T32"> and others are called event expressions. An event expression is used to identify an event that is targeting a particular component. It can be one of the following formats:</text:span></text:p>
      <text:p text:style-name="P37">event-name<text:line-break/>target-id.event-name<text:line-break/>id1/id2/id3.event-name<text:line-break/>${el-expr}.event-name</text:p>
      <text:p text:style-name="P40">and <text:span text:style-name="T40">uri-expr</text:span> is an URI or an EL exp<text:span text:style-name="T2">ression returning URI. For example,</text:span></text:p>
      <text:p text:style-name="P38">/my/super.zul<text:line-break/>${my_super_zul}</text:p>
      <text:p text:style-name="Text_20_body_20_indent"><text:soft-page-break/>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19">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42">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42">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84"><text:soft-page-break/><text:s text:c="2"/>...</text:p>
      <text:p text:style-name="P84">&lt;/div&gt;</text:p>
      <text:h text:style-name="Heading_20_3" text:outline-level="3">The <text:span text:style-name="T6">forward</text:span> Attribute</text:h>
      <text:p text:style-name="P21">forward="<text:span text:style-name="T40">target_event_expr</text:span>"<text:line-break/>forward="<text:span text:style-name="T40">oringal_event</text:span>=<text:span text:style-name="T40">target_event_expr</text:span>"</text:p>
      <text:p text:style-name="Tip"><text:span text:style-name="T32">where </text:span><text:span text:style-name="T13">target_event_expr</text:span><text:span text:style-name="T32"> is an event expressions. An event expression is used to identify an event that is targeting a particular component. It can be one of the following formats:</text:span></text:p>
      <text:p text:style-name="P38">event-name<text:line-break/>target-id.event-name<text:line-break/>id1/id2/id3.event-name<text:line-break/>${el-expr}.event-name</text:p>
      <text:p text:style-name="P19">It is used to forward an event, that is targeting a particular component, to another component and to another event name. It is called the forward condition.</text:p>
      <text:p text:style-name="P19">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9">for</text:span><text:span text:style-name="T2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19">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9">for</text:span><text:span text:style-name="T20">ward="onOK"</text:span><text:span text:style-name="T2">/&gt;</text:span></text:p>
      <text:p text:style-name="Code_20_Indent">&lt;/window&gt;</text:p>
      <text:p text:style-name="P19">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82" text:outline-level="4"><text:soft-page-break/><text:span text:style-name="T60">The</text:span><text:span text:style-name="T61">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45">forward="<text:span text:style-name="T40">orginalEvent</text:span>=<text:span text:style-name="T40">targetId1/targetId2.targetEvent</text:span><text:span text:style-name="T21">(eventData)</text:span>"</text:p>
      <text:p text:style-name="P43">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43">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45">forward="<text:span text:style-name="T40">originalEvent</text:span>=<text:span text:style-name="T40">${el-targetPath}.targetEvent(${el-eventData})</text:span>"</text:p>
      <text:p text:style-name="P43">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20">&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text:soft-page-break/>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8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81" text:outline-level="4">Iteration Over Versatile Components</text:h>
      <text:p text:style-name="P42">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60">if</text:p>
          </table:table-cell>
          <table:table-cell table:style-name="Table29.B2" office:value-type="string">
            <text:p text:style-name="Table_20_Contents">[Optional][Default: <text:span text:style-name="T14">true</text:span>]</text:p>
            <text:p text:style-name="Table_20_Contents">Specifies the condition to evaluate this element.</text:p>
          </table:table-cell>
        </table:table-row>
        <table:table-row table:style-name="Table29.1">
          <table:table-cell table:style-name="Table29.A2" office:value-type="string">
            <text:p text:style-name="P60">unless</text:p>
          </table:table-cell>
          <table:table-cell table:style-name="Table29.B2" office:value-type="string">
            <text:p text:style-name="Table_20_Contents">[Optional][Default: <text:span text:style-name="T14">false</text:span>]</text:p>
            <text:p text:style-name="Table_20_Contents">Specifies the condition <text:span text:style-name="T40">not</text:span> to evaluate this element.</text:p>
          </table:table-cell>
        </table:table-row>
        <text:soft-page-break/>
        <table:table-row table:style-name="Table29.1">
          <table:table-cell table:style-name="Table29.A2" office:value-type="string">
            <text:p text:style-name="P60">for<text:span text:style-name="T2">Each</text:span></text:p>
          </table:table-cell>
          <table:table-cell table:style-name="Table29.B2" office:value-type="string">
            <text:p text:style-name="Table_20_Contents">[Opt<text:span text:style-name="T2">ional][Default: </text:span><text:span text:style-name="T41">ignored</text:span><text:span text:style-name="T45">]</text:span></text:p>
            <text:p text:style-name="P7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60">switch</text:p>
          </table:table-cell>
          <table:table-cell table:style-name="Table29.B2" office:value-type="string">
            <text:p text:style-name="Table_20_Contents">[Opt<text:span text:style-name="T2">ional][Default: </text:span><text:span text:style-name="T41">none</text:span><text:span text:style-name="T45">]</text:span></text:p>
            <text:p text:style-name="P73">Provide the context for mutually exclusive evaluation. The value specified in this attribute is called the switch condition.</text:p>
            <text:p text:style-name="P73">The only allowed children are the <text:span text:style-name="T6">zk</text:span> elements.</text:p>
          </table:table-cell>
        </table:table-row>
        <table:table-row table:style-name="Table29.1">
          <table:table-cell table:style-name="Table29.A2" office:value-type="string">
            <text:p text:style-name="P60">case</text:p>
          </table:table-cell>
          <table:table-cell table:style-name="Table29.B2" office:value-type="string">
            <text:p text:style-name="Table_20_Contents">[Opt<text:span text:style-name="T2">ional][Default: </text:span><text:span text:style-name="T41">none</text:span><text:span text:style-name="T45">]</text:span></text:p>
            <text:p text:style-name="P73">Provides an alternative within the switch evaluation.</text:p>
            <text:p text:style-name="P73">If the value is a string starting and ending with slash, such as <text:span text:style-name="T6">/a[p]*/</text:span>, it is considered as a regular expression, which is used to match the switch condition.</text:p>
            <text:p text:style-name="P73">You can specify multiple cases by separating them with comma.</text:p>
          </table:table-cell>
        </table:table-row>
        <table:table-row table:style-name="Table29.1">
          <table:table-cell table:style-name="Table29.A2" office:value-type="string">
            <text:p text:style-name="P60">choose</text:p>
          </table:table-cell>
          <table:table-cell table:style-name="Table29.B2" office:value-type="string">
            <text:p text:style-name="Table_20_Contents">[Opt<text:span text:style-name="T2">ional][Default: </text:span><text:span text:style-name="T41">none</text:span><text:span text:style-name="T2">]</text:span></text:p>
            <text:p text:style-name="P73">Provide the context for mutually exclusive evaluation.</text:p>
            <text:p text:style-name="P73">The only allowed children are the <text:span text:style-name="T6">zk</text:span> elements.</text:p>
          </table:table-cell>
        </table:table-row>
        <table:table-row table:style-name="Table29.1">
          <table:table-cell table:style-name="Table29.A2" office:value-type="string">
            <text:p text:style-name="P60">when</text:p>
          </table:table-cell>
          <table:table-cell table:style-name="Table29.B2" office:value-type="string">
            <text:p text:style-name="Table_20_Contents">[Opt<text:span text:style-name="T2">ional][Default: </text:span><text:span text:style-name="T41">none</text:span><text:span text:style-name="T45">]</text:span></text:p>
            <text:p text:style-name="P73">Provides an alternative within the choose evaluation.</text:p>
            <text:p text:style-name="P73">It is evaluated if the condition matches.</text:p>
          </table:table-cell>
        </table:table-row>
      </table:table>
      <text:h text:style-name="Heading_20_3" text:outline-level="3"><text:bookmark text:name="zscript"/>The <text:span text:style-name="T6">zscript</text:span> Element</text:h>
      <text:p text:style-name="P20">&lt;zscript [language="Java"]&gt;<text:span text:style-name="T40">Scripting codes</text:span><text:span text:style-name="T44">&lt;/zscript&gt;<text:line-break/>&lt;zscript src="</text:span><text:span text:style-name="T40">uri</text:span><text:span text:style-name="T44">" [language="Java"]/&gt;</text:span></text:p>
      <text:p text:style-name="P2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2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ext:soft-page-break/>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60">src</text:p>
          </table:table-cell>
          <table:table-cell table:style-name="Table6.B2" office:value-type="string">
            <text:p text:style-name="Table_20_Contents">[Optional][Default: <text:span text:style-name="T40">none</text:span>]</text:p>
            <text:p text:style-name="Table_20_Contents">Specifies the URI of the file containing the scripting codes. If specified, the scr<text:span text:style-name="T2">ipting</text:span> codes will be loaded as if they are embedded directly.</text:p>
            <text:p text:style-name="P59">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60">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9">It specifies the scripting language in which the scripting codes are written.</text:p>
          </table:table-cell>
        </table:table-row>
        <table:table-row table:style-name="Table6.1">
          <table:table-cell table:style-name="Table6.A2" office:value-type="string">
            <text:p text:style-name="P60">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9">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60">if</text:p>
          </table:table-cell>
          <table:table-cell table:style-name="Table6.B2" office:value-type="string">
            <text:p text:style-name="Table_20_Contents">[Optional][Default: <text:span text:style-name="T14">true</text:span>]</text:p>
            <text:p text:style-name="Table_20_Contents">Specifies the condition to evaluate this element.</text:p>
          </table:table-cell>
        </table:table-row>
        <table:table-row table:style-name="Table6.1">
          <table:table-cell table:style-name="Table6.A2" office:value-type="string">
            <text:p text:style-name="P60">unless</text:p>
          </table:table-cell>
          <table:table-cell table:style-name="Table6.B2" office:value-type="string">
            <text:p text:style-name="Table_20_Contents">[Optional][Default: <text:span text:style-name="T14">false</text:span>]</text:p>
            <text:p text:style-name="Table_20_Contents">Specifies the condition <text:span text:style-name="T40">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2">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soft-page-break/><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9">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6"><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2">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2">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18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85"><text:soft-page-break/>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84"><text:tab/><text:tab/>&lt;interpreter-class&gt;my.MySuperJavaInterpreter&lt;/interpreter-class&gt;<text:tab/></text:p>
      <text:p text:style-name="Code_20_Indent_20_2">&lt;/zscript-config&gt;</text:p>
      <text:p text:style-name="P42">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9"><text:tab/><text:tab/>&lt;/ol&gt;</text:p>
      <text:p text:style-name="P49"><text:tab/>&lt;/attribute&gt;</text:p>
      <text:p text:style-name="P49">&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60">name</text:p>
          </table:table-cell>
          <table:table-cell table:style-name="Table7.B2" office:value-type="string">
            <text:p text:style-name="Table_20_Contents">[Required]</text:p>
            <text:p text:style-name="Table_20_Contents">Specifies the attribute name.</text:p>
          </table:table-cell>
        </table:table-row>
        <text:soft-page-break/>
        <table:table-row table:style-name="Table7.1">
          <table:table-cell table:style-name="Table7.A2" office:value-type="string">
            <text:p text:style-name="P60">trim</text:p>
          </table:table-cell>
          <table:table-cell table:style-name="Table7.B2" office:value-type="string">
            <text:p text:style-name="Table_20_Contents">[Opt<text:span text:style-name="T2">ional][Default: false]</text:span></text:p>
            <text:p text:style-name="P59">Specifies whether to omit the leading and trailing whitespaces of the attribute value.</text:p>
          </table:table-cell>
        </table:table-row>
        <table:table-row table:style-name="Table7.1">
          <table:table-cell table:style-name="Table7.A2" office:value-type="string">
            <text:p text:style-name="P60">if</text:p>
          </table:table-cell>
          <table:table-cell table:style-name="Table7.B2" office:value-type="string">
            <text:p text:style-name="Table_20_Contents">[Optional][Default: <text:span text:style-name="T40">none</text:span>]</text:p>
            <text:p text:style-name="Table_20_Contents">Specifies the condition to evaluate this element.</text:p>
          </table:table-cell>
        </table:table-row>
        <table:table-row table:style-name="Table7.1">
          <table:table-cell table:style-name="Table7.A2" office:value-type="string">
            <text:p text:style-name="P60">unless</text:p>
          </table:table-cell>
          <table:table-cell table:style-name="Table7.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3" text:outline-level="3">The<text:span text:style-name="T2"> </text:span><text:span text:style-name="T7">variables</text:span><text:span text:style-name="T2"> element</text:span></text:h>
      <text:p text:style-name="P19">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19">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14.841cm" svg:y="0.31cm" svg:width="1.799cm" svg:height="1.291cm" draw:z-index="72"><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he List and Map Values with the <text:span text:style-name="T6">composite</text:span> Attribute</text:h>
      <text:p text:style-name="P42">By default, the value is assigned to the variable directly after evaluating EL expressions, if any. For example, "apple, ${more}" is evaluated to "apple, orange", if more is "orange", <text:soft-page-break/>and assigned to the variable.</text:p>
      <text:p text:style-name="P42">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0">composite="list"</text:span><text:span text:style-name="T2">/&gt;</text:span></text:p>
      <text:p text:style-name="Text_20_body_20_indent_20_2">The<text:span text:style-name="T2">n, it is converted to a list with two elements. The first element is "apple" and the second "orange".</text:span></text:p>
      <text:p text:style-name="P42">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0">composite="map"</text:span><text:span text:style-name="T2">/&gt;</text:span></text:p>
      <text:p text:style-name="P42">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42">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42">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Code_20_Indent">&lt;/window&gt;</text:p>
      <text:p text:style-name="Text_20_body_20_indent">It is equivalent to</text:p>
      <text:p text:style-name="Code_20_Indent"><text:soft-page-break/>&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19">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6"><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60">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ext:soft-page-break/>
        <table:table-row table:style-name="Table26.1">
          <table:table-cell table:style-name="Table26.A2" office:value-type="string">
            <text:p text:style-name="P60">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59">Specifies the format of the value. It could be <text:span text:style-name="T6">none</text:span>, <text:span text:style-name="T6">list</text:span> or <text:span text:style-name="T6">map</text:span>.</text:p>
            <text:p text:style-name="P59">Refer to the <text:span text:style-name="T9">variables</text:span><text:span text:style-name="T3"> Element section</text:span> above for more information.</text:p>
          </table:table-cell>
        </table:table-row>
        <table:table-row table:style-name="Table26.1">
          <table:table-cell table:style-name="Table26.A2" office:value-type="string">
            <text:p text:style-name="P60">if</text:p>
          </table:table-cell>
          <table:table-cell table:style-name="Table26.B2" office:value-type="string">
            <text:p text:style-name="Table_20_Contents">[Optional][Default: <text:span text:style-name="T40">none</text:span>]</text:p>
            <text:p text:style-name="Table_20_Contents">Specifies the condition to evaluate this element.</text:p>
          </table:table-cell>
        </table:table-row>
        <table:table-row table:style-name="Table26.1">
          <table:table-cell table:style-name="Table26.A2" office:value-type="string">
            <text:p text:style-name="P60">unless</text:p>
          </table:table-cell>
          <table:table-cell table:style-name="Table26.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31"> XUL is </text:span><text:a xlink:type="simple" xlink:href="http://www.potix.com/2005/zul/"><text:span text:style-name="T6">http://www.zkoss.org/2005/zul</text:span></text:a><text:span text:style-name="T31">, and that of XHTML is </text:span><text:a xlink:type="simple" xlink:href="http://www.w3.org/1999/xhtml"><text:span text:style-name="T7">http://www.w3.org/1999/xhtml</text:span></text:a><text:span text:style-name="T31">.</text:span></text:p>
      <text:p text:style-name="Text_20_body"><text:span text:style-name="T31">On the other hand, most pages uses only one component set. To make such pages easier to write, ZK determines the default namespace based on the extension. For <text:s/>example, the </text:span><text:span text:style-name="T7">xul</text:span><text:span text:style-name="T31"> and </text:span><text:span text:style-name="T7">zul</text:span><text:span text:style-name="T3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6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2"><text:a xlink:type="simple" xlink:href="http://www.potix.com/2005/zul"><text:span text:style-name="T7">http://www.zkoss.org/2005/zul</text:span></text:a></text:p>
            <text:p text:style-name="P88">The namespace of the XUL component set.</text:p>
          </table:table-cell>
        </table:table-row>
        <table:table-row>
          <table:table-cell table:style-name="Table41.A2" office:value-type="string">
            <text:p text:style-name="P60">http://www.w3.org/1999/xhtml</text:p>
            <text:p text:style-name="P88">The namespace of the XHTML component set.</text:p>
          </table:table-cell>
        </table:table-row>
        <table:table-row>
          <table:table-cell table:style-name="Table41.A2" office:value-type="string">
            <text:p text:style-name="P32">http://www.zkoss.org/2005/zk</text:p>
            <text:p text:style-name="P88">The ZK namespace. It is the reserved namespace for specifying ZK specific elements and attributes.</text:p>
          </table:table-cell>
        </table:table-row>
        <table:table-row>
          <table:table-cell table:style-name="Table41.A2" office:value-type="string">
            <text:p text:style-name="P32">http://www.zkoss.org/2005/zk/native</text:p>
            <text:p text:style-name="P88">The<text:span text:style-name="T2"> Native </text:span><text:span text:style-name="T31">namespace</text:span><text:span text:style-name="T2">. It is the reserved namespace for specifying inline elements.</text:span></text:p>
            <text:p text:style-name="P89">Refer to the <text:span text:style-name="T3">Work with HTML Tags</text:span> section for details.</text:p>
          </table:table-cell>
        </table:table-row>
        <text:soft-page-break/>
        <table:table-row>
          <table:table-cell table:style-name="Table41.A2" office:value-type="string">
            <text:p text:style-name="P32">native:<text:span text:style-name="T40">URI-of-another-namespace</text:span></text:p>
            <text:p text:style-name="P88">Alternative way to specify the<text:span text:style-name="T2"> Native </text:span><text:span text:style-name="T3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90">Refer to the <text:span text:style-name="T3">Work with HTML Tags</text:span> section for details.</text:p>
          </table:table-cell>
        </table:table-row>
        <table:table-row>
          <table:table-cell table:style-name="Table41.A2" office:value-type="string">
            <text:p text:style-name="P32">http://www.zkoss.org/2005/zk/annotation</text:p>
            <text:p text:style-name="P88">The<text:span text:style-name="T2"> A</text:span><text:span text:style-name="T31">nnotation </text:span><text:span text:style-name="T2">namespace. It is the reserved namespace for specifying the annotations.</text:span></text:p>
            <text:p text:style-name="P89">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30">,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9">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9">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9">zk:</text:span>onClick="addItem()"/&gt;</text:p>
      <text:p text:style-name="Code_20_Indent"><text:s text:c="3"/>&lt;/x:window&gt;</text:p>
      <text:p text:style-name="Code_20_Indent"><text:soft-page-break/>&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7" draw:name="graphics70" text:anchor-type="paragraph" svg:x="14.884cm" svg:y="0.616cm" svg:width="2.328cm" svg:height="0.529cm" draw:z-index="66"><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7" draw:name="graphics95" text:anchor-type="paragraph" svg:x="14.903cm" svg:y="0.674cm" svg:width="2.328cm" svg:height="0.529cm" draw:z-index="103"><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2">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9">hyphen</text:p>
            </table:table-cell>
            <table:table-cell table:style-name="Table5.A1" office:value-type="string">
              <text:p text:style-name="P78">pre</text:p>
            </table:table-cell>
            <table:table-cell table:style-name="Table5.A1" office:value-type="string">
              <text:p text:style-name="P7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5">false</text:p>
          </table:table-cell>
          <table:table-cell table:style-name="Table5.A2" office:value-type="string">
            <text:p text:style-name="P75">false</text:p>
          </table:table-cell>
          <table:table-cell table:style-name="Table5.A2" office:value-type="string">
            <text:p text:style-name="P75">pos<text:span text:style-name="T2">itive</text:span></text:p>
          </table:table-cell>
          <table:table-cell table:style-name="Table5.D2" office:value-type="string">
            <text:p text:style-name="P59">Truncated the characters that exceeds the specified <text:span text:style-name="T6">maxlength</text:span>.</text:p>
          </table:table-cell>
        </table:table-row>
        <table:table-row>
          <table:table-cell table:style-name="Table5.A2" office:value-type="string">
            <text:p text:style-name="P75">true</text:p>
          </table:table-cell>
          <table:table-cell table:style-name="Table5.A2" office:value-type="string">
            <text:p text:style-name="P75">any</text:p>
          </table:table-cell>
          <table:table-cell table:style-name="Table5.A2" office:value-type="string">
            <text:p text:style-name="P75">pos<text:span text:style-name="T2">itive</text:span></text:p>
          </table:table-cell>
          <table:table-cell table:style-name="Table5.D2" office:value-type="string">
            <text:p text:style-name="P59">If the length of a line exceeds <text:span text:style-name="T6">maxlength</text:span>, the line is hyphenated.</text:p>
          </table:table-cell>
        </table:table-row>
        <table:table-row>
          <table:table-cell table:style-name="Table5.A2" office:value-type="string">
            <text:p text:style-name="P75">false</text:p>
          </table:table-cell>
          <table:table-cell table:style-name="Table5.A2" office:value-type="string">
            <text:p text:style-name="P75">true</text:p>
          </table:table-cell>
          <table:table-cell table:style-name="Table5.A2" office:value-type="string">
            <text:p text:style-name="P74">any</text:p>
          </table:table-cell>
          <table:table-cell table:style-name="Table5.D2" office:value-type="string">
            <text:p text:style-name="P59"><text:span text:style-name="T6">maxlength</text:span> is ignored.</text:p>
          </table:table-cell>
        </table:table-row>
        <table:table-row>
          <table:table-cell table:style-name="Table5.A2" office:value-type="string">
            <text:p text:style-name="P75">any</text:p>
          </table:table-cell>
          <table:table-cell table:style-name="Table5.A2" office:value-type="string">
            <text:p text:style-name="P75">any</text:p>
          </table:table-cell>
          <table:table-cell table:style-name="Table5.A2" office:value-type="string">
            <text:p text:style-name="P74">0</text:p>
          </table:table-cell>
          <table:table-cell table:style-name="Table5.D2" office:value-type="string">
            <text:p text:style-name="P59"><text:span text:style-name="T6">pyphen</text:span> is ignored.</text:p>
          </table:table-cell>
        </table:table-row>
      </table:table>
      <text:p text:style-name="Code_20_Indent_20_2"><draw:frame draw:style-name="fr7" draw:name="graphics72" text:anchor-type="paragraph" svg:x="15.316cm" svg:y="2.626cm" svg:width="2.159cm" svg:height="3.747cm" draw:z-index="94"><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soft-page-break/><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42">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1"><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2">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ext:soft-page-break/>The<text:span text:style-name="T2"> </text:span><text:span text:style-name="T7">sendRedirect</text:span><text:span text:style-name="T2"> Method of the </text:span><text:span text:style-name="T7">org.zkoss.zk.ui.Execution</text:span><text:span text:style-name="T2"> Interface</text:span></text:h>
      <text:p text:style-name="P42">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2">Since the onClick event is sent to the server for processing, you could add more logic before invoking <text:span text:style-name="T6">sendRedirect</text:span><text:span text:style-name="T30">, such as redirecting to another page only if certain condition is satisfied.</text:span></text:p>
      <text:p text:style-name="P4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2">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70"><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soft-page-break/><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71"><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3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2">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2">Then, assume one of your users is visiting your page with <text:span text:style-name="T40">de_DE</text:span> as the preferred Locale. Zk will try to locate the image file called <text:span text:style-name="T6">/my_de_DE.png</text:span>. If not found, it will try <text:span text:style-name="T6">/my_de.png</text:span> and finally <text:span text:style-name="T6">/my.png</text:span>.</text:p>
      <text:p text:style-name="P42">Refer to the <text:span text:style-name="T46">Browser and Locale Dependent URI</text:span> section in the <text:span text:style-name="T46">Internationalization</text:span> chapter for details.</text:p>
      <text:p text:style-name="P19">Second, you could <text:span text:style-name="T30">use the </text:span><text:span text:style-name="T6">setContent</text:span><text:span text:style-name="T30"> method to assign the content of an image into an </text:span><text:span text:style-name="T6">image</text:span><text:span text:style-name="T30"> component directly. Once assigned, the image displayed at the browser is updated automatically. This approach is useful if an image is generated dynamically.</text:span></text:p>
      <text:p text:style-name="P25">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5"><text:soft-page-break/>In the above example, we assume you have a class called <text:span text:style-name="T6">MapImage</text:span> for generating a map of the specified location, which is so-called business logic.</text:p>
      <text:p text:style-name="P25">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5">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43"><draw:image xlink:href="../images/10000000000001AC00000155E1243DA6.png" xlink:type="simple" xlink:show="embed" xlink:actuate="onLoad"/></draw:frame><text:soft-page-break/>The<text:span text:style-name="T2">n, the user gets the result as depicted below.</text:span></text:p>
      <text:p text:style-name="P19"/>
      <text:p text:style-name="P19">The application usually uses the coordinates to determine where a user has clicked, and then response accordingly.</text:p>
      <text:h text:style-name="P81" text:outline-level="4">Area</text:h>
      <text:p text:style-name="P42">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2">For example, if users clicks at (150, 150), then the user gets the result as depicted blow.</text:p>
      <text:p text:style-name="P42"><draw:frame draw:style-name="fr3" draw:name="graphics48" text:anchor-type="paragraph" svg:width="9.864cm" svg:height="5.482cm" draw:z-index="44"><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2">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60">circle</text:p>
          </table:table-cell>
          <table:table-cell table:style-name="Table16.B2" office:value-type="string">
            <text:p text:style-name="P60">coo<text:span text:style-name="T2">rds="x, y, r"</text:span></text:p>
            <text:p text:style-name="P59">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60">polygon</text:p>
          </table:table-cell>
          <table:table-cell table:style-name="Table16.B2" office:value-type="string">
            <text:p text:style-name="P60">coo<text:span text:style-name="T2">rds="x1, y1, x2, y2, x3, y3..."</text:span></text:p>
            <text:p text:style-name="P59"><text:soft-page-break/>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60">rectangle</text:p>
          </table:table-cell>
          <table:table-cell table:style-name="Table16.B2" office:value-type="string">
            <text:p text:style-name="P60">coo<text:span text:style-name="T2">rds="x1, y1, x2, y2"</text:span></text:p>
            <text:p text:style-name="P59">where the first coordinate pair is one corner of the rectangle and the other pair is the corner diagonally opposite. A rectangle is just a shortened way of specifying a polygon with four vertices.</text:p>
          </table:table-cell>
        </table:table-row>
      </table:table>
      <text:p text:style-name="P42">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19">A set of input controls are supported in the XUL component set: <text:span text:style-name="T6">textbox,</text:span> <text:span text:style-name="T6">intbox,</text:span> <text:span text:style-name="T6">decimalbox, doublebox</text:span><text:span text:style-name="T30">, </text:span><text:span text:style-name="T6">datebox</text:span><text:span text:style-name="T30">, </text:span><text:span text:style-name="T6">combobox</text:span><text:span text:style-name="T30">, and </text:span><text:span text:style-name="T6">bandbox</text:span>. They are used to let users input different types of data.</text:p>
      <text:p text:style-name="P19"><draw:frame draw:style-name="fr10" draw:name="graphics21" text:anchor-type="paragraph" svg:x="0.986cm" svg:y="0.072cm" svg:width="7.451cm" svg:height="3.491cm" draw:z-index="96"><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oft-page-break/><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201"><text:span text:style-name="T6">Alt+DOWN</text:span> to pop up the calendar.</text:p>
        </text:list-item>
        <text:list-item>
          <text:p text:style-name="P201"><text:span text:style-name="T6">LEFT, RIGHT, UP</text:span> and <text:span text:style-name="T6">DOWN</text:span> to cha<text:span text:style-name="T2">nge the selected day from the calendar.</text:span></text:p>
        </text:list-item>
        <text:list-item>
          <text:p text:style-name="P202"><text:span text:style-name="T6">ENTER</text:span> to activate the selection by copying the selected day to the <text:span text:style-name="T6">datebox</text:span><text:span text:style-name="T30"> control.</text:span></text:p>
        </text:list-item>
        <text:list-item>
          <text:p text:style-name="P201"><text:span text:style-name="T6">Alt+UP</text:span> or <text:span text:style-name="T6">ESC</text:span> to give up the selection and close the calendar.</text:p>
        </text:list-item>
      </text:list>
      <text:h text:style-name="Heading_20_4" text:outline-level="4">Con<text:span text:style-name="T2">straints</text:span></text:h>
      <text:p text:style-name="P42">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2">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text:soft-page-break/>&lt;textbox con<text:span text:style-name="T2">straint="/</text:span>.+@.+\.[a-z]+/<text:span text:style-name="T2">"/&gt;</text:span></text:p>
      <text:p text:style-name="Text_20_body_20_indent_20_2">Notes:</text:p>
      <text:list text:style-name="L12">
        <text:list-item>
          <text:p text:style-name="P189"><text:span text:style-name="T2">The above statement is XML, so do </text:span><text:span text:style-name="T41">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189">It is allowed to mix regular expression with other constraints by separating them with comma.</text:p>
        </text:list-item>
      </text:list>
      <text:p text:style-name="P42">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84">&lt;datebox constraint="no empty, no future: now or never"/&gt;</text:p>
      <text:p text:style-name="Text_20_body_20_indent_20_2">Not<text:span text:style-name="T2">es:</text:span></text:p>
      <text:list text:style-name="L13">
        <text:list-item>
          <text:p text:style-name="P186">The error message, if specified, must be the last element and start with colon.</text:p>
        </text:list-item>
        <text:list-item>
          <text:p text:style-name="P18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81" text:outline-level="4">Constraints for Datebox</text:h>
      <text:p text:style-name="P42">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42">Notices</text:p>
      <text:list text:style-name="L14">
        <text:list-item>
          <text:p text:style-name="P187">The format of the date in the constraint is <text:span text:style-name="T6">yyyMMdd</text:span>. It is independent of the locale.</text:p>
        </text:list-item>
        <text:list-item>
          <text:p text:style-name="P187">The date specified in the constraint is <text:span text:style-name="T40">included</text:span>. For example, <text:span text:style-name="T6">"before 20071225"</text:span> includes December 25, 2007 and every days before it.</text:p>
        </text:list-item>
        <text:list-item>
          <text:p text:style-name="P187">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91">((SimpleDateConstraint)datebox.getConstraint()).getBeginDate();</text:p>
      <text:h text:style-name="P81" text:outline-level="4">Custom Constraints</text:h>
      <text:p text:style-name="Text_20_body_20_indent_20_2">If you want more sop<text:span text:style-name="T2">histicated constraint, you could specify an object which implements </text:span><text:soft-page-break/><text:span text:style-name="T2">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12.046cm" svg:y="0.041cm" svg:width="5.519cm" svg:height="1.02cm" draw:z-index="46"><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6">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soft-page-break/><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85"><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6">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91"><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2">An input control notifies the application with the <text:span text:style-name="T6">onChange</text:span> event if its content is changed by the user.</text:p>
      <text:p text:style-name="P42">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ext:soft-page-break/>the <text:span text:style-name="T3">Custom Constraints</text:span> section.</text:p>
      <text:h text:style-name="Heading_20_4" text:outline-level="4">The <text:span text:style-name="T6">onChanging</text:span> event</text:h>
      <text:p text:style-name="P42">An input control also notifies the application with the <text:span text:style-name="T6">onChanging</text:span> event, when user is changing the content.</text:p>
      <text:p text:style-name="P42">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9">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1.004cm" svg:y="0.353cm" svg:width="6.459cm" svg:height="3.129cm" draw:z-index="45"><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2">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ext:soft-page-break/>The <text:span text:style-name="T6">compact</text:span> Property</text:h>
      <text:p text:style-name="P42"><draw:frame draw:style-name="fr12" draw:name="graphics52" text:anchor-type="paragraph" svg:x="13.598cm" svg:y="1.018cm" svg:width="3.979cm" svg:height="2.582cm" draw:z-index="48"><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2">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56"><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5"><draw:image xlink:href="../imag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6"><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57"><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31"> </text:span><text:span text:style-name="T2">to the paging component. To decide which portion of your 100 items are visible, you shall add a listener to the paging component.</text:span></text:p>
      <text:p text:style-name="Code_20_Indent"><text:soft-page-break/>&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2">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153">A window is an owner of an ID space. Any component contained in a window, including itself, could be found by use of the <text:span text:style-name="T6">getFellow</text:span> method, if it is assigned with an identifier.</text:p>
        </text:list-item>
        <text:list-item>
          <text:p text:style-name="P153">A window could be overlapped, popup, and embedded.</text:p>
        </text:list-item>
        <text:list-item>
          <text:p text:style-name="P153">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soft-page-break/><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75"><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76"><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19">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9">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77"><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6">It is a bit confusing but <text:span text:style-name="T6">onClose</text:span> is sent to ask the server to detach or to hide the window. By default, the window is detached. Of course, the application can override it and do whatever it wants as described above.</text:p>
      <text:p text:style-name="P36">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text:span><text:soft-page-break/><text:span text:style-name="T2">follows. Once allowed, users can resize the window by dragging the borders.</text:span></text:p>
      <text:p text:style-name="Code_20_Indent">&lt;window id="win" title="Sizable Window" border="normal" width="200px" <text:span text:style-name="T19">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2">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19">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9">sclass="wndcyan"</text:span> border="normal" width="200px"&gt;</text:p>
      <text:p text:style-name="Code_20_Indent"><text:tab/><text:tab/>Hello, Cyan!</text:p>
      <text:p text:style-name="Code_20_Indent"><text:tab/>&lt;/window&gt;</text:p>
      <text:p text:style-name="Code_20_Indent"><text:tab/>&lt;window title="Popup Style" <text:span text:style-name="T19">sclass="popup"</text:span> border="normal" width="200px"&gt;</text:p>
      <text:p text:style-name="Code_20_Indent"><text:tab/><text:tab/>Hello, Popup!</text:p>
      <text:p text:style-name="Code_20_Indent"><text:tab/>&lt;/window&gt;</text:p>
      <text:p text:style-name="Code_20_Indent"><text:tab/>&lt;window title="Modal Style" <text:span text:style-name="T19">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2.316cm" svg:y="0.116cm" svg:width="15cm" svg:height="0.921cm" draw:z-index="79"><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81"><draw:image xlink:href="../images/10000000000000CB0000003292CB8174.png" xlink:type="simple" xlink:show="embed" xlink:actuate="onLoad"/></draw:frame><text:soft-page-break/>&lt;window title="My Window" border="normal" width="200px" <text:span text:style-name="T19">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2">A typical use of <text:span text:style-name="T6">contentStyle</text:span> is to make a window scrollable as follows.</text:p>
      <text:p text:style-name="Code_20_Indent_20_2">&lt;window id="win" title="Hi" width="150px" height="100px" <text:span text:style-name="T19">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82"><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19">Of course, you can provide additional style class. For example,</text:p>
      <text:p text:style-name="Code_20_Indent">&lt;zk&gt;</text:p>
      <text:p text:style-name="Code_20_Indent"><text:tab/>&lt;style&gt;</text:p>
      <text:p text:style-name="Code_20_Indent"><text:tab/>div.wc-embedded-<text:span text:style-name="T19">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9">dash</text:span>" width="200px"&gt;</text:p>
      <text:p text:style-name="Code_20_Indent"><draw:frame draw:style-name="fr7" draw:name="graphics30" text:anchor-type="paragraph" svg:x="13.109cm" svg:y="0.078cm" svg:width="4.339cm" svg:height="1.058cm" draw:z-index="78"><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19">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soft-page-break/><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ted();"/&gt;</text:p>
      <text:p text:style-name="Code_20_Indent">&lt;/zk&gt;</text:p>
      <text:h text:style-name="P81" text:outline-level="4">Embedded</text:h>
      <text:p text:style-name="P42">An embedded window is placed inline with other components. In this mode, you cannot change its position, since the position is decided by the browser.</text:p>
      <text:h text:style-name="Heading_20_4" text:outline-level="4">Ove<text:span text:style-name="T2">rlapped</text:span></text:h>
      <text:p text:style-name="P42">An overlapped window is overlapped with other components, such that users could drag it around and developer could set its position by the <text:span text:style-name="T6">setLeft</text:span> and <text:span text:style-name="T6">setTop</text:span> methods.</text:p>
      <text:p text:style-name="P42">In addition to <text:span text:style-name="T6">doOverlapped</text:span>, you can use the <text:span text:style-name="T6">mode</text:span> property as follows.</text:p>
      <text:p text:style-name="Code_20_Indent_20_2">&lt;window title="My Overlapped" width="300px" <text:span text:style-name="T56">mode="overlapped"</text:span>&gt;</text:p>
      <text:p text:style-name="Code_20_Indent_20_2">&lt;/window&gt;</text:p>
      <text:h text:style-name="Heading_20_4" text:outline-level="4">Popup</text:h>
      <text:p text:style-name="P42">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2">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2">In addition to suspending the execution, it disables components not belonging to the modal window.</text:p>
      <text:p text:style-name="P42">A modal window is positioned automatically at the center of the browser, so you cannot control its position.</text:p>
      <text:h text:style-name="Heading_20_4" text:outline-level="4"><text:soft-page-break/>Highlighted</text:h>
      <text:p text:style-name="P42">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2">However, it does <text:span text:style-name="T40">not</text:span><text:span text:style-name="T44"> suspend the execution. Like the overlapped windows, the execution continues to the next statement once the mode is changed. For example, </text:span><text:span text:style-name="T14">f1()</text:span><text:span text:style-name="T44"> is called only after </text:span><text:span text:style-name="T14">win1</text:span><text:span text:style-name="T44"> is closed, while </text:span><text:span text:style-name="T14">g()</text:span><text:span text:style-name="T44"> is called immediately after </text:span><text:span text:style-name="T14">win2</text:span><text:span text:style-name="T44"> becomes highlighted.</text:span></text:p>
      <text:p text:style-name="Code_20_Indent_20_2">win1.doModal(); //the exe<text:span text:style-name="T2">cution is suspended until win1 is closed</text:span></text:p>
      <text:p text:style-name="P84">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41">only</text:span><text:span text:style-name="T2"> put a window into the </text:span><text:span text:style-name="T41">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42">On the other hand, the following is wrong if it executes in <text:span text:style-name="T40">the Component Creation Phase</text:span><text:span text:style-name="T40"><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56">mode="modal"</text:span>&gt;</text:p>
      <text:p text:style-name="Code_20_Indent_20_2">&lt;/window&gt;</text:p>
      <text:p text:style-name="P42"><draw:frame draw:style-name="fr13" draw:name="graphics69" text:anchor-type="paragraph" svg:width="15.76cm" svg:height="9.372cm" draw:z-index="65"><draw:image xlink:href="../images/10000000000005110000034A677D3288.png" xlink:type="simple" xlink:show="embed" xlink:actuate="onLoad"/></draw:frame><text:soft-page-break/>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2">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text:soft-page-break/>&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9">pos</text:span><text:span text:style-name="T20">ition="right,bottom"</text:span><text:span text:style-name="T2">&gt;</text:span></text:p>
      <text:p text:style-name="Code_20_Indent">...</text:p>
      <text:p text:style-name="P19">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61">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9">Both the <text:span text:style-name="T6">left</text:span> and <text:span text:style-name="T6">top</text:span> property are ignored.</text:p>
          </table:table-cell>
        </table:table-row>
        <table:table-row>
          <table:table-cell table:style-name="Table39.A2" office:value-type="string">
            <text:p text:style-name="P61">left</text:p>
          </table:table-cell>
          <table:table-cell table:style-name="Table39.B2" office:value-type="string">
            <text:p text:style-name="Table_20_Contents">Pos<text:span text:style-name="T2">ition the window at the left edge.</text:span></text:p>
            <text:p text:style-name="P59">The <text:span text:style-name="T6">left</text:span> property is ignored.</text:p>
          </table:table-cell>
        </table:table-row>
        <table:table-row>
          <table:table-cell table:style-name="Table39.A2" office:value-type="string">
            <text:p text:style-name="P61">right</text:p>
          </table:table-cell>
          <table:table-cell table:style-name="Table39.B2" office:value-type="string">
            <text:p text:style-name="Table_20_Contents">Pos<text:span text:style-name="T2">ition the window at the right edge.</text:span></text:p>
            <text:p text:style-name="P59">The <text:span text:style-name="T6">left</text:span> property is ignored.</text:p>
          </table:table-cell>
        </table:table-row>
        <table:table-row>
          <table:table-cell table:style-name="Table39.A2" office:value-type="string">
            <text:p text:style-name="P61">top</text:p>
          </table:table-cell>
          <table:table-cell table:style-name="Table39.B2" office:value-type="string">
            <text:p text:style-name="Table_20_Contents">Pos<text:span text:style-name="T2">ition the window at the top.</text:span></text:p>
            <text:p text:style-name="P59">The <text:span text:style-name="T6">top</text:span> property is ignored.</text:p>
          </table:table-cell>
        </table:table-row>
        <table:table-row>
          <table:table-cell table:style-name="Table39.A2" office:value-type="string">
            <text:p text:style-name="P61">bottom</text:p>
          </table:table-cell>
          <table:table-cell table:style-name="Table39.B2" office:value-type="string">
            <text:p text:style-name="Table_20_Contents">Pos<text:span text:style-name="T2">ition the window at the bottom.</text:span></text:p>
            <text:p text:style-name="P59">The <text:span text:style-name="T6">top</text:span> property is ignored.</text:p>
          </table:table-cell>
        </table:table-row>
      </table:table>
      <text:p text:style-name="P19">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3" text:outline-level="4">The Message Box</text:h>
      <text:p text:style-name="Text_20_body_20_indent_20_2"><text:span text:style-name="T30">The </text:span><text:span text:style-name="T6">org.zkoss.zul.Messagebox</text:span><text:span text:style-name="T30"> class pro</text:span><text:span text:style-name="T31">vides a</text:span> set of utilities to show message boxes<text:span text:style-name="T2">. It is typically used to alert user when an error occurs, or to prompt user for an decision.</text:span></text:p>
      <text:p text:style-name="Code_20_Indent_20_2"><text:soft-page-break/>if (Messagebox.show("Remove this file?", "Remove?", Messagebox.YES | Messagebox.NO, Messagebox.QUESTION) == Messagebox.YES) {</text:p>
      <text:p text:style-name="Code_20_Indent_20_2"><text:tab/>...//remove the<text:span text:style-name="T2"> file</text:span></text:p>
      <text:p text:style-name="P84">}</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3" text:outline-level="4">The File Upload Dialog</text:h>
      <text:p text:style-name="Text_20_body_20_indent_20_2"><text:span text:style-name="T30">The </text:span><text:span text:style-name="T6">org.zkoss.zul.Fileupload</text:span><text:span text:style-name="T30"> class pro</text:span><text:span text:style-name="T3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3.311cm" svg:y="0.58cm" svg:width="9.999cm" svg:height="4.09cm" draw:z-index="83"><draw:image xlink:href="../images/10000000000002C800000125B9E0AAC1.png" xlink:type="simple" xlink:show="embed" xlink:actuate="onLoad"/></draw:frame>&lt;/window&gt;</text:p>
      <text:h text:style-name="Heading_20_5" text:outline-level="5"><text:soft-page-break/>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9">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80"><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87"><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6">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6">Notice that <text:span text:style-name="T6">getMedia</text:span> and <text:span text:style-name="T6">getMedias</text:span> return null to indicate that no file is specified but the Upload button is pressed.</text:p>
      <text:h text:style-name="Heading_20_5" text:outline-level="5"><text:soft-page-break/>The <text:span text:style-name="T6">onClose</text:span> Event</text:h>
      <text:p text:style-name="P56">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86"><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9"><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soft-page-break/><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10.324cm" svg:y="0.688cm" svg:width="6.085cm" svg:height="5.316cm" draw:z-index="99"><draw:image xlink:href="../images/1000000000000256000001FBDC44BDAC.jpg" xlink:type="simple" xlink:show="embed" xlink:actuate="onLoad"/></draw:frame>&lt;<text:span text:style-name="T19">borderlayout</text:span> height="500px"&gt;</text:p>
      <text:p text:style-name="Code_20_Indent_20_2"><text:tab/>&lt;north size="30%"&gt;</text:p>
      <text:p text:style-name="Code_20_Indent_20_2"><text:tab/><text:tab/>&lt;<text:span text:style-name="T19">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9">borderlayout</text:span>&gt;</text:p>
      <text:p text:style-name="Code_20_Indent_20_2"><text:tab/>&lt;/north&gt;</text:p>
      <text:p text:style-name="Code_20_Indent_20_2"><text:tab/>&lt;center border="normal"&gt;</text:p>
      <text:p text:style-name="Code_20_Indent_20_2"><text:tab/><text:tab/>&lt;<text:span text:style-name="T19">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soft-page-break/><text:tab/><text:tab/><text:tab/>&lt;/east&gt;</text:p>
      <text:p text:style-name="Code_20_Indent_20_2"><text:tab/><text:tab/>&lt;/<text:span text:style-name="T19">borderlayout</text:span>&gt;</text:p>
      <text:p text:style-name="Code_20_Indent_20_2"><text:tab/>&lt;/center&gt;</text:p>
      <text:p text:style-name="Code_20_Indent_20_2">&lt;/<text:span text:style-name="T19">borderlayout</text:span>&gt;</text:p>
      <text:h text:style-name="Heading_20_3" text:outline-level="3"><text:span text:style-name="T3">The </text:span><text:span text:style-name="Source_20_Text"><text:span text:style-name="T3">size </text:span></text:span><text:span text:style-name="Source_20_Text"><text:span text:style-name="T51">and</text:span></text:span><text:span text:style-name="Source_20_Text"><text:span text:style-name="T3"> border </text:span></text:span><text:span text:style-name="T3">Properties</text:span></text:h>
      <text:p text:style-name="P26">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9.723cm" svg:y="0.695cm" svg:width="6.833cm" svg:height="6.357cm" draw:z-index="100"><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text:soft-page-break/>property to be <text:span text:style-name="Source_20_Text">true</text:span>.</text:p>
      <text:p text:style-name="Text_20_body_20_indent"><draw:frame draw:style-name="fr9" draw:name="graphics94" text:anchor-type="paragraph" svg:x="5.346cm" svg:y="0.101cm" svg:width="5.701cm" svg:height="4.389cm" draw:z-index="101"><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ext:soft-page-break/>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1">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3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1">Some examples are shown as follows.</text:p>
      <text:p text:style-name="Code"><draw:frame draw:style-name="fr7" draw:name="graphics7" text:anchor-type="paragraph" svg:x="13.908cm" svg:y="0.702cm" svg:width="3.239cm" svg:height="1.647cm" draw:z-index="15"><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1">Thus, the two lines below are equivalent:</text:p>
      <text:p text:style-name="Code">&lt;vbox&gt;</text:p>
      <text:p text:style-name="Code">&lt;box orient="vertical"&gt;</text:p>
      <text:p text:style-name="P3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text:soft-page-break/>&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6"><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19">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19">The value is a list of widths separated by comma. If any value is missed, no width is generated for the corresponding cell and the real width is up to the browser.</text:p>
      <text:p text:style-name="P19">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text:soft-page-break/>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6"><draw:frame draw:style-name="fr15" draw:name="graphics58" text:anchor-type="paragraph" svg:width="16.118cm" svg:height="4.006cm" draw:z-index="102"><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6">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9">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9">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2">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ext:soft-page-break/>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2">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2">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1">The generic syntax of tab boxes is as follows.</text:p>
      <text:p text:style-name="Code"><draw:frame draw:style-name="fr7" draw:name="graphics9" text:anchor-type="paragraph" svg:x="14.854cm" svg:y="0.619cm" svg:width="2.268cm" svg:height="1.203cm" draw:z-index="17"><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170"><text:span text:style-name="T6">tabbox</text:span>: The outer box that contains the tabs and tab panels. </text:p>
        </text:list-item>
      </text:list>
      <text:list text:style-name="L17">
        <text:list-item>
          <text:p text:style-name="P171"><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172"><text:span text:style-name="T6">tab</text:span>: A specific tab. Clicking on the tab brings the tab panel to the front. You could put a label and an image on it.</text:p>
        </text:list-item>
      </text:list>
      <text:list text:style-name="L19">
        <text:list-item>
          <text:p text:style-name="P173"><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174"><text:soft-page-break/><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92">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93">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18"><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19"><draw:image xlink:href="../images/100000000000007800000057AB443B27.png" xlink:type="simple" xlink:show="embed" xlink:actuate="onLoad"/></draw:frame><text:soft-page-break/>&lt;tabbox <text:span text:style-name="T19">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9">orient="vertical"</text:span>&gt;</text:p>
      <text:p text:style-name="Code_20_Indent"><draw:frame draw:style-name="fr7" draw:name="graphics51" text:anchor-type="paragraph" svg:x="9.999cm" svg:y="0cm" svg:width="7.599cm" svg:height="3.662cm" draw:z-index="47"><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19">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30">or</text:span><text:span text:style-name="T6"> end </text:span>(rightmost or bottommost), and the effect is as follows.</text:p>
      <text:p text:style-name="Code_20_Indent"><draw:frame draw:style-name="fr7" draw:name="graphics103" text:anchor-type="paragraph" svg:x="10.444cm" svg:y="0.63cm" svg:width="6.966cm" svg:height="1.385cm" draw:z-index="95"><draw:image xlink:href="../images/10000000000001000000003F85AAC9C2.png" xlink:type="simple" xlink:show="embed" xlink:actuate="onLoad"/></draw:frame>&lt;tabbox width="250px"&gt;</text:p>
      <text:p text:style-name="Code_20_Indent"><text:tab/>&lt;tabs <text:span text:style-name="T19">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ext:soft-page-break/>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19">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11.1cm" svg:y="0.467cm" svg:width="6.465cm" svg:height="1.36cm" draw:z-index="97"><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9">disabled="true"</text:span>/&gt;</text:p>
      <text:p text:style-name="Code_20_Indent"><text:tab/><text:tab/>&lt;tab label="Step 2" id="tb2" <text:span text:style-name="T19">disabled="true"</text:span>/&gt;</text:p>
      <text:p text:style-name="Code_20_Indent"><text:tab/><text:tab/>&lt;tab label="Step 3" id="tb3" <text:span text:style-name="T19">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text:soft-page-break/>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58"><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soft-page-break/><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59"><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56">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soft-page-break/><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9">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2">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text:soft-page-break/>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60"><draw:image xlink:href="../images/1000000000000133000000737A37B110.png" xlink:type="simple" xlink:show="embed" xlink:actuate="onLoad"/></draw:frame>&lt;grid width="300px" <text:span text:style-name="T56">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2">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61"><draw:image xlink:href="../images/100000000000026C00000066A82ED1BB.png" xlink:type="simple" xlink:show="embed" xlink:actuate="onLoad"/></draw:frame><text:soft-page-break/>&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soft-page-break/><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42">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2">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2">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soft-page-break/><text:tab/><text:tab/><text:tab/>}</text:p>
      <text:p text:style-name="Code_20_Indent"><text:tab/><text:tab/><text:tab/>public int compare(Object o1, Object o2) {</text:p>
      <text:p text:style-name="Code_20_Indent"><text:tab/><text:tab/><text:tab/><text:tab/>Row r1 = (<text:span text:style-name="T19">Row</text:span>)o1, r2 = (<text:span text:style-name="T19">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9">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ext:soft-page-break/>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125">It is easier to use different views to show the same set of data.</text:p>
        </text:list-item>
        <text:list-item>
          <text:p text:style-name="P136">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126">Prepare the data in the form of <text:span text:style-name="T6">ListModel</text:span>. ZK has a concrete implementation called <text:span text:style-name="T6">org.zkoss.zul.SimpleListModel</text:span>. for representing an array of objects.</text:p>
        </text:list-item>
        <text:list-item>
          <text:p text:style-name="P126">Implement the <text:span text:style-name="T6">org.zkoss.zul.RowRenderer</text:span> interface for rendering a row of data into the grid.</text:p>
        </text:list-item>
      </text:list>
      <text:list text:style-name="L23">
        <text:list-item>
          <text:list>
            <text:list-item>
              <text:p text:style-name="P127">This is optional. If not specified, the default renderer is used to render the data into the first column.</text:p>
            </text:list-item>
            <text:list-item>
              <text:p text:style-name="P127">You could implement different renderers for represent the same data in different views.</text:p>
            </text:list-item>
          </text:list>
        </text:list-item>
      </text:list>
      <text:list text:style-name="L22" text:continue-numbering="true">
        <text:list-item>
          <text:p text:style-name="P126">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31">, assigned it to a grid through the </text:span><text:span text:style-name="T7">model</text:span><text:span text:style-name="T31"> property. Then, the grid will do the rest.</text:span></text:p>
      <text:p text:style-name="Code_20_Indent"><draw:frame draw:style-name="fr7" draw:name="graphics80" text:anchor-type="paragraph" svg:x="14.997cm" svg:y="1.99cm" svg:width="2.223cm" svg:height="2.773cm" draw:z-index="73"><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soft-page-break/><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42">When a user requests the grid to sort, the grid will invoke the <text:span text:style-name="T6">sort</text:span> method of <text:span text:style-name="T6">ListModelExt</text:span> to sort the data. In other words, the sorting is done by the list model, rather than the grid.</text:p>
      <text:p text:style-name="P42">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soft-page-break/><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19"><draw:frame draw:style-name="fr16" draw:name="graphics105" text:anchor-type="paragraph" svg:width="11.959cm" svg:height="2.032cm" draw:z-index="98"><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19">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2">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soft-page-break/><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829cm" svg:y="0.086cm" svg:width="16.701cm" svg:height="2.371cm" draw:z-index="68"><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19">A separator is used to insert a space between two components. There are several ways to customize the separator.</text:p>
      <text:list text:style-name="L24">
        <text:list-item>
          <text:p text:style-name="P128">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28">By use of the <text:span text:style-name="T6">bar</text:span> property, you could control whether to show a horizontal or vertical line between component.</text:p>
        </text:list-item>
        <text:list-item>
          <text:p text:style-name="P128"><draw:frame draw:style-name="fr5" draw:name="graphics39" text:anchor-type="paragraph" svg:x="11.077cm" svg:y="0.46cm" svg:width="5.906cm" svg:height="2.582cm" draw:z-index="35"><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text:soft-page-break/>&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0"><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1"><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2">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9">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84"><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soft-page-break/><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2">The height specified in the <text:span text:style-name="T6">contentStyle</text:span> property means the height of the content block, excluding the caption. Thus, if the groupbox is dismissed (i.e., the content block is <text:span text:style-name="T40">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2"><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1">A menu bar contains a collection of menu items and sub menus. A sub menu contains a collection of menu items and other sub menus. They, therefore, constructs a tree of menu items that user could select to execute.</text:p>
      <text:p text:style-name="P31">An example of menu bars is as follows.</text:p>
      <text:p text:style-name="Code"><draw:frame draw:style-name="fr7" draw:name="graphics17" text:anchor-type="paragraph" svg:x="10.634cm" svg:y="0.639cm" svg:width="6.65cm" svg:height="1.222cm" draw:z-index="23"><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soft-page-break/><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111"><text:span text:style-name="T6">menubar</text:span>: The topmost container for a collection of menu items (<text:span text:style-name="T6">menuitem</text:span>) and menus (<text:span text:style-name="T6">menu</text:span>). </text:p>
        </text:list-item>
        <text:list-item>
          <text:p text:style-name="P175"><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75"><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176"><text:span text:style-name="T6">menuitem</text:span>: An individual command on a menu. This could be placed in a menu bar, or a popup menu. </text:p>
        </text:list-item>
      </text:list>
      <text:list text:style-name="L27">
        <text:list-item>
          <text:p text:style-name="P177"><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30">, such that the </text:span><text:span text:style-name="T6">checked</text:span><text:span text:style-name="T30"> property is toggled automatically when user clicks the </text:span><text:soft-page-break/><text:span text:style-name="T30">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19">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1">As depicted below, a context menu is enabled by simply assigning the ID to the <text:span text:style-name="T6">context</text:span> property. Of course, you can assign the same ID to multiple components.</text:p>
      <text:p text:style-name="Code">&lt;label value="Right Click Me!" context="<text:span text:style-name="T19">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53"><draw:image xlink:href="../images/100000000000017500000052E60F488A.png" xlink:type="simple" xlink:show="embed" xlink:actuate="onLoad"/></draw:frame>&lt;menupopup id="<text:span text:style-name="T19">editPopup</text:span>"&gt;</text:p>
      <text:p text:style-name="Code"><text:s text:c="4"/>&lt;menuitem label="Undo"/&gt;</text:p>
      <text:p text:style-name="Code"><text:s text:c="4"/>&lt;menuitem label="Redo"/&gt;</text:p>
      <text:p text:style-name="Code"><text:soft-page-break/><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1">The <text:span text:style-name="T6">popup</text:span> component is a more generic popup than <text:span text:style-name="T6">menupopup</text:span>. You can place any kind of components inside of popup. For example,</text:p>
      <text:p text:style-name="Code">&lt;label value="Right Click Me!" context="<text:span text:style-name="T19">any</text:span>"/&gt;</text:p>
      <text:p text:style-name="Code"/>
      <text:p text:style-name="Code">&lt;popup id="<text:span text:style-name="T19">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77">Property</text:p>
            </table:table-cell>
            <table:table-cell table:style-name="Table31.B1" office:value-type="string">
              <text:p text:style-name="P77">Description</text:p>
            </table:table-cell>
          </table:table-row>
        </table:table-header-rows>
        <table:table-row>
          <table:table-cell table:style-name="Table31.A2" office:value-type="string">
            <text:p text:style-name="P60">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0">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60">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9">editPopup</text:span>"/&gt;</text:p>
      <text:p text:style-name="Code_20_Indent"><text:tab/>&lt;separator bar="true"/&gt;</text:p>
      <text:p text:style-name="Code_20_Indent"><text:tab/>&lt;label value="Tooptip for Another Popup" tooltip="<text:span text:style-name="T19">any</text:span>"/&gt;</text:p>
      <text:p text:style-name="Code_20_Indent"><text:tab/>&lt;separator bar="true"/&gt;</text:p>
      <text:p text:style-name="Code_20_Indent"><text:tab/>&lt;label value="Click Me!" popup="<text:span text:style-name="T19">editPopup</text:span>"/&gt;</text:p>
      <text:p text:style-name="Code_20_Indent"/>
      <text:p text:style-name="Code_20_Indent"><text:tab/>&lt;menupopup id="<text:span text:style-name="T19">editPopup</text:span>"&gt;</text:p>
      <text:p text:style-name="Code_20_Indent"><text:soft-page-break/><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9">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19">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19">To improve the performance, you defer the creation of the content until it becomes visible – i.e., until the <text:span text:style-name="T6">onOpen</text:span> event is received.</text:p>
      <text:p text:style-name="P19">The simplest way to defer the creation of the content is to use the <text:span text:style-name="T6">fulfill</text:span> attribute as shown below.</text:p>
      <text:p text:style-name="Code_20_Indent">&lt;popup <text:span text:style-name="T52">id="any" </text:span>width="300px" fulfill="onOpen"&gt;</text:p>
      <text:p text:style-name="Code_20_Indent"><text:s text:c="3"/>&lt;button label="Hi"/&gt;&lt;!-- whatever content --&gt;</text:p>
      <text:p text:style-name="Code_20_Indent">&lt;/popup&gt;</text:p>
      <text:p text:style-name="P19">Then, the content (the <text:span text:style-name="T40">Hi</text:span> button) won't be created when the page is loaded. Rather, the content is created when the <text:span text:style-name="T6">onOpen</text:span> event is received at the first time.</text:p>
      <text:p text:style-name="P19">If you prefer to dynamically manipulate the content in Java, you can listen to the <text:span text:style-name="T6">onOpen</text:span> event as depicted below.</text:p>
      <text:p text:style-name="Code_20_Indent">&lt;popup <text:span text:style-name="T5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soft-page-break/><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14.776cm" svg:y="0.52cm" svg:width="2.15cm" svg:height="0.827cm" draw:z-index="5"><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6"><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112"><text:span text:style-name="T6">UP</text:span><text:span text:style-name="T30"> and </text:span><text:span text:style-name="T6">DOWN</text:span> to move the selection up and down one list item.</text:p>
        </text:list-item>
        <text:list-item>
          <text:p text:style-name="P112"><text:span text:style-name="T6">PgUp</text:span> and <text:span text:style-name="T6">PgDn</text:span> to move the<text:span text:style-name="T2"> selection up and down in a step of one page.</text:span></text:p>
        </text:list-item>
        <text:list-item>
          <text:p text:style-name="P112"><text:span text:style-name="T7">HOME</text:span><text:span text:style-name="T2"> to move the selection to the first item, and </text:span><text:span text:style-name="T7">END</text:span><text:span text:style-name="T2"> to the last item.</text:span></text:p>
        </text:list-item>
        <text:list-item>
          <text:p text:style-name="P112"><text:span text:style-name="T6">Ctrl+UP</text:span> and <text:span text:style-name="T6">Ctrl+DOWN</text:span> to move the focus up and down one list item without changing <text:span text:style-name="T2">the selection.</text:span></text:p>
        </text:list-item>
        <text:list-item>
          <text:p text:style-name="P203"><text:span text:style-name="T6">SPACE</text:span> to select the item of the focus.</text:p>
        </text:list-item>
      </text:list>
      <text:h text:style-name="Heading_20_3" text:outline-level="3"><text:soft-page-break/>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8"><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9"><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33"><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soft-page-break/><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0"><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62"><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soft-page-break/><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49"><draw:image xlink:href="../images/10000000000000CF0000005D419F9D95.png" xlink:type="simple" xlink:show="embed" xlink:actuate="onLoad"/></draw:frame>&lt;zk&gt;</text:p>
      <text:p text:style-name="Code_20_Indent"><text:soft-page-break/><text:tab/>&lt;listbox width="200px"&gt;</text:p>
      <text:p text:style-name="Code_20_Indent"><text:tab/><text:tab/>&lt;listhead&gt;</text:p>
      <text:p text:style-name="Code_20_Indent"><text:tab/><text:tab/><text:tab/>&lt;listheader label="name" <text:span text:style-name="T19">sort="auto"</text:span>/&gt;</text:p>
      <text:p text:style-name="Code_20_Indent"><text:tab/><text:tab/><text:tab/>&lt;listheader label="gender" <text:span text:style-name="T19">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ext:soft-page-break/>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2">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2"><draw:frame draw:style-name="fr8" draw:name="graphics32" text:anchor-type="paragraph" svg:x="8.851cm" svg:y="1.039cm" svg:width="8.47cm" svg:height="1.649cm" draw:z-index="31"><draw:image xlink:href="../images/10000000000001C20000005540C9B7A9.png" xlink:type="simple" xlink:show="embed" xlink:actuate="onLoad"/></draw:frame>In the following example, you will see how a checkbox is added automatically, when you <text:soft-page-break/>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0"><draw:image xlink:href="../images/10000000000000CD0000006D96B78742.png" xlink:type="simple" xlink:show="embed" xlink:actuate="onLoad"/></draw:frame>Notice that if the<text:span text:style-name="T2"> </text:span><text:span text:style-name="T7">multiple</text:span><text:span text:style-name="T2"> property is false, the radio buttons </text:span><text:soft-page-break/><text:span text:style-name="T2">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2">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125">It is easier to use different views to show the same set of data.</text:p>
        </text:list-item>
        <text:list-item>
          <text:p text:style-name="P136">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29">Prepare the data in the form of <text:span text:style-name="T6">ListModel</text:span>. ZK has a concrete implementation called <text:span text:style-name="T6">org.zkoss.zul.SimpleListModel</text:span>. for representing an array of objects.</text:p>
        </text:list-item>
        <text:list-item>
          <text:p text:style-name="P129">Implement the <text:span text:style-name="T6">org.zkoss.zul.ListitemRenderer</text:span> interface for rendering an item of data into a list item of the list box.</text:p>
        </text:list-item>
      </text:list>
      <text:list text:style-name="L30">
        <text:list-item>
          <text:list>
            <text:list-item>
              <text:p text:style-name="P130">This is optional. If not specified, the default renderer is used to render the data into the first column.</text:p>
            </text:list-item>
            <text:list-item>
              <text:p text:style-name="P130">You could implement different renderers for represent the same data in different views.</text:p>
            </text:list-item>
          </text:list>
        </text:list-item>
      </text:list>
      <text:list text:style-name="L29" text:continue-numbering="true">
        <text:list-item>
          <text:p text:style-name="P129">Specify the data in the <text:span text:style-name="T6">model</text:span> property, and, optionally, the renderer in the <text:span text:style-name="T6">itemRenderer</text:span> property.</text:p>
        </text:list-item>
      </text:list>
      <text:p text:style-name="P19"><draw:frame draw:style-name="fr7" draw:name="graphics6" text:anchor-type="paragraph" svg:x="11.652cm" svg:y="1.621cm" svg:width="5.934cm" svg:height="4.401cm" draw:z-index="14"><draw:image xlink:href="../images/1000000000000132000000E3AE1693E7.png" xlink:type="simple" xlink:show="embed" xlink:actuate="onLoad"/></draw:frame>In the following example, we prepared a list model called <text:span text:style-name="T6">strset</text:span><text:span text:style-name="T30">, assigned it to a list box through the </text:span><text:span text:style-name="T6">model</text:span><text:span text:style-name="T30"> property. Then, the list box will do the rest.</text:span></text:p>
      <text:p text:style-name="Code_20_Indent"><text:soft-page-break/>&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42">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2">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36">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19">In theory, a list cell could contain any other components, as depicted below.</text:p>
      <text:p text:style-name="Code_20_Indent"><draw:frame draw:style-name="fr7" draw:name="graphics34" text:anchor-type="paragraph" svg:x="12.411cm" svg:y="0.48cm" svg:width="4.979cm" svg:height="1.73cm" draw:z-index="32"><draw:image xlink:href="../images/1000000000000101000000597E6A0365.png" xlink:type="simple" xlink:show="embed" xlink:actuate="onLoad"/></draw:frame>&lt;listbox width="250px"&gt;</text:p>
      <text:p text:style-name="Code_20_Indent"><text:tab/>&lt;listhead&gt;</text:p>
      <text:p text:style-name="Code_20_Indent"><text:soft-page-break/><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19">Notes:</text:p>
      <text:list text:style-name="L31">
        <text:list-item>
          <text:p text:style-name="P131">Don't use a list box, when a grid is a better choice. The appearances of list boxes and grids are similar, but the list box shall be used only to represent a list of selectable items.</text:p>
        </text:list-item>
        <text:list-item>
          <text:p text:style-name="P13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3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30">, </text:span><text:span text:style-name="T6">treerow</text:span>, <text:span text:style-name="T6">treecell</text:span><text:span text:style-name="T30">,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4"><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soft-page-break/><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78"><text:span text:style-name="T6">tree</text:span>: This is the outer com<text:span text:style-name="T2">ponent</text:span> of a tree control. </text:p>
        </text:list-item>
      </text:list>
      <text:list text:style-name="L33">
        <text:list-item>
          <text:p text:style-name="P179"><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80"><text:span text:style-name="T6">treecol</text:span>: This is used to declare a column of the tree. By using this comlumn, you can specify additional information such as the column header. </text:p>
        </text:list-item>
      </text:list>
      <text:list text:style-name="L35">
        <text:list-item>
          <text:p text:style-name="P181"><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82"><text:span text:style-name="T6">treeitem</text:span>: This component contains a row of data (<text:span text:style-name="T6">treerow</text:span>), and an optional <text:span text:style-name="T6">treechildren</text:span>.</text:p>
          <text:list>
            <text:list-item>
              <text:p text:style-name="P182">If the component doesn't contain a <text:span text:style-name="T6">treechildren</text:span>, it is a leaf node that doesn't accept <text:soft-page-break/>any child items.</text:p>
            </text:list-item>
            <text:list-item>
              <text:p text:style-name="P182">If it contains a <text:span text:style-name="T6">treechildren</text:span>, it is a branch node that might contain other items.</text:p>
            </text:list-item>
            <text:list-item>
              <text:p text:style-name="P182">For a branch node, an +/- button will appear at the beginning of the row, such that user could open and close the item by clicking on the +/- button.</text:p>
            </text:list-item>
          </text:list>
        </text:list-item>
        <text:list-item>
          <text:p text:style-name="P181"><text:span text:style-name="T7">treerow</text:span><text:span text:style-name="T2">: </text:span>A single row in the tree, which should be placed inside a <text:span text:style-name="T6">treeitem</text:span> component.</text:p>
        </text:list-item>
        <text:list-item>
          <text:p text:style-name="P181"><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13"><text:span text:style-name="T6">UP</text:span><text:span text:style-name="T30"> and </text:span><text:span text:style-name="T6">DOWN</text:span> to move the selection up and down one tree item.</text:p>
        </text:list-item>
        <text:list-item>
          <text:p text:style-name="P113"><text:span text:style-name="T6">PgUp</text:span> and <text:span text:style-name="T6">PgDn</text:span> to move the<text:span text:style-name="T2"> selection up and down in a step of one page.</text:span></text:p>
        </text:list-item>
        <text:list-item>
          <text:p text:style-name="P204"><text:span text:style-name="T6">HOME</text:span> to move the selection to the first item, and <text:span text:style-name="T6">END</text:span> to the last item.</text:p>
        </text:list-item>
        <text:list-item>
          <text:p text:style-name="P113"><text:span text:style-name="T6">RIGHT</text:span><text:span text:style-name="T30"> to open a tree item, and </text:span><text:span text:style-name="T6">LEFT</text:span><text:span text:style-name="T30"> to close a tree item.</text:span></text:p>
        </text:list-item>
        <text:list-item>
          <text:p text:style-name="P113"><text:span text:style-name="T6">Ctrl+UP</text:span> and <text:span text:style-name="T6">Ctrl+DOWN</text:span> to move the focus up and down one tree item without changing <text:span text:style-name="T2">the selection.</text:span></text:p>
        </text:list-item>
        <text:list-item>
          <text:p text:style-name="P204"><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p text:style-name="P19">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14.446cm" svg:y="0.594cm" svg:width="2.921cm" svg:height="5.779cm" draw:z-index="90"><draw:image xlink:href="../images/100000000000008A000001112B40E516.png" xlink:type="simple" xlink:show="embed" xlink:actuate="onLoad"/></draw:frame>The<text:span text:style-name="T2"> </text:span><text:span text:style-name="T7">pageSize</text:span><text:span text:style-name="T2"> property controls the number of tree items to display at </text:span><text:soft-page-break/><text:span text:style-name="T2">once. By default, it is 10. That is, at most 10 tree items are displayed at the client for each level as depicted in the right figure.</text:span></text:p>
      <text:p text:style-name="P19">A user can click <text:s/>to see more tree items (i.e., enlarge <text:span text:style-name="T6">pageSize</text:span>), or click <text:s/>or <text:s/>to scroll up and down.</text:p>
      <text:p text:style-name="P19">If you want to display all tree items, simply set <text:span text:style-name="T6">pageSize</text:span> to -1. However, it is not recommended if the tree control is huge, since the browser is too slow to handle a tree with huge number of items.</text:p>
      <text:p text:style-name="P19">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2">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2"><draw:frame draw:style-name="fr4" draw:name="graphics35" text:anchor-type="paragraph" svg:x="4.84cm" svg:y="1.667cm" svg:width="7.909cm" svg:height="2.379cm" draw:z-index="64"><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2">This property is ignored if the <text:span text:style-name="T6">rows</text:span> property is specified.</text:p>
      <text:h text:style-name="Heading_20_4" text:outline-level="4"><text:soft-page-break/>The <text:span text:style-name="T6">maxlength</text:span> Property</text:h>
      <text:p text:style-name="P42">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27"><draw:image xlink:href="../images/10000000000000B50000004419304D81.png" xlink:type="simple" xlink:show="embed" xlink:actuate="onLoad"/></draw:frame><text:soft-page-break/>&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205"><text:span text:style-name="T6">Alt+DOWN</text:span> to pop up the list.</text:p>
        </text:list-item>
        <text:list-item>
          <text:p text:style-name="P205"><text:span text:style-name="T6">Alt+UP</text:span> or <text:span text:style-name="T6">ESC</text:span> to close the list.</text:p>
        </text:list-item>
        <text:list-item>
          <text:p text:style-name="P20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19">By default, the drop-down list won't be opened until user clicks the <draw:frame draw:style-name="fr18" draw:name="graphics26" text:anchor-type="as-char" svg:width="0.291cm" svg:height="0.407cm" draw:z-index="0"><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28"><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89"><draw:image xlink:href="../images/10000000000000B50000004419304D81.png" xlink:type="simple" xlink:show="embed" xlink:actuate="onLoad"/></draw:frame>&lt;combobox fulfill<text:span text:style-name="T19">="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text:soft-page-break/>&lt;/combobox&gt;</text:p>
      <text:p text:style-name="P19">Alternatively, you can listen to the <text:span text:style-name="T6">onOpen</text:span> event, and then prepare the drop-down list or change it dynamically in the listener as shown below. </text:p>
      <text:p text:style-name="Code_20_Indent">&lt;combobox id="combo" <text:span text:style-name="T19">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text:soft-page-break/>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309cm" svg:width="0.445cm" svg:height="0.466cm" draw:z-index="0"><draw:image xlink:href="../images/10000000000000150000001699487861.png" xlink:type="simple" xlink:show="embed" xlink:actuate="onLoad"/></draw:frame></text:span><text:span text:style-name="T2"> button.</text:span></text:p>
      <text:p text:style-name="P31">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39"><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text:style-name="L38">
        <text:list-item>
          <text:p text:style-name="P206"><text:span text:style-name="T6">Alt+DOWN</text:span> to pop up the list.</text:p>
        </text:list-item>
        <text:list-item>
          <text:p text:style-name="P206"><text:span text:style-name="T6">Alt+UP</text:span> or <text:span text:style-name="T6">ESC</text:span> to close the list.</text:p>
        </text:list-item>
        <text:list-item>
          <text:p text:style-name="P20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text:soft-page-break/>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19">By default, the popup window won't be opened until user clicks the <draw:frame draw:style-name="fr19" draw:name="graphics46" text:anchor-type="as-char" svg:y="-0.351cm" svg:width="0.445cm" svg:height="0.466cm" draw:z-index="0"><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9">fulfill="onOpen"</text:span>&gt;</text:p>
      <text:p text:style-name="Code_20_Indent"><text:tab/>&lt;bandpopup&gt;</text:p>
      <text:p text:style-name="Code_20_Indent"><text:tab/>...</text:p>
      <text:p text:style-name="Code_20_Indent"><text:tab/>&lt;/bandpopup&gt;</text:p>
      <text:p text:style-name="Code_20_Indent">&lt;/bandbox&gt;</text:p>
      <text:p text:style-name="P19">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soft-page-break/><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1"/>
      <text:p text:style-name="Code">&lt;chart id="mychart" type="pie" width="400" height="200" threeD="true" fgAlpha="128"&gt;</text:p>
      <text:p text:style-name="Code"><text:s text:c="2"/>&lt;zscript&gt;&lt;![CDATA[</text:p>
      <text:p text:style-name="Code"><draw:frame draw:style-name="fr20" draw:name="graphics63" text:anchor-type="paragraph" svg:x="9.252cm" svg:y="0.261cm" svg:width="8.229cm" svg:height="2.487cm" draw:z-index="63"><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8"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8" text:outline-level="3"><text:soft-page-break/>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4">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30">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text:soft-page-break/>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9">
        <text:list-item>
          <text:p text:style-name="P137">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37"><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95">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6">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text:soft-page-break/>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6"><draw:frame draw:style-name="fr21" draw:name="graphics40" text:anchor-type="paragraph" svg:width="11.24cm" svg:height="3.81cm" draw:z-index="36"><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soft-page-break/><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19">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19">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ext:soft-page-break/>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1">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3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0">(</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1">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soft-page-break/><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text:span><text:span text:style-name="T2">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39">&lt;html&gt;<text:line-break/> <text:s/>&lt;attribute name="content"&gt;<text:line-break/> <text:s text:c="3"/>&lt;h4&gt;Hi, ${parent.title}&lt;/h4&gt;<text:line-break/> <text:s text:c="3"/>&lt;p&gt;It is the content of the html component.&lt;/p&gt;</text:p>
      <text:p text:style-name="P39"><text:s text:c="2"/>&lt;/attribute&gt;<text:line-break/>&lt;/html&gt;</text:p>
      <text:p text:style-name="P36">Refer to the <text:span text:style-name="T9">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19">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19">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oft-page-break/><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60">The Native Namespace, </text:span><text:a xlink:type="simple" xlink:href="http://www.zkoss.org/2007/inline">http://www.zkoss.org/2005/zk/native</text:a></text:h>
      <text:p text:style-name="P20"><text:span text:style-name="T30">With the</text:span><text:span text:style-name="T31"> Native namespace, a XML element in a ZUML page denotes that it shall be sent to the browser directly rather than becoming a ZK component. For example,</text:span></text:p>
      <text:p text:style-name="Code_20_Indent">&lt;n<text:span text:style-name="T19">:</text:span>ul <text:span text:style-name="T19">xmlns:n="http://www.zkoss.org/2005/zk/native"</text:span>&gt;</text:p>
      <text:p text:style-name="Code_20_Indent"><text:tab/>&lt;n<text:span text:style-name="T19">:</text:span>li&gt;</text:p>
      <text:p text:style-name="Code_20_Indent"><text:tab/>&lt;textbox/&gt;</text:p>
      <text:p text:style-name="Code_20_Indent"><text:tab/>&lt;/n<text:span text:style-name="T19">:</text:span>li&gt;</text:p>
      <text:p text:style-name="Code_20_Indent"><text:tab/>&lt;n<text:span text:style-name="T19">:</text:span>li&gt;</text:p>
      <text:p text:style-name="Code_20_Indent"><text:tab/>&lt;textbox/&gt;</text:p>
      <text:p text:style-name="Code_20_Indent"><text:tab/>&lt;/n<text:span text:style-name="T19">:</text:span>li&gt;</text:p>
      <text:p text:style-name="Code_20_Indent">&lt;/n<text:span text:style-name="T19">:</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3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52">xmlns:n="http://www.zkoss.org/2005/zk/native"/&gt;</text:span></text:p>
      <text:p text:style-name="Code_20_Indent">&lt;button label="add" onClick="new Li().setParent(x)"/&gt;</text:p>
      <text:p text:style-name="P19">If you want to change them dynamically, you can specify the XHTML namespace as described in the following section.</text:p>
      <text:h text:style-name="Heading_20_4" text:outline-level="4">Output Another Namespace with the<text:span text:style-name="T2"> Native Namespace</text:span></text:h>
      <text:p text:style-name="P42">If you want to generate another namespace to the output, you can use another format as <text:soft-page-break/>the URI of the Native namespace:</text:p>
      <text:p text:style-name="Code_20_Indent_20_2">native:<text:span text:style-name="T40">URI-of-another-namespace</text:span></text:p>
      <text:p text:style-name="P42">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9"><text:tab/>xmlns="native:</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window&gt;</text:p>
      <text:p text:style-name="P42">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9"><text:tab/>xmlns="</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div&gt;</text:p>
      <text:h text:style-name="P28" text:outline-level="3">The <text:span text:style-name="T30">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19">In other words, ZK loader will search the XHTML component set for the component definition called <text:span text:style-name="T6">ul</text:span> , and then create an instance based on it.</text:p>
      <text:p text:style-name="P19">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0"><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soft-page-break/><text:tab/>&lt;/h:table&gt;</text:p>
      <text:p text:style-name="Code_20_Indent"><text:tab/>&lt;button label="add" onClick="new org.zkoss.zhtml.Td().append(row1)"/&gt;</text:p>
      <text:p text:style-name="Code_20_Indent">&lt;/window&gt;</text:p>
      <text:p text:style-name="P19">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42">With the dynamic properties, you can pass non-String-typed values. In the included page, <text:soft-page-break/>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42">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2">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57">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56">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42">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91"><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19"><text:soft-page-break/>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46">Browser and Locale Dependent URI</text:span> section in the <text:span text:style-name="T4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19">As shown above, you can use EL expressions (<text:span text:style-name="T6">${win.uuid}</text:span>) in script codes.</text:p>
      <text:p text:style-name="P19">Of course, you can reference to an external JavaScript file with the <text:span text:style-name="T6">src</text:span> property as follows.</text:p>
      <text:p text:style-name="Code_20_Indent">&lt;script src="/js/super.js" type="text/javascript"/&gt;</text:p>
      <text:p text:style-name="P19">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text:soft-page-break/>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6"><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40">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ext:soft-page-break/>
        <table:table-row>
          <table:table-cell office:value-type="string">
            <text:p text:style-name="Table_20_Contents"><draw:frame draw:style-name="fr22" draw:name="graphics28" text:anchor-type="as-char" svg:width="12.196cm" svg:height="5.72cm"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42">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42">The <text:span text:style-name="T6">onURIChange</text:span> event won't be sent if the <text:span text:style-name="T6">iframe</text:span> component contains a non-ZK page. For example, it won't be sent if it contains a PDF page.</text:p>
      <text:p text:style-name="P42">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42">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40">not</text:span>.</text:p>
      <text:h text:style-name="Heading_20_2" text:outline-level="2">Work with HTML FOR<text:span text:style-name="T2">M and Java</text:span> Servlets</text:h>
      <text:p text:style-name="P31">The event-driven model is simple and powerful, but it might not be practical to rewrite all servlets to replace with event listeners.</text:p>
      <text:h text:style-name="Heading_20_3" text:outline-level="3"><text:soft-page-break/>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1.302cm" svg:y="0.125cm" svg:width="16.066cm" svg:height="1.312cm" draw:z-index="41"><draw:image xlink:href="../images/10000000000002F70000003EBB733BC1.png" xlink:type="simple" xlink:show="embed" xlink:actuate="onLoad"/></draw:frame><text:span text:style-name="T66">&lt;window xmlns:h="</text:span><text:a xlink:type="simple" xlink:href="http://www.w3.org/1999/xhtml"><text:span text:style-name="T66">http://www.w3.org/1999/xhtml</text:span></text:a><text:span text:style-name="T66">"&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30">, </text:span><text:span text:style-name="T6">datebox</text:span><text:span text:style-name="T30">, </text:span><text:span text:style-name="T6">decimalbox</text:span><text:span text:style-name="T30">, </text:span><text:span text:style-name="T6">intbox</text:span><text:span text:style-name="T30">, </text:span><text:span text:style-name="T6">combobox</text:span><text:span text:style-name="T30">,</text:span><text:span text:style-name="T6"> bandbox</text:span><text:span text:style-name="T30">, </text:span><text:span text:style-name="T6">slider</text:span><text:span text:style-name="T30"> and </text:span><text:span text:style-name="T6">calendar</text:span><text:span text:style-name="T30">.</text:span></text:p>
      <text:p text:style-name="P25">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soft-page-break/><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42"><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1">The syntax of a client-side action is as follows.</text:p>
      <text:p text:style-name="Code">action="[onfocus|onblur|onmouseover|onmouseout|onclick|onshow|onhide...]: <text:span text:style-name="T40">javascript</text:span><text:span text:style-name="T44">;"</text:span></text:p>
      <text:p text:style-name="Text_20_body">Not<text:span text:style-name="T2">ice that CSA is totally independent of ZK event listeners, though they might have the same </text:span><text:soft-page-break/><text:span text:style-name="T2">name, such as </text:span><text:span text:style-name="T7">onFocus</text:span><text:span text:style-name="T2">. <text:s/>The differences include:</text:span></text:p>
      <text:list text:style-name="L40">
        <text:list-item>
          <text:p text:style-name="P114">CSA executes at the client side and takes place, before ZK event listener is called at the server.</text:p>
        </text:list-item>
        <text:list-item>
          <text:p text:style-name="P114">CSA codes are written in JavaScript, while ZK eve<text:span text:style-name="T2">nt listeners are written in Java.</text:span></text:p>
        </text:list-item>
        <text:list-item>
          <text:p text:style-name="P154">CSA could register to any event that your targeting browsers allow, while ZK supports events only list in the <text:span text:style-name="T3">Events</text:span> section.</text:p>
        </text:list-item>
      </text:list>
      <text:h text:style-name="P28" text:outline-level="3">Reference to a Component</text:h>
      <text:p text:style-name="P19">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9">#{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56">${tip}</text:span>); onblur: action.hide(<text:span text:style-name="T56">${tip}</text:span>)"/&gt;</text:p>
      <text:p text:style-name="Code_20_Indent">&lt;div id="tip" vis<text:span text:style-name="T2">ible="false"&gt;...&lt;/div&gt;</text:span></text:p>
      <text:p text:style-name="P19">will be evaluated to</text:p>
      <text:p text:style-name="Code_20_Indent">&lt;button action="onfocus: action.show(); onblur: action.hide()"/&gt;</text:p>
      <text:p text:style-name="Code_20_Indent">&lt;div id="tip" vis<text:span text:style-name="T2">ible="false"&gt;...&lt;/div&gt;</text:span></text:p>
      <text:p text:style-name="P19">since <text:s/>the <text:span text:style-name="T6">tip</text:span> component is not created when assigning the <text:span text:style-name="T6">action</text:span> property.</text:p>
      <text:p text:style-name="P19">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29"><draw:image xlink:href="../images/1000000000000164000000379E269FE3.png" xlink:type="simple" xlink:show="embed" xlink:actuate="onLoad"/></draw:frame><text:tab/>&lt;columns&gt;</text:p>
      <text:p text:style-name="Code_20_Indent_20_2"><text:tab/><text:tab/>&lt;column/&gt;</text:p>
      <text:p text:style-name="Code_20_Indent_20_2"><text:soft-page-break/><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6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6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88">If result is <text:span text:style-name="T6">null</text:span>, it is replaced with <text:span text:style-name="T6">null</text:span>.</text:p>
        </text:list-item>
        <text:list-item>
          <text:p text:style-name="P188">If result is a component, it is replaced with <text:span text:style-name="T6">$e('</text:span><text:span text:style-name="T13">uuid</text:span><text:span text:style-name="T14">')</text:span><text:span text:style-name="T32">, where </text:span><text:span text:style-name="T14">$e</text:span><text:span text:style-name="T32"> is a JavaScript function to return a reference to a HTML tag and </text:span><text:span text:style-name="T13">uuid</text:span><text:span text:style-name="T14"> </text:span><text:span text:style-name="T32">is the component's UUID.</text:span></text:p>
        </text:list-item>
        <text:list-item>
          <text:p text:style-name="P190">If result is a <text:span text:style-name="T6">Date</text:span> object, it is replaced with <text:span text:style-name="T6">new Date(</text:span><text:span text:style-name="T13">milliseconds)</text:span>.</text:p>
        </text:list-item>
        <text:list-item>
          <text:p text:style-name="P190">Otherwise, the result is converted to a string by calling the <text:span text:style-name="T6">toString</text:span> method, and then replaced with <text:span text:style-name="T6">'</text:span><text:span text:style-name="T13">result in string'</text:span><text:span text:style-name="T40">.</text:span></text:p>
        </text:list-item>
      </text:list>
      <text:h text:style-name="P28" text:outline-level="3">The <text:span text:style-name="T6">onshow</text:span> and <text:span text:style-name="T6">onhide</text:span> Actions</text:h>
      <text:p text:style-name="P19">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8" text:outline-level="3"><text:soft-page-break/>CSA JavaScript Utilities</text:h>
      <text:p text:style-name="P19">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2">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60">action.show(cmp)</text:p>
          </table:table-cell>
          <table:table-cell table:style-name="Table37.B2" office:value-type="string">
            <text:p text:style-name="Table_20_Contents">Make a<text:span text:style-name="T2"> component visible.</text:span></text:p>
            <text:p text:style-name="P97"><text:span text:style-name="T6">cmp</text:span> – the component. Use <text:span text:style-name="T14">#{</text:span><text:span text:style-name="T13">EL-expr</text:span><text:span text:style-name="T14">}</text:span> to identify it.</text:p>
          </table:table-cell>
        </table:table-row>
        <table:table-row>
          <table:table-cell table:style-name="Table37.A2" office:value-type="string">
            <text:p text:style-name="P60">action.hide(cmp)</text:p>
          </table:table-cell>
          <table:table-cell table:style-name="Table37.B2" office:value-type="string">
            <text:p text:style-name="Table_20_Contents">Make a<text:span text:style-name="T2"> component invisible.</text:span></text:p>
            <text:p text:style-name="P97"><text:span text:style-name="T6">cmp</text:span> – the component. Use <text:span text:style-name="T14">#{</text:span><text:span text:style-name="T13">EL-expr</text:span><text:span text:style-name="T1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60">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97"><text:span text:style-name="T6">cmp</text:span> – the component. Use <text:span text:style-name="T14">#{</text:span><text:span text:style-name="T13">EL-expr</text:span><text:span text:style-name="T14">}</text:span> or <text:span text:style-name="T6">this</text:span> to identify it.</text:p>
            <text:p text:style-name="P97"><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60">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97"><text:span text:style-name="T6">cmp</text:span> – the component. Use <text:span text:style-name="T14">#{</text:span><text:span text:style-name="T13">EL-expr</text:span><text:span text:style-name="T14">}</text:span> or <text:span text:style-name="T6">this</text:span> to identify it.</text:p>
            <text:p text:style-name="P98">other<text:span text:style-name="T44"> – you can provide any number of arguments.</text:span></text:p>
          </table:table-cell>
        </table:table-row>
        <table:table-row>
          <table:table-cell table:style-name="Table19.A2" office:value-type="string">
            <text:p text:style-name="P60">com<text:span text:style-name="T2">m.onEvent(cmp, evt, ...)</text:span></text:p>
          </table:table-cell>
          <table:table-cell table:style-name="Table19.B2" office:value-type="string">
            <text:p text:style-name="Table_20_Contents">Sends the<text:span text:style-name="T2"> specified event to the server</text:span></text:p>
            <text:p text:style-name="P97"><text:span text:style-name="T6">cmp</text:span> – the component. Use <text:span text:style-name="T14">#{</text:span><text:span text:style-name="T13">EL-expr</text:span><text:span text:style-name="T14">}</text:span> or <text:span text:style-name="T6">this</text:span> to identify it.</text:p>
            <text:p text:style-name="P97"><text:span text:style-name="T6">evt</text:span> – the event name, e.g., <text:span text:style-name="T6">onUser</text:span>.</text:p>
            <text:p text:style-name="P98">other<text:span text:style-name="T44"> – you can provide any number of arguments.</text:span></text:p>
          </table:table-cell>
        </table:table-row>
      </table:table>
      <text:p text:style-name="Text_20_body_20_indent_20_2">For<text:span text:style-name="T2"> example,</text:span></text:p>
      <text:p text:style-name="Code_20_Indent_20_2"><text:soft-page-break/>&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1" text:note-class="footnote"><text:note-citation>51</text:note-citation><text:note-body><text:p text:style-name="Footnote"><text:a xlink:type="simple" xlink:href="http://script.aculo.us/">http://script.aculo.us</text:a> pro<text:span text:style-name="T2">vid</text:span><text:span text:style-name="T38">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2">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2">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60">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9"><text:span text:style-name="T6">cmp</text:span> – the component. Use <text:span text:style-name="T14">#{</text:span><text:span text:style-name="T13">EL-expr</text:span><text:span text:style-name="T14">}</text:span> to identify it.</text:p>
            <text:p text:style-name="P100"><text:span text:style-name="T6">dur</text:span> – the duration in milliseconds. Default: 800.</text:p>
          </table:table-cell>
        </table:table-row>
        <text:soft-page-break/>
        <table:table-row>
          <table:table-cell table:style-name="Table38.A2" office:value-type="string">
            <text:p text:style-name="P60">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9"><text:span text:style-name="T6">cmp</text:span> – the component. Use <text:span text:style-name="T14">#{</text:span><text:span text:style-name="T13">EL-expr</text:span><text:span text:style-name="T14">}</text:span> to identify it.</text:p>
            <text:p text:style-name="P100"><text:span text:style-name="T6">dur</text:span> – the duration in milliseconds. Default: 400.</text:p>
          </table:table-cell>
        </table:table-row>
        <table:table-row>
          <table:table-cell table:style-name="Table38.A2" office:value-type="string">
            <text:p text:style-name="P60">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9"><text:span text:style-name="T6">cmp</text:span> – the component. Use <text:span text:style-name="T14">#{</text:span><text:span text:style-name="T13">EL-expr</text:span><text:span text:style-name="T14">}</text:span> to identify it.</text:p>
            <text:p text:style-name="P100"><text:span text:style-name="T6">dur</text:span> – the duration in milliseconds. Default: 400.</text:p>
          </table:table-cell>
        </table:table-row>
        <table:table-row>
          <table:table-cell table:style-name="Table38.A2" office:value-type="string">
            <text:p text:style-name="P63">anima.fade(cmp)<text:line-break/>anima.fade(cmp, dur)</text:p>
          </table:table-cell>
          <table:table-cell table:style-name="Table38.B2" office:value-type="string">
            <text:p text:style-name="P59">Make a component invisible by fading it out.</text:p>
            <text:p text:style-name="P99"><text:span text:style-name="T6">cmp</text:span> – the component. Use <text:span text:style-name="T14">#{</text:span><text:span text:style-name="T13">EL-expr</text:span><text:span text:style-name="T14">}</text:span> to identify it.</text:p>
            <text:p text:style-name="P100"><text:span text:style-name="T6">dur</text:span> – the duration in milliseconds. Default: 550.</text:p>
          </table:table-cell>
        </table:table-row>
        <table:table-row>
          <table:table-cell table:style-name="Table38.A2" office:value-type="string">
            <text:p text:style-name="P60">ani<text:span text:style-name="T2">ma.puff(cmp)<text:line-break/>anima.puff(cmp, dur)</text:span></text:p>
          </table:table-cell>
          <table:table-cell table:style-name="Table38.B2" office:value-type="string">
            <text:p text:style-name="P59">Make a component invisible by puffing it out.</text:p>
            <text:p text:style-name="P99"><text:span text:style-name="T6">cmp</text:span> – the component. Use <text:span text:style-name="T14">#{</text:span><text:span text:style-name="T13">EL-expr</text:span><text:span text:style-name="T14">}</text:span> to identify it.</text:p>
            <text:p text:style-name="P100"><text:span text:style-name="T6">dur</text:span> – the duration in milliseconds. Default: 700.</text:p>
          </table:table-cell>
        </table:table-row>
        <table:table-row>
          <table:table-cell table:style-name="Table38.A2" office:value-type="string">
            <text:p text:style-name="P60">ani<text:span text:style-name="T2">ma.dropOut(cmp)<text:line-break/>anima.dropOut(cmp, dur)</text:span></text:p>
          </table:table-cell>
          <table:table-cell table:style-name="Table38.B2" office:value-type="string">
            <text:p text:style-name="P59">Make a component invisible by fading and dropping it out.</text:p>
            <text:p text:style-name="P99"><text:span text:style-name="T6">cmp</text:span> – the component. Use <text:span text:style-name="T14">#{</text:span><text:span text:style-name="T13">EL-expr</text:span><text:span text:style-name="T14">}</text:span> to identify it.</text:p>
            <text:p text:style-name="P100"><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soft-page-break/><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60">onClick</text:p>
          </table:table-cell>
          <table:table-cell table:style-name="Table9.B2" office:value-type="string">
            <text:p text:style-name="P60">button caption column div groupbox image imagemap label listcell listfooter listheader menuitem tab tabpanel toolbar toolbarbutton treecell treecol window </text:p>
            <text:p text:style-name="P60"><text:span text:style-name="T3">Event:</text:span> org.zkoss.zk.ui.event.MouseEvent</text:p>
            <text:p text:style-name="P60">Denotes user has clicked the component.</text:p>
          </table:table-cell>
        </table:table-row>
        <table:table-row table:style-name="Table9.1">
          <table:table-cell table:style-name="Table9.A2" office:value-type="string">
            <text:p text:style-name="P60">onRightClick</text:p>
          </table:table-cell>
          <table:table-cell table:style-name="Table9.B2" office:value-type="string">
            <text:p text:style-name="P60">button caption checkbox column div groupbox image imagemap label listcell listfooter listheader listitem radio slider tab tabbox tabpanel toolbar toolbarbutton treecell treecol treeitem window </text:p>
            <text:p text:style-name="P60"><text:span text:style-name="T3">Event:</text:span> org.zkoss.zk.ui.event.MouseEvent</text:p>
            <text:p text:style-name="P60">Denotes user has right-clicked the component.</text:p>
          </table:table-cell>
        </table:table-row>
        <table:table-row table:style-name="Table9.1">
          <table:table-cell table:style-name="Table9.A2" office:value-type="string">
            <text:p text:style-name="P60">onDoubleClick</text:p>
          </table:table-cell>
          <table:table-cell table:style-name="Table9.B2" office:value-type="string">
            <text:p text:style-name="P60">button caption checkbox col<text:span text:style-name="T2">umn div groupbox image label listcell listfooter listheader listitem tab tabpanel toolbar treecell treecol treerow window </text:span></text:p>
            <text:p text:style-name="P60"><text:span text:style-name="T3">Event:</text:span> org.zkoss.zk.ui.event.MouseEvent</text:p>
            <text:p text:style-name="P60">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60">onOK</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ext:soft-page-break/>
        <table:table-row table:style-name="Table10.1">
          <table:table-cell table:style-name="Table10.A2" office:value-type="string">
            <text:p text:style-name="P60">onCancel</text:p>
          </table:table-cell>
          <table:table-cell table:style-name="Table10.B2" office:value-type="string">
            <text:p text:style-name="P11">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60">onCtrlKey</text:p>
          </table:table-cell>
          <table:table-cell table:style-name="Table10.B2" office:value-type="string">
            <text:p text:style-name="P60">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8">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2">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61">^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ext:soft-page-break/>
        <table:table-row table:style-name="Table28.1">
          <table:table-cell table:style-name="Table28.A2" office:value-type="string">
            <text:p text:style-name="P61">@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61">$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61">#n</text:p>
          </table:table-cell>
          <table:table-cell table:style-name="Table28.B2" office:value-type="string">
            <text:p text:style-name="P101">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4">#home</text:p>
                </table:table-cell>
                <table:table-cell table:style-name="Table33.B1" office:value-type="string">
                  <text:p text:style-name="P64">Home</text:p>
                </table:table-cell>
                <table:table-cell table:style-name="Table33.A1" office:value-type="string">
                  <text:p text:style-name="P64">#end</text:p>
                </table:table-cell>
                <table:table-cell table:style-name="Table33.B1" office:value-type="string">
                  <text:p text:style-name="P64">End</text:p>
                </table:table-cell>
                <table:table-cell table:style-name="Table33.A1" office:value-type="string">
                  <text:p text:style-name="P64">#ins</text:p>
                </table:table-cell>
                <table:table-cell table:style-name="Table33.F1" office:value-type="string">
                  <text:p text:style-name="P64">Ins<text:span text:style-name="T2">ert</text:span></text:p>
                </table:table-cell>
              </table:table-row>
              <table:table-row>
                <table:table-cell table:style-name="Table33.A2" office:value-type="string">
                  <text:p text:style-name="P64">#del</text:p>
                </table:table-cell>
                <table:table-cell table:style-name="Table33.B2" office:value-type="string">
                  <text:p text:style-name="P64">Del<text:span text:style-name="T2">ete</text:span></text:p>
                </table:table-cell>
                <table:table-cell table:style-name="Table33.A2" office:value-type="string">
                  <text:p text:style-name="P64">#left</text:p>
                </table:table-cell>
                <table:table-cell table:style-name="Table33.B2" office:value-type="string">
                  <text:p text:style-name="P65">←</text:p>
                </table:table-cell>
                <table:table-cell table:style-name="Table33.A2" office:value-type="string">
                  <text:p text:style-name="P64">#right</text:p>
                </table:table-cell>
                <table:table-cell table:style-name="Table33.F2" office:value-type="string">
                  <text:p text:style-name="P65">→</text:p>
                </table:table-cell>
              </table:table-row>
              <table:table-row>
                <table:table-cell table:style-name="Table33.A2" office:value-type="string">
                  <text:p text:style-name="P64">#up</text:p>
                </table:table-cell>
                <table:table-cell table:style-name="Table33.B2" office:value-type="string">
                  <text:p text:style-name="P65">↑</text:p>
                </table:table-cell>
                <table:table-cell table:style-name="Table33.A2" office:value-type="string">
                  <text:p text:style-name="P64">#down</text:p>
                </table:table-cell>
                <table:table-cell table:style-name="Table33.B2" office:value-type="string">
                  <text:p text:style-name="P65">↓</text:p>
                </table:table-cell>
                <table:table-cell table:style-name="Table33.A2" office:value-type="string">
                  <text:p text:style-name="P64">#pgup</text:p>
                </table:table-cell>
                <table:table-cell table:style-name="Table33.F2" office:value-type="string">
                  <text:p text:style-name="P64">PgUp</text:p>
                </table:table-cell>
              </table:table-row>
              <table:table-row>
                <table:table-cell table:style-name="Table33.A2" office:value-type="string">
                  <text:p text:style-name="P64">#pgdn</text:p>
                </table:table-cell>
                <table:table-cell table:style-name="Table33.B2" office:value-type="string">
                  <text:p text:style-name="P65">PgDn</text:p>
                </table:table-cell>
                <table:table-cell table:style-name="Table33.A2" office:value-type="string">
                  <text:p text:style-name="P64"/>
                </table:table-cell>
                <table:table-cell table:style-name="Table33.B2" office:value-type="string">
                  <text:p text:style-name="P65"/>
                </table:table-cell>
                <table:table-cell table:style-name="Table33.A2" office:value-type="string">
                  <text:p text:style-name="P64"/>
                </table:table-cell>
                <table:table-cell table:style-name="Table33.F2" office:value-type="string">
                  <text:p text:style-name="P64"/>
                </table:table-cell>
              </table:table-row>
              <table:table-row>
                <table:table-cell table:style-name="Table33.A2" office:value-type="string">
                  <text:p text:style-name="P64">#f<text:span text:style-name="T40">n</text:span></text:p>
                </table:table-cell>
                <table:table-cell table:style-name="Table33.F2" table:number-columns-spanned="5" office:value-type="string">
                  <text:p text:style-name="P66"><text:span text:style-name="T30">A function key. </text:span>#f1, #f2<text:span text:style-name="T30">, ... </text:span>#f12<text:span text:style-name="T30"> for </text:span>F1<text:span text:style-name="T30">, </text:span>F2<text:span text:style-name="T30">,... </text:span>F12<text:span text:style-name="T30">.</text:span></text:p>
                </table:table-cell>
                <table:covered-table-cell/>
                <table:covered-table-cell/>
                <table:covered-table-cell/>
                <table:covered-table-cell/>
              </table:table-row>
            </table:table>
            <text:p text:style-name="P102"/>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60">onChange</text:p>
          </table:table-cell>
          <table:table-cell table:style-name="Table11.A2" office:value-type="string">
            <text:p text:style-name="P60">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60">onChanging</text:p>
          </table:table-cell>
          <table:table-cell table:style-name="Table11.A2" office:value-type="string">
            <text:p text:style-name="P60">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60">onSelection</text:p>
          </table:table-cell>
          <table:table-cell table:style-name="Table11.A2" office:value-type="string">
            <text:p text:style-name="P60">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9">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60">onFocus</text:p>
          </table:table-cell>
          <table:table-cell table:style-name="Table11.A2" office:value-type="string">
            <text:p text:style-name="P60">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9">Denotes when a component gets the focus.</text:p>
            <text:p text:style-name="P59">Remember event listeners execute at the server, so the focus at the client might be changed when the event listener for <text:span text:style-name="T6">onFocus</text:span> got executed.</text:p>
          </table:table-cell>
        </table:table-row>
        <text:soft-page-break/>
        <table:table-row table:style-name="Table11.1">
          <table:table-cell table:style-name="Table11.A2" office:value-type="string">
            <text:p text:style-name="P60">onBlur</text:p>
          </table:table-cell>
          <table:table-cell table:style-name="Table11.A2" office:value-type="string">
            <text:p text:style-name="P60">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9">Denotes when a component loses the focus.</text:p>
            <text:p text:style-name="P59">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60">onSelect</text:p>
          </table:table-cell>
          <table:table-cell table:style-name="Table12.A2" office:value-type="string">
            <text:p text:style-name="P60">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60">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9">It is useful to implement <text:span text:style-name="T40">load-on-demand</text:span><text:span text:style-name="T44"> by listening to the </text:span><text:span text:style-name="T14">onOpen</text:span><text:span text:style-name="T44">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60">onScroll</text:p>
          </table:table-cell>
          <table:table-cell table:style-name="Table13.A2" office:value-type="string">
            <text:p text:style-name="P60">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ext:soft-page-break/>
        <table:table-row table:style-name="Table13.1">
          <table:table-cell table:style-name="Table13.A2" office:value-type="string">
            <text:p text:style-name="P60">onScrolling</text:p>
          </table:table-cell>
          <table:table-cell table:style-name="Table13.A2" office:value-type="string">
            <text:p text:style-name="P60">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60">onCreate</text:p>
          </table:table-cell>
          <table:table-cell table:style-name="Table14.A2" office:value-type="string">
            <text:p text:style-name="P68">all</text:p>
          </table:table-cell>
          <table:table-cell table:style-name="Table14.C2" office:value-type="string">
            <text:p text:style-name="Table_20_Contents">Eve<text:span text:style-name="T2">nt: </text:span><text:span text:style-name="T7">org.zkoss.ui.zk.ui.event.CreateEvent</text:span></text:p>
            <text:p text:style-name="P59">Denotes a component is created when rendering a ZUML page. Refer to the <text:span text:style-name="T33">Component Lifecycle</text:span> chapter.</text:p>
          </table:table-cell>
        </table:table-row>
        <table:table-row>
          <table:table-cell table:style-name="Table14.A2" office:value-type="string">
            <text:p text:style-name="P60">onClose</text:p>
          </table:table-cell>
          <table:table-cell table:style-name="Table14.A2" office:value-type="string">
            <text:p text:style-name="P60">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9">Denotes the close button is pressed by a user, and the component shall detach itself.</text:p>
          </table:table-cell>
        </table:table-row>
        <table:table-row>
          <table:table-cell table:style-name="Table14.A2" office:value-type="string">
            <text:p text:style-name="P60">onDrop</text:p>
          </table:table-cell>
          <table:table-cell table:style-name="Table14.A2" office:value-type="string">
            <text:p text:style-name="P68">all</text:p>
          </table:table-cell>
          <table:table-cell table:style-name="Table14.C2" office:value-type="string">
            <text:p text:style-name="Table_20_Contents">Eve<text:span text:style-name="T2">nt: </text:span><text:span text:style-name="T7">org.zkoss.ui.zk.ui.event.DropEvent</text:span></text:p>
            <text:p text:style-name="P59">Denotes another component is dropped to the component that receives this event. Refer to the <text:span text:style-name="T34">Drag and Drop</text:span> section.</text:p>
          </table:table-cell>
        </table:table-row>
        <table:table-row>
          <table:table-cell table:style-name="Table14.A2" office:value-type="string">
            <text:p text:style-name="P60">onCheck</text:p>
          </table:table-cell>
          <table:table-cell table:style-name="Table14.A2" office:value-type="string">
            <text:p text:style-name="P60">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60">onMove</text:p>
          </table:table-cell>
          <table:table-cell table:style-name="Table14.A2" office:value-type="string">
            <text:p text:style-name="P6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60">onSize</text:p>
          </table:table-cell>
          <table:table-cell table:style-name="Table14.A2" office:value-type="string">
            <text:p text:style-name="P6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60">onZIndex</text:p>
          </table:table-cell>
          <table:table-cell table:style-name="Table14.A2" office:value-type="string">
            <text:p text:style-name="P67">window</text:p>
          </table:table-cell>
          <table:table-cell table:style-name="Table14.C2" office:value-type="string">
            <text:p text:style-name="Table_20_Contents">Eve<text:span text:style-name="T2">nt: </text:span><text:span text:style-name="T7">org.zkoss.zk.ui.event.ZIndexEvent</text:span></text:p>
            <text:p text:style-name="P59">Denotes the z-index of a component has been changed by the user.</text:p>
          </table:table-cell>
        </table:table-row>
        <table:table-row>
          <table:table-cell table:style-name="Table14.A2" office:value-type="string">
            <text:p text:style-name="P60">onTimer</text:p>
          </table:table-cell>
          <table:table-cell table:style-name="Table14.A2" office:value-type="string">
            <text:p text:style-name="P60">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ext:soft-page-break/>
        <table:table-row>
          <table:table-cell table:style-name="Table14.A2" office:value-type="string">
            <text:p text:style-name="P60">onNotify</text:p>
          </table:table-cell>
          <table:table-cell table:style-name="Table14.A2" office:value-type="string">
            <text:p text:style-name="P72">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60">onClientInfo</text:p>
          </table:table-cell>
          <table:table-cell table:style-name="Table14.A2" office:value-type="string">
            <text:p text:style-name="P72">root</text:p>
          </table:table-cell>
          <table:table-cell table:style-name="Table14.C2" office:value-type="string">
            <text:p text:style-name="Table_20_Contents">Eve<text:span text:style-name="T2">nt: </text:span><text:span text:style-name="T7">org.zkoss.zk.ui.event.ClientInfoEvent</text:span></text:p>
            <text:p text:style-name="P59">Notifies a root component about the client's information, such as time zone and resolutions.</text:p>
          </table:table-cell>
        </table:table-row>
        <table:table-row>
          <table:table-cell table:style-name="Table14.A2" office:value-type="string">
            <text:p text:style-name="P60">onPiggyback</text:p>
          </table:table-cell>
          <table:table-cell table:style-name="Table14.A2" office:value-type="string">
            <text:p text:style-name="P72">root</text:p>
          </table:table-cell>
          <table:table-cell table:style-name="Table14.C2" office:value-type="string">
            <text:p text:style-name="Table_20_Contents">Eve<text:span text:style-name="T2">nt: </text:span><text:span text:style-name="T7">org.zkoss.zk.ui.event.Event</text:span></text:p>
            <text:p text:style-name="P59">Notifies a root component that the client has sent a request to the server. It is usually used to piggyback non-emergent UI updates to the client.</text:p>
          </table:table-cell>
        </table:table-row>
        <table:table-row>
          <table:table-cell table:style-name="Table14.A2" office:value-type="string">
            <text:p text:style-name="P60">onBookmarkChange</text:p>
          </table:table-cell>
          <table:table-cell table:style-name="Table14.A2" office:value-type="string">
            <text:p text:style-name="P72">root</text:p>
          </table:table-cell>
          <table:table-cell table:style-name="Table14.C2" office:value-type="string">
            <text:p text:style-name="Table_20_Contents">Eve<text:span text:style-name="T2">nt: </text:span><text:span text:style-name="T7">org.zkoss.zk.ui.event.BookmarkEvent</text:span></text:p>
            <text:p text:style-name="P59">Notifies that the user pressed BACK, FORWARD or others that causes the bookmark changed.</text:p>
          </table:table-cell>
        </table:table-row>
        <table:table-row>
          <table:table-cell table:style-name="Table14.A2" office:value-type="string">
            <text:p text:style-name="P60">onColSize</text:p>
          </table:table-cell>
          <table:table-cell table:style-name="Table14.A2" office:value-type="string">
            <text:p text:style-name="P67">columns listhead treecols</text:p>
          </table:table-cell>
          <table:table-cell table:style-name="Table14.C2" office:value-type="string">
            <text:p text:style-name="Table_20_Contents">Eve<text:span text:style-name="T2">nt: </text:span><text:span text:style-name="T7">org.zkoss.zul.event.ColSizeEvent</text:span></text:p>
            <text:p text:style-name="P59">Notifies the parent of a group of headers that the widths of two of its children are changed by the user.</text:p>
          </table:table-cell>
        </table:table-row>
        <table:table-row>
          <table:table-cell table:style-name="Table14.A2" office:value-type="string">
            <text:p text:style-name="P60">onPaging</text:p>
          </table:table-cell>
          <table:table-cell table:style-name="Table14.A2" office:value-type="string">
            <text:p text:style-name="P6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9">Notifies one of the pages of a multi-page component is selected by the user.</text:p>
          </table:table-cell>
        </table:table-row>
        <table:table-row>
          <table:table-cell table:style-name="Table14.A2" office:value-type="string">
            <text:p text:style-name="P60">onUpload</text:p>
          </table:table-cell>
          <table:table-cell table:style-name="Table14.A2" office:value-type="string">
            <text:p text:style-name="P67">fileupload</text:p>
          </table:table-cell>
          <table:table-cell table:style-name="Table14.C2" office:value-type="string">
            <text:p text:style-name="Table_20_Contents">Eve<text:span text:style-name="T2">nt: </text:span><text:span text:style-name="T7">org.zkoss.zul.event.UploadEvent</text:span></text:p>
            <text:p text:style-name="P59">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60">onFulfill</text:p>
          </table:table-cell>
          <table:table-cell table:style-name="Table14.A2" office:value-type="string">
            <text:p text:style-name="P72">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soft-page-break/><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05" text:outline-level="1">8. Data Binding</text:h>
      <text:h text:style-name="Heading_20_2" text:outline-level="2">Basic Concept</text:h>
      <text:p text:style-name="Text_20_body"><text:span text:style-name="T70">Data binding is a mechanism that automates the data-copy plumbing codes between UI components and the data source. Application developers only have to tell data binding manager about the</text:span><text:span text:style-name="T71"> associations</text:span><text:span text:style-name="T70">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72">First of all, we <text:s/>have to define a data source as a data bean. In this example, we use </text:span><text:span text:style-name="Source_20_Text"><text:span text:style-name="T77">Person</text:span></text:span><text:span text:style-name="T72"> class as an example that holds the information of a person, say, first name, and last name.</text:span></text:p>
      <text:p text:style-name="Code"><text:span text:style-name="Source_20_Text"><text:span text:style-name="T85">Person.java</text:span></text:span></text:p>
      <text:p text:style-name="Code"><text:span text:style-name="Source_20_Text"/></text:p>
      <text:p text:style-name="Code"><text:span text:style-name="Source_20_Text"><text:span text:style-name="T85">public class Person {</text:span></text:span></text:p>
      <text:p text:style-name="Code"><text:span text:style-name="Source_20_Text"><text:span text:style-name="T69"><text:s text:c="4"/></text:span></text:span><text:span text:style-name="Source_20_Text"><text:span text:style-name="T85">private String _firstName="";</text:span></text:span></text:p>
      <text:p text:style-name="Code"><text:span text:style-name="Source_20_Text"><text:span text:style-name="T69"><text:s text:c="4"/></text:span></text:span><text:span text:style-name="Source_20_Text"><text:span text:style-name="T85">private String _lastName="";</text:span></text:span></text:p>
      <text:p text:style-name="Code"><text:span text:style-name="Source_20_Text"><text:span text:style-name="T69"><text:s text:c="4"/></text:span></text:span></text:p>
      <text:p text:style-name="Code"><text:span text:style-name="Source_20_Text"><text:span text:style-name="T69"><text:s text:c="4"/></text:span></text:span><text:span text:style-name="Source_20_Text"><text:span text:style-name="T85">//getter and setters</text:span></text:span></text:p>
      <text:p text:style-name="Code"><text:span text:style-name="Source_20_Text"><text:span text:style-name="T69"><text:s text:c="4"/></text:span></text:span><text:span text:style-name="Source_20_Text"><text:span text:style-name="T85">public void setFirstName(String firstName) {</text:span></text:span></text:p>
      <text:p text:style-name="Code"><text:span text:style-name="Source_20_Text"><text:span text:style-name="T69"><text:s text:c="8"/></text:span></text:span><text:span text:style-name="Source_20_Text"><text:span text:style-name="T85">_firstName = fir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String getFirstName() {</text:span></text:span></text:p>
      <text:p text:style-name="Code"><text:span text:style-name="Source_20_Text"><text:span text:style-name="T69"><text:s text:c="8"/></text:span></text:span><text:span text:style-name="Source_20_Text"><text:span text:style-name="T85">return _fir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void setLastName(String lastName) {</text:span></text:span></text:p>
      <text:p text:style-name="Code"><text:span text:style-name="Source_20_Text"><text:span text:style-name="T69"><text:s text:c="8"/></text:span></text:span><text:span text:style-name="Source_20_Text"><text:span text:style-name="T85">_lastName = la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String getLastName() {</text:span></text:span></text:p>
      <text:p text:style-name="Code"><text:span text:style-name="Source_20_Text"><text:span text:style-name="T69"><text:s text:c="8"/></text:span></text:span><text:span text:style-name="Source_20_Text"><text:span text:style-name="T85">return _la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void setFullName(String f) {</text:span></text:span></text:p>
      <text:p text:style-name="Code"><text:span text:style-name="Source_20_Text"><text:span text:style-name="T69"><text:s text:c="8"/></text:span></text:span><text:span text:style-name="Source_20_Text"><text:span text:style-name="T85">//do nothing.</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69"><text:s text:c="4"/></text:span></text:span><text:span text:style-name="Source_20_Text"><text:span text:style-name="T85">public String getFullName() {</text:span></text:span></text:p>
      <text:p text:style-name="Code"><text:span text:style-name="Source_20_Text"><text:span text:style-name="T69"><text:s text:c="8"/></text:span></text:span><text:span text:style-name="Source_20_Text"><text:span text:style-name="T85">return _firstName + " " + _lastName;</text:span></text:span></text:p>
      <text:p text:style-name="Code"><text:span text:style-name="Source_20_Text"><text:span text:style-name="T69"><text:s text:c="4"/></text:span></text:span><text:span text:style-name="Source_20_Text"><text:span text:style-name="T85">}</text:span></text:span></text:p>
      <text:p text:style-name="Code"><text:span text:style-name="Source_20_Text"><text:span text:style-name="T85">}</text:span></text:span></text:p>
      <text:p text:style-name="Text_20_body_20_indent"><text:span text:style-name="Source_20_Text"/></text:p>
      <text:p text:style-name="Text_20_body"><text:span text:style-name="Source_20_Text"><text:span text:style-name="T30">Then, declare a data source in the page as follows,</text:span></text:span></text:p>
      <text:p text:style-name="Code"><text:span text:style-name="Source_20_Text">&lt;zscript&gt;</text:span></text:p>
      <text:p text:style-name="Code"><text:soft-page-break/><text:span text:style-name="Source_20_Text"><text:tab/></text:span><text:span text:style-name="Source_20_Text">//prepare the example person object</text:span></text:p>
      <text:p text:style-name="Code"><text:s text:c="4"/><text:span text:style-name="T106">Person person = new Person();</text:span></text:p>
      <text:p text:style-name="Code"><text:s text:c="4"/><text:span text:style-name="T106">person.setFirstName("Tom");</text:span></text:p>
      <text:p text:style-name="Code"><text:s text:c="4"/><text:span text:style-name="T106">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text:style-name="L42">
        <text:list-item>
          <text:p text:style-name="P159"><text:span text:style-name="T74">Creates an </text:span><text:span text:style-name="Source_20_Text"><text:span text:style-name="T85">AnnotateDataBinder</text:span></text:span><text:span text:style-name="T74"> instance.</text:span></text:p>
        </text:list-item>
        <text:list-item>
          <text:p text:style-name="P159"><text:span text:style-name="T74">Sets the </text:span><text:span text:style-name="Source_20_Text"><text:span text:style-name="T85">AnnotateDataBinder</text:span></text:span><text:span text:style-name="T74"> instance as a variable with the name "</text:span><text:span text:style-name="T76">binder</text:span><text:span text:style-name="T74">" stored in the component as specified in </text:span><text:span text:style-name="Source_20_Text"><text:span text:style-name="T86">arg0</text:span></text:span><text:span text:style-name="T74"> "component-path".(if arg0 is not specified, use </text:span><text:span text:style-name="Source_20_Text"><text:span text:style-name="T85">Page</text:span></text:span><text:span text:style-name="T74"> instead.)</text:span></text:p>
        </text:list-item>
        <text:list-item>
          <text:p text:style-name="P159"><text:span text:style-name="T74">Calls </text:span><text:span text:style-name="Source_20_Text"><text:span text:style-name="T85">DataBinder.loadAll()</text:span></text:span><text:span text:style-name="T74">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88">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89">y straightforward, simply declare the annotation into the component's attribute directly.</text:span></text:p>
      <text:p text:style-name="Text_20_body"><text:span text:style-name="Source_20_Text"><text:span text:style-name="T77">&lt;component-name </text:span></text:span><text:span text:style-name="Source_20_Text"><text:span text:style-name="T103">attribute-name="@{bean-name.attribute-name}</text:span></text:span><text:span text:style-name="Source_20_Text"><text:span text:style-name="T101">"</text:span></text:span><text:span text:style-name="Source_20_Text"><text:span text:style-name="T77">/&gt;</text:span></text:span></text:p>
      <text:list text:style-name="L43">
        <text:list-item>
          <text:p text:style-name="P160"><text:span text:style-name="Source_20_Text"><text:span text:style-name="T77">component-name</text:span></text:span><text:span text:style-name="T89"> represents a UI component</text:span></text:p>
        </text:list-item>
        <text:list-item>
          <text:p text:style-name="P160"><text:span text:style-name="Source_20_Text"><text:span text:style-name="T78">attribute-name</text:span></text:span><text:span text:style-name="T90"> represents an attribute of UI component or the data source</text:span></text:p>
        </text:list-item>
        <text:list-item>
          <text:p text:style-name="P160"><text:span text:style-name="Source_20_Text"><text:span text:style-name="T78">bean-name </text:span></text:span><text:span text:style-name="T90">represents a data source</text:span></text:p>
        </text:list-item>
      </text:list>
      <text:p text:style-name="Text_20_body"><text:span text:style-name="Source_20_Text"><text:span text:style-name="T89">We use </text:span></text:span><text:span text:style-name="Source_20_Text"><text:span text:style-name="T79">Grid</text:span></text:span><text:span text:style-name="Source_20_Text"><text:span text:style-name="T89"> as an example, and associate it with the data source, a </text:span></text:span><text:span text:style-name="Source_20_Text"><text:span text:style-name="T79">Person</text:span></text:span><text:span text:style-name="Source_20_Text"><text:span text:style-name="T89"> instance. </text:span></text:span><text:span text:style-name="Source_20_Text"><text:span text:style-name="T73">In this example, data-binding manager will automates the synchronization between UI components and the data source automatically.</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94"><text:tab/>//prepare the example person object</text:span></text:span></text:p>
      <text:p text:style-name="Code"><text:s text:c="4"/><text:span text:style-name="T107">Person </text:span><text:span text:style-name="T26">person</text:span><text:span text:style-name="T107"> = new Person();</text:span></text:p>
      <text:p text:style-name="Code"><text:s text:c="4"/><text:span text:style-name="T107">person.setFirstName("George");</text:span></text:p>
      <text:p text:style-name="Code"><text:s text:c="4"/><text:span text:style-name="T107">person.setLastName("Bush");</text:span></text:p>
      <text:p text:style-name="Code"><text:soft-page-break/><text:span text:style-name="Source_20_Text"><text:span text:style-name="T16">&lt;/zscript&gt;</text:span></text:span></text:p>
      <text:p text:style-name="Code"><text:span text:style-name="Source_20_Text"><text:span text:style-name="T16"/></text:span></text:p>
      <text:p text:style-name="Code"><text:span text:style-name="Source_20_Text"><text:span text:style-name="T94">&lt;grid width="400px"&gt;</text:span></text:span></text:p>
      <text:p text:style-name="Code"><text:s text:c="2"/><text:span text:style-name="T107">&lt;rows&gt;</text:span></text:p>
      <text:p text:style-name="Code"><text:span text:style-name="T107"><text:tab/><text:tab/>&lt;row&gt;</text:span> <text:span text:style-name="T107">First Name:</text:span> <text:span text:style-name="T107">&lt;textbox </text:span><text:span text:style-name="T26">value="@{person.firstName}"</text:span><text:span text:style-name="T107">/&gt;&lt;/row&gt;</text:span></text:p>
      <text:p text:style-name="Code"><text:span text:style-name="T107"><text:tab/><text:tab/>&lt;row&gt;</text:span> <text:span text:style-name="T108">Last Name:</text:span><text:span text:style-name="T48"> </text:span><text:span text:style-name="T108">&lt;textbox </text:span><text:span text:style-name="T27">value</text:span><text:span text:style-name="T26">="@{person.lastName}"</text:span><text:span text:style-name="T107">/&gt;</text:span><text:span text:style-name="T108">&lt;/row&gt;</text:span></text:p>
      <text:p text:style-name="Code"><text:span text:style-name="T107"><text:tab/><text:tab/>&lt;r</text:span><text:span text:style-name="T108">ow&gt;</text:span><text:span text:style-name="T48"> </text:span><text:span text:style-name="T108">Full Name:</text:span><text:span text:style-name="T48"> </text:span><text:span text:style-name="T108">&lt;label</text:span><text:span text:style-name="T107"> </text:span><text:span text:style-name="T27">value</text:span><text:span text:style-name="T26">="@{person.fullName}"</text:span><text:span text:style-name="T107">/&gt;</text:span><text:span text:style-name="T108">&lt;/row&gt;</text:span></text:p>
      <text:p text:style-name="Code"><text:s text:c="2"/><text:span text:style-name="T107">&lt;/rows&gt;</text:span></text:p>
      <text:p text:style-name="Code">&lt;/grid&gt;</text:p>
      <text:p text:style-name="Code">&lt;/window&gt;</text:p>
      <text:h text:style-name="Heading_20_2" text:outline-level="2">When to Load <text:s/>Data from Data Source to UI</text:h>
      <text:p text:style-name="Text_20_body"><text:span text:style-name="Source_20_Text"><text:span text:style-name="T73">Data Binding Manager is triggered by events, or users' activities. Thus,</text:span></text:span><text:span text:style-name="Source_20_Text"><text:span text:style-name="T75"> </text:span></text:span><text:span text:style-name="Source_20_Text"><text:span text:style-name="T73">you must specify events in the ZUML annotation expression with </text:span></text:span><text:span text:style-name="Source_20_Text"><text:span text:style-name="T79">load-when</text:span></text:span><text:span text:style-name="Source_20_Text"><text:span text:style-name="T73"> tag expression to tell Data Binding Manager when to load data from data source into the component's attribute. </text:span></text:span></text:p>
      <text:p text:style-name="Text_20_body"><text:span text:style-name="T96"><text:s text:c="2"/></text:span><text:span text:style-name="Source_20_Text"><text:span text:style-name="T77"><text:s text:c="3"/>&lt;component-name attribute-name="@{bean-name.attribute-name, </text:span></text:span></text:p>
      <text:p text:style-name="Text_20_body"><text:span text:style-name="Source_20_Text"><text:span text:style-name="T80"><text:tab/></text:span></text:span><text:span text:style-name="Source_20_Text"><text:span text:style-name="T103">load-when='component-id.event-name'}</text:span></text:span><text:span text:style-name="Source_20_Text"><text:span text:style-name="T83">"</text:span></text:span><text:span text:style-name="Source_20_Text"><text:span text:style-name="T77">/&gt;</text:span></text:span></text:p>
      <text:list text:style-name="L43">
        <text:list-item text:start-value="1">
          <text:p text:style-name="P160"><text:span text:style-name="Source_20_Text"><text:span text:style-name="T79">component-id</text:span></text:span><text:span text:style-name="T89"> represents the ID of a UI component</text:span></text:p>
        </text:list-item>
        <text:list-item>
          <text:p text:style-name="P160"><text:span text:style-name="Source_20_Text"><text:span text:style-name="T78">event-name</text:span></text:span><text:span text:style-name="Source_20_Text"><text:span text:style-name="T90"> represents the event name</text:span></text:span></text:p>
        </text:list-item>
      </text:list>
      <text:p text:style-name="Text_20_body"><text:span text:style-name="Source_20_Text"><text:span text:style-name="T75">Multiple definition is allowed and would be called one by one. </text:span></text:span></text:p>
      <text:p text:style-name="Text_20_body"><text:span text:style-name="Source_20_Text"><text:span text:style-name="T89">In the following example, we demonstrate an example that the fullname of a Person will be updated automatically once his/her first name or last name has been modified. </text:span></text:span></text:p>
      <text:p text:style-name="Text_20_body"><text:span text:style-name="Source_20_Text"><text:span text:style-name="T89">Data Binding Manager will re-load </text:span></text:span><text:span text:style-name="Source_20_Text"><text:span text:style-name="T79">value</text:span></text:span><text:span text:style-name="Source_20_Text"><text:span text:style-name="T89"> of </text:span></text:span><text:span text:style-name="Source_20_Text"><text:span text:style-name="T79">Label </text:span></text:span><text:span text:style-name="Source_20_Text"><text:span text:style-name="T92">whose id is</text:span></text:span><text:span text:style-name="Source_20_Text"><text:span text:style-name="T82"> </text:span></text:span><text:span text:style-name="Source_20_Text"><text:span text:style-name="T79">fullName,</text:span></text:span><text:span text:style-name="Source_20_Text"><text:span text:style-name="T89"> from </text:span></text:span><text:span text:style-name="Source_20_Text"><text:span text:style-name="T79">person.fullName</text:span></text:span><text:span text:style-name="Source_20_Text"><text:span text:style-name="T89"> when the either the value of </text:span></text:span><text:span text:style-name="Source_20_Text"><text:span text:style-name="T79">Textbox</text:span></text:span><text:span text:style-name="Source_20_Text"><text:span text:style-name="T89"> whose id is </text:span></text:span><text:span text:style-name="Source_20_Text"><text:span text:style-name="T79">firstName</text:span></text:span><text:span text:style-name="Source_20_Text"><text:span text:style-name="T89"> or </text:span></text:span><text:span text:style-name="Source_20_Text"><text:span text:style-name="T79">lastName</text:span></text:span><text:span text:style-name="Source_20_Text"><text:span text:style-name="T89"> has been changed, in other words, </text:span></text:span><text:span text:style-name="Source_20_Text"><text:span text:style-name="T79">onChange</text:span></text:span><text:span text:style-name="Source_20_Text"><text:span text:style-name="T89"> event is triggered. </text:span></text:span></text:p>
      <text:p text:style-name="Code">&lt;?init class="org.zkoss.zkplus.databind.AnnotateDataBinderInit" ?&gt;</text:p>
      <text:p text:style-name="Code"/>
      <text:p text:style-name="Code">&lt;window&gt;</text:p>
      <text:p text:style-name="Code"><text:span text:style-name="Source_20_Text"><text:span text:style-name="T16">&lt;zscript&gt;</text:span></text:span></text:p>
      <text:p text:style-name="Code"><text:span text:style-name="Source_20_Text"><text:span text:style-name="T94"><text:tab/>//prepare the example person object</text:span></text:span></text:p>
      <text:p text:style-name="Code"><text:s text:c="4"/><text:span text:style-name="T107">Person </text:span><text:span text:style-name="T113">person</text:span><text:span text:style-name="T107"> = new Person();</text:span></text:p>
      <text:p text:style-name="Code"><text:s text:c="4"/><text:span text:style-name="T107">person.setFirstName("George");</text:span></text:p>
      <text:p text:style-name="Code"><text:s text:c="4"/><text:span text:style-name="T107">person.setLastName("Bush");</text:span></text:p>
      <text:p text:style-name="Code"><text:span text:style-name="Source_20_Text"><text:span text:style-name="T16">&lt;/zscript&gt;</text:span></text:span></text:p>
      <text:p text:style-name="Code"><text:span text:style-name="Source_20_Text"><text:span text:style-name="T16"/></text:span></text:p>
      <text:p text:style-name="Code"><text:span text:style-name="Source_20_Text"><text:span text:style-name="T94">&lt;grid width="400px"&gt;</text:span></text:span></text:p>
      <text:p text:style-name="Code"><text:s text:c="2"/><text:span text:style-name="T107">&lt;rows&gt;</text:span></text:p>
      <text:p text:style-name="Code"><text:span text:style-name="T107"><text:tab/><text:tab/>&lt;row&gt;</text:span> <text:span text:style-name="T107">First Name:</text:span> </text:p>
      <text:p text:style-name="Code"><text:span text:style-name="T107"><text:s text:c="6"/><text:tab/><text:tab/>&lt;textbox </text:span><text:span text:style-name="T26">id="firstName"</text:span><text:span text:style-name="T107"> </text:span><text:span text:style-name="T113">value="@{person.firstName}"/&gt;</text:span></text:p>
      <text:p text:style-name="Code"><text:tab/><text:tab/>&lt;/row&gt;</text:p>
      <text:p text:style-name="Code"><text:span text:style-name="T107"><text:tab/><text:tab/>&lt;row&gt;</text:span> <text:span text:style-name="T108">Last Name:</text:span><text:span text:style-name="T48"> </text:span></text:p>
      <text:p text:style-name="Code"><text:soft-page-break/><text:span text:style-name="T108"><text:tab/><text:tab/><text:tab/>&lt;textbox </text:span><text:span text:style-name="T27">id="lastName"</text:span><text:span text:style-name="T108"> </text:span><text:span text:style-name="T114">value</text:span><text:span text:style-name="T113">="@{person.lastName}"/&gt;</text:span></text:p>
      <text:p text:style-name="Code"><text:tab/><text:tab/>&lt;/row&gt;</text:p>
      <text:p text:style-name="Code"><text:span text:style-name="T107"><text:tab/><text:tab/>&lt;r</text:span><text:span text:style-name="T108">ow&gt;</text:span><text:span text:style-name="T48"> </text:span><text:span text:style-name="T108">Full Name:</text:span><text:span text:style-name="T48"> </text:span></text:p>
      <text:p text:style-name="Code"><text:span text:style-name="T108"><text:tab/><text:tab/><text:tab/>&lt;label</text:span><text:span text:style-name="T107"> </text:span><text:span text:style-name="T27">id="fullName" </text:span><text:span text:style-name="T114">value</text:span><text:span text:style-name="T113">="@{person.fullName</text:span><text:span text:style-name="T26">,</text:span></text:p>
      <text:p text:style-name="Code"><text:span text:style-name="T104"><text:tab/><text:tab/><text:tab/></text:span><text:span text:style-name="T105">load-when='firstName.onChange,lastName.onChange'}</text:span><text:span text:style-name="T116">"/&gt;</text:span></text:p>
      <text:p text:style-name="Code"><text:tab/><text:tab/>&lt;/row&gt;</text:p>
      <text:p text:style-name="Code"><text:s text:c="2"/><text:span text:style-name="T107">&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Source_20_Text"><text:span text:style-name="T73">Data Binding Manager is triggered by events, or users' activities. Thus, you must</text:span></text:span><text:span text:style-name="Source_20_Text"><text:span text:style-name="T89"> specify events in the ZUML annotation expression with </text:span></text:span><text:span text:style-name="Source_20_Text"><text:span text:style-name="T79">save-when</text:span></text:span><text:span text:style-name="Source_20_Text"><text:span text:style-name="T89"> tag expression to tell Data Binding Manager when to save the attribute of the component into the data source. </text:span></text:span></text:p>
      <text:p text:style-name="Text_20_body"><text:span text:style-name="T95"><text:s text:c="4"/></text:span><text:span text:style-name="Source_20_Text"><text:span text:style-name="T77"><text:s/>&lt;component-name attribute-name="@{bean-name.attribute-name,</text:span></text:span><text:span text:style-name="Source_20_Text"><text:span text:style-name="T103">load-when='component-id.event-name</text:span></text:span><text:span text:style-name="Source_20_Text"><text:span text:style-name="T101">'</text:span></text:span><text:span text:style-name="Source_20_Text"><text:span text:style-name="T102">}</text:span></text:span><text:span text:style-name="Source_20_Text"><text:span text:style-name="T77">"/&gt;</text:span></text:span></text:p>
      <text:p text:style-name="Text_20_body"><text:span text:style-name="Source_20_Text"><text:span text:style-name="T77"/></text:span></text:p>
      <text:list text:style-name="L43">
        <text:list-item text:start-value="1">
          <text:p text:style-name="P160"><text:span text:style-name="Source_20_Text"><text:span text:style-name="T79">component-id</text:span></text:span><text:span text:style-name="T89"> represents the ID of a UI component</text:span></text:p>
        </text:list-item>
        <text:list-item>
          <text:p text:style-name="P160"><text:span text:style-name="Source_20_Text"><text:span text:style-name="T78">event-name</text:span></text:span><text:span text:style-name="Source_20_Text"><text:span text:style-name="T90"> represents the event name</text:span></text:span></text:p>
        </text:list-item>
      </text:list>
      <text:p text:style-name="Text_20_body"><text:span text:style-name="Source_20_Text"><text:span text:style-name="T75">Multiple definition is allowed and would be called one by one. </text:span></text:span></text:p>
      <text:p text:style-name="Text_20_body"><text:span text:style-name="Source_20_Text"><text:span text:style-name="T75">In the following example, Data Binding Manager will save the attribute "</text:span></text:span><text:span text:style-name="Source_20_Text"><text:span text:style-name="T87">value</text:span></text:span><text:span text:style-name="Source_20_Text"><text:span text:style-name="T75">" of </text:span></text:span><text:span text:style-name="Source_20_Text"><text:span text:style-name="T87">Textbox</text:span></text:span><text:span text:style-name="Source_20_Text"><text:span text:style-name="T75"> "</text:span></text:span><text:span text:style-name="Source_20_Text"><text:span text:style-name="T87">firstName</text:span></text:span><text:span text:style-name="Source_20_Text"><text:span text:style-name="T75">" into "</text:span></text:span><text:span text:style-name="Source_20_Text"><text:span text:style-name="T87">person.firstName</text:span></text:span><text:span text:style-name="Source_20_Text"><text:span text:style-name="T75">" when the </text:span></text:span><text:span text:style-name="Source_20_Text"><text:span text:style-name="T87">Textbox</text:span></text:span><text:span text:style-name="Source_20_Text"><text:span text:style-name="T75"> itself fires "</text:span></text:span><text:span text:style-name="Source_20_Text"><text:span text:style-name="T87">onChange</text:span></text:span><text:span text:style-name="Source_20_Text"><text:span text:style-name="T75">" event. </text:span></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19">save-when='self.onChange'</text:span>}"/&gt;</text:p>
      <text:p text:style-name="Code"><text:s text:c="6"/>&lt;/listcell&gt;</text:p>
      <text:p text:style-name="Code"><text:soft-page-break/><text:s text:c="6"/>&lt;listcell&gt;</text:p>
      <text:p text:style-name="Code"><text:s text:c="3"/>&lt;textbox id="lastName" value="@{person.lastName, <text:span text:style-name="T19">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Source_20_Text"><text:span text:style-name="T73">One data source could be associated with multiple UI components. Once the data source had been modified, those associated UI components will be updated automatically by Data Binding Manager. </text:span></text:span></text:p>
      <text:p text:style-name="Text_20_body"><text:span text:style-name="Source_20_Text"><text:span text:style-name="T73">In the following example. we use ZUML annotation expression to associate a data source, a </text:span></text:span><text:span text:style-name="Source_20_Text"><text:span text:style-name="T79">Person</text:span></text:span><text:span text:style-name="Source_20_Text"><text:span text:style-name="T73"> instance, "</text:span></text:span><text:span text:style-name="Source_20_Text"><text:span text:style-name="T79">selected</text:span></text:span><text:span text:style-name="Source_20_Text"><text:span text:style-name="T73">" with multiple UI components, including </text:span></text:span><text:span text:style-name="Source_20_Text"><text:span text:style-name="T79">Listbox</text:span></text:span><text:span text:style-name="Source_20_Text"><text:span text:style-name="T73">, and </text:span></text:span><text:span text:style-name="Source_20_Text"><text:span text:style-name="T79">Grid</text:span></text:span><text:span text:style-name="Source_20_Text"><text:span text:style-name="T73">. Once the user selects an item in the </text:span></text:span><text:span text:style-name="Source_20_Text"><text:span text:style-name="T79">Listbox</text:span></text:span><text:span text:style-name="Source_20_Text"><text:span text:style-name="T73">, the </text:span></text:span><text:span text:style-name="Source_20_Text"><text:span text:style-name="T79">Grid</text:span></text:span><text:span text:style-name="Source_20_Text"><text:span text:style-name="T73"> will display information of the selected person accordingly.</text:span></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12"><text:s text:c="4"/>Person </text:span><text:span text:style-name="T24">selected</text:span><text:span text:style-name="T12"> = new Person();</text:span></text:p>
      <text:p text:style-name="Code">&lt;/zscript&gt;</text:p>
      <text:p text:style-name="Code"/>
      <text:p text:style-name="Code"><text:span text:style-name="T12">&lt;listbox rows="4" </text:span><text:span text:style-name="T24">selectedItem="@{selected}"</text:span><text:span text:style-name="T12">&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12"><text:s text:c="6"/>&lt;row&gt;First Name: &lt;textbox </text:span><text:span text:style-name="T24">value="@{selected.firstName}"</text:span><text:span text:style-name="T12">/&gt;&lt;/row&gt;</text:span></text:p>
      <text:p text:style-name="Code"><text:span text:style-name="T12"><text:s text:c="6"/>&lt;row&gt;Last Name: &lt;textbox </text:span><text:span text:style-name="T24">value="@{selected.lastName}"</text:span><text:span text:style-name="T12">/&gt;&lt;/row&gt;</text:span></text:p>
      <text:p text:style-name="Code"><text:s text:c="4"/>&lt;/rows&gt;</text:p>
      <text:p text:style-name="Code"><text:soft-page-break/><text:s text:c="2"/>&lt;/grid&gt;</text:p>
      <text:p text:style-name="Code">&lt;/window&gt;</text:p>
      <text:h text:style-name="Heading_20_2" text:outline-level="2">Ass<text:span text:style-name="T2">ociate UI Components with a Collection</text:span></text:h>
      <text:p text:style-name="Text_20_body"><text:span text:style-name="Source_20_Text"><text:span text:style-name="T73">It can be very useful to associate a collection with a UI components, and Data Binding Manager will convert the collection into UI components accordingly. </text:span></text:span></text:p>
      <text:list text:style-name="L44">
        <text:list-item>
          <text:p text:style-name="P115">Prepare the data source of Collection</text:p>
        </text:list-item>
        <text:list-item>
          <text:p text:style-name="P115"><text:span text:style-name="T118">Associate the collection with </text:span><text:span text:style-name="Source_20_Text"><text:span text:style-name="T118">model</text:span></text:span><text:span text:style-name="T118"> attribute of those supported UI components, ex. </text:span><text:span text:style-name="Source_20_Text"><text:span text:style-name="T118">Listbox</text:span></text:span><text:span text:style-name="T118">, </text:span><text:span text:style-name="Source_20_Text"><text:span text:style-name="T118">Grid</text:span></text:span><text:span text:style-name="T118">, and </text:span><text:span text:style-name="Source_20_Text"><text:span text:style-name="T118">Tree</text:span></text:span><text:span text:style-name="T118">.</text:span></text:p>
        </text:list-item>
        <text:list-item>
          <text:p text:style-name="P115">Define a template of UI component</text:p>
          <text:list>
            <text:list-item>
              <text:p text:style-name="P115">Define a variable, whatever you want, <text:s/>to represent each instance in the Collection with <text:span text:style-name="Source_20_Text">sel</text:span><text:span text:style-name="Source_20_Text"><text:span text:style-name="T2">f</text:span></text:span><text:span text:style-name="T2"> attribute.</text:span></text:p>
              <text:p text:style-name="P115">&lt;component-name <text:span text:style-name="T28">self="@{each='variable-name'}"</text:span>/&gt;</text:p>
              <text:p text:style-name="P115">The <text:span text:style-name="T3">variable-name</text:span> could only be seen by component-name and its child components.</text:p>
            </text:list-item>
            <text:list-item>
              <text:p text:style-name="P115">Associate UI components with the<text:span text:style-name="T2"> variable</text:span></text:p>
              <text:p text:style-name="P115">&lt;component-name attribute-name=<text:span text:style-name="T28">"@{variable-name.attribute-name}"</text:span>/&gt;</text:p>
            </text:list-item>
          </text:list>
        </text:list-item>
      </text:list>
      <text:p text:style-name="Text_20_body"/>
      <text:p text:style-name="Text_20_body"><text:span text:style-name="Source_20_Text"><text:span text:style-name="T73">In the following example, we demonstrate how to associate a collection with </text:span></text:span><text:span text:style-name="Source_20_Text"><text:span text:style-name="T79">Listbox</text:span></text:span><text:span text:style-name="Source_20_Text"><text:span text:style-name="T73"> to display a list of persons. </text:span></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19">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19">model="@{persons}"</text:span>&gt;</text:p>
      <text:p text:style-name="Code">&lt;listhead&gt;</text:p>
      <text:p text:style-name="Code"><text:s text:c="6"/>&lt;listheader label="First Name" width="100px"/&gt;</text:p>
      <text:p text:style-name="Code"><text:s text:c="6"/>&lt;listheader label="Last Name" width="100px"/&gt;</text:p>
      <text:p text:style-name="Code"><text:soft-page-break/><text:s text:c="6"/>&lt;listheader label="Full Name" width="100px"/&gt;</text:p>
      <text:p text:style-name="Code"><text:s text:c="4"/>&lt;/listhead&gt;</text:p>
      <text:p text:style-name="Code"><text:s text:c="4"/>&lt;listitem <text:span text:style-name="T19">self="@{each='person'}"</text:span>&gt;</text:p>
      <text:p text:style-name="Code"><text:s text:c="6"/>&lt;listcell&gt;</text:p>
      <text:p text:style-name="Code"><text:s text:c="6"/><text:tab/>&lt;textbox <text:span text:style-name="T19">value="@{person.firstName}"</text:span>/&gt;</text:p>
      <text:p text:style-name="Code"><text:s text:c="6"/>&lt;/listcell&gt;</text:p>
      <text:p text:style-name="Code"><text:s text:c="6"/>&lt;listcell&gt;</text:p>
      <text:p text:style-name="Code"><text:s text:c="6"/><text:tab/>&lt;textbox <text:span text:style-name="T19">value="@{person.lastName}"</text:span>/&gt;</text:p>
      <text:p text:style-name="Code"><text:s text:c="6"/>&lt;/listcell&gt;</text:p>
      <text:p text:style-name="Code"><text:s text:c="6"/>&lt;listcell <text:span text:style-name="T19">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88">If you want to do the conversion between the Data Source and UI components by yourself, you could specify the class name of the converter in the </text:span><text:span text:style-name="Source_20_Text"><text:span text:style-name="T70">converter</text:span></text:span><text:span text:style-name="T88"> tag expression to tell Data Binding Manager to use your own way to do the conversion between the data source and UI components.</text:span><text:span text:style-name="T89"> </text:span></text:p>
      <text:p text:style-name="Text_20_body"><text:span text:style-name="T95"><text:tab/></text:span><text:span text:style-name="Source_20_Text"><text:span text:style-name="T77">&lt;component-name attribute-name="@{bean-name.attribute- <text:s text:c="2"/><text:tab/>name,</text:span></text:span><text:span text:style-name="Source_20_Text"><text:span text:style-name="T103">converter='class-name'</text:span></text:span><text:span text:style-name="Source_20_Text"><text:span text:style-name="T77">}"/&gt;</text:span></text:span></text:p>
      <text:p text:style-name="Text_20_body"><text:span text:style-name="Source_20_Text"/></text:p>
      <text:p text:style-name="Text_20_body"><text:span text:style-name="T70">Multiple definition is NOT allowed and the later defined would override the previous defined one.</text:span> </text:p>
      <text:list text:style-name="L45">
        <text:list-item>
          <text:p text:style-name="P161"><text:span text:style-name="T109">Def</text:span><text:span text:style-name="T110">ine a class that </text:span><text:span text:style-name="T111">implements</text:span><text:span text:style-name="T110"> </text:span><text:span text:style-name="Source_20_Text"><text:span text:style-name="T110">TypeConverter </text:span></text:span><text:span text:style-name="Source_20_Text"><text:span text:style-name="T117">with the following methods</text:span></text:span></text:p>
        </text:list-item>
      </text:list>
      <text:list text:style-name="L46">
        <text:list-item>
          <text:p text:style-name="P162"><text:span text:style-name="Source_20_Text"><text:span text:style-name="T110">coerceToUI</text:span></text:span><text:span text:style-name="Source_20_Text"><text:span text:style-name="T36">, converts an value object into UI component attribute type.</text:span></text:span></text:p>
        </text:list-item>
        <text:list-item>
          <text:p text:style-name="P162"><text:span text:style-name="Source_20_Text"><text:span text:style-name="T110">coerceToBean</text:span></text:span><text:span text:style-name="Source_20_Text"><text:span text:style-name="T36">, c</text:span></text:span><text:span text:style-name="Source_20_Text"><text:span text:style-name="T93">onverts an value object to bean property type.</text:span></text:span><text:span text:style-name="Source_20_Text"><text:span text:style-name="T36"> </text:span></text:span></text:p>
        </text:list-item>
      </text:list>
      <text:list text:style-name="L45" text:continue-numbering="true">
        <text:list-item>
          <text:p text:style-name="P161"><text:span text:style-name="T109">Specify the class name of converter into the </text:span><text:span text:style-name="Source_20_Text"><text:span text:style-name="T109">converter</text:span></text:span><text:span text:style-name="T109"> tag expression</text:span></text:p>
          <text:p text:style-name="P161">In the following example, we dem<text:span text:style-name="T2">onstrate you how to convert a </text:span><text:span text:style-name="Source_20_Text"><text:span text:style-name="T2">boolean</text:span></text:span><text:span text:style-name="T2"> value into different images instead of pure text.</text:span></text:p>
          <text:p text:style-name="P161"><text:span text:style-name="T37">First of all, you have to define a class that implements </text:span><text:span text:style-name="Source_20_Text"><text:span text:style-name="T37">TypeConverter. <text:s/>myTypeConverter converts the boolean into different images accordingly. </text:span></text:span></text:p>
          <text:p text:style-name="P116"><text:span text:style-name="Source_20_Text"><text:span text:style-name="T2"/></text:span></text:p>
        </text:list-item>
      </text:list>
      <text:p text:style-name="Code"><text:span text:style-name="Source_20_Text"><text:span text:style-name="T2">import org.zkoss.zkplus.databind.TypeConverter;</text:span></text:span></text:p>
      <text:p text:style-name="Code"><text:span text:style-name="Source_20_Text"><text:span text:style-name="T2">import org.zkoss.zul.Listcell;</text:span></text:span></text:p>
      <text:p text:style-name="Code"><text:span text:style-name="Source_20_Text"><text:span text:style-name="T2"/></text:span></text:p>
      <text:p text:style-name="Code"><text:span text:style-name="Source_20_Text"><text:span text:style-name="T2">public class </text:span></text:span><text:span text:style-name="Source_20_Text"><text:span text:style-name="T20">myTypeConverter</text:span></text:span><text:span text:style-name="Source_20_Text"><text:span text:style-name="T2"> implements </text:span></text:span><text:span text:style-name="Source_20_Text"><text:span text:style-name="T20">TypeConverter</text:span></text:span><text:span text:style-name="Source_20_Text"><text:span text:style-name="T2"> {</text:span></text:span></text:p>
      <text:p text:style-name="Code"><text:span text:style-name="Source_20_Text"><text:span text:style-name="T2">public Object </text:span></text:span><text:span text:style-name="Source_20_Text"><text:span text:style-name="T20">coerceToBean</text:span></text:span><text:span text:style-name="Source_20_Text"><text:span text:style-name="T2">(java.lang.Object val, org.zkoss.zk.ui.Component comp) <text:tab/>{</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oft-page-break/><text:span text:style-name="Source_20_Text"><text:span text:style-name="T2"/></text:span></text:p>
      <text:p text:style-name="Code"><text:span text:style-name="Source_20_Text"><text:span text:style-name="T2">public Object </text:span></text:span><text:span text:style-name="Source_20_Text"><text:span text:style-name="T20">coerceToUi</text:span></text:span><text:span text:style-name="Source_20_Text"><text:span text:style-name="T2">(java.lang.Object val, org.zkoss.zk.ui.Component comp) </text:span></text:span></text:p>
      <text:p text:style-name="Code"><text:span text:style-name="Source_20_Text"><text:span text:style-name="T2"><text:tab/>{</text:span></text:span></text:p>
      <text:p text:style-name="Code"><text:span text:style-name="Source_20_Text"><text:span text:style-name="T2"><text:tab/><text:tab/>boolean married = (Boolean) val;</text:span></text:span></text:p>
      <text:p text:style-name="Code"><text:span text:style-name="Source_20_Text"><text:span text:style-name="T2"><text:tab/><text:tab/>if (married)</text:span></text:span></text:p>
      <text:p text:style-name="Code"><text:span text:style-name="Source_20_Text"><text:span text:style-name="T2"><text:tab/><text:tab/><text:tab/>((Listcell) comp).setImage("/img/true.png");</text:span></text:span></text:p>
      <text:p text:style-name="Code"><text:span text:style-name="Source_20_Text"><text:span text:style-name="T2"><text:tab/><text:tab/>else</text:span></text:span></text:p>
      <text:p text:style-name="Code"><text:span text:style-name="Source_20_Text"><text:span text:style-name="T2"><text:tab/><text:tab/><text:tab/>((Listcell) comp).setImage("/img/false.png");</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span></text:p>
      <text:p text:style-name="Text_20_body"><text:span text:style-name="T118">Specify </text:span><text:span text:style-name="Source_20_Text"><text:span text:style-name="T118">myTypeConverter</text:span></text:span><text:span text:style-name="T118"> with the </text:span><text:span text:style-name="Source_20_Text"><text:span text:style-name="T118">con</text:span></text:span><text:span text:style-name="Source_20_Text"><text:span text:style-name="T119">vert</text:span></text:span><text:span text:style-name="T119"> tag expression to be associated with the </text:span><text:span text:style-name="Source_20_Text"><text:span text:style-name="T119">married</text:span></text:span><text:span text:style-name="T119"> attribute of </text:span><text:span text:style-name="Source_20_Text"><text:span text:style-name="T119">Person instance.</text:span></text:span><text:span text:style-name="T119">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20">converter='myTypeConverter'}</text:span><text:span text:style-name="T115">"</text:span><text:span text:style-name="T2">/&gt;</text:span></text:p>
      <text:p text:style-name="Code"><text:tab/><text:tab/>&lt;/listitem&gt;</text:p>
      <text:p text:style-name="Code"><text:tab/>&lt;/listbox&gt;</text:p>
      <text:p text:style-name="Code">&lt;/window&gt;</text:p>
      <text:p text:style-name="P19"/>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Source_20_Text"><text:span text:style-name="T97"><text:tab/></text:span></text:span><text:span text:style-name="Source_20_Text"><text:span text:style-name="T77">&lt;component-name attribute-name="@{bean-name.attribute-<text:tab/><text:tab/></text:span></text:span><text:soft-page-break/><text:span text:style-name="Source_20_Text"><text:span text:style-name="T77">name,</text:span></text:span><text:span text:style-name="Source_20_Text"><text:span text:style-name="T103">access='type-name'</text:span></text:span><text:span text:style-name="Source_20_Text"><text:span text:style-name="T77">}"/&gt;</text:span></text:span></text:p>
      <text:list text:style-name="L47">
        <text:list-item>
          <text:p text:style-name="P163"><text:span text:style-name="Source_20_Text"><text:span text:style-name="T79">type-name</text:span></text:span> <text:span text:style-name="Source_20_Text"><text:span text:style-name="T93">represents a certain kind of access mode</text:span></text:span></text:p>
        </text:list-item>
      </text:list>
      <text:p text:style-name="Tip"><text:span text:style-name="T98">Multiple definition is NOT allowed and the later defined would override the previous defined one.</text:span><text:span text:style-name="T95">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19">access='none'</text:span>}"/&gt;</text:p>
      <text:p text:style-name="Code"><text:s text:c="4"/>&lt;/listitem&gt;</text:p>
      <text:p text:style-name="Code"><text:s text:c="2"/>&lt;/listbox&gt;</text:p>
      <text:p text:style-name="Code">&lt;/window&gt;</text:p>
      <text:p text:style-name="Text_20_body"/>
      <text:p text:style-name="Text_20_body"/>
      <text:h text:style-name="P105"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31">The introduction of the XHTML component set is aimed to make it easy to port existent Web pages to ZUML. The ultima goal is that all valid XHTML pages are valid ZUML pages. All Servlets handling the submitted form work as usual.</text:p>
      <text:p text:style-name="P3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6"><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5">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text:span><text:soft-page-break/><text:span text:style-name="T2">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67">xmlns:zk="</text:span><text:a xlink:type="simple" xlink:href="http://www.zkoss.org/2005/zk"><text:span text:style-name="T52">http://www.zkoss.org/2005/zk</text:span></text:a><text:span text:style-name="T6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67">zk:onClick="addItem()"</text:span>/&gt;</text:p>
      <text:p text:style-name="Code_20_Indent"><text:tab/>&lt;br/&gt;</text:p>
      <text:p text:style-name="Code_20_Indent"><text:tab/>&lt;input id="inp0" type="text" <text:span text:style-name="T67">zk:onChange="add()"</text:span>/&gt; +</text:p>
      <text:p text:style-name="Code_20_Indent"><text:tab/>&lt;input id="inp1" type="text" <text:span text:style-name="T67">zk:onChange="add()"</text:span>/&gt; =</text:p>
      <text:p text:style-name="Code_20_Indent"><text:tab/>&lt;text id="out"/&gt;</text:p>
      <text:p text:style-name="P50"><text:tab/>&lt;zscript&gt;</text:p>
      <text:p text:style-name="P50"><text:tab/>void addItem() {</text:p>
      <text:p text:style-name="P50"><text:tab/><text:tab/>Component li = new Raw("li");</text:p>
      <text:p text:style-name="P50"><text:tab/><text:tab/>li.setParent(ul);</text:p>
      <text:p text:style-name="P50"><text:tab/><text:tab/>new Text("Item "+ul.getChildren().size()).setParent(li);</text:p>
      <text:p text:style-name="P50"><text:tab/>}</text:p>
      <text:p text:style-name="P50"><text:tab/>void add(){</text:p>
      <text:p text:style-name="P50"><text:tab/><text:tab/>out.setValue(inp0.getValue() + inp1.getValue());</text:p>
      <text:p text:style-name="P50"><text:tab/>}</text:p>
      <text:p text:style-name="P50"><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soft-page-break/>}</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5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19">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19">The advantage is that you can change the content of any component dynamically:</text:p>
      <text:p text:style-name="Code_20_Indent">&lt;p id="info"&gt;Hi&lt;/p&gt;</text:p>
      <text:p text:style-name="Code_20_Indent">&lt;z:button onClick="info.detach()" xmlns:z="http://www.zkoss.org/2005/zk"/&gt;</text:p>
      <text:p text:style-name="P19">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19">Traditional servlets and JavaScript codes usually depend on the id attribute, so UUID of <text:soft-page-break/>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6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2">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text:soft-page-break/>&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60">onChange</text:p>
          </table:table-cell>
          <table:table-cell table:style-name="Table18.A2" office:value-type="string">
            <text:p text:style-name="P72">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60">onClick</text:p>
          </table:table-cell>
          <table:table-cell table:style-name="Table18.A2" office:value-type="string">
            <text:p text:style-name="P72">all</text:p>
          </table:table-cell>
          <table:table-cell table:style-name="Table18.C3" office:value-type="string">
            <text:p text:style-name="Table_20_Contents">Event: <text:span text:style-name="T6">org.zkoss.zk.ui.event.MouseEvent</text:span></text:p>
            <text:p text:style-name="P68">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8">
        <text:list-item>
          <text:p text:style-name="P155">Is the existent page static or dynamically generated?</text:p>
        </text:list-item>
        <text:list-item>
          <text:p text:style-name="P155">Is it a minor enhancement, if you want to enrich an existent page? Or, you prefer to rewrite a portion of it?</text:p>
        </text:list-item>
        <text:list-item>
          <text:p text:style-name="P155">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19">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oft-page-break/><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19">ZK provides an equivalent JSP tags for each ZUL component. If you'd like to use them in your JSP pages, simply following the following steps.</text:p>
      <text:list text:style-name="L49">
        <text:list-item>
          <text:p text:style-name="P132">Specify <text:a xlink:type="simple" xlink:href="http://www.zkoss.org/jsp/zul"><text:span text:style-name="T6">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19">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9"><text:tab/></text:span>&lt;h2&gt;2. Header in z:page&lt;/h2&gt;</text:p>
      <text:p text:style-name="Code_20_Indent"><text:tab/>&lt;z:window id="win" title="Test" border="normal"&gt;</text:p>
      <text:p text:style-name="Code_20_Indent"><text:span text:style-name="T19"><text:tab/></text:span>&lt;p&gt;3. Content in z:window&lt;/p&gt;</text:p>
      <text:p text:style-name="Code_20_Indent"><text:tab/><text:tab/>&lt;z:button label="Overlap" onClick="win.doOverlapped()"/&gt;</text:p>
      <text:p text:style-name="Code_20_Indent"><text:tab/>&lt;/z:window&gt;</text:p>
      <text:p text:style-name="Code_20_Indent"><text:span text:style-name="T19"><text:tab/></text:span>&lt;p&gt;4. Content in z:page after z:window&lt;/h2&gt;</text:p>
      <text:p text:style-name="Code_20_Indent"><text:tab/>&lt;/z:page&gt;<text:tab/></text:p>
      <text:p text:style-name="Code_20_Indent"><text:span text:style-name="T19"><text:tab/></text:span>&lt;p&gt;5. Content after z:page&lt;/p&gt;</text:p>
      <text:p text:style-name="Code_20_Indent"><text:tab/>&lt;/body&gt;</text:p>
      <text:p text:style-name="Code_20_Indent">&lt;/html&gt;</text:p>
      <text:p text:style-name="P19"><text:soft-page-break/>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19">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9">&lt;z:page&gt;</text:span></text:p>
      <text:p text:style-name="Code_20_Indent"><text:tab/><text:tab/><text:tab/><text:span text:style-name="T19">&lt;z:window z:title="Validator Example" width="500px" border="normal"&gt;</text:span></text:p>
      <text:p text:style-name="Code_20_Indent"><text:tab/><text:tab/><text:tab/><text:tab/>--Validate input day must in weekend--&lt;br/&gt;</text:p>
      <text:p text:style-name="Code_20_Indent"><text:tab/><text:tab/><text:tab/><text:tab/><text:span text:style-name="T19">&lt;z:datebox id="dbox" format="yyyy/MM/dd"</text:span></text:p>
      <text:p text:style-name="P51"><text:tab/><text:tab/><text:tab/><text:tab/><text:tab/>f:value="#{ValidatorBean.value}"</text:p>
      <text:p text:style-name="P51"><text:tab/><text:tab/><text:tab/><text:tab/><text:tab/>f:validator="#{ValidatorBean.validateDate}"/&gt;</text:p>
      <text:p text:style-name="Code_20_Indent"><text:span text:style-name="T19"><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9">&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19">If you prefer to <text:span text:style-name="T40">ajax</text:span><text:span text:style-name="T44">-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soft-page-break/><text:tab/>&lt;filter-class&gt;<text:span text:style-name="T19">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1">The former one is more flexible. It requires deeper understanding of ZK, so it is usually done by component developers. <text:s/>It is discussed in the <text:span text:style-name="T3">Component Development Guide</text:span>.</text:p>
      <text:p text:style-name="P31">On the other hand, implementing a new component by use of other components is straightforward. It works like composition, macro expansion, or inline replacement. For sake of convenience, we call this kind of components as <text:span text:style-name="T40">macro components</text:span>., while the others are called <text:span text:style-name="T40">primitive components</text:span>.</text:p>
      <text:p text:style-name="Tip"><text:span text:style-name="T3">Tip:</text:span> a macro component is <text:span text:style-name="T40">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50">
        <text:list-item>
          <text:p text:style-name="P156">Implements a macro component by a ZUML page.</text:p>
        </text:list-item>
        <text:list-item>
          <text:p text:style-name="P156">Declare the macro component in the page that is going to use it.</text:p>
        </text:list-item>
        <text:list-item>
          <text:p text:style-name="P156">Use the macro components, which is no difference that other components.</text:p>
        </text:list-item>
      </text:list>
      <text:p text:style-name="Tip"><text:span text:style-name="T4">Tip:</text:span><text:span text:style-name="T38">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text:soft-page-break/>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oft-page-break/><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8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2">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2">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1">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1">An inline macro behaves like <text:span text:style-name="T4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1"/>
      <text:p text:style-name="Text_20_body">use.zul: (target page)</text:p>
      <text:p text:style-name="Code">&lt;?component name="username" <text:span text:style-name="T19">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1">Equivalent page:</text:p>
      <text:p text:style-name="Code">&lt;grid&gt;</text:p>
      <text:p text:style-name="Code"><text:tab/>&lt;rows&gt;</text:p>
      <text:p text:style-name="Code"><text:soft-page-break/>&lt;row&gt;</text:p>
      <text:p text:style-name="Code"><text:tab/>Username</text:p>
      <text:p text:style-name="Code"><text:tab/>&lt;textbox id="ua" value="John"/&gt;</text:p>
      <text:p text:style-name="Code">&lt;/row&gt;</text:p>
      <text:p text:style-name="Code"><text:tab/>&lt;/rows&gt;</text:p>
      <text:p text:style-name="Code">&lt;/grid&gt;</text:p>
      <text:p text:style-name="P31">All properties, including <text:span text:style-name="Source_20_Text">id</text:span>, are passed to the inline macro.</text:p>
      <text:p text:style-name="P31">On the other hand, ZK will create a real component (called a macro component) to represent the regular macro. That is, the macro component is created as the parent of the components that are defined in the macro.</text:p>
      <text:p text:style-name="P31">Inline macros are easier to integrate into sophisticated pages. For example, you <text:span text:style-name="T40">cannot</text:span> use <text:span text:style-name="T40">regular</text:span> components in the previous example since <text:span text:style-name="T6">rows</text:span> accepts only <text:span text:style-name="T14">row</text:span>, not macro components. It is easier to access to all components defined in a macro since they are in the same ID space. It also means the developers must be aware of the implementation to avoid name conflicts.</text:p>
      <text:p text:style-name="P31">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text:soft-page-break/>Regular Macros</text:h>
      <text:p text:style-name="Text_20_body">ZK cre<text:span text:style-name="T2">ated a real component (called a macro component) to represent the regular macro as described in the previous section.</text:span></text:p>
      <text:p text:style-name="P31">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40">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51">
        <text:list-header>
          <text:p text:style-name="P147">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9">mc_who</text:span>" value="${arg.who}"/&gt;</text:p>
      <text:p text:style-name="Code_20_Indent_20_2">&lt;/hbox&gt;</text:p>
      <text:list text:style-name="L51" text:continue-numbering="true">
        <text:list-header>
          <text:p text:style-name="P147">2. <text:s/>Use the <text:span text:style-name="T6">window</text:span> component to create an additional ID space.</text:p>
        </text:list-header>
      </text:list>
      <text:p text:style-name="Code_20_Indent_20_2">&lt;<text:span text:style-name="T19">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9">window</text:span>&gt;</text:p>
      <text:p text:style-name="Text_20_body_20_indent">The<text:span text:style-name="T2"> first solution is suggested, if applicable, due to the simplicity.</text:span></text:p>
      <text:h text:style-name="Heading_20_4" text:outline-level="4"><text:soft-page-break/>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68">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2">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text:soft-page-break/>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40">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text:style-name="L52">
        <text:list-item>
          <text:p text:style-name="P19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91">Since the <text:span text:style-name="T6">setWho</text:span> method might be called before a macro component creates its children, you have to check whether <text:span text:style-name="T6">mc_who</text:span> exists.</text:p>
        </text:list-item>
        <text:list-item>
          <text:p text:style-name="P191">Since <text:span text:style-name="T6">mc_who</text:span>'s <text:span text:style-name="T6">setValue</text:span> is called, both the content and the visual presentation at the client are updated automatically, when <text:span text:style-name="T6">setWho</text:span> is called.</text:p>
        </text:list-item>
      </text:list>
      <text:list text:style-name="L53">
        <text:list-header>
          <text:p text:style-name="P196"><text:s text:c="4"/>2. <text:s/>Declare the class in the macro declaration with the <text:span text:style-name="T6">class</text:span> attribute.</text:p>
        </text:list-header>
      </text:list>
      <text:p text:style-name="Code_20_Indent_20_3"><text:soft-page-break/>&lt;?component name="username" macroURI="/WEB-INF/macros/username.zul"</text:p>
      <text:p text:style-name="Code_20_Indent_20_3"><text:s text:c="2"/><text:span text:style-name="T19">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text:style-name="L54">
        <text:list-header>
          <text:p text:style-name="P197"><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9">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9">class="mypack.Username"</text:span>?&gt;</text:p>
      <text:p text:style-name="Code_20_Indent_20_2">&lt;zk&gt;</text:p>
      <text:p text:style-name="Code_20_Indent_20_2"><text:tab/><text:span text:style-name="T19">&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text:soft-page-break/>&lt;?component name="username" macroURI="/WEB-INF/macros/username.zul"</text:p>
      <text:p text:style-name="Code_20_Indent_20_2"><text:s text:c="2"/>class="mypack.Username?&gt;</text:p>
      <text:p text:style-name="Code_20_Indent_20_2"/>
      <text:p text:style-name="Code_20_Indent_20_2">&lt;username <text:span text:style-name="T19">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19"/>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text:soft-page-break/>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41">live</text:span><text:span text:style-name="T45">. So is the </text:span><text:span text:style-name="T15">getItems</text:span><text:span text:style-name="T45"> method of the </text:span><text:span text:style-name="T15">org.zkoss.zul.Listbox</text:span><text:span text:style-name="T45">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1">To simplify the sorting of components, we therefore provide the <text:span text:style-name="T6">sort</text:span> method in the <text:span text:style-name="T6">org.zkoss.zk.ui.Components</text:span> class that works with the list of children.</text:p>
      <text:p text:style-name="P31">In the following example, we utilize the <text:span text:style-name="T6">sort</text:span> method and the <text:span text:style-name="T6">org.zkoss.zul.ListitemComparator</text:span> to provide the sorting for a list box.</text:p>
      <text:p text:style-name="P3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0"><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soft-page-break/><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soft-page-break/><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text:span><text:soft-page-break/><text:span text:style-name="T2">shown up when the user tries to close the browser window, reload, or browse to another URL:</text:span></text:p>
      <text:p text:style-name="P19"><draw:frame draw:style-name="fr3" draw:name="graphics73" text:anchor-type="paragraph" svg:width="16.589cm" svg:height="4.803cm" draw:z-index="67"><draw:image xlink:href="../images/100000000000036D000000FE561CE3BC.png" xlink:type="simple" xlink:show="embed" xlink:actuate="onLoad"/></draw:frame> </text:p>
      <text:h text:style-name="Heading_20_2" text:outline-level="2">Browser's History Management</text:h>
      <text:p text:style-name="P3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31">From application's viewpoint, it takes two steps to manage the browser's history:</text:p>
      <text:list text:style-name="L55">
        <text:list-item>
          <text:p text:style-name="P157">Add an item to the browser's history for each of the appropriate states of your desktop.</text:p>
        </text:list-item>
        <text:list-item>
          <text:p text:style-name="P157">Listen to the <text:span text:style-name="T6">onBookmarkChange</text:span> event and manipulate the desktop accordingly.</text:p>
        </text:list-item>
      </text:list>
      <text:h text:style-name="P28"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oft-page-break/><text:span text:style-name="T6">setBookmark</text:span> method of the <text:span text:style-name="T6">org.zkoss.zk.ui.Desktop</text:span> interface when appropriate. Adding a state to the browser's history is called <text:span text:style-name="T40">bookmarking</text:span>. Notice that it is <text:span text:style-name="T40">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19"><draw:frame draw:style-name="fr4" draw:name="graphics55" text:anchor-type="paragraph" svg:x="1.979cm" svg:y="0.3cm" svg:width="13.631cm" svg:height="0.72cm" draw:z-index="51"><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13.441cm" svg:height="0.593cm" draw:z-index="52"><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text:span><text:soft-page-break/><text:span text:style-name="T2">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28" text:outline-level="3">Bookmarking with <text:span text:style-name="T6">iframe</text:span></text:h>
      <text:p text:style-name="P19">If a page contains one or more <text:span text:style-name="T6">iframe</text:span> components, it is sometimes better to bookmark the <text:soft-page-break/>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49">&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text:style-name="L56">
        <text:list-item>
          <text:p text:style-name="P158">Once a component is cloned, all its children and descendants are cloned, too.</text:p>
        </text:list-item>
        <text:list-item>
          <text:p text:style-name="P158">The cloned component doesn't belong to any page and parent. In other words, <text:soft-page-break/><text:span text:style-name="T6">src.clone().getParent()</text:span> returns null.</text:p>
        </text:list-item>
        <text:list-item>
          <text:p text:style-name="P15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1">Of course, cloning with the <text:span text:style-name="T6">clone</text:span> method has much better performance, while serialized <text:soft-page-break/>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39"> in </text:span><text:span text:style-name="T3">the Developer's Reference</text:span><text:span text:style-name="T39"> for more details.</text:span></text:p>
      <text:h text:style-name="Heading_20_3" text:outline-level="3">Serialization Listeners</text:h>
      <text:p text:style-name="P19">The attributes, variables, and listeners stored in a component, a page, a desktop or a session are also serialized if they are serializable (and the corresponding component, page, desktop or session is serialized).</text:p>
      <text:p text:style-name="P19">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2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9">willSerialize</text:span>(Component comp) {</text:p>
      <text:p text:style-name="Code_20_Indent"><text:tab/>}</text:p>
      <text:p text:style-name="Code_20_Indent"><text:tab/>public <text:span text:style-name="T19">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8" text:outline-level="3"><text:soft-page-break/>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1">An EAR file could have multiple WAR files. Each of them is a Web application. There are no standard way to communicate between two Web applications.</text:p>
      <text:p text:style-name="P3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8"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text:soft-page-break/>&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22">xmlns:a="</text:span><text:a xlink:type="simple" xlink:href="http://www.zkoss.org/2005/zk/annotation"><text:span text:style-name="T22">http://www.zkoss.org/2005/zk/annotation</text:span></text:a><text:span text:style-name="T22">"</text:span><text:span text:style-name="T6">&gt;</text:span></text:p>
      <text:p text:style-name="Code_20_Indent_20_2"><text:tab/>&lt;vbox&gt;</text:p>
      <text:p text:style-name="Code_20_Indent_20_2"><text:tab/><text:tab/><text:span text:style-name="T56">&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text:soft-page-break/>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56">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56">&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9">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4">@{</text:span><text:span text:style-name="T13">annot-name</text:span><text:span text:style-name="T14">(</text:span><text:span text:style-name="T13">attr-name1</text:span><text:span text:style-name="T14">=</text:span><text:span text:style-name="T13">attr-value1, attr-name2=attr-value2</text:span><text:span text:style-name="T1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oft-page-break/><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2">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2">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8"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8"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9">getAnnotations</text:span>()).append('\n');</text:p>
      <text:p text:style-name="Code_20_Indent"/>
      <text:p text:style-name="Code_20_Indent"><text:tab/>for (Iterator it = <text:span text:style-name="T2">compCtrl</text:span>.<text:span text:style-name="T19">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9">getAnnotations</text:span>(prop)).append('\n');</text:p>
      <text:p text:style-name="Code_20_Indent"><text:tab/>}</text:p>
      <text:p text:style-name="Code_20_Indent">}</text:p>
      <text:h text:style-name="Heading_20_2" text:outline-level="2"><text:soft-page-break/>Richlets</text:h>
      <text:p text:style-name="Text_20_body">A richlet is a small Java pro<text:span text:style-name="T2">gram that creates all necessary components in response to user's request.</text:span></text:p>
      <text:p text:style-name="P3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1">The choice between ZUML pages and richlets depends on your preference. For most developers, ZUML pages are better for the readability and simplicity.</text:p>
      <text:p text:style-name="P3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soft-page-break/><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19">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2">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84"/>
      <text:p text:style-name="P84">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19">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text:span><text:span text:style-name="T2">as depicted below.</text:span></text:p>
      <text:p text:style-name="Code_20_Indent">&lt;richlet-mapping&gt;</text:p>
      <text:p text:style-name="Code_20_Indent"><text:tab/>&lt;richlet-name&gt;Test&lt;/richlet-name&gt;</text:p>
      <text:p text:style-name="Code_20_Indent"><text:soft-page-break/><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9">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23">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text:soft-page-break/>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1">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1">An exception might be thrown in two kinds of situations: loading pages and updating pages<text:note text:id="ftn60" text:note-class="footnote"><text:note-citation>60</text:note-citation><text:note-body><text:p text:style-name="P3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54"><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ext:soft-page-break/>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80">Req<text:span text:style-name="T2">uest Attribute</text:span></text:p>
            </table:table-cell>
            <table:table-cell table:style-name="Table1.B1" office:value-type="string">
              <text:p text:style-name="P80">Type</text:p>
            </table:table-cell>
          </table:table-row>
        </table:table-header-rows>
        <table:table-row>
          <table:table-cell table:style-name="Table1.A2" office:value-type="string">
            <text:p text:style-name="P60">javax.servlet.error.status_code</text:p>
          </table:table-cell>
          <table:table-cell table:style-name="Table1.B2" office:value-type="string">
            <text:p text:style-name="P60">java.lang.Integer</text:p>
          </table:table-cell>
        </table:table-row>
        <table:table-row>
          <table:table-cell table:style-name="Table1.A2" office:value-type="string">
            <text:p text:style-name="P60">javax.servlet.error.exception_type</text:p>
          </table:table-cell>
          <table:table-cell table:style-name="Table1.B2" office:value-type="string">
            <text:p text:style-name="P60">java.lang.Class</text:p>
          </table:table-cell>
        </table:table-row>
        <table:table-row>
          <table:table-cell table:style-name="Table1.A2" office:value-type="string">
            <text:p text:style-name="P60">javax.servlet.error.message</text:p>
          </table:table-cell>
          <table:table-cell table:style-name="Table1.B2" office:value-type="string">
            <text:p text:style-name="P60">java.lang.String</text:p>
          </table:table-cell>
        </table:table-row>
        <table:table-row>
          <table:table-cell table:style-name="Table1.A2" office:value-type="string">
            <text:p text:style-name="P60">javax.servlet.error.exception</text:p>
          </table:table-cell>
          <table:table-cell table:style-name="Table1.B2" office:value-type="string">
            <text:p text:style-name="P60">java.lang.Throwable</text:p>
          </table:table-cell>
        </table:table-row>
        <table:table-row>
          <table:table-cell table:style-name="Table1.A2" office:value-type="string">
            <text:p text:style-name="P60">javax.servlet.error.request_uri</text:p>
          </table:table-cell>
          <table:table-cell table:style-name="Table1.B2" office:value-type="string">
            <text:p text:style-name="P60">java.lang.String</text:p>
          </table:table-cell>
        </table:table-row>
        <table:table-row>
          <table:table-cell table:style-name="Table1.A2" office:value-type="string">
            <text:p text:style-name="P60">javax.servlet.error.servlet_name</text:p>
          </table:table-cell>
          <table:table-cell table:style-name="Table1.B2" office:value-type="string">
            <text:p text:style-name="P60">java.lang.String</text:p>
          </table:table-cell>
        </table:table-row>
      </table:table>
      <text:p text:style-name="P19">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55"><draw:image xlink:href="../images/10000000000002C10000011E30DFBEA1.png" xlink:type="simple" xlink:show="embed" xlink:actuate="onLoad"/></draw:frame><text:soft-page-break/>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80">Req<text:span text:style-name="T2">uest Attribute</text:span></text:p>
            </table:table-cell>
            <table:table-cell table:style-name="Table2.B1" office:value-type="string">
              <text:p text:style-name="P80">Type</text:p>
            </table:table-cell>
          </table:table-row>
        </table:table-header-rows>
        <table:table-row>
          <table:table-cell table:style-name="Table2.A2" office:value-type="string">
            <text:p text:style-name="P60">javax.servlet.error.exception_type</text:p>
          </table:table-cell>
          <table:table-cell table:style-name="Table2.B2" office:value-type="string">
            <text:p text:style-name="P60">java.lang.Class</text:p>
          </table:table-cell>
        </table:table-row>
        <table:table-row>
          <table:table-cell table:style-name="Table2.A2" office:value-type="string">
            <text:p text:style-name="P60">javax.servlet.error.message</text:p>
          </table:table-cell>
          <table:table-cell table:style-name="Table2.B2" office:value-type="string">
            <text:p text:style-name="P60">java.lang.String</text:p>
          </table:table-cell>
        </table:table-row>
        <table:table-row>
          <table:table-cell table:style-name="Table2.A2" office:value-type="string">
            <text:p text:style-name="P60">javax.servlet.error.exception</text:p>
          </table:table-cell>
          <table:table-cell table:style-name="Table2.B2" office:value-type="string">
            <text:p text:style-name="P60">java.lang.Throwable</text:p>
          </table:table-cell>
        </table:table-row>
      </table:table>
      <text:p text:style-name="Text_20_body_20_indent">For<text:span text:style-name="T2"> example, you can specify the following content as the error page.</text:span></text:p>
      <text:p text:style-name="Code_20_Indent">&lt;<text:span text:style-name="T19">window</text:span> title="Error ${requestScope['javax.servlet.error.status_code']}"</text:p>
      <text:p text:style-name="Code_20_Indent">width="400px" border="normal" <text:span text:style-name="T19">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8.606cm" svg:y="0.183cm" svg:width="8.999cm" svg:height="3.08cm" draw:z-index="88"><draw:image xlink:href="../images/10000000000002B2000000ED94D31A2A.png" xlink:type="simple" xlink:show="embed" xlink:actuate="onLoad"/></draw:frame><text:tab/>&lt;/zscript&gt;</text:p>
      <text:p text:style-name="Code_20_Indent"><text:soft-page-break/>&lt;/window&gt;</text:p>
      <text:p text:style-name="Tip"><text:span text:style-name="T3">Tip</text:span>: The<text:span text:style-name="T2"> error page is created at the same desktop that causes the error, so you can retrieve the relevant information from it.</text:span></text:p>
      <text:p text:style-name="P36"><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9">&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9"><text:s text:c="2"/>&lt;device-type&gt;ajax&lt;/device-type&gt; &lt;!-- ajax is the default --&gt;</text:p>
      <text:h text:style-name="Heading_20_2" text:outline-level="2">Miscellaneous</text:h>
      <text:h text:style-name="P28" text:outline-level="3">Configure the ZK Loader Not to Compress the Output</text:h>
      <text:p text:style-name="P19">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19">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soft-page-break/><text:tab/><text:tab/>&lt;param-name&gt;compress&lt;/param-name&gt;</text:p>
      <text:p text:style-name="Code_20_Indent"><text:tab/><text:tab/>&lt;param-value&gt;false&lt;/param-value&gt;</text:p>
      <text:p text:style-name="Code_20_Indent"><text:tab/>&lt;/init-param&gt;</text:p>
      <text:p text:style-name="Code_20_Indent">&lt;/servlet&gt;</text:p>
      <text:p text:style-name="P19">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51"><text:tab/>&lt;init-param&gt;</text:p>
      <text:p text:style-name="P51"><text:tab/><text:tab/>&lt;param-name&gt;compress&lt;/param-name&gt;</text:p>
      <text:p text:style-name="P51"><text:tab/><text:tab/>&lt;param-value&gt;false&lt;/param-value&gt;</text:p>
      <text:p text:style-name="P51"><text:tab/>&lt;/init-param&gt;</text:p>
      <text:p text:style-name="Code_20_Indent">&lt;/filter&gt;</text:p>
      <text:h text:style-name="P7" text:outline-level="1">12. Performance Tips</text:h>
      <text:p text:style-name="P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19">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40">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soft-page-break/>...</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19">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19">As suggested in the previous sections, the performance can be improved by <text:span text:style-name="T40">not</text:span><text:span text:style-name="T44"> using zscript at all. Thus, you can rewrite the above code snippet either with </text:span><text:span text:style-name="T14">EventListener</text:span><text:span text:style-name="T44"> or by specifying the </text:span><text:span text:style-name="T14">forward</text:span><text:span text:style-name="T44">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text:soft-page-break/>you can force ZK to process events all in the Servlet threads <text:span text:style-name="T31">like other conventional frameworks</text:span>. <text:span text:style-name="T3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30">.</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77">Using Servlet Thread</text:p>
            </table:table-cell>
            <table:table-cell table:style-name="Table3.C1" office:value-type="string">
              <text:p text:style-name="P77">Using Event Processing Thread</text:p>
            </table:table-cell>
          </table:table-row>
        </table:table-header-rows>
        <table:table-row>
          <table:table-cell table:style-name="Table3.A2" office:value-type="string">
            <text:p text:style-name="P76">Integration</text:p>
          </table:table-cell>
          <table:table-cell table:style-name="Table3.B2" office:value-type="string">
            <text:p text:style-name="P59">Less integration issues.</text:p>
            <text:p text:style-name="P59">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9">ZK and the community keep providing versatile implementations to solve the integration issue.</text:p>
          </table:table-cell>
        </table:table-row>
        <table:table-row>
          <table:table-cell table:style-name="Table3.A2" office:value-type="string">
            <text:p text:style-name="P76">Suspend<text:line-break/>Resume</text:p>
          </table:table-cell>
          <table:table-cell table:style-name="Table3.B2" office:value-type="string">
            <text:p text:style-name="P59">No way to suspend the execution of the event listener.</text:p>
            <text:p text:style-name="P59">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9"><text:tab/>Messagebox.QUESTION) == Messagebox.YES) {</text:p>
      <text:p text:style-name="Code_20_Indent"><text:span text:style-name="T2"><text:tab/></text:span>this_never_executes();</text:p>
      <text:p text:style-name="Code_20_Indent">}</text:p>
      <text:p text:style-name="Text_20_body_20_indent"><text:soft-page-break/>Rather, you have to pro<text:span text:style-name="T2">vide an event listener as follows.</text:span></text:p>
      <text:p text:style-name="Code_20_Indent">Messagebox.show("Delete?", "Pro<text:span text:style-name="T2">mpt", Messagebox.YES|Messagebox.NO,</text:span></text:p>
      <text:p text:style-name="P49"><text:tab/>Messagebox.QUESTION,</text:p>
      <text:p text:style-name="P49"><text:tab/>new EventListener() {</text:p>
      <text:p text:style-name="P49"><text:tab/><text:tab/>public void onEvent(Event evt) {</text:p>
      <text:p text:style-name="P49"><text:tab/><text:tab/><text:tab/>switch (((Integer)evt.getData()).intValue()) {</text:p>
      <text:p text:style-name="P49"><text:tab/><text:tab/><text:tab/>case Messagebox.YES: doYes(); break; //the Yes button is pressed</text:p>
      <text:p text:style-name="P49"><text:tab/><text:tab/><text:tab/>case Messagebox.NO: doNo(); break; //the No button is pressed</text:p>
      <text:p text:style-name="P49"><text:tab/><text:tab/><text:tab/>}</text:p>
      <text:p text:style-name="P49"><text:tab/><text:tab/>}<text:line-break/><text:tab/>}</text:p>
      <text:p text:style-name="P49">);</text:p>
      <text:p text:style-name="P19">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19">Alternatively, you can examine the event name:</text:p>
      <text:p text:style-name="P49">public void onEvent(Event evt) {</text:p>
      <text:p text:style-name="P49"><text:tab/>if ("onYes".equals(evt.getName())) {</text:p>
      <text:p text:style-name="P49"><text:tab/><text:tab/>doYes(); //the Yes button is pressed</text:p>
      <text:p text:style-name="P49"><text:tab/>} else if ("onNo".equals(evt.getName())) {</text:p>
      <text:p text:style-name="P49"><text:tab/><text:tab/>doNo(); //the No button is pressed</text:p>
      <text:p text:style-name="P49"><text:tab/>}</text:p>
      <text:p text:style-name="P49">}</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8">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oft-page-break/><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5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5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text:soft-page-break/>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9">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soft-page-break/><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5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7" text:outline-level="1">13. Other Dev<text:span text:style-name="T2">ices and Output Formats</text:span></text:h>
      <text:p text:style-name="P9">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9">The ZK Mobile Computing is the ZK extension that enables reach of ZK applications to mobile devices with little programming. </text:p>
      <text:p text:style-name="P9">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9">It is straightforward to develop ZK Mobile applications. Just download the ZK Mobile release and follow the ZK Mobile Quick Start Guide and you are ready to go.</text:p>
      <text:h text:style-name="Heading_20_3" text:outline-level="3"><text:span text:style-name="T60">The Mobile Component Set, </text:span><text:a xlink:type="simple" xlink:href="http://www.zkoss.org/2007/mil">http://www.zkoss.org/2007/mil</text:a></text:h>
      <text:p text:style-name="Text_20_body_20_indent"><draw:frame draw:style-name="fr26" draw:name="graphics99" text:anchor-type="paragraph" svg:x="13.547cm" svg:y="1.736cm" svg:width="4.131cm" svg:height="6.115cm" draw:z-index="93"><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text:soft-page-break/>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text:style-name="L57">
        <text:list-item>
          <text:p text:style-name="P138">Uses the XML component set (<text:a xlink:type="simple" xlink:href="http://www.zkoss.org/2007/xml"><text:span text:style-name="T6">http://www.zkoss.org/2007/xml</text:span></text:a>).</text:p>
        </text:list-item>
        <text:list-item>
          <text:p text:style-name="P138">Maps the file extension to ZK Loader</text:p>
        </text:list-item>
        <text:list-item>
          <text:p text:style-name="P138">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44">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15.291cm" svg:y="3.971cm" svg:width="1.672cm" svg:height="1.545cm" draw:z-index="92"><draw:image xlink:href="../images/100000000000004F00000049ABC5A9E2.png" xlink:type="simple" xlink:show="embed" xlink:actuate="onLoad"/></draw:frame>&lt;?page <text:span text:style-name="T19">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9">xmlns:z="</text:span><text:a xlink:type="simple" xlink:href="http://www.zkoss.org/2005/zk"><text:span text:style-name="T52">http://www.zkoss.org/2005/zk</text:span></text:a><text:span text:style-name="T19">"</text:span>&gt;</text:p>
      <text:p text:style-name="Code_20_Indent_20_2"><text:tab/>&lt;<text:span text:style-name="T19">z:zscript</text:span>&gt;&lt;![CDATA[</text:p>
      <text:p text:style-name="Code_20_Indent_20_2"><text:tab/>String[] bgnds = {"purple", "blue", "yellow"};</text:p>
      <text:p text:style-name="Code_20_Indent_20_2"><text:tab/>int[] rads = {30, 25, 20};</text:p>
      <text:p text:style-name="Code_20_Indent_20_2"><text:tab/>]]&gt;&lt;/<text:span text:style-name="T19">z:zscript</text:span>&gt;</text:p>
      <text:p text:style-name="Code_20_Indent_20_2"><text:tab/>&lt;circle style="fill:${each}" <text:span text:style-name="T19">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text:soft-page-break/>&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text:style-name="L58">
        <text:list-item>
          <text:p text:style-name="P19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9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45">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92">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text:span><text:soft-page-break/><text:span text:style-name="T2">extension, it knows the default language is the XML component set.</text:span></text:p>
      <text:h text:style-name="Heading_20_3" text:outline-level="3">The<text:span text:style-name="T2"> XML Component Set</text:span></text:h>
      <text:p text:style-name="P19">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2">To translate a XML document to another, you can use the <text:span text:style-name="T6">transformer</text:span> component as follows.</text:p>
      <text:p text:style-name="Code_20_Indent_20_2">&lt;?page contentType="text/html;charset=UTF-8"?&gt;</text:p>
      <text:p text:style-name="Code_20_Indent_20_2">&lt;<text:span text:style-name="T19">x:transformer</text:span> xsl="book.xsl" <text:span text:style-name="T19">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42">where transformer is a component of the XML component set, so we have to specify the namespace. Otherwise, the Native namespace is assumed.</text:p>
      <text:p text:style-name="P42">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42"><text:soft-page-break/>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2"/>
      <text:h text:style-name="P7"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1">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19">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text:span><text:soft-page-break/><text:span text:style-name="T2">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6"><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1"><text:soft-page-break/>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6"><text:span text:style-name="T3">Tip</text:span>: To avoid typo, you can use the constant called <text:span text:style-name="T6">PREFERRED_TIME_ZONE</text:span> defined in the <text:span text:style-name="T6">org.zkoss.web.Attributes</text:span> class.</text:p>
      <text:h text:style-name="P28"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40">lang</text:span>_<text:span text:style-name="T40">CNTY</text:span>.properties under the <text:span text:style-name="T6">WEB-INF</text:span> directory, where <text:span text:style-name="T40">lang</text:span> is the language such as en and fr, and <text:span text:style-name="T40">CNTY</text:span><text:span text:style-name="T44">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41">not</text:span><text:span text:style-name="T2"> need to copy it to your Web application.</text:span></text:p>
      <text:p text:style-name="Text_20_body">When a Locale-dependent label is about to retrieved, one of i3-label_<text:span text:style-name="T40">lang</text:span><text:span text:style-name="T44">_</text:span><text:span text:style-name="T40">CNTY</text:span><text:span text:style-name="T44">.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text:soft-page-break/>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9">
        <text:list-item>
          <text:p text:style-name="P13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39">If two or more "*" are specified in an URI such as "/my*/lang*.css", then the first "*" will be rep<text:span text:style-name="T2">laced with </text:span>"<text:span text:style-name="T42">ie</text:span>" for Internet Explorer, "saf" for Safari, and "<text:span text:style-name="T42">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39">All other "*" are ignored.</text:p>
        </text:list-item>
      </text:list>
      <text:p text:style-name="Tip"><text:span text:style-name="T47">Note</text:span><text:span text:style-name="T49">:</text:span><text:span text:style-name="T38">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41">For example, "/my/lang.css*" is equivalent to "/my/lang.css".</text:p>
      <text:p text:style-name="P41">In other words, you can consider it as neutral to the Locale.</text:p>
      <text:p text:style-name="P36"><text:span text:style-name="T3">Tip</text:span>: We can apply this rule to specify an URI depending on the browser type, but not depending on the Locale. For example, "/my/lang*.css*" will be replaced with "/my/langie.css" if Internet Explorer is the current user's browser.</text:p>
      <text:p text:style-name="P19"><text:soft-page-break/></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60">
              <text:list-item>
                <text:p text:style-name="P149">/norm_de_DE.css</text:p>
              </text:list-item>
              <text:list-item>
                <text:p text:style-name="P149">/norm_de.css</text:p>
              </text:list-item>
              <text:list-item>
                <text:p text:style-name="P14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60">
              <text:list-item text:start-value="1">
                <text:p text:style-name="P149">/css-ie/norm_de_DE.css</text:p>
              </text:list-item>
              <text:list-item>
                <text:p text:style-name="P149">/css-ie/norm_de.css</text:p>
              </text:list-item>
              <text:list-item>
                <text:p text:style-name="P14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60">
              <text:list-item text:start-value="1">
                <text:p text:style-name="P149">/imgie/pic*/lang_de_DE.png</text:p>
              </text:list-item>
              <text:list-item>
                <text:p text:style-name="P149">/imgie/pic*/lang_de.png</text:p>
              </text:list-item>
              <text:list-item>
                <text:p text:style-name="P14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0">
              <text:list-item text:start-value="1">
                <text:p text:style-name="P149">/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1">
              <text:list-item>
                <text:p text:style-name="P150">/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62">
              <text:list-item>
                <text:p text:style-name="P151">/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63">
        <text:list-item>
          <text:p text:style-name="P140">The <text:span text:style-name="T6">enc</text:span><text:span text:style-name="T7">odeURL</text:span><text:span text:style-name="T31">, </text:span><text:span text:style-name="T7">forward</text:span><text:span text:style-name="T3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40">The <text:span text:style-name="T6">locate</text:span><text:span text:style-name="T31">, </text:span><text:span text:style-name="T7">forward</text:span><text:span text:style-name="T3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4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64">
        <text:list-item>
          <text:p text:style-name="P141">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text:soft-page-break/>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1">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19">There are two ways to change font size and family: use the library properties and use the built-in CSS files.</text:p>
      <text:h text:style-name="Heading_20_4" text:outline-level="4">Use the<text:span text:style-name="T2"> Library Properties</text:span></text:h>
      <text:p text:style-name="P42">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61">org.zkoss.zul.theme.fontSizeM</text:p>
          </table:table-cell>
          <table:table-cell table:style-name="Table17.A2" office:value-type="string">
            <text:p text:style-name="P61">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61">org.zkoss.zul.theme.fontSizeS</text:p>
          </table:table-cell>
          <table:table-cell table:style-name="Table17.A2" office:value-type="string">
            <text:p text:style-name="P61">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61">org.zkoss.zul.theme.fontSizeXS</text:p>
          </table:table-cell>
          <table:table-cell table:style-name="Table17.A2" office:value-type="string">
            <text:p text:style-name="P61">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61">org.zkoss.zul.theme.fontSizeMS</text:p>
          </table:table-cell>
          <table:table-cell table:style-name="Table17.A2" office:value-type="string">
            <text:p text:style-name="P61">11px</text:p>
          </table:table-cell>
          <table:table-cell table:style-name="Table17.C2" office:value-type="string">
            <text:p text:style-name="Table_20_Contents">The<text:span text:style-name="T2"> font size used in the menu items.</text:span></text:p>
          </table:table-cell>
        </table:table-row>
      </table:table>
      <text:p text:style-name="P42">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soft-page-break/><text:tab/>&lt;library-property&gt;<text:line-break/><text:tab/><text:tab/>&lt;name&gt;org.zkoss.zul.theme.fontSizeXS&lt;/name&gt;<text:line-break/><text:tab/><text:tab/>&lt;value&gt;9px&lt;/value&gt;<text:line-break/>&lt;/library-property&gt;</text:p>
      <text:p text:style-name="P42">The following built-in variables controls the font family is as follows.</text:p>
      <table:table table:name="Table27" table:style-name="Table27">
        <table:table-column table:style-name="Table27.A"/>
        <table:table-column table:style-name="Table27.B"/>
        <table:table-header-rows>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60">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59">The font family used for titles and captions.</text:p>
          </table:table-cell>
        </table:table-row>
        <table:table-row>
          <table:table-cell table:style-name="Table27.A2" office:value-type="string">
            <text:p text:style-name="P60">org.zkoss.zul.theme.fontSizeC</text:p>
          </table:table-cell>
          <table:table-cell table:style-name="Table27.B2" office:value-type="string">
            <text:p text:style-name="Table_20_Contents">Def<text:span text:style-name="T2">ault: </text:span><text:span text:style-name="T7">Verdana, Tahoma, Arial, serif</text:span></text:p>
            <text:p text:style-name="P59">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28" text:outline-level="3"><text:soft-page-break/>Use Your Own Theme</text:h>
      <text:p text:style-name="P19">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tab/>&lt;theme-uri&gt;/css/my-fine-font.css&lt;/theme-uri&gt;</text:p>
      <text:p text:style-name="Code_20_Indent">&lt;/desktop-config&gt;</text:p>
      <text:h text:style-name="P28" text:outline-level="3">The Theme Provider</text:h>
      <text:p text:style-name="P19">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1">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soft-page-break/><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41">not recommended</text:span><text:span text:style-name="T2">.</text:span></text:p>
      <text:p text:style-name="P36">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6">To know when a desktop becomes invalid, you have to implement a listener by use of <text:span text:style-name="T6">org.zkoss.zk.ui.util.DesktopCleanup</text:span>.</text:p>
      <text:h text:style-name="Heading_20_2" text:outline-level="2">Use with Connection Pooling</text:h>
      <text:p text:style-name="P3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1">There is no reason not to use connection pooling when developing Web-based applications, including ZK applications.</text:p>
      <text:p text:style-name="P31">The concept of using connection pooling is simple: configure, connect and close. The way to <text:soft-page-break/>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51"><text:tab/><text:tab/><text:tab/>DataSource ds = (DataSource)new InitialContext()</text:p>
      <text:p text:style-name="P51"><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51"><text:tab/><text:tab/><text:tab/>conn = ds.getConnection();</text:p>
      <text:p text:style-name="Code_20_Indent"><text:span text:style-name="T19"><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9"><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soft-page-break/><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8">Notes:</text:p>
      <text:list text:style-name="L65">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2">To configure connection pooling for Tomcat 5.5, you have to edit <text:span text:style-name="T6">$TOMCAT_DIR/conf/context.xml</text:span><text:span text:style-name="T6"><text:note text:id="ftn67" text:note-class="footnote"><text:note-citation>67</text:note-citation><text:note-body><text:p text:style-name="P55">Thanks Thomas Muller (<text:a xlink:type="simple" xlink:href="http://asconet.org:8000/antville/oberinspector">http://asconet.org:8000/antville/oberinspector</text:a>) for<text:span text:style-name="T2"> correction.</text:span></text:p><text:p text:style-name="P55"><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9">jdbc/MyDB</text:span>"</text:p>
      <text:p text:style-name="Code_20_Indent_20_2">--&gt;</text:p>
      <text:p text:style-name="Code_20_Indent_20_2">&lt;Resource name="<text:span text:style-name="T19">jdbc/MyDB</text:span>" username="<text:span text:style-name="T19">someuser</text:span>" password="<text:span text:style-name="T19">somepass</text:span>" </text:p>
      <text:p text:style-name="Code_20_Indent_20_2"><text:tab/>url="jdbc:mysql://localhost:3306/<text:span text:style-name="T19">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text:soft-page-break/>&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9">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2">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9">MyDB</text:span>" --&gt;</text:p>
      <text:p text:style-name="Code_20_Indent_20_2"><text:s text:c="8"/>&lt;jndi-name&gt;<text:span text:style-name="T19">MyDB</text:span>&lt;/jndi-name&gt;</text:p>
      <text:p text:style-name="Code_20_Indent_20_2"><text:s text:c="8"/>&lt;connection-url&gt;jdbc:mysql://<text:span text:style-name="T19">localhost:3306/test</text:span>&lt;/connection-url&gt;</text:p>
      <text:p text:style-name="Code_20_Indent_20_2"><text:s text:c="8"/>&lt;driver-class&gt;com.mysql.jdbc.Driver&lt;/driver-class&gt;</text:p>
      <text:p text:style-name="Code_20_Indent_20_2"><text:s text:c="8"/>&lt;user-name&gt;<text:span text:style-name="T19">someser</text:span>&lt;/user-name&gt;</text:p>
      <text:p text:style-name="Code_20_Indent_20_2"><text:s text:c="8"/>&lt;password&gt;<text:span text:style-name="T19">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text:soft-page-break/></text:p>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9">MyDB</text:span>" --&gt;</text:p>
      <text:p text:style-name="Code_20_Indent_20_2"><text:tab/>&lt;jndi-name&gt;<text:span text:style-name="T19">MyDB</text:span>&lt;/jndi-name&gt;</text:p>
      <text:p text:style-name="Code_20_Indent_20_2"><text:tab/></text:p>
      <text:p text:style-name="Code_20_Indent_20_2"><text:tab/>&lt;!-- jdbc:postgresql://[servername]:[port]/[database name] --&gt;</text:p>
      <text:p text:style-name="Code_20_Indent_20_2"><text:tab/>&lt;connection-url&gt;jdbc:postgresql://<text:span text:style-name="T19">localhost/test</text:span>&lt;/connection-url&gt;</text:p>
      <text:p text:style-name="Code_20_Indent_20_2"/>
      <text:p text:style-name="Code_20_Indent_20_2"><text:tab/>&lt;driver-class&gt;org.postgresql.Driver&lt;/driver-class&gt;</text:p>
      <text:p text:style-name="Code_20_Indent_20_2"><text:tab/>&lt;user-name&gt;<text:span text:style-name="T19">someuser</text:span>&lt;/user-name&gt;</text:p>
      <text:p text:style-name="Code_20_Indent_20_2"><text:tab/>&lt;password&gt;<text:span text:style-name="T19">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42">org.zkoss</text:span><text:span text:style-name="T43">.zk.ui.event.EventThreadCleanup</text:span><text:span text:style-name="T31">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42"> interface to close any pending connections and statements, in case that some of your application codes might forget to close them in the </text:span><text:span text:style-name="T6">finally</text:span><text:span text:style-name="T42"> clause.</text:span></text:p>
      <text:p text:style-name="P27">However, how to close pending connection and statements really depend on the server you are using. You have to consult the document of the server for how to write one.</text:p>
      <text:p text:style-name="Tip"><text:soft-page-break/><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85"><text:tab/><text:tab/><text:tab/>conn = ds.getConnection();</text:p>
      <text:p text:style-name="Code_20_Indent_20_2"><text:span text:style-name="T5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soft-page-break/><text:tab/><text:tab/><text:tab/><text:tab/>String surname = rs.getString("surname");</text:p>
      <text:p text:style-name="Code_20_Indent_20_2"><text:tab/><text:tab/><text:tab/><text:tab/>results.add(new Customer(id, name, surname));</text:p>
      <text:p text:style-name="Code_20_Indent_20_2"><text:tab/><text:tab/><text:tab/>}</text:p>
      <text:p text:style-name="P84"><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soft-page-break/>}</text:p>
      <text:h text:style-name="Heading_20_3" text:outline-level="3">Transaction and <text:span text:style-name="T42">org.zkoss.zk.util.Ini</text:span><text:span text:style-name="T4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40">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40">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40">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3">Initiator</text:span></text:h>
      <text:p text:style-name="Text_20_body_20_indent_20_2">If you are using a J2EE container, you could look up the tra<text:span text:style-name="T2">nsaction manager (</text:span><text:span text:style-name="T6">javax.transaction.TransactionManager</text:span><text:span text:style-name="T30">), and then invoke its </text:span><text:span text:style-name="T6">begin</text:span><text:span text:style-name="T30"> method to start an transaction. To rollback, inv</text:span><text:span text:style-name="T31">oke its </text:span><text:span text:style-name="T7">rollback</text:span><text:span text:style-name="T31"> method. To commit, invoke its </text:span><text:span text:style-name="T7">commit</text:span><text:span text:style-name="T31"> method.</text:span></text:p>
      <text:h text:style-name="Heading_20_4" text:outline-level="4">Web Con<text:span text:style-name="T2">tainers and </text:span><text:span text:style-name="T43">Initiator</text:span></text:h>
      <text:p text:style-name="Text_20_body_20_indent_20_2">If you are using a Web con<text:span text:style-name="T2">tainer without transaction managers, you could start a </text:span><text:soft-page-break/><text:span text:style-name="T2">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84">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34">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text:style-name="L66">
        <text:list-item>
          <text:p text:style-name="P164">Download <text:a xlink:type="simple" xlink:href="http://www.hibernate.org/">Hibernate (http://www.hibernate.org)</text:a></text:p>
        </text:list-item>
        <text:list-item>
          <text:p text:style-name="P164">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text:style-name="L67">
        <text:list-item>
          <text:p text:style-name="P165">Create <text:span text:style-name="Source_20_Text">zk.xml</text:span> under <text:span text:style-name="Source_20_Text">$myApp/WEB-INF/</text:span>(if not exists)</text:p>
        </text:list-item>
        <text:list-item>
          <text:p text:style-name="P165">Copy the following lines into your <text:span text:style-name="Source_20_Text">zk.xml</text:span></text:p>
        </text:list-item>
      </text:list>
      <text:p text:style-name="Code">&lt;!-- Hibernate SessionFactory lifecycle →</text:p>
      <text:p text:style-name="Code">&lt;listener&gt;</text:p>
      <text:p text:style-name="Code">&lt;description&gt;Hibernate SessionFactory lifecycle&lt;/description&gt;</text:p>
      <text:p text:style-name="Code">&lt;listener-class&gt;org.zkoss.zkplus.hibernate.HibernateSessionFactoryListener&lt;/listener-class&gt;</text:p>
      <text:p text:style-name="Code">&lt;/listener&gt;</text:p>
      <text:p text:style-name="Code"/>
      <text:p text:style-name="Code">&lt;!-- Hibernate OpenSessionInView Pattern →</text:p>
      <text:p text:style-name="Code">&lt;listener&gt;</text:p>
      <text:p text:style-name="Code">&lt;description&gt;Hibernate Open Session In View life-cycle&lt;/description&gt;</text:p>
      <text:p text:style-name="Code">&lt;listener-class&gt;org.zkoss.zkplus.hibernate.OpenSessionInViewListener&lt;/listener-class&gt;</text:p>
      <text:p text:style-name="Code">&lt;/listener&gt;</text:p>
      <text:p text:style-name="Code"/>
      <text:p text:style-name="Code">&lt;!-- Hibernate thread session context handler →</text:p>
      <text:p text:style-name="Code">&lt;listener&gt;</text:p>
      <text:p text:style-name="Code">&lt;description&gt;Hibernate thread session context handler&lt;/description&gt;</text:p>
      <text:p text:style-name="Code">&lt;listener-class&gt;org.zkoss.zkplus.hibernate.HibernateSessionContextListener&lt;/listener-class&gt;</text:p>
      <text:p text:style-name="Code">&lt;/listener&gt; <text:s/></text:p>
      <text:h text:style-name="Heading_20_2" text:outline-level="2"><text:soft-page-break/>Creating the Java Objects</text:h>
      <text:p text:style-name="Text_20_body">You have to create simple JavaBean class with some properties.</text:p>
      <text:list text:style-name="L68">
        <text:list-item>
          <text:p text:style-name="P166">Create your first Java class (<text:span text:style-name="Source_20_Text">Event.java</text:span>)</text:p>
        </text:list-item>
      </text:list>
      <text:p text:style-name="Code">package events;</text:p>
      <text:p text:style-name="Code"/>
      <text:p text:style-name="Code">import java.util.Date;</text:p>
      <text:p text:style-name="Code"/>
      <text:p text:style-name="Code">public class Event {</text:p>
      <text:p text:style-name="Code"><text:tab/>private Long id;</text:p>
      <text:p text:style-name="Code"><text:tab/>private String title;</text:p>
      <text:p text:style-name="Code"><text:tab/>private Date date;</text:p>
      <text:p text:style-name="Code"><text:tab/></text:p>
      <text:p text:style-name="Code"><text:tab/>public Event() {}</text:p>
      <text:p text:style-name="Code"><text:tab/><text:tab/>public Long getId() {</text:p>
      <text:p text:style-name="Code"><text:tab/><text:tab/><text:tab/>return id;</text:p>
      <text:p text:style-name="Code"><text:tab/>}</text:p>
      <text:p text:style-name="Code"><text:tab/>private void setId(Long id) {</text:p>
      <text:p text:style-name="Code"><text:tab/><text:tab/>this.id = id;</text:p>
      <text:p text:style-name="Code"><text:tab/>}</text:p>
      <text:p text:style-name="Code"><text:tab/>public Date getDate() {</text:p>
      <text:p text:style-name="Code"><text:tab/><text:tab/>return date;</text:p>
      <text:p text:style-name="Code"><text:tab/>}</text:p>
      <text:p text:style-name="Code"><text:tab/>public void setDate(Date date) {</text:p>
      <text:p text:style-name="Code"><text:tab/><text:tab/>this.date = date;</text:p>
      <text:p text:style-name="Code"><text:tab/>}</text:p>
      <text:p text:style-name="Code"><text:tab/>public String getTitle() {</text:p>
      <text:p text:style-name="Code"><text:tab/><text:tab/>return title;</text:p>
      <text:p text:style-name="Code"><text:tab/>}</text:p>
      <text:p text:style-name="Code"><text:tab/>public void setTitle(String title) {</text:p>
      <text:p text:style-name="Code"><text:tab/><text:tab/>this.title = title;</text:p>
      <text:p text:style-name="Code"><text:tab/>}</text:p>
      <text:p text:style-name="Code">}</text:p>
      <text:list text:style-name="L68" text:continue-numbering="true">
        <text:list-header>
          <text:p text:style-name="P166"/>
        </text:list-header>
        <text:list-item>
          <text:p text:style-name="P166">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text:soft-page-break/>Using the Mapping Files</text:h>
      <text:list text:style-name="L69">
        <text:list-item>
          <text:p text:style-name="P193">Simply create <text:span text:style-name="Source_20_Text">Event.hbm.xml</text:span> for the persistent class <text:span text:style-name="Source_20_Text">Event.java</text:span>.</text:p>
        </text:list-item>
      </text:list>
      <text:p text:style-name="Code_20_Indent_20_3">&lt;?xml version="1.0"?&gt;</text:p>
      <text:p text:style-name="Code_20_Indent_20_3">&lt;!DOCTYPE hibernate-mapping PUBLIC "-//Hibernate/Hibernate Mapping DTD 3.0//EN"<text:line-break/>"<text:a xlink:type="simple" xlink:href="http://hibernate.sourceforge.net/hibernate-mapping-3.0.dtd">http://hibernate.sourceforge.net/hibernate-mapping-3.0.dtd</text:a>"&gt;</text:p>
      <text:p text:style-name="Code_20_Indent_20_3"/>
      <text:p text:style-name="Code_20_Indent_20_3">&lt;hibernate-mapping&gt;</text:p>
      <text:p text:style-name="Code_20_Indent_20_3"><text:tab/>&lt;class name="events.Event" table="EVENTS"&gt;</text:p>
      <text:p text:style-name="Code_20_Indent_20_3"><text:tab/><text:tab/>&lt;id name="id" column="EVENT_ID"&gt;</text:p>
      <text:p text:style-name="Code_20_Indent_20_3"><text:tab/><text:tab/><text:tab/>&lt;generator class="native"/&gt;</text:p>
      <text:p text:style-name="Code_20_Indent_20_3"><text:tab/><text:tab/>&lt;/id&gt;</text:p>
      <text:p text:style-name="Code_20_Indent_20_3"><text:tab/><text:tab/><text:tab/>&lt;property name="date" type="timestamp" column="EVENT_DATE"/&gt;</text:p>
      <text:p text:style-name="Code_20_Indent_20_3"><text:tab/><text:tab/><text:tab/>&lt;property name="title"/&gt;</text:p>
      <text:p text:style-name="Code_20_Indent_20_3"><text:tab/>&lt;/class&gt;</text:p>
      <text:p text:style-name="Code_20_Indent_20_3">&lt;/hibernate-mapping&gt;</text:p>
      <text:list text:style-name="L69" text:continue-numbering="true">
        <text:list-header>
          <text:p text:style-name="P193"/>
        </text:list-header>
        <text:list-item>
          <text:p text:style-name="P193">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p>
      <text:p text:style-name="Code_20_Indent_20_2"/>
      <text:p text:style-name="Code_20_Indent_20_2">import java.util.Date;</text:p>
      <text:p text:style-name="Code_20_Indent_20_2"/>
      <text:p text:style-name="Code_20_Indent_20_2">import javax.persistence.Column;</text:p>
      <text:p text:style-name="Code_20_Indent_20_2">import javax.persistence.Entity;</text:p>
      <text:p text:style-name="Code_20_Indent_20_2">import javax.persistence.GeneratedValue;</text:p>
      <text:p text:style-name="Code_20_Indent_20_2">import javax.persistence.GenerationType;</text:p>
      <text:p text:style-name="Code_20_Indent_20_2">import javax.persistence.Id;</text:p>
      <text:p text:style-name="Code_20_Indent_20_2">import javax.persistence.Table;</text:p>
      <text:p text:style-name="P86"/>
      <text:p text:style-name="P86">@Entity</text:p>
      <text:p text:style-name="P86">@Table(name="EVENTS")</text:p>
      <text:p text:style-name="Code_20_Indent_20_2">public class Event {</text:p>
      <text:p text:style-name="Code_20_Indent_20_2"><text:tab/>private Long id;</text:p>
      <text:p text:style-name="Code_20_Indent_20_2"><text:tab/>private String title;</text:p>
      <text:p text:style-name="Code_20_Indent_20_2"><text:tab/>private Date date;</text:p>
      <text:p text:style-name="P86"><text:tab/></text:p>
      <text:p text:style-name="P86"><text:tab/>@Id</text:p>
      <text:p text:style-name="P86"><text:tab/>@GeneratedValue(strategy=GenerationType.SEQUENCE)</text:p>
      <text:p text:style-name="P86"><text:tab/>@Column(name = "EVENT_ID")</text:p>
      <text:p text:style-name="Code_20_Indent_20_2"><text:span text:style-name="T19"><text:tab/></text:span>public Long getId() {</text:p>
      <text:p text:style-name="Code_20_Indent_20_2"><text:soft-page-break/><text:tab/><text:tab/>return id;</text:p>
      <text:p text:style-name="Code_20_Indent_20_2"><text:tab/>}</text:p>
      <text:p text:style-name="Code_20_Indent_20_2"><text:tab/>private void setId(Long id) {</text:p>
      <text:p text:style-name="Code_20_Indent_20_2"><text:tab/><text:tab/>this.id = id;</text:p>
      <text:p text:style-name="Code_20_Indent_20_2"><text:tab/>}</text:p>
      <text:p text:style-name="P86"><text:tab/>@Column(name = "EVENT_DATE")</text:p>
      <text:p text:style-name="Code_20_Indent_20_2"><text:span text:style-name="T19"><text:tab/></text:span>public Date getDate() {</text:p>
      <text:p text:style-name="Code_20_Indent_20_2"><text:tab/><text:tab/>return date;</text:p>
      <text:p text:style-name="Code_20_Indent_20_2"><text:tab/>}</text:p>
      <text:p text:style-name="Code_20_Indent_20_2"><text:tab/>public void setDate(Date date) {</text:p>
      <text:p text:style-name="Code_20_Indent_20_2"><text:tab/><text:tab/>this.date = date;</text:p>
      <text:p text:style-name="Code_20_Indent_20_2"><text:tab/>}</text:p>
      <text:p text:style-name="Code_20_Indent_20_2"><text:tab/>public String getTitle() {</text:p>
      <text:p text:style-name="Code_20_Indent_20_2"><text:tab/><text:tab/>return title;</text:p>
      <text:p text:style-name="Code_20_Indent_20_2"><text:tab/>}</text:p>
      <text:p text:style-name="Code_20_Indent_20_2"><text:tab/>public void setTitle(String title) {</text:p>
      <text:p text:style-name="Code_20_Indent_20_2"><text:tab/><text:tab/>this.title = title;</text:p>
      <text:p text:style-name="Code_20_Indent_20_2"><text:tab/>}</text:p>
      <text:p text:style-name="Code_20_Indent_20_2">}</text:p>
      <text:p text:style-name="Text_20_body_20_indent_20_2"/>
      <text:list text:style-name="L70">
        <text:list-item>
          <text:p text:style-name="P198">@Entity declares this class as a persistence object</text:p>
        </text:list-item>
        <text:list-item>
          <text:p text:style-name="P198">@Table(name = "EVENTS") annotation tells that the entity is mapped with the table EVENTS in the database</text:p>
        </text:list-item>
        <text:list-item>
          <text:p text:style-name="P198">@Column element is used to map the entities with the column in the database.</text:p>
        </text:list-item>
        <text:list-item>
          <text:p text:style-name="P198">@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text:style-name="L71">
        <text:list-item>
          <text:p text:style-name="P167">Unzip it to a directory, say c:/hsqldb.</text:p>
        </text:list-item>
        <text:list-item>
          <text:p text:style-name="P167">Open a command box and change to c:/hsqldb</text:p>
        </text:list-item>
        <text:list-item>
          <text:p text:style-name="P167">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text:style-name="L72">
        <text:list-item>
          <text:h text:style-name="P148" text:outline-level="4">Using the Mapping Files</text:h>
        </text:list-item>
      </text:list>
      <text:p text:style-name="Code_20_Indent">&lt;?xml version='1.0' encoding='utf-8'?&gt;</text:p>
      <text:p text:style-name="Code_20_Indent">&lt;!DOCTYPE hibernate-configuration PUBLIC</text:p>
      <text:p text:style-name="Code_20_Indent"><text:s text:c="8"/>"-//Hibernate/Hibernate Configuration DTD 3.0//EN"</text:p>
      <text:p text:style-name="Code_20_Indent"><text:soft-page-break/><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19"><text:s/>&lt;mapping resource="events/Event.hbm.xml"/&gt; </text:span></text:p>
      <text:p text:style-name="Code_20_Indent"/>
      <text:p text:style-name="Code_20_Indent"><text:s text:c="4"/>&lt;/session-factory&gt;</text:p>
      <text:p text:style-name="Code_20_Indent"/>
      <text:list text:style-name="L72">
        <text:list-header>
          <text:p text:style-name="P183">&lt;/hibernate-configuration&gt;</text:p>
        </text:list-header>
        <text:list-item>
          <text:h text:style-name="P148" text:outline-level="4">Using Java Annotation</text:h>
        </text:list-item>
      </text:list>
      <text:p text:style-name="Text_20_body"/>
      <text:p text:style-name="Code_20_Indent_20_2">&lt;?xml version='1.0' encoding='utf-8'?&gt;</text:p>
      <text:p text:style-name="Code_20_Indent_20_2">&lt;!DOCTYPE hibernate-configuration PUBLIC</text:p>
      <text:p text:style-name="Code_20_Indent_20_2"><text:s/>"-//Hibernate/Hibernate Configuration DTD 3.0//EN" <text:s text:c="5"/>"<text:a xlink:type="simple" xlink:href="http://hibernate.sourceforge.net/hibernate-configuration-3.0.dtd">http://hibernate.sourceforge.net/hibernate-configuration-3.0.dtd</text:a>"&gt;</text:p>
      <text:p text:style-name="Code_20_Indent_20_2"/>
      <text:p text:style-name="Code_20_Indent_20_2">&lt;hibernate-configuration&gt;</text:p>
      <text:p text:style-name="Code_20_Indent_20_2"><text:tab/>&lt;session-factory&gt;</text:p>
      <text:p text:style-name="Code_20_Indent_20_2"><text:tab/>&lt;!-- Database connection settings →</text:p>
      <text:p text:style-name="Code_20_Indent_20_2"><text:tab/>&lt;property name="connection.driver_class"&gt;org.hsqldb.jdbcDriver&lt;/property&gt;</text:p>
      <text:p text:style-name="Code_20_Indent_20_2"><text:tab/>&lt;property name="connection.url"&gt;jdbc:hsqldb:hsql://localhost&lt;/property&gt;</text:p>
      <text:p text:style-name="Code_20_Indent_20_2"><text:soft-page-break/><text:tab/>&lt;property name="connection.username"&gt;sa&lt;/property&gt;</text:p>
      <text:p text:style-name="Code_20_Indent_20_2"><text:tab/>&lt;property name="connection.password"&gt;&lt;/property&gt;</text:p>
      <text:p text:style-name="Code_20_Indent_20_2"/>
      <text:p text:style-name="Code_20_Indent_20_2"><text:tab/>&lt;!-- JDBC connection pool (use the built-in) →</text:p>
      <text:p text:style-name="Code_20_Indent_20_2"><text:tab/>&lt;property name="connection.pool_size"&gt;1&lt;/property&gt;</text:p>
      <text:p text:style-name="Code_20_Indent_20_2"><text:tab/>&lt;!-- SQL dialect →</text:p>
      <text:p text:style-name="Code_20_Indent_20_2"><text:tab/>&lt;property name="dialect"&gt;org.hibernate.dialect.HSQLDialect&lt;/property&gt;</text:p>
      <text:p text:style-name="Code_20_Indent_20_2"/>
      <text:p text:style-name="Code_20_Indent_20_2"><text:tab/>&lt;!-- Enable Hibernate's automatic session context management →</text:p>
      <text:p text:style-name="Code_20_Indent_20_2"><text:tab/>&lt;property name="current_session_context_class"&gt;thread&lt;/property&gt;</text:p>
      <text:p text:style-name="Code_20_Indent_20_2"><text:tab/>&lt;!-- Disable the second-level cache <text:s/>→</text:p>
      <text:p text:style-name="Code_20_Indent_20_2"><text:tab/>&lt;property</text:p>
      <text:p text:style-name="Code_20_Indent_20_2"><text:tab/>name="cache.provider_class"&gt;org.hibernate.cache.NoCacheProvider&lt;/property&gt;</text:p>
      <text:p text:style-name="Code_20_Indent_20_2"><text:tab/>&lt;!-- Echo all executed SQL to stdout →</text:p>
      <text:p text:style-name="Code_20_Indent_20_2"><text:tab/>&lt;property name="show_sql"&gt;true&lt;/property&gt;</text:p>
      <text:p text:style-name="Code_20_Indent_20_2"><text:tab/>&lt;!-- Drop and re-create the database schema on startup →</text:p>
      <text:p text:style-name="Code_20_Indent_20_2"><text:tab/>&lt;property name="hbm2ddl.auto"&gt;create&lt;/property&gt;</text:p>
      <text:p text:style-name="P86"><text:tab/><text:tab/>&lt;mapping class="events.Event"/&gt;</text:p>
      <text:p text:style-name="Code_20_Indent_20_2"><text:span text:style-name="T19"><text:tab/></text:span>&lt;/session-factory&gt;</text:p>
      <text:p text:style-name="Code_20_Indent_20_2">&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text:style-name="L73">
        <text:list-item>
          <text:p text:style-name="P117">Create <text:span text:style-name="Source_20_Text">EventDAO.java</text:span></text:p>
        </text:list-item>
      </text:list>
      <text:p text:style-name="Code_20_Indent_20_2">package events;</text:p>
      <text:p text:style-name="Code_20_Indent_20_2"/>
      <text:p text:style-name="Code_20_Indent_20_2">import java.util.Date;</text:p>
      <text:p text:style-name="Code_20_Indent_20_2">import java.util.List;</text:p>
      <text:p text:style-name="Code_20_Indent_20_2"/>
      <text:p text:style-name="Code_20_Indent_20_2">import org.hibernate.Session;</text:p>
      <text:p text:style-name="Code_20_Indent_20_2">import org.zkoss.zkplus.hibernate.HibernateUtil;</text:p>
      <text:p text:style-name="Code_20_Indent_20_2"/>
      <text:p text:style-name="Code_20_Indent_20_2">public class EventDAO {</text:p>
      <text:p text:style-name="Code_20_Indent_20_2"><text:tab/>Session currentSession() {</text:p>
      <text:p text:style-name="Code_20_Indent_20_2"><text:tab/><text:tab/>return HibernateUtil.currentSession();</text:p>
      <text:p text:style-name="Code_20_Indent_20_2"><text:tab/>}</text:p>
      <text:p text:style-name="Code_20_Indent_20_2"><text:tab/>public void saveOrUpdate(Event anEvent, String title, Date date) {</text:p>
      <text:p text:style-name="Code_20_Indent_20_2"><text:tab/><text:tab/>Session sess = <text:s/>currentSession();</text:p>
      <text:p text:style-name="Code_20_Indent_20_2"><text:tab/><text:tab/>anEvent.setTitle(title);</text:p>
      <text:p text:style-name="Code_20_Indent_20_2"><text:tab/><text:tab/>anEvent.setDate(date);</text:p>
      <text:p text:style-name="Code_20_Indent_20_2"><text:tab/><text:tab/>sess.saveOrUpdate(anEvent);</text:p>
      <text:p text:style-name="Code_20_Indent_20_2"><text:tab/>}</text:p>
      <text:p text:style-name="Code_20_Indent_20_2"><text:tab/>public void delete(Event anEvent) {</text:p>
      <text:p text:style-name="Code_20_Indent_20_2"><text:tab/><text:tab/>Session sess = <text:s/>currentSession();</text:p>
      <text:p text:style-name="Code_20_Indent_20_2"><text:tab/><text:tab/>sess.delete(anEvent);</text:p>
      <text:p text:style-name="Code_20_Indent_20_2"><text:soft-page-break/><text:tab/>}</text:p>
      <text:p text:style-name="Code_20_Indent_20_2"><text:tab/>public Event findById(Long id) {</text:p>
      <text:p text:style-name="Code_20_Indent_20_2"><text:tab/><text:tab/>Session sess = <text:s/>currentSession();</text:p>
      <text:p text:style-name="Code_20_Indent_20_2"><text:tab/><text:tab/>return (Event) sess.load(Event.class, id);</text:p>
      <text:p text:style-name="Code_20_Indent_20_2"><text:tab/>}</text:p>
      <text:p text:style-name="Code_20_Indent_20_2"><text:tab/>public List findAll() {</text:p>
      <text:p text:style-name="Code_20_Indent_20_2"><text:tab/><text:tab/>Session sess = <text:s/>currentSession();</text:p>
      <text:p text:style-name="Code_20_Indent_20_2"><text:tab/><text:tab/>return sess.createQuery("from Event").list();</text:p>
      <text:p text:style-name="Code_20_Indent_20_2"><text:tab/>}</text:p>
      <text:p text:style-name="Code_20_Indent_20_2">}<text:line-break/></text:p>
      <text:list text:style-name="L68" text:continue-numbering="true">
        <text:list-item>
          <text:p text:style-name="P166">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text:style-name="L74">
        <text:list-item>
          <text:p text:style-name="P168">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19">forEach="${allEvents}"</text:span> value="${each}"&gt;</text:p>
      <text:p text:style-name="Code_20_Indent"><text:tab/><text:tab/>&lt;listcell <text:span text:style-name="T19">label="${each.title}"</text:span>/&gt;</text:p>
      <text:p text:style-name="Code_20_Indent"><text:tab/><text:tab/>&lt;zscript&gt;String datestr = new SimpleDateFormat("yyyy/MM/dd").format(each.date);&lt;/zscript&gt;</text:p>
      <text:p text:style-name="Code_20_Indent"><text:tab/><text:tab/>&lt;listcell <text:span text:style-name="T19">label="${datestr}"</text:span>/&gt;</text:p>
      <text:p text:style-name="Code_20_Indent"><text:tab/>&lt;/listitem&gt;</text:p>
      <text:p text:style-name="Code_20_Indent">&lt;/listbox&gt;</text:p>
      <text:p text:style-name="Code_20_Indent">&lt;/zk&gt;</text:p>
      <text:list text:style-name="L74" text:continue-numbering="true">
        <text:list-header>
          <text:p text:style-name="P168"/>
        </text:list-header>
        <text:list-item>
          <text:p text:style-name="P168"><text:soft-page-break/>Open a browser and visit the ZUML page. (ex. <text:span text:style-name="Source_20_Text">http://localhost:8080/event/event.zul</text:span>)</text:p>
        </text:list-item>
      </text:list>
      <text:p text:style-name="Text_20_body"/>
      <text:p text:style-name="Text_20_body"/>
      <text:h text:style-name="P105" text:outline-level="1">17. Spring Integration</text:h>
      <text:h text:style-name="Heading_20_2" text:outline-level="2">What is Spring</text:h>
      <text:p text:style-name="Text_20_body"><text:a xlink:type="simple" xlink:href="http://www.springframework.org/">Spring</text:a> is a platform for building Java application, and it includes many easy-to-use solutions for building web-based application.</text:p>
      <text:h text:style-name="Heading_20_2" text:outline-level="2">Prerequisites of Using Spring</text:h>
      <text:p text:style-name="Text_20_body">Before you have to finish the following prerequisites:</text:p>
      <text:h text:style-name="Heading_20_3" text:outline-level="3">Copy spring.jar into your Web library</text:h>
      <text:p text:style-name="Text_20_body_20_indent">Before using Spring, you have to download it, and put the jar file into the directory of your web application. <text:s/></text:p>
      <text:list text:style-name="L75">
        <text:list-item>
          <text:p text:style-name="P194">Download Spring<text:a xlink:type="simple" xlink:href="http://www.hibernate.org/"> library (</text:a><text:a xlink:type="simple" xlink:href="http://www.springframework.org/download">http://www.springframework.org/download</text:a><text:a xlink:type="simple" xlink:href="http://www.hibernate.org/">)</text:a></text:p>
        </text:list-item>
        <text:list-item>
          <text:p text:style-name="P194">Put spring.jar into your <text:span text:style-name="Source_20_Text">$myApp/WEB-INF/lib/</text:span></text:p>
          <text:list>
            <text:list-header>
              <text:p text:style-name="P199"><text:span text:style-name="Source_20_Text">$myApp represents the name of your web application.</text:span></text:p>
            </text:list-header>
          </text:list>
        </text:list-item>
      </text:list>
      <text:h text:style-name="Heading_20_3" text:outline-level="3">Configure <text:span text:style-name="Source_20_Text"><text:span text:style-name="T39">web.xml</text:span></text:span></text:h>
      <text:p text:style-name="Text_20_body_20_indent"><text:span text:style-name="Source_20_Text"><text:span text:style-name="T30">In your web.xml, you have to def</text:span></text:span><text:span text:style-name="Source_20_Text"><text:span text:style-name="T31">ine</text:span></text:span><text:span text:style-name="Source_20_Text"><text:span text:style-name="T30"> </text:span></text:span><text:span text:style-name="Source_20_Text">org.springframework.web.context.ContextLoaderListener</text:span><text:span text:style-name="Source_20_Text"><text:span text:style-name="T30">, and to specify the location of the configuration file to load bean definitions.</text:span></text:span></text:p>
      <text:p text:style-name="Code_20_Indent">&lt;context-param&gt;<text:line-break/> <text:s/>&lt;param-name&gt;<text:span text:style-name="T19">contextConfigLocation</text:span>&lt;/param-name&gt;<text:line-break/> <text:s/>&lt;param-value&gt;<text:span text:style-name="T19">/WEB-INF/applicationContext.xml</text:span>&lt;/param-value&gt;<text:line-break/>&lt;/context-param&gt;<text:line-break/><text:line-break/>&lt;listener&gt;<text:line-break/>&lt;listener-class&gt;<text:span text:style-name="T19">org.springframework.web.context.ContextLoaderListener</text:span>&lt;/listener-class&gt;<text:line-break/>&lt;/listener&gt;</text:p>
      <text:h text:style-name="P30" text:outline-level="3">Create Spring Configuration File</text:h>
      <text:p text:style-name="Text_20_body_20_indent"><text:span text:style-name="T99">Define bean definitions in </text:span><text:span text:style-name="Source_20_Text"><text:span text:style-name="T77">applicationContext.xml</text:span></text:span><text:span text:style-name="T99"> file, and put it into your </text:span><text:span text:style-name="Source_20_Text"><text:span text:style-name="T77">WEB-INF</text:span></text:span><text:span text:style-name="T99"> directory.</text:span></text:p>
      <text:p text:style-name="Code_20_Indent">&lt;?xml version="1.0" encoding="UTF-8"?&gt;<text:line-break/>&lt;!DOCTYPE beans PUBLIC "-//SPRING//DTD BEAN//EN" "http://www.springframework.org/dtd/spring-beans.dtd"&gt;<text:line-break/><text:line-break/>&lt;beans&gt;<text:line-break/><text:soft-page-break/> <text:s/>&lt;bean id="<text:span text:style-name="T19">DataSource</text:span>" class="test.DataSourceImpl"/&gt;<text:line-break/>&lt;/beans&gt;</text:p>
      <text:h text:style-name="Heading_20_3" text:outline-level="3">Creating <text:s/>Spring Bean Class</text:h>
      <text:p text:style-name="Text_20_body_20_indent"><text:span text:style-name="Source_20_Text"><text:span text:style-name="T119">For OOP programming, you have to define a DataSource interface:</text:span></text:span></text:p>
      <text:p text:style-name="Text_20_body_20_indent"><text:span text:style-name="Source_20_Text"><text:span text:style-name="T120">DataSource.java</text:span></text:span></text:p>
      <text:p text:style-name="Code_20_Indent"><text:span text:style-name="Source_20_Text"><text:span text:style-name="T119">package test;<text:line-break/><text:line-break/>public interface </text:span></text:span><text:span text:style-name="Source_20_Text"><text:span text:style-name="T29">DataSource</text:span></text:span><text:span text:style-name="Source_20_Text"><text:span text:style-name="T119"><text:line-break/>{<text:line-break/> <text:s/>java.util.List getElementsList();<text:line-break/>} </text:span></text:span></text:p>
      <text:p text:style-name="Text_20_body_20_indent"><text:span text:style-name="Source_20_Text"><text:span text:style-name="T81">and its implementation:</text:span></text:span></text:p>
      <text:p text:style-name="Text_20_body_20_indent"><text:span text:style-name="Source_20_Text"><text:span text:style-name="T84">DataSourceImpl.java</text:span></text:span></text:p>
      <text:p text:style-name="Code_20_Indent">package test;<text:line-break/><text:line-break/>import java.util.*;<text:line-break/><text:line-break/>public class <text:span text:style-name="T19">DataSourceImpl</text:span> implements <text:span text:style-name="T19">DataSource</text:span><text:line-break/>{<text:line-break/> <text:s/>public List getElementsList()<text:line-break/> <text:s/>{</text:p>
      <text:p text:style-name="Code_20_Indent"><text:tab/> <text:s text:c="2"/>List list = new ArrayList();<text:line-break/><text:tab/><text:tab/>list.add("Tom");<text:line-break/><text:tab/><text:tab/>list.add("Henri");<text:line-break/><text:tab/><text:tab/>list.add("Jim");<text:line-break/><text:tab/><text:tab/><text:line-break/><text:tab/><text:tab/>return list;<text:line-break/> <text:s/>}<text:line-break/>} </text:p>
      <text:h text:style-name="Heading_20_2" text:outline-level="2">Accessing Spring Bean in the ZUML page</text:h>
      <text:p text:style-name="Text_20_body_20_indent"><text:span text:style-name="T121">There are two ways to access Spring-Managed beans in your ZUML page. One is using </text:span><text:span text:style-name="Source_20_Text"><text:span text:style-name="T121">variable-resolver</text:span></text:span><text:span text:style-name="T121">, and the other is using </text:span><text:span text:style-name="Source_20_Text"><text:span text:style-name="T121">SpringUtil</text:span></text:span><text:span text:style-name="T121">. Which to use depends on your usage, in the ZUML page, we suggest you to use </text:span><text:span text:style-name="Source_20_Text"><text:span text:style-name="T121">variable-resolver</text:span></text:span><text:span text:style-name="T121">. </text:span></text:p>
      <text:h text:style-name="P106" text:outline-level="3"><text:span text:style-name="Source_20_Text">Using </text:span><text:span text:style-name="Source_20_Text"><text:span text:style-name="T39">variable-Resolver</text:span></text:span></text:h>
      <text:p text:style-name="Text_20_body_20_indent">Simply declare the <text:span text:style-name="Source_20_Text">variable-resolver</text:span> for <text:span text:style-name="Source_20_Text"><text:span text:style-name="T112">org.zkoss.zkplus.spring.DelegatingVariableResolver</text:span></text:span> on top of your ZUML page, then, in the rest of your page, you can access any Spring-Managed beans directly using its bean-id.</text:p>
      <text:p text:style-name="Code_20_Indent"><text:soft-page-break/><text:span text:style-name="T19">&lt;?variable-resolver class="org.zkoss.zkplus.spring.DelegatingVariableResolver"?&gt;</text:span><text:line-break/> <text:s/>&lt;window&gt;<text:line-break/> <text:s/>&lt;grid&gt;<text:line-break/> <text:s text:c="3"/>&lt;rows&gt;<text:line-break/> <text:s text:c="4"/>&lt;row forEach="${<text:span text:style-name="T19">DataSource.elementsList</text:span>}"&gt;<text:line-break/> <text:s text:c="6"/>&lt;label value="${each}"/&gt;<text:line-break/> <text:s text:c="4"/>&lt;/row&gt;<text:line-break/> <text:s text:c="3"/>&lt;/rows&gt;<text:line-break/> <text:s/>&lt;/grid&gt;<text:line-break/> &lt;/window&gt;<text:line-break/></text:p>
      <text:p text:style-name="Text_20_body_20_indent"><text:span text:style-name="Source_20_Text">variable-resolver </text:span>will look-up the bean named <text:span text:style-name="Source_20_Text"><text:span text:style-name="T44">DataSource</text:span></text:span> automatically for you, and returned a list to the <text:span text:style-name="Source_20_Text">forEach</text:span> loop.</text:p>
      <text:h text:style-name="Heading_20_3" text:outline-level="3">Using <text:span text:style-name="Source_20_Text"><text:span text:style-name="T39">SpringUtil</text:span></text:span></text:h>
      <text:p text:style-name="Text_20_body_20_indent"><text:span text:style-name="Source_20_Text">org.zkoss.zkplus.spring.SpringUtil</text:span> is a utility class which allows you to get Spring-managed beans with ease. </text:p>
      <text:p text:style-name="Code_20_Indent"><text:s/>&lt;window&gt;<text:line-break/> &lt;zscript&gt;<text:line-break/> import org.zkoss.zkplus.spring.SpringUtil;<text:line-break/> import test.*;<text:line-break/> <text:line-break/> DataScource dataSource = SpringUtil.getBean("<text:span text:style-name="T19">DataSource</text:span>");<text:line-break/> List list = dataSource.getElementsList();<text:line-break/> &lt;/zscript&gt;<text:line-break/> <text:line-break/> <text:s/>&lt;grid&gt;<text:line-break/> <text:s text:c="3"/>&lt;rows&gt;<text:line-break/> <text:s text:c="4"/>&lt;row forEach="${list}"&gt;<text:line-break/> <text:s text:c="6"/>&lt;label value="${each}"/&gt;<text:line-break/> <text:s text:c="4"/>&lt;/row&gt;<text:line-break/> <text:s text:c="3"/>&lt;/rows&gt;<text:line-break/> <text:s/>&lt;/grid&gt;<text:line-break/> &lt;/window&gt;</text:p>
      <text:p text:style-name="Text_20_body_20_indent">Where the <text:span text:style-name="Source_20_Text">forEach</text:span> loop is looping over the collection to print the <text:span text:style-name="Source_20_Text">${each}</text:span> attribute on each object in the collection.</text:p>
      <text:h text:style-name="Heading_20_2" text:outline-level="2">Spring Security</text:h>
      <text:p text:style-name="P35">Spring Security 2.0 is the next generation security system for the Spring Framework. It has added many new features since its predecessor Acegi Security System. </text:p>
      <text:h text:style-name="Heading_20_3" text:outline-level="3">Running a sample application</text:h>
      <text:list text:style-name="L76">
        <text:list-item>
          <text:p text:style-name="P118">Download the war file</text:p>
          <text:p text:style-name="P118"><text:soft-page-break/><text:a xlink:type="simple" xlink:href="http://downloads.sourceforge.net/zkforge/zkspringsec2.war">http://downloads.sourceforge.net/zkforge/zkspringsec2.war</text:a></text:p>
          <text:p text:style-name="P200">The tutorial sample is borrowed from Spring Security 2.0, and has been modified to work with ZK seamlessly.</text:p>
        </text:list-item>
        <text:list-item>
          <text:p text:style-name="P118">Deploy the war file</text:p>
        </text:list-item>
      </text:list>
      <text:list text:style-name="L77">
        <text:list-item>
          <text:p text:style-name="P119">Tomcat 5.5 and above.</text:p>
        </text:list-item>
      </text:list>
      <text:p text:style-name="Text_20_body_20_indent_20_3">Copy <text:span text:style-name="Source_20_Text">zkspringsec2.war</text:span> to the <text:span text:style-name="Source_20_Text">$Tomcat_Home/webapps/ </text:span>folder of Tomcat <text:tab/>server and restart Tomcat. <text:s/></text:p>
      <text:list text:style-name="L76" text:continue-numbering="true">
        <text:list-item>
          <text:p text:style-name="P118">Use your browser to visit:</text:p>
          <text:p text:style-name="P118"><text:a xlink:type="simple" xlink:href="http://localhost:8080/zkspringsec2/">http://localhost:8080/zkspringsec2/</text:a></text:p>
          <text:p text:style-name="P200">username/password <text:s/>is <text:s/>rod/koala <text:s/></text:p>
        </text:list-item>
      </text:list>
      <text:h text:style-name="Heading_20_3" text:outline-level="3">Prerequisites of using Spring Security</text:h>
      <text:p text:style-name="Text_20_body_20_indent"><text:span text:style-name="T72">To make Spring Security work with ZK properly, you have to copy the following jars to </text:span><text:span text:style-name="Source_20_Text"><text:span text:style-name="T77">/WEB-INF/lib</text:span></text:span><text:span text:style-name="Source_20_Text"><text:span text:style-name="T81">.</text:span></text:span></text:p>
      <text:list text:style-name="L78">
        <text:list-item>
          <text:p text:style-name="P142"><text:span text:style-name="Source_20_Text"><text:span text:style-name="T91">ZK Spring Integration Library jar file</text:span></text:span></text:p>
        </text:list-item>
      </text:list>
      <text:p text:style-name="Code_20_Indent_20_3"><text:span text:style-name="Source_20_Text"><text:span text:style-name="T100">zkspring.jar</text:span></text:span></text:p>
      <text:list text:style-name="L79">
        <text:list-item>
          <text:p text:style-name="P143">Spring Security library jar files</text:p>
        </text:list-item>
      </text:list>
      <text:p text:style-name="Code_20_Indent_20_3">aopalliance-1.0.jar</text:p>
      <text:p text:style-name="Code_20_Indent_20_3">aspectjrt-1.5.4.jar</text:p>
      <text:p text:style-name="Code_20_Indent_20_3">commons-codec-1.3.jar</text:p>
      <text:p text:style-name="Code_20_Indent_20_3">commons-collections-3.2.jar</text:p>
      <text:p text:style-name="Code_20_Indent_20_3">commons-lang.jar</text:p>
      <text:p text:style-name="Code_20_Indent_20_3">commons-logging-1.1.1.jar</text:p>
      <text:p text:style-name="Code_20_Indent_20_3">jstl-1.1.2.jar</text:p>
      <text:p text:style-name="Code_20_Indent_20_3">log4j-1.2.14.jar</text:p>
      <text:p text:style-name="Code_20_Indent_20_3">spring-security-acl-2.0.3.jar</text:p>
      <text:p text:style-name="Code_20_Indent_20_3">spring-security-core-2.0.3.jar</text:p>
      <text:p text:style-name="Code_20_Indent_20_3">spring-security-core-tiger-2.0.3.jar</text:p>
      <text:p text:style-name="Code_20_Indent_20_3">spring-security-taglibs-2.0.3.jar</text:p>
      <text:p text:style-name="Code_20_Indent_20_3">spring.jar</text:p>
      <text:p text:style-name="Code_20_Indent_20_3"><text:span text:style-name="Source_20_Text"><text:span text:style-name="T62">standard-1.1.2.jar</text:span></text:span></text:p>
      <text:h text:style-name="Heading_20_3" text:outline-level="3">Configure the <text:span text:style-name="T39">/WEB-INF/web.xml</text:span> file</text:h>
      <text:p text:style-name="Text_20_body_20_indent">To make Tomcat work with Spring Security properly, you shall specify the location of spring-security configuration<text:span text:style-name="T2"> file, and define listener of spring, and filter of spring-security as follows: </text:span></text:p>
      <text:p text:style-name="Code_20_Indent"><text:s/>&lt;!--</text:p>
      <text:p text:style-name="Code_20_Indent"><text:s text:c="6"/>- Location of the XML file that defines the root application context</text:p>
      <text:p text:style-name="Code_20_Indent"><text:soft-page-break/><text:s text:c="6"/>- Applied by ContextLoaderListener.</text:p>
      <text:p text:style-name="Code_20_Indent"><text:s text:c="6"/>--&gt;</text:p>
      <text:p text:style-name="P51"><text:s text:c="4"/>&lt;context-param&gt;</text:p>
      <text:p text:style-name="P51"><text:s text:c="8"/>&lt;param-name&gt;contextConfigLocation&lt;/param-name&gt;</text:p>
      <text:p text:style-name="P51"><text:s text:c="8"/>&lt;param-value&gt;</text:p>
      <text:p text:style-name="P51"><text:s text:c="12"/>...</text:p>
      <text:p text:style-name="P51"><text:s text:c="12"/>/WEB-INF/applicationContext-security.xml</text:p>
      <text:p text:style-name="P51"><text:s text:c="8"/>&lt;/param-value&gt;</text:p>
      <text:p text:style-name="P51"><text:s text:c="4"/>&lt;/context-param&gt;</text:p>
      <text:p text:style-name="Code_20_Indent"/>
      <text:p text:style-name="Code_20_Indent"><text:s text:c="4"/>&lt;!--</text:p>
      <text:p text:style-name="Code_20_Indent"><text:s text:c="6"/>- Loads the root application context of this web app at startup.</text:p>
      <text:p text:style-name="Code_20_Indent"><text:s text:c="6"/>- The application context is then available via</text:p>
      <text:p text:style-name="Code_20_Indent"><text:s text:c="6"/>- WebApplicationContextUtils.getWebApplicationContext(servletContext).</text:p>
      <text:p text:style-name="Code_20_Indent"><text:s text:c="6"/>--&gt;</text:p>
      <text:p text:style-name="Code_20_Indent"><text:s text:c="3"/><text:span text:style-name="T19"><text:s/>&lt;listener&gt;</text:span></text:p>
      <text:p text:style-name="P51"><text:s text:c="8"/>&lt;listener-class&gt;org.springframework.web.context.ContextLoaderListener&lt;/listener-class&gt;</text:p>
      <text:p text:style-name="P51"><text:s text:c="4"/>&lt;/listener&gt; <text:s text:c="3"/></text:p>
      <text:p text:style-name="Code_20_Indent">&lt;!--</text:p>
      <text:p text:style-name="Code_20_Indent"><text:s text:c="6"/>- Spring Security Filter Chains</text:p>
      <text:p text:style-name="Code_20_Indent"><text:s text:c="6"/>--&gt;</text:p>
      <text:p text:style-name="P51">&lt;filter&gt;</text:p>
      <text:p text:style-name="P51">&lt;filter-name&gt;springSecurityFilterChain&lt;/filter-name&gt;</text:p>
      <text:p text:style-name="P51">&lt;filter-class&gt;org.springframework.web.filter.DelegatingFilterProxy&lt;/filter-class&gt;</text:p>
      <text:p text:style-name="P51">&lt;/filter&gt;</text:p>
      <text:h text:style-name="Heading_20_3" text:outline-level="3"><text:span text:style-name="Source_20_Text"><text:span text:style-name="T63">Create </text:span></text:span><text:span text:style-name="Source_20_Text"><text:span text:style-name="T38">/WEB-INF/applicationContext-security.xml</text:span></text:span></text:h>
      <text:p text:style-name="Text_20_body_20_indent"><text:span text:style-name="Source_20_Text"><text:span text:style-name="T63">Create </text:span></text:span><text:span text:style-name="Source_20_Text"><text:span text:style-name="T2">application-security.xml</text:span></text:span><text:span text:style-name="Source_20_Text"><text:span text:style-name="T63"> file under $myApp</text:span></text:span><text:span text:style-name="Source_20_Text"><text:span text:style-name="T2">/WEB-INF/</text:span></text:span><text:span text:style-name="Source_20_Text"><text:span text:style-name="T63">. This file include required dentitions of spring-security. </text:span></text:span></text:p>
      <text:p text:style-name="Code_20_Indent"><text:span text:style-name="Source_20_Text"><text:span text:style-name="T17">&lt;!--</text:span></text:span></text:p>
      <text:p text:style-name="Code_20_Indent"><text:span text:style-name="Source_20_Text"><text:span text:style-name="T17"><text:s text:c="2"/>- Spring namespace-based configuration</text:span></text:span></text:p>
      <text:p text:style-name="Code_20_Indent"><text:span text:style-name="Source_20_Text"><text:span text:style-name="T17"><text:s text:c="2"/>--&gt;</text:span></text:span></text:p>
      <text:p text:style-name="Code_20_Indent"><text:span text:style-name="Source_20_Text"><text:span text:style-name="T17">&lt;beans:beans xmlns="http://www.springframework.org/schema/security"</text:span></text:span></text:p>
      <text:p text:style-name="Code_20_Indent"><text:span text:style-name="Source_20_Text"><text:span text:style-name="T17"><text:s text:c="4"/>xmlns:beans="http://www.springframework.org/schema/beans"</text:span></text:span></text:p>
      <text:p text:style-name="Code_20_Indent"><text:span text:style-name="Source_20_Text"><text:span text:style-name="T17"><text:s text:c="4"/>xmlns:xsi="http://www.w3.org/2001/XMLSchema-instance"</text:span></text:span></text:p>
      <text:p text:style-name="Code_20_Indent"><text:span text:style-name="Source_20_Text"><text:span text:style-name="T17"><text:s text:c="4"/>xsi:schemaLocation="http://www.springframework.org/schema/beans </text:span></text:span></text:p>
      <text:p text:style-name="Code_20_Indent"><text:span text:style-name="Source_20_Text"><text:span text:style-name="T17"><text:s text:c="8"/>http://www.springframework.org/schema/beans/spring-beans-2.0.xsd</text:span></text:span></text:p>
      <text:p text:style-name="Code_20_Indent"><text:span text:style-name="Source_20_Text"><text:span text:style-name="T17"><text:s text:c="8"/>http://www.springframework.org/schema/security </text:span></text:span></text:p>
      <text:p text:style-name="Code_20_Indent"><text:span text:style-name="Source_20_Text"><text:span text:style-name="T17"><text:s text:c="8"/>http://www.springframework.org/schema/security/spring-security-2.0.1.xsd"&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Enable the @Secured annotation to secure service layer methods</text:span></text:span></text:p>
      <text:p text:style-name="Code_20_Indent"><text:span text:style-name="Source_20_Text"><text:span text:style-name="T17"><text:s text:c="6"/>--&gt;</text:span></text:span></text:p>
      <text:p text:style-name="Code_20_Indent"><text:span text:style-name="Source_20_Text"><text:span text:style-name="T17"><text:s text:c="4"/>&lt;global-method-security secured-annotations="enabled"&gt;</text:span></text:span></text:p>
      <text:p text:style-name="Code_20_Indent"><text:span text:style-name="Source_20_Text"><text:span text:style-name="T17"><text:s text:c="4"/>&lt;/global-method-security&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Secure the page per the URL pattern</text:span></text:span></text:p>
      <text:p text:style-name="Code_20_Indent"><text:soft-page-break/><text:span text:style-name="Source_20_Text"><text:span text:style-name="T17"><text:s text:c="6"/>--&gt;</text:span></text:span></text:p>
      <text:p text:style-name="Code_20_Indent"><text:span text:style-name="Source_20_Text"><text:span text:style-name="T17"><text:s text:c="4"/>&lt;http auto-config="true"&gt;</text:span></text:span></text:p>
      <text:p text:style-name="Code_20_Indent"><text:span text:style-name="Source_20_Text"><text:span text:style-name="T17"><text:s text:c="8"/>&lt;intercept-url pattern="/secure/extreme/**" access="ROLE_SUPERVISOR"/&gt;</text:span></text:span></text:p>
      <text:p text:style-name="Code_20_Indent"><text:span text:style-name="Source_20_Text"><text:span text:style-name="T17"><text:s text:c="8"/>&lt;intercept-url pattern="/secure/**" access="IS_AUTHENTICATED_REMEMBERED" /&gt;</text:span></text:span></text:p>
      <text:p text:style-name="Code_20_Indent"><text:span text:style-name="Source_20_Text"><text:span text:style-name="T17"><text:s text:c="8"/>&lt;intercept-url pattern="/**" access="IS_AUTHENTICATED_ANONYMOUSLY" /&gt;</text:span></text:span></text:p>
      <text:p text:style-name="Code_20_Indent"><text:span text:style-name="Source_20_Text"><text:span text:style-name="T17"/></text:span></text:p>
      <text:p text:style-name="Code_20_Indent"><text:span text:style-name="Source_20_Text"><text:span text:style-name="T17"><text:s text:c="8"/>&lt;!-- use own login page rather than the default one --&gt;</text:span></text:span></text:p>
      <text:p text:style-name="Code_20_Indent"><text:span text:style-name="Source_20_Text"><text:span text:style-name="T17"><text:s text:c="8"/>&lt;form-login login-page="/login.zul"/&gt;</text:span></text:span></text:p>
      <text:p text:style-name="Code_20_Indent"><text:span text:style-name="Source_20_Text"><text:span text:style-name="T17"><text:s text:c="4"/>&lt;/http&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4"/>Usernames/Passwords are</text:span></text:span></text:p>
      <text:p text:style-name="Code_20_Indent"><text:span text:style-name="Source_20_Text"><text:span text:style-name="T17"><text:s text:c="8"/>rod/koala</text:span></text:span></text:p>
      <text:p text:style-name="Code_20_Indent"><text:span text:style-name="Source_20_Text"><text:span text:style-name="T17"><text:s text:c="8"/>dianne/emu</text:span></text:span></text:p>
      <text:p text:style-name="Code_20_Indent"><text:span text:style-name="Source_20_Text"><text:span text:style-name="T17"><text:s text:c="8"/>scott/wombat</text:span></text:span></text:p>
      <text:p text:style-name="Code_20_Indent"><text:span text:style-name="Source_20_Text"><text:span text:style-name="T17"><text:s text:c="8"/>peter/opal</text:span></text:span></text:p>
      <text:p text:style-name="Code_20_Indent"><text:span text:style-name="Source_20_Text"><text:span text:style-name="T17"><text:s text:c="6"/>--&gt;</text:span></text:span></text:p>
      <text:p text:style-name="Code_20_Indent"><text:span text:style-name="Source_20_Text"><text:span text:style-name="T17"><text:s text:c="4"/>&lt;authentication-provider&gt;</text:span></text:span></text:p>
      <text:p text:style-name="Code_20_Indent"><text:span text:style-name="Source_20_Text"><text:span text:style-name="T17"><text:s text:c="8"/>&lt;password-encoder hash="md5"/&gt;</text:span></text:span></text:p>
      <text:p text:style-name="Code_20_Indent"><text:span text:style-name="Source_20_Text"><text:span text:style-name="T17"><text:s text:c="8"/>&lt;user-service&gt;</text:span></text:span></text:p>
      <text:p text:style-name="Code_20_Indent"><text:span text:style-name="Source_20_Text"><text:span text:style-name="T17"><text:s text:c="12"/>&lt;user name="rod" password="a564de63c2d0da68cf47586ee05984d7" authorities="ROLE_SUPERVISOR, ROLE_USER, ROLE_TELLER" /&gt;</text:span></text:span></text:p>
      <text:p text:style-name="Code_20_Indent"><text:span text:style-name="Source_20_Text"><text:span text:style-name="T17"><text:s text:c="12"/>&lt;user name="dianne" password="65d15fe9156f9c4bbffd98085992a44e" authorities="ROLE_USER,ROLE_TELLER" /&gt;</text:span></text:span></text:p>
      <text:p text:style-name="Code_20_Indent"><text:span text:style-name="Source_20_Text"><text:span text:style-name="T17"><text:s text:c="12"/>&lt;user name="scott" password="2b58af6dddbd072ed27ffc86725d7d3a" authorities="ROLE_USER" /&gt;</text:span></text:span></text:p>
      <text:p text:style-name="Code_20_Indent"><text:span text:style-name="Source_20_Text"><text:span text:style-name="T17"><text:s text:c="12"/>&lt;user name="peter" password="22b5c9accc6e1ba628cedc63a72d57f8" authorities="ROLE_USER" /&gt;</text:span></text:span></text:p>
      <text:p text:style-name="Code_20_Indent"><text:span text:style-name="Source_20_Text"><text:span text:style-name="T17"><text:s text:c="8"/>&lt;/user-service&gt;</text:span></text:span></text:p>
      <text:p text:style-name="Code_20_Indent"><text:span text:style-name="Source_20_Text"><text:span text:style-name="T17"><text:s text:c="4"/>&lt;/authentication-provider&gt;</text:span></text:span></text:p>
      <text:p text:style-name="Code_20_Indent"><text:span text:style-name="Source_20_Text"><text:span text:style-name="T17">&lt;/beans:beans&gt;</text:span></text:span></text:p>
      <text:h text:style-name="Heading_20_3" text:outline-level="3"><text:span text:style-name="Source_20_Text"><text:span text:style-name="T64">Def</text:span></text:span><text:span text:style-name="Source_20_Text"><text:span text:style-name="T63">ine which service to be secured</text:span></text:span></text:h>
      <text:p text:style-name="Text_20_body_20_indent"><text:span text:style-name="Source_20_Text"><text:span text:style-name="T63">Use Spring Security annotation </text:span></text:span><text:span text:style-name="Source_20_Text"><text:span text:style-name="T2">@Secured</text:span></text:span><text:span text:style-name="Source_20_Text"><text:span text:style-name="T63"> to protect the calling of a business service as follows: </text:span></text:span></text:p>
      <text:p text:style-name="Code_20_Indent"><text:span text:style-name="Source_20_Text"><text:span text:style-name="T18">public interface BankService {<text:line-break/><text:tab/><text:line-break/><text:tab/></text:span></text:span><text:span text:style-name="Source_20_Text"><text:span text:style-name="T25">@Secured("IS_AUTHENTICATED_ANONYMOUSLY")</text:span></text:span><text:span text:style-name="Source_20_Text"><text:span text:style-name="T18"><text:line-break/><text:tab/>public Account readAccount(Long id);<text:line-break/><text:tab/><text:tab/><text:line-break/><text:tab/></text:span></text:span><text:span text:style-name="Source_20_Text"><text:span text:style-name="T25">@Secured("IS_AUTHENTICATED_ANONYMOUSLY")</text:span></text:span><text:span text:style-name="Source_20_Text"><text:span text:style-name="T18"><text:line-break/><text:tab/>public Account[] findAccounts();<text:line-break/><text:tab/><text:line-break/><text:tab/></text:span></text:span><text:span text:style-name="Source_20_Text"><text:span text:style-name="T25">@Secured("ROLE_TELLER")</text:span></text:span><text:span text:style-name="Source_20_Text"><text:span text:style-name="T18"><text:line-break/><text:tab/>public Account post(Account account, double amount);<text:line-break/>}</text:span></text:span></text:p>
      <text:h text:style-name="Heading_20_3" text:outline-level="3"><text:span text:style-name="Source_20_Text"><text:span text:style-name="T64">Def</text:span></text:span><text:span text:style-name="Source_20_Text"><text:span text:style-name="T63">ine which ZK event to be secured</text:span></text:span></text:h>
      <text:p text:style-name="Text_20_body_20_indent"><text:span text:style-name="Source_20_Text">In /WEB-INF/applicationContext-security.xml, define required configurations of the namespace of zk, and specify which ZK event to secure as follows,</text:span></text:p>
      <text:p text:style-name="Code_20_Indent"><text:soft-page-break/>&lt;!--</text:p>
      <text:p text:style-name="Code_20_Indent"><text:s text:c="2"/>- Spring namespace-based configuration</text:p>
      <text:p text:style-name="Code_20_Indent"><text:s text:c="2"/>--&gt;</text:p>
      <text:p text:style-name="Code_20_Indent">&lt;beans:beans xmlns="http://www.springframework.org/schema/security"</text:p>
      <text:p text:style-name="Code_20_Indent"><text:s text:c="4"/><text:span text:style-name="T19">xmlns:zksp="http://www.zkoss.org/2008/zkspring"</text:span></text:p>
      <text:p text:style-name="Code_20_Indent"><text:s text:c="4"/>xmlns:beans="http://www.springframework.org/schema/beans"</text:p>
      <text:p text:style-name="Code_20_Indent"><text:s text:c="4"/>xmlns:xsi="http://www.w3.org/2001/XMLSchema-instance"</text:p>
      <text:p text:style-name="Code_20_Indent"><text:s text:c="4"/>xsi:schemaLocation="http://www.springframework.org/schema/beans </text:p>
      <text:p text:style-name="Code_20_Indent"><text:s text:c="8"/>http://www.springframework.org/schema/beans/spring-beans-2.0.xsd</text:p>
      <text:p text:style-name="Code_20_Indent"><text:s text:c="8"/>http://www.springframework.org/schema/security </text:p>
      <text:p text:style-name="Code_20_Indent"><text:s text:c="8"/>http://www.springframework.org/schema/security/spring-security-2.0.1.xsd</text:p>
      <text:p text:style-name="Code_20_Indent"><text:s text:c="8"/><text:span text:style-name="T19">http://www.zkoss.org/2008/zkspring</text:span></text:p>
      <text:p text:style-name="Code_20_Indent"><text:span text:style-name="T19"><text:s text:c="8"/>http://www.zkoss.org/2008/zkspring/zkspring.xsd</text:span>"&gt;</text:p>
      <text:p text:style-name="Code_20_Indent"><text:tab/><text:tab/></text:p>
      <text:p text:style-name="Code_20_Indent"><text:s text:c="4"/>&lt;http ...&gt;</text:p>
      <text:p text:style-name="Code_20_Indent"><text:s text:c="8"/>...</text:p>
      <text:p text:style-name="Code_20_Indent"><text:s text:c="4"/>&lt;/http&gt;</text:p>
      <text:p text:style-name="Code_20_Indent"><text:s text:c="4"/>... <text:s text:c="5"/></text:p>
      <text:p text:style-name="Code_20_Indent"/>
      <text:p text:style-name="Code_20_Indent">&lt;!--</text:p>
      <text:p text:style-name="Code_20_Indent">- Secure the ZK event processing per the event name and ZK component path pattern</text:p>
      <text:p text:style-name="Code_20_Indent">--&gt;</text:p>
      <text:p text:style-name="P52">&lt;zksp:zk-event login-template-close-delay="5"&gt;</text:p>
      <text:p text:style-name="P52">&lt;zksp:intercept-event event="onClick" path="//**/btn_*" access="ROLE_TELLER"/&gt;</text:p>
      <text:p text:style-name="P52">&lt;zksp:intercept-event path="/**" access="IS_AUTHENTICATED_ANONYMOUSLY"/&gt;</text:p>
      <text:p text:style-name="P52">&lt;/zksp:zk-event&gt;</text:p>
      <text:p text:style-name="Code_20_Indent"><text:s text:c="4"/></text:p>
      <text:p text:style-name="Code_20_Indent">&lt;/beans:beans&gt;</text:p>
      <text:list text:style-name="L80">
        <text:list-item>
          <text:p text:style-name="P144"><text:span text:style-name="T3">xmlns:zksp="http://www.zkoss.org/2008/zkspring</text:span> tells the Spring Security engine that we will use the ZK Spring namespace configuration and define the name space to zksp.</text:p>
        </text:list-item>
        <text:list-item>
          <text:p text:style-name="P144"><text:span text:style-name="T3">http://www.zkoss.org/2008/zkspring</text:span> <text:span text:style-name="T3">http://www.zkoss.org/2008/zkspring/zkspring.xsd</text:span> tells the Spring Security engine where to find such ZK Spring namespace configuration schema.</text:p>
        </text:list-item>
        <text:list-item>
          <text:p text:style-name="P144"><text:span text:style-name="T3">&lt;zksp:zk-event&gt;</text:span> tells the Spring Security engine we want to secure ZK event processing. This will configure the necessary listeners , filters, and Spring beans automatically. In this example, login-template-close-delay="5" tells ZK to CLOSE the login window automatically in five(5) seconds if login successfully; zero(0) means close the login window immediately; and a negative value means wait for users operation.</text:p>
        </text:list-item>
        <text:list-item>
          <text:p text:style-name="P144"><text:span text:style-name="T3">&lt;zksp:intercept-event event="onClick" path="//**/btn_*" access="ROLE_TELLER"/&gt;</text:span> tells the Spring Security engine which ZK event and components we want to secure. In this example, it says that any onClick event that is fired to the ZK components whose id starts with btn_ will be checked againt the ROLE_TELLER authority.</text:p>
        </text:list-item>
        <text:list-item>
          <text:p text:style-name="P144"><text:soft-page-break/><text:span text:style-name="T3">&lt;zksp:intercept-event path="/**" access="IS_AUTHENTICATED_ANONYMOUSLY"/&gt;</text:span> tells that all anonymous users can access to all events and all components.</text:p>
        </text:list-item>
      </text:list>
      <text:h text:style-name="Heading_20_3" text:outline-level="3">The ZUML Page</text:h>
      <text:p text:style-name="Text_20_body_20_indent">In the following example, ZK pro<text:span text:style-name="T2">mpts</text:span> end user to login when he/she attempts<text:span text:style-name="T2"> to change the balance of account since the </text:span><text:span text:style-name="Source_20_Text"><text:span text:style-name="T2">onClick</text:span></text:span><text:span text:style-name="T2"> event of </text:span><text:span text:style-name="Source_20_Text"><text:span text:style-name="T2">Button</text:span></text:span><text:span text:style-name="T2"> component has been secured by Spring-Security. </text:span></text:p>
      <text:p text:style-name="P51">&lt;?variable-resolver class="org.zkoss.spring.DelegatingVariableResolver"?&gt;</text:p>
      <text:p text:style-name="Code_20_Indent">&lt;zk&gt;</text:p>
      <text:p text:style-name="Code_20_Indent">&lt;window title="Accouts" border="normal" width="500px"&gt;</text:p>
      <text:p text:style-name="Code_20_Indent"><text:s text:c="4"/>&lt;zscript&gt;&lt;![CDATA[</text:p>
      <text:p text:style-name="Code_20_Indent"><text:s text:c="7"/>void adjBalance(Button btn) {</text:p>
      <text:p text:style-name="Code_20_Indent"><text:s text:c="11"/>double bal = new Double((String)btn.getAttribute("bal")).doubleValue();</text:p>
      <text:p text:style-name="Code_20_Indent"><text:s text:c="11"/>//get the account object</text:p>
      <text:p text:style-name="Code_20_Indent"><text:s text:c="11"/>bigbank.Account a = bankService.readAccount(btn.getAttribute("aid"));</text:p>
      <text:p text:style-name="Code_20_Indent"><text:s text:c="11"/>//change the account balance</text:p>
      <text:p text:style-name="Code_20_Indent"><text:s text:c="11"/><text:span text:style-name="T19">bankService.post(a, bal);</text:span></text:p>
      <text:p text:style-name="Code_20_Indent"><text:s text:c="11"/>//update the account balance on the browser</text:p>
      <text:p text:style-name="Code_20_Indent"><text:s text:c="11"/>btn.getFellow("bal_"+a.getId()).setValue(""+a.getBalance());</text:p>
      <text:p text:style-name="Code_20_Indent"><text:s text:c="7"/>}</text:p>
      <text:p text:style-name="Code_20_Indent"><text:s text:c="4"/>]]&gt;</text:p>
      <text:p text:style-name="Code_20_Indent"><text:s text:c="4"/>&lt;/zscript&gt;</text:p>
      <text:p text:style-name="Code_20_Indent"><text:s text:c="4"/>&lt;grid&gt;</text:p>
      <text:p text:style-name="Code_20_Indent"><text:s text:c="8"/>&lt;rows&gt;</text:p>
      <text:p text:style-name="Code_20_Indent"><text:s text:c="12"/>&lt;row forEach="${accounts}"&gt;</text:p>
      <text:p text:style-name="Code_20_Indent"><text:s text:c="16"/>&lt;label value="${each.id}"/&gt;</text:p>
      <text:p text:style-name="Code_20_Indent"><text:s text:c="16"/>&lt;label value="${each.holder}"/&gt;</text:p>
      <text:p text:style-name="Code_20_Indent"><text:s text:c="16"/>&lt;label id="bal_${each.id}" value="${each.balance}"/&gt;</text:p>
      <text:p text:style-name="Code_20_Indent"><text:s text:c="16"/>&lt;button <text:span text:style-name="T19">id="btn_m20_${each.id}"</text:span> label="-$20" <text:span text:style-name="T19">onClick="adjBalance(self)"</text:span>&gt;</text:p>
      <text:p text:style-name="Code_20_Indent"><text:s text:c="20"/>&lt;custom-attributes aid="${each.id}" bal="-20"/&gt;</text:p>
      <text:p text:style-name="Code_20_Indent"><text:s text:c="16"/>&lt;/button&gt; </text:p>
      <text:p text:style-name="Code_20_Indent"><text:s text:c="16"/>&lt;button <text:span text:style-name="T19">id="btn_m5_${each.id}"</text:span> label="-$5" <text:span text:style-name="T19">onClick="adjBalance(self)"</text:span>&gt; </text:p>
      <text:p text:style-name="Code_20_Indent"><text:s text:c="20"/>&lt;custom-attributes aid="${each.id}" bal="-5"/&gt;</text:p>
      <text:p text:style-name="Code_20_Indent"><text:s text:c="16"/>&lt;/button&gt; </text:p>
      <text:p text:style-name="Code_20_Indent"><text:s text:c="16"/>...................</text:p>
      <text:p text:style-name="Code_20_Indent"><text:s text:c="12"/>&lt;/row&gt;</text:p>
      <text:p text:style-name="Code_20_Indent"><text:s text:c="8"/>&lt;/rows&gt;</text:p>
      <text:p text:style-name="Code_20_Indent"><text:s text:c="4"/>&lt;/grid&gt;</text:p>
      <text:p text:style-name="Code_20_Indent">&lt;/window&gt;</text:p>
      <text:p text:style-name="Code_20_Indent">&lt;button label="Home" href="/index.zul"/&gt;</text:p>
      <text:p text:style-name="Code_20_Indent">&lt;button label="Logout" href="/j_spring_security_logout"/&gt;</text:p>
      <text:p text:style-name="Code_20_Indent">&lt;/zk&gt;</text:p>
      <text:p text:style-name="P6"/>
      <text:p text:style-name="Text_20_body_20_indent"/>
      <text:h text:style-name="P105" text:outline-level="1">18.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28"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ext:soft-page-break/>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81">
        <text:list-item>
          <text:p text:style-name="P12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34">The request attribute (<text:span text:style-name="T6">RenderRequest</text:span>'s <text:span text:style-name="T6">getAttribute</text:span>) called <text:span text:style-name="T6">zk_page</text:span>. If found, it is the path of the ZUML page.</text:p>
        </text:list-item>
        <text:list-item>
          <text:p text:style-name="P12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2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34">The request attribute (<text:span text:style-name="T6">RenderRequest</text:span>'s <text:span text:style-name="T6">getAttribute</text:span>) called <text:span text:style-name="T6">zk_richlet</text:span>. If found, it is the path of the richlet.</text:p>
        </text:list-item>
        <text:list-item>
          <text:p text:style-name="P13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3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soft-page-break/><text:tab/>&lt;/vbox&gt;</text:p>
      <text:p text:style-name="Code_20_Indent"/>
      <text:p text:style-name="Code_20_Indent"><text:tab/>&lt;molds uri="~./pxp/html/molds.xml"/&gt;</text:p>
      <text:p text:style-name="Code_20_Indent">&lt;/layout&gt;</text:p>
      <text:p text:style-name="P31"><draw:frame draw:style-name="fr3" draw:name="graphics38" text:anchor-type="paragraph" svg:width="13.885cm" svg:height="2.434cm" draw:z-index="34"><draw:image xlink:href="../images/1000000000000290000000735EEBE1FC.png" xlink:type="simple" xlink:show="embed" xlink:actuate="onLoad"/></draw:frame></text:p>
      <text:h text:style-name="Heading_20_1" text:outline-level="1">19.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6"><text:tab/><text:span text:style-name="T6">Log.setHierarchy(true);</text:span></text:p>
      <text:p text:style-name="P36"><text:span text:style-name="T3">Note</text:span>: The hierarchy support is enabled automatically, if you configure the log level with <text:span text:style-name="T6">WEB-INF/zk.xml</text:span> as described in the following section.</text:p>
      <text:h text:style-name="P29"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9">org.zkoss</text:span>&lt;/log-base&gt;</text:p>
      <text:p text:style-name="Code_20_Indent"><text:soft-page-break/><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19">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5">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5">ERROR</text:p>
          </table:table-cell>
          <table:table-cell table:style-name="Table35.B2" office:value-type="string">
            <text:p text:style-name="P59">Indicates providing error messages.</text:p>
          </table:table-cell>
        </table:table-row>
        <table:table-row>
          <table:table-cell table:style-name="Table35.A2" office:value-type="string">
            <text:p text:style-name="P75">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5">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5">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5">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5">INHERIT</text:p>
          </table:table-cell>
          <table:table-cell table:style-name="Table35.B2" office:value-type="string">
            <text:p text:style-name="Table_20_Contents">Ind<text:span text:style-name="T2">icates to clear any level being set to the specified package or </text:span><text:span text:style-name="T2">class. In other words, the log level will be the same as its parent node.</text:span></text:p>
          </table:table-cell>
        </table:table-row>
      </table:table>
      <text:h text:style-name="Heading_20_3" text:outline-level="3"><text:soft-page-break/>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5">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5">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19">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51"><text:tab/><text:tab/>&lt;init-param&gt;</text:p>
      <text:p text:style-name="P51"><text:tab/><text:tab/><text:tab/>&lt;param-name&gt;log-level&lt;/param-name&gt;</text:p>
      <text:p text:style-name="P51"><text:tab/><text:tab/><text:tab/>&lt;param-value&gt;OFF&lt;/param-value&gt;</text:p>
      <text:p text:style-name="P51"><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ext:soft-page-break/>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6">Though standard components of ZK use DSP as a template technology, they are handled directly by ZK loader.</text:p>
      <text:p text:style-name="P33"><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46</text:page-number> of <text:page-count>29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ZK: The User Guide</dc:title>
    <dc:subject>The ZK User Guide</dc:subject>
    <meta:initial-creator>Tom Yeh</meta:initial-creator>
    <meta:creation-date>2005-11-01T08:57:53</meta:creation-date>
    <dc:creator>Jumper Chen</dc:creator>
    <dc:date>2008-12-15T14:34:19</dc:date>
    <meta:printed-by>Henri Chen</meta:printed-by>
    <meta:print-date>2006-08-04T11:03:45</meta:print-date>
    <meta:keyword>ZK ZUL ZHTML</meta:keyword>
    <dc:language>en-US</dc:language>
    <meta:editing-cycles>5082</meta:editing-cycles>
    <meta:editing-duration>P20DT0H2M20S</meta:editing-duration>
    <meta:user-defined meta:name="Info 1"/>
    <meta:user-defined meta:name="Info 2"/>
    <meta:user-defined meta:name="Info 3"/>
    <meta:user-defined meta:name="Info 4"/>
    <meta:document-statistic meta:table-count="38" meta:image-count="110" meta:object-count="0" meta:page-count="293" meta:paragraph-count="7925" meta:word-count="68815" meta:character-count="452120"/>
  </office:meta>
</office:document-meta>
</file>